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23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123"/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2"/>
    <style:style style:name="ce15" style:family="table-cell" style:parent-style-name="Default" style:data-style-name="N60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60">
      <style:text-properties fo:font-weight="normal" style:font-weight-asian="normal" style:font-weight-complex="normal"/>
    </style:style>
    <style:style style:name="ce49" style:family="table-cell" style:parent-style-name="Default" style:data-style-name="N1"/>
    <style:style style:name="ce50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EC17" table:style-name="ta1">
        <table:shapes>
          <draw:frame draw:z-index="0" draw:style-name="gr1" draw:text-style-name="P1" svg:width="453.51pt" svg:height="255.09pt" svg:x="148.79pt" svg:y="2550.78pt">
            <draw:object draw:notify-on-update-of-ranges="CEC17.B197:CEC17.M197 CEC17.A198:CEC17.A198 CEC17.B198:CEC17.M1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5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24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24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24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24"/>
          <table:table-cell table:style-name="ce11"/>
          <table:table-cell/>
          <table:table-cell table:style-name="ce14" office:value-type="string" calcext:value-type="string" table:number-columns-spanned="6" table:number-rows-spanned="1">
            <text:p>EBO 1th</text:p>
          </table:table-cell>
          <table:covered-table-cell table:number-columns-repeated="5"/>
          <table:table-cell table:style-name="ce14" table:number-columns-repeated="2"/>
          <table:table-cell table:style-name="ce14" office:value-type="string" calcext:value-type="string" table:number-columns-spanned="7" table:number-rows-spanned="1">
            <text:p>JSO 2th</text:p>
          </table:table-cell>
          <table:covered-table-cell table:number-columns-repeated="6"/>
          <table:table-cell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12"/>
          <table:table-cell table:number-columns-repeated="34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12"/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 office:value-type="float" office:value="1" calcext:value-type="float">
            <text:p>1.00</text:p>
          </table:table-cell>
          <table:table-cell table:style-name="ce3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 office:value-type="float" office:value="1" calcext:value-type="float">
            <text:p>1.00</text:p>
          </table:table-cell>
          <table:table-cell table:style-name="ce32" office:value-type="float" office:value="0" calcext:value-type="float">
            <text:p>0.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 office:value-type="float" office:value="1" calcext:value-type="float">
            <text:p>1.00</text:p>
          </table:table-cell>
          <table:table-cell table:style-name="ce32" office:value-type="float" office:value="0" calcext:value-type="float">
            <text:p>0.0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 office:value-type="float" office:value="1" calcext:value-type="float">
            <text:p>1.00</text:p>
          </table:table-cell>
          <table:table-cell table:style-name="ce32" office:value-type="float" office:value="0" calcext:value-type="float">
            <text:p>0.0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1.98992" calcext:value-type="float">
            <text:p>1.99</text:p>
          </table:table-cell>
          <table:table-cell table:style-name="ce32" office:value-type="float" office:value="0.994959" calcext:value-type="float">
            <text:p>0.99</text:p>
          </table:table-cell>
          <table:table-cell table:style-name="ce32" office:value-type="float" office:value="0.975450470588236" calcext:value-type="float">
            <text:p>0.98</text:p>
          </table:table-cell>
          <table:table-cell table:style-name="ce32" office:value-type="float" office:value="1.24270505803063" calcext:value-type="float">
            <text:p>1.24</text:p>
          </table:table-cell>
          <table:table-cell table:style-name="ce32" office:value-type="float" office:value="0.254901960784314" calcext:value-type="float">
            <text:p>0.25</text:p>
          </table:table-cell>
          <table:table-cell table:style-name="ce32" office:value-type="float" office:value="49.747974" calcext:value-type="float">
            <text:p>49.7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 office:value-type="float" office:value="1" calcext:value-type="float">
            <text:p>1.00</text:p>
          </table:table-cell>
          <table:table-cell table:style-name="ce32" office:value-type="float" office:value="0" calcext:value-type="float">
            <text:p>0.0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table:style-name="ce32" office:value-type="float" office:value="10.366921" calcext:value-type="float">
            <text:p>10.37</text:p>
          </table:table-cell>
          <table:table-cell table:style-name="ce3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8.34605" calcext:value-type="float">
            <text:p>518.34605</text:p>
          </table:table-cell>
          <table:table-cell office:value-type="float" office:value="7" calcext:value-type="float">
            <text:p>7</text:p>
          </table:table-cell>
          <table:table-cell table:style-name="ce32" office:value-type="float" office:value="10.7274" calcext:value-type="float">
            <text:p>10.73</text:p>
          </table:table-cell>
          <table:table-cell table:style-name="ce32" office:value-type="float" office:value="12.4819" calcext:value-type="float">
            <text:p>12.48</text:p>
          </table:table-cell>
          <table:table-cell table:style-name="ce32" office:value-type="float" office:value="11.5976" calcext:value-type="float">
            <text:p>11.60</text:p>
          </table:table-cell>
          <table:table-cell table:style-name="ce32" office:value-type="float" office:value="11.6172862745098" calcext:value-type="float">
            <text:p>11.62</text:p>
          </table:table-cell>
          <table:table-cell table:style-name="ce32" office:value-type="float" office:value="0.455419587852785" calcext:value-type="float">
            <text:p>0.46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592.4816" calcext:value-type="float">
            <text:p>592.4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1.98992" calcext:value-type="float">
            <text:p>1.99</text:p>
          </table:table-cell>
          <table:table-cell table:style-name="ce32" office:value-type="float" office:value="0.994959" calcext:value-type="float">
            <text:p>0.99</text:p>
          </table:table-cell>
          <table:table-cell table:style-name="ce32" office:value-type="float" office:value="1.13152254901961" calcext:value-type="float">
            <text:p>1.13</text:p>
          </table:table-cell>
          <table:table-cell table:style-name="ce32" office:value-type="float" office:value="0.644807992553768" calcext:value-type="float">
            <text:p>0.64</text:p>
          </table:table-cell>
          <table:table-cell table:style-name="ce32" office:value-type="float" office:value="0.137254901960784" calcext:value-type="float">
            <text:p>0.14</text:p>
          </table:table-cell>
          <table:table-cell table:style-name="ce32" office:value-type="float" office:value="57.70765" calcext:value-type="float">
            <text:p>57.7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 office:value-type="float" office:value="1" calcext:value-type="float">
            <text:p>1.00</text:p>
          </table:table-cell>
          <table:table-cell table:style-name="ce32" office:value-type="float" office:value="0" calcext:value-type="float">
            <text:p>0.0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25.21" calcext:value-type="float">
            <text:p>125.21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7.98941176470588" calcext:value-type="float">
            <text:p>7.9894</text:p>
          </table:table-cell>
          <table:table-cell table:style-name="ce8" office:value-type="float" office:value="30.2257780710439" calcext:value-type="float">
            <text:p>30.2258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48431372549025" calcext:value-type="float">
            <text:p>0.1484</text:p>
          </table:table-cell>
          <table:table-cell office:value-type="float" office:value="0.114271606272137" calcext:value-type="float">
            <text:p>0.1143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 office:value-type="float" office:value="0.18736332" calcext:value-type="float">
            <text:p>0.19</text:p>
          </table:table-cell>
          <table:table-cell table:style-name="ce32" office:value-type="float" office:value="118.75061" calcext:value-type="float">
            <text:p>118.75</text:p>
          </table:table-cell>
          <table:table-cell table:style-name="ce32" office:value-type="float" office:value="3.602324" calcext:value-type="float">
            <text:p>3.60</text:p>
          </table:table-cell>
          <table:table-cell table:style-name="ce32" office:value-type="float" office:value="7.3947638398" calcext:value-type="float">
            <text:p>7.39</text:p>
          </table:table-cell>
          <table:table-cell table:style-name="ce32" office:value-type="float" office:value="16.6457315105108" calcext:value-type="float">
            <text:p>16.65</text:p>
          </table:table-cell>
          <table:table-cell office:value-type="float" office:value="0" calcext:value-type="float">
            <text:p>0</text:p>
          </table:table-cell>
          <table:table-cell office:value-type="float" office:value="369.73819199" calcext:value-type="float">
            <text:p>369.73819199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122.103" calcext:value-type="float">
            <text:p>122.10</text:p>
          </table:table-cell>
          <table:table-cell table:style-name="ce32" office:value-type="float" office:value="3.41496" calcext:value-type="float">
            <text:p>3.41</text:p>
          </table:table-cell>
          <table:table-cell table:style-name="ce32" office:value-type="float" office:value="5.47935031372549" calcext:value-type="float">
            <text:p>5.48</text:p>
          </table:table-cell>
          <table:table-cell table:style-name="ce32" office:value-type="float" office:value="17.9128770662709" calcext:value-type="float">
            <text:p>17.91</text:p>
          </table:table-cell>
          <table:table-cell table:style-name="ce32" office:value-type="float" office:value="0.0196078431372549" calcext:value-type="float">
            <text:p>0.02</text:p>
          </table:table-cell>
          <table:table-cell table:style-name="ce32" office:value-type="float" office:value="279.446866" calcext:value-type="float">
            <text:p>279.45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64705882352814" calcext:value-type="float">
            <text:p>0.0165</text:p>
          </table:table-cell>
          <table:table-cell table:style-name="ce10" office:value-type="float" office:value="0.0339411254969314" calcext:value-type="float">
            <text:p>0.0339</text:p>
          </table:table-cell>
          <table:table-cell table:style-name="ce12" office:value-type="float" office:value="0.745098039215686" calcext:value-type="float">
            <text:p>0.745098039215686</text:p>
          </table:table-cell>
          <table:table-cell table:style-name="ce10" office:value-type="float" office:value="0.83999999999935" calcext:value-type="float">
            <text:p>0.84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 office:value-type="float" office:value="1" calcext:value-type="float">
            <text:p>1.00</text:p>
          </table:table-cell>
          <table:table-cell table:style-name="ce32" office:value-type="float" office:value="0" calcext:value-type="float">
            <text:p>0.0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35294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249.34916" calcext:value-type="float">
            <text:p>249.35</text:p>
          </table:table-cell>
          <table:table-cell table:style-name="ce32" office:value-type="float" office:value="0.312214475" calcext:value-type="float">
            <text:p>0.31</text:p>
          </table:table-cell>
          <table:table-cell table:style-name="ce32" office:value-type="float" office:value="55.7561006338" calcext:value-type="float">
            <text:p>55.76</text:p>
          </table:table-cell>
          <table:table-cell table:style-name="ce32" office:value-type="float" office:value="89.651015502282" calcext:value-type="float">
            <text:p>89.65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787.80503169" calcext:value-type="float">
            <text:p>2787.80503169</text:p>
          </table:table-cell>
          <table:table-cell office:value-type="float" office:value="12" calcext:value-type="float">
            <text:p>12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208143" calcext:value-type="float">
            <text:p>0.21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204061764705882" calcext:value-type="float">
            <text:p>0.02</text:p>
          </table:table-cell>
          <table:table-cell table:style-name="ce32" office:value-type="float" office:value="0.0658205959020427" calcext:value-type="float">
            <text:p>0.07</text:p>
          </table:table-cell>
          <table:table-cell table:style-name="ce32" office:value-type="float" office:value="0.901960784313726" calcext:value-type="float">
            <text:p>0.90</text:p>
          </table:table-cell>
          <table:table-cell table:style-name="ce32" office:value-type="float" office:value="1.040715" calcext:value-type="float">
            <text:p>1.04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20000000000027" calcext:value-type="float">
            <text:p>0.2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637254901960874" calcext:value-type="float">
            <text:p>0.0637</text:p>
          </table:table-cell>
          <table:table-cell table:style-name="ce10" office:value-type="float" office:value="0.176363261480421" calcext:value-type="float">
            <text:p>0.1764</text:p>
          </table:table-cell>
          <table:table-cell table:style-name="ce12" office:value-type="float" office:value="0.666666666666667" calcext:value-type="float">
            <text:p>0.666666666666667</text:p>
          </table:table-cell>
          <table:table-cell table:style-name="ce10" office:value-type="float" office:value="3.25000000000045" calcext:value-type="float">
            <text:p>3.25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2.98000000000002" calcext:value-type="float">
            <text:p>2.9800</text:p>
          </table:table-cell>
          <table:table-cell table:style-name="ce8" office:value-type="float" office:value="0.990000000000009" calcext:value-type="float">
            <text:p>0.9900</text:p>
          </table:table-cell>
          <table:table-cell table:style-name="ce8" office:value-type="float" office:value="0.641176470588241" calcext:value-type="float">
            <text:p>0.6412</text:p>
          </table:table-cell>
          <table:table-cell table:style-name="ce8" office:value-type="float" office:value="0.919599913005658" calcext:value-type="float">
            <text:p>0.9196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4.8371369" calcext:value-type="float">
            <text:p>4.84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1.83954636403394" calcext:value-type="float">
            <text:p>1.84</text:p>
          </table:table-cell>
          <table:table-cell table:style-name="ce32" office:value-type="float" office:value="3.01209323888597" calcext:value-type="float">
            <text:p>3.01</text:p>
          </table:table-cell>
          <table:table-cell office:value-type="float" office:value="0.549019607843137" calcext:value-type="float">
            <text:p>0.549019607843137</text:p>
          </table:table-cell>
          <table:table-cell office:value-type="float" office:value="91.977318201697" calcext:value-type="float">
            <text:p>91.977318201697</text:p>
          </table:table-cell>
          <table:table-cell office:value-type="float" office:value="13" calcext:value-type="float">
            <text:p>13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4.83714" calcext:value-type="float">
            <text:p>4.84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1.15765958823529" calcext:value-type="float">
            <text:p>1.16</text:p>
          </table:table-cell>
          <table:table-cell table:style-name="ce32" office:value-type="float" office:value="4.25178419786696" calcext:value-type="float">
            <text:p>4.25</text:p>
          </table:table-cell>
          <table:table-cell table:style-name="ce32" office:value-type="float" office:value="0.745098039215686" calcext:value-type="float">
            <text:p>0.75</text:p>
          </table:table-cell>
          <table:table-cell table:style-name="ce32" office:value-type="float" office:value="59.040639" calcext:value-type="float">
            <text:p>59.0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.99000000000001" calcext:value-type="float">
            <text:p>1.99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4980392156863" calcext:value-type="float">
            <text:p>0.3498</text:p>
          </table:table-cell>
          <table:table-cell table:style-name="ce8" office:value-type="float" office:value="0.657899688402424" calcext:value-type="float">
            <text:p>0.6579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 office:value-type="float" office:value="1" calcext:value-type="float">
            <text:p>1.00</text:p>
          </table:table-cell>
          <table:table-cell table:style-name="ce32" office:value-type="float" office:value="0" calcext:value-type="float">
            <text:p>0.0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 office:value-type="float" office:value="0.0000050572701" calcext:value-type="float">
            <text:p>0.00</text:p>
          </table:table-cell>
          <table:table-cell table:style-name="ce32" office:value-type="float" office:value="0.24218567" calcext:value-type="float">
            <text:p>0.24</text:p>
          </table:table-cell>
          <table:table-cell table:style-name="ce32" office:value-type="float" office:value="0.0023945297" calcext:value-type="float">
            <text:p>0.00</text:p>
          </table:table-cell>
          <table:table-cell table:style-name="ce32" office:value-type="float" office:value="0.042259085047298" calcext:value-type="float">
            <text:p>0.04</text:p>
          </table:table-cell>
          <table:table-cell table:style-name="ce32" office:value-type="float" office:value="0.08279302244008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.1129542523649" calcext:value-type="float">
            <text:p>2.1129542523649</text:p>
          </table:table-cell>
          <table:table-cell office:value-type="float" office:value="15" calcext:value-type="float">
            <text:p>15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381756" calcext:value-type="float">
            <text:p>0.38</text:p>
          </table:table-cell>
          <table:table-cell table:style-name="ce32" office:value-type="float" office:value="0.000000234898" calcext:value-type="float">
            <text:p>0.00</text:p>
          </table:table-cell>
          <table:table-cell table:style-name="ce32" office:value-type="float" office:value="0.0271439570959118" calcext:value-type="float">
            <text:p>0.03</text:p>
          </table:table-cell>
          <table:table-cell table:style-name="ce32" office:value-type="float" office:value="0.0767267055472543" calcext:value-type="float">
            <text:p>0.08</text:p>
          </table:table-cell>
          <table:table-cell table:style-name="ce32" office:value-type="float" office:value="0.156862745098039" calcext:value-type="float">
            <text:p>0.16</text:p>
          </table:table-cell>
          <table:table-cell table:style-name="ce32" office:value-type="float" office:value="1.3843418118915" calcext:value-type="float">
            <text:p>1.3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1800000000001" calcext:value-type="float">
            <text:p>11.18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396078431372577" calcext:value-type="float">
            <text:p>0.3961</text:p>
          </table:table-cell>
          <table:table-cell table:style-name="ce8" office:value-type="float" office:value="1.59848803561367" calcext:value-type="float">
            <text:p>1.5985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0588235294182" calcext:value-type="float">
            <text:p>0.0371</text:p>
          </table:table-cell>
          <table:table-cell office:value-type="float" office:value="0.192468179188179" calcext:value-type="float">
            <text:p>0.192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2" office:value-type="float" office:value="0.0011096577" calcext:value-type="float">
            <text:p>0.00</text:p>
          </table:table-cell>
          <table:table-cell table:style-name="ce32" office:value-type="float" office:value="0.18478889" calcext:value-type="float">
            <text:p>0.18</text:p>
          </table:table-cell>
          <table:table-cell table:style-name="ce32" office:value-type="float" office:value="0.00608906515" calcext:value-type="float">
            <text:p>0.01</text:p>
          </table:table-cell>
          <table:table-cell table:style-name="ce32" office:value-type="float" office:value="0.011330630058" calcext:value-type="float">
            <text:p>0.01</text:p>
          </table:table-cell>
          <table:table-cell table:style-name="ce32" office:value-type="float" office:value="0.0268799472456568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5665315029" calcext:value-type="float">
            <text:p>0.5665315029</text:p>
          </table:table-cell>
          <table:table-cell office:value-type="float" office:value="16" calcext:value-type="float">
            <text:p>16</text:p>
          </table:table-cell>
          <table:table-cell table:style-name="ce32" office:value-type="float" office:value="0.000000966563" calcext:value-type="float">
            <text:p>0.00</text:p>
          </table:table-cell>
          <table:table-cell table:style-name="ce32" office:value-type="float" office:value="0.499986" calcext:value-type="float">
            <text:p>0.50</text:p>
          </table:table-cell>
          <table:table-cell table:style-name="ce32" office:value-type="float" office:value="0.00141919" calcext:value-type="float">
            <text:p>0.00</text:p>
          </table:table-cell>
          <table:table-cell table:style-name="ce32" office:value-type="float" office:value="0.171269600369863" calcext:value-type="float">
            <text:p>0.17</text:p>
          </table:table-cell>
          <table:table-cell table:style-name="ce32" office:value-type="float" office:value="0.267883110280078" calcext:value-type="float">
            <text:p>0.27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8.734749618863" calcext:value-type="float">
            <text:p>8.73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47058823529455" calcext:value-type="float">
            <text:p>0.0247</text:p>
          </table:table-cell>
          <table:table-cell table:style-name="ce10" office:value-type="float" office:value="0.0727461339179055" calcext:value-type="float">
            <text:p>0.0727</text:p>
          </table:table-cell>
          <table:table-cell table:style-name="ce12" office:value-type="float" office:value="0.882352941176471" calcext:value-type="float">
            <text:p>0.882352941176471</text:p>
          </table:table-cell>
          <table:table-cell table:style-name="ce10" office:value-type="float" office:value="1.26000000000022" calcext:value-type="float">
            <text:p>1.26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1.15137254901958" calcext:value-type="float">
            <text:p>1.1514</text:p>
          </table:table-cell>
          <table:table-cell table:style-name="ce8" office:value-type="float" office:value="4.11536486839259" calcext:value-type="float">
            <text:p>4.1154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33190378" calcext:value-type="float">
            <text:p>0.33</text:p>
          </table:table-cell>
          <table:table-cell table:style-name="ce32" office:value-type="float" office:value="0.019729344" calcext:value-type="float">
            <text:p>0.02</text:p>
          </table:table-cell>
          <table:table-cell table:style-name="ce32" office:value-type="float" office:value="0.035442926368" calcext:value-type="float">
            <text:p>0.04</text:p>
          </table:table-cell>
          <table:table-cell table:style-name="ce32" office:value-type="float" office:value="0.0795810975464764" calcext:value-type="float">
            <text:p>0.08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.7721463184" calcext:value-type="float">
            <text:p>1.7721463184</text:p>
          </table:table-cell>
          <table:table-cell office:value-type="float" office:value="17" calcext:value-type="float">
            <text:p>17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2" table:style-name="ce32" office:value-type="float" office:value="0.0197293" calcext:value-type="float">
            <text:p>0.02</text:p>
          </table:table-cell>
          <table:table-cell table:style-name="ce32" office:value-type="float" office:value="0.01083396" calcext:value-type="float">
            <text:p>0.01</text:p>
          </table:table-cell>
          <table:table-cell table:style-name="ce32" office:value-type="float" office:value="0.0146331489311083" calcext:value-type="float">
            <text:p>0.01</text:p>
          </table:table-cell>
          <table:table-cell table:style-name="ce32" office:value-type="float" office:value="0.431372549019608" calcext:value-type="float">
            <text:p>0.43</text:p>
          </table:table-cell>
          <table:table-cell table:style-name="ce32" office:value-type="float" office:value="0.55253196" calcext:value-type="float">
            <text:p>0.55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2" office:value-type="float" office:value="0.000010040927" calcext:value-type="float">
            <text:p>0.00</text:p>
          </table:table-cell>
          <table:table-cell table:style-name="ce32" office:value-type="float" office:value="0.31835015" calcext:value-type="float">
            <text:p>0.32</text:p>
          </table:table-cell>
          <table:table-cell table:style-name="ce32" office:value-type="float" office:value="0.00231037555" calcext:value-type="float">
            <text:p>0.00</text:p>
          </table:table-cell>
          <table:table-cell table:style-name="ce32" office:value-type="float" office:value="0.03826530874384" calcext:value-type="float">
            <text:p>0.04</text:p>
          </table:table-cell>
          <table:table-cell table:style-name="ce32" office:value-type="float" office:value="0.08824426634142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.913265437192" calcext:value-type="float">
            <text:p>1.913265437192</text:p>
          </table:table-cell>
          <table:table-cell office:value-type="float" office:value="18" calcext:value-type="float">
            <text:p>18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333868" calcext:value-type="float">
            <text:p>0.33</text:p>
          </table:table-cell>
          <table:table-cell table:style-name="ce32" office:value-type="float" office:value="0.0000000716175" calcext:value-type="float">
            <text:p>0.00</text:p>
          </table:table-cell>
          <table:table-cell table:style-name="ce32" office:value-type="float" office:value="0.0383209377904981" calcext:value-type="float">
            <text:p>0.04</text:p>
          </table:table-cell>
          <table:table-cell table:style-name="ce32" office:value-type="float" office:value="0.105607865724504" calcext:value-type="float">
            <text:p>0.11</text:p>
          </table:table-cell>
          <table:table-cell table:style-name="ce32" office:value-type="float" office:value="0.196078431372549" calcext:value-type="float">
            <text:p>0.20</text:p>
          </table:table-cell>
          <table:table-cell table:style-name="ce32" office:value-type="float" office:value="1.9543678273154" calcext:value-type="float">
            <text:p>1.95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96078431372371" calcext:value-type="float">
            <text:p>0.0020</text:p>
          </table:table-cell>
          <table:table-cell table:style-name="ce10" office:value-type="float" office:value="0.00447213595499551" calcext:value-type="float">
            <text:p>0.0045</text:p>
          </table:table-cell>
          <table:table-cell table:style-name="ce12" office:value-type="float" office:value="0.803921568627451" calcext:value-type="float">
            <text:p>0.803921568627451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196078431372371" calcext:value-type="float">
            <text:p>0.0020</text:p>
          </table:table-cell>
          <table:table-cell table:style-name="ce8" office:value-type="float" office:value="0.00599999999999454" calcext:value-type="float">
            <text:p>0.006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19729344" calcext:value-type="float">
            <text:p>0.02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01582878295094" calcext:value-type="float">
            <text:p>0.00</text:p>
          </table:table-cell>
          <table:table-cell table:style-name="ce32" office:value-type="float" office:value="0.0096072047300666" calcext:value-type="float">
            <text:p>0.01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0.0791439147547" calcext:value-type="float">
            <text:p>0.0791439147547</text:p>
          </table:table-cell>
          <table:table-cell office:value-type="float" office:value="19" calcext:value-type="float">
            <text:p>19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197293" calcext:value-type="float">
            <text:p>0.02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00386849019607843" calcext:value-type="float">
            <text:p>0.00</text:p>
          </table:table-cell>
          <table:table-cell table:style-name="ce32" office:value-type="float" office:value="0.00279014436361275" calcext:value-type="float">
            <text:p>0.00</text:p>
          </table:table-cell>
          <table:table-cell table:style-name="ce32" office:value-type="float" office:value="0.980392156862745" calcext:value-type="float">
            <text:p>0.98</text:p>
          </table:table-cell>
          <table:table-cell table:style-name="ce32" office:value-type="float" office:value="0.0197293" calcext:value-type="float">
            <text:p>0.02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716862745097985" calcext:value-type="float">
            <text:p>0.7169</text:p>
          </table:table-cell>
          <table:table-cell table:style-name="ce8" office:value-type="float" office:value="2.43610837197361" calcext:value-type="float">
            <text:p>2.4361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312173" calcext:value-type="float">
            <text:p>0.31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306051960784314" calcext:value-type="float">
            <text:p>0.03</text:p>
          </table:table-cell>
          <table:table-cell table:style-name="ce32" office:value-type="float" office:value="0.0987177704007743" calcext:value-type="float">
            <text:p>0.10</text:p>
          </table:table-cell>
          <table:table-cell table:style-name="ce32" office:value-type="float" office:value="0.901960784313726" calcext:value-type="float">
            <text:p>0.90</text:p>
          </table:table-cell>
          <table:table-cell table:style-name="ce32" office:value-type="float" office:value="1.560865" calcext:value-type="float">
            <text:p>1.5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200" calcext:value-type="float">
            <text:p>200.0000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149.019607843137" calcext:value-type="float">
            <text:p>149.0196</text:p>
          </table:table-cell>
          <table:table-cell table:style-name="ce8" office:value-type="float" office:value="72.1110255092798" calcext:value-type="float">
            <text:p>72.11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200" calcext:value-type="float">
            <text:p>200.00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112" calcext:value-type="float">
            <text:p>112.00</text:p>
          </table:table-cell>
          <table:table-cell table:style-name="ce32" office:value-type="float" office:value="34.9927106111883" calcext:value-type="float">
            <text:p>34.99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21" calcext:value-type="float">
            <text:p>21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204.833" calcext:value-type="float">
            <text:p>204.83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132.329921568627" calcext:value-type="float">
            <text:p>132.33</text:p>
          </table:table-cell>
          <table:table-cell table:style-name="ce32" office:value-type="float" office:value="58.2961053162216" calcext:value-type="float">
            <text:p>58.30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6748.826" calcext:value-type="float">
            <text:p>6748.83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00.35" calcext:value-type="float">
            <text:p>100.3500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86.2813725490196" calcext:value-type="float">
            <text:p>86.2814</text:p>
          </table:table-cell>
          <table:table-cell table:style-name="ce8" office:value-type="float" office:value="37.4166066072272" calcext:value-type="float">
            <text:p>37.4166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5.8105882352941" calcext:value-type="float">
            <text:p>15.8106</text:p>
          </table:table-cell>
          <table:table-cell office:value-type="float" office:value="40.3171288164224" calcext:value-type="float">
            <text:p>40.3171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1.97568627450981" calcext:value-type="float">
            <text:p>1.9757</text:p>
          </table:table-cell>
          <table:table-cell office:value-type="float" office:value="14.2496158544713" calcext:value-type="float">
            <text:p>14.2496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 table:style-name="ce32" office:value-type="float" office:value="100" calcext:value-type="float">
            <text:p>100.00</text:p>
          </table:table-cell>
          <table:table-cell table:style-name="ce3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2" calcext:value-type="float">
            <text:p>22</text:p>
          </table:table-cell>
          <table:table-cell table:style-name="ce32" office:value-type="float" office:value="25.162" calcext:value-type="float">
            <text:p>25.16</text:p>
          </table:table-cell>
          <table:table-cell table:number-columns-repeated="2" table:style-name="ce32" office:value-type="float" office:value="100" calcext:value-type="float">
            <text:p>100.00</text:p>
          </table:table-cell>
          <table:table-cell table:style-name="ce32" office:value-type="float" office:value="96.7141980392157" calcext:value-type="float">
            <text:p>96.71</text:p>
          </table:table-cell>
          <table:table-cell table:style-name="ce32" office:value-type="float" office:value="14.0725023750931" calcext:value-type="float">
            <text:p>14.07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4932.4241" calcext:value-type="float">
            <text:p>4932.42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00" calcext:value-type="float">
            <text:p>3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32" office:value-type="float" office:value="300" calcext:value-type="float">
            <text:p>300.00</text:p>
          </table:table-cell>
          <table:table-cell table:style-name="ce3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32" office:value-type="float" office:value="300" calcext:value-type="float">
            <text:p>300.00</text:p>
          </table:table-cell>
          <table:table-cell table:number-columns-repeated="2" table:style-name="ce32" office:value-type="float" office:value="0" calcext:value-type="float">
            <text:p>0.00</text:p>
          </table:table-cell>
          <table:table-cell table:style-name="ce32" office:value-type="float" office:value="15300" calcext:value-type="float">
            <text:p>15300.00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4.9007843137255" calcext:value-type="float">
            <text:p>34.9008</text:p>
          </table:table-cell>
          <table:table-cell table:style-name="ce10" office:value-type="float" office:value="102.797510047666" calcext:value-type="float">
            <text:p>102.7975</text:p>
          </table:table-cell>
          <table:table-cell table:style-name="ce12" office:value-type="float" office:value="0.882352941176471" calcext:value-type="float">
            <text:p>0.882352941176471</text:p>
          </table:table-cell>
          <table:table-cell table:style-name="ce10" office:value-type="float" office:value="1779.94" calcext:value-type="float">
            <text:p>1779.94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23.529411764706" calcext:value-type="float">
            <text:p>223.5294</text:p>
          </table:table-cell>
          <table:table-cell table:style-name="ce8" office:value-type="float" office:value="160.62378404209" calcext:value-type="float">
            <text:p>160.623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.1176470588235" calcext:value-type="float">
            <text:p>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.1960784313726" calcext:value-type="float">
            <text:p>90.1961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.0980392156862745" calcext:value-type="float">
            <text:p>0.098039215686275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32" office:value-type="float" office:value="0.000011656549" calcext:value-type="float">
            <text:p>0.00</text:p>
          </table:table-cell>
          <table:table-cell table:style-name="ce32" office:value-type="float" office:value="329.54432" calcext:value-type="float">
            <text:p>329.54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129.477258833131" calcext:value-type="float">
            <text:p>129.48</text:p>
          </table:table-cell>
          <table:table-cell table:style-name="ce32" office:value-type="float" office:value="83.6895863263127" calcext:value-type="float">
            <text:p>83.69</text:p>
          </table:table-cell>
          <table:table-cell office:value-type="float" office:value="0" calcext:value-type="float">
            <text:p>0</text:p>
          </table:table-cell>
          <table:table-cell office:value-type="float" office:value="6473.86294165655" calcext:value-type="float">
            <text:p>6473.86294165655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330.941" calcext:value-type="float">
            <text:p>330.94</text:p>
          </table:table-cell>
          <table:table-cell table:style-name="ce32" office:value-type="float" office:value="326.056" calcext:value-type="float">
            <text:p>326.06</text:p>
          </table:table-cell>
          <table:table-cell table:style-name="ce32" office:value-type="float" office:value="250.888058823529" calcext:value-type="float">
            <text:p>250.89</text:p>
          </table:table-cell>
          <table:table-cell table:style-name="ce32" office:value-type="float" office:value="187.087704220935" calcext:value-type="float">
            <text:p>187.09</text:p>
          </table:table-cell>
          <table:table-cell table:style-name="ce32" office:value-type="float" office:value="0.0196078431372549" calcext:value-type="float">
            <text:p>0.02</text:p>
          </table:table-cell>
          <table:table-cell table:style-name="ce32" office:value-type="float" office:value="12795.291" calcext:value-type="float">
            <text:p>12795.2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100.03" calcext:value-type="float">
            <text:p>100.0300</text:p>
          </table:table-cell>
          <table:table-cell table:number-columns-repeated="2" table:style-name="ce8" office:value-type="float" office:value="397.74" calcext:value-type="float">
            <text:p>397.7400</text:p>
          </table:table-cell>
          <table:table-cell table:style-name="ce8" office:value-type="float" office:value="368.554901960784" calcext:value-type="float">
            <text:p>368.5549</text:p>
          </table:table-cell>
          <table:table-cell table:style-name="ce8" office:value-type="float" office:value="94.1372113672377" calcext:value-type="float">
            <text:p>94.13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 office:value-type="float" office:value="397.74287" calcext:value-type="float">
            <text:p>397.74</text:p>
          </table:table-cell>
          <table:table-cell table:style-name="ce32" office:value-type="float" office:value="443.36511" calcext:value-type="float">
            <text:p>443.37</text:p>
          </table:table-cell>
          <table:table-cell table:style-name="ce32" office:value-type="float" office:value="401.082265" calcext:value-type="float">
            <text:p>401.08</text:p>
          </table:table-cell>
          <table:table-cell table:style-name="ce32" office:value-type="float" office:value="419.9281458" calcext:value-type="float">
            <text:p>419.93</text:p>
          </table:table-cell>
          <table:table-cell table:style-name="ce32" office:value-type="float" office:value="29.1734721025422" calcext:value-type="float">
            <text:p>29.17</text:p>
          </table:table-cell>
          <table:table-cell office:value-type="float" office:value="0" calcext:value-type="float">
            <text:p>0</text:p>
          </table:table-cell>
          <table:table-cell office:value-type="float" office:value="20996.40729" calcext:value-type="float">
            <text:p>20996.40729</text:p>
          </table:table-cell>
          <table:table-cell office:value-type="float" office:value="25" calcext:value-type="float">
            <text:p>25</text:p>
          </table:table-cell>
          <table:table-cell table:style-name="ce32" office:value-type="float" office:value="397.743" calcext:value-type="float">
            <text:p>397.74</text:p>
          </table:table-cell>
          <table:table-cell table:style-name="ce32" office:value-type="float" office:value="443.33" calcext:value-type="float">
            <text:p>443.33</text:p>
          </table:table-cell>
          <table:table-cell table:style-name="ce32" office:value-type="float" office:value="398.009" calcext:value-type="float">
            <text:p>398.01</text:p>
          </table:table-cell>
          <table:table-cell table:style-name="ce32" office:value-type="float" office:value="404.166941176471" calcext:value-type="float">
            <text:p>404.17</text:p>
          </table:table-cell>
          <table:table-cell table:style-name="ce32" office:value-type="float" office:value="17.0584208970233" calcext:value-type="float">
            <text:p>17.06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20612.514" calcext:value-type="float">
            <text:p>20612.51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4" calcext:value-type="float">
            <text:p>10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.92254901960785" calcext:value-type="float">
            <text:p>3.9225</text:p>
          </table:table-cell>
          <table:table-cell table:style-name="ce10" office:value-type="float" office:value="20.0050002249438" calcext:value-type="float">
            <text:p>20.0050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10" office:value-type="float" office:value="200.05" calcext:value-type="float">
            <text:p>200.05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64.705882352941" calcext:value-type="float">
            <text:p>264.7059</text:p>
          </table:table-cell>
          <table:table-cell table:style-name="ce8" office:value-type="float" office:value="97.9795897113271" calcext:value-type="float">
            <text:p>97.9796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2" office:value-type="float" office:value="200" calcext:value-type="float">
            <text:p>200.00</text:p>
          </table:table-cell>
          <table:table-cell table:number-columns-repeated="2" table:style-name="ce32" office:value-type="float" office:value="300" calcext:value-type="float">
            <text:p>300.00</text:p>
          </table:table-cell>
          <table:table-cell table:style-name="ce32" office:value-type="float" office:value="286.0000006" calcext:value-type="float">
            <text:p>286.00</text:p>
          </table:table-cell>
          <table:table-cell table:style-name="ce32" office:value-type="float" office:value="37.796445681075" calcext:value-type="float">
            <text:p>37.80</text:p>
          </table:table-cell>
          <table:table-cell office:value-type="float" office:value="0" calcext:value-type="float">
            <text:p>0</text:p>
          </table:table-cell>
          <table:table-cell office:value-type="float" office:value="14300.00003" calcext:value-type="float">
            <text:p>14300.00003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32" office:value-type="float" office:value="300" calcext:value-type="float">
            <text:p>300.00</text:p>
          </table:table-cell>
          <table:table-cell table:number-columns-repeated="2" table:style-name="ce32" office:value-type="float" office:value="0" calcext:value-type="float">
            <text:p>0.00</text:p>
          </table:table-cell>
          <table:table-cell table:style-name="ce32" office:value-type="float" office:value="15300" calcext:value-type="float">
            <text:p>15300.0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8" office:value-type="float" office:value="386.89" calcext:value-type="float">
            <text:p>386.89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32" office:value-type="float" office:value="389.00553" calcext:value-type="float">
            <text:p>389.01</text:p>
          </table:table-cell>
          <table:table-cell table:style-name="ce32" office:value-type="float" office:value="395.98477" calcext:value-type="float">
            <text:p>395.98</text:p>
          </table:table-cell>
          <table:table-cell table:style-name="ce32" office:value-type="float" office:value="390.7519" calcext:value-type="float">
            <text:p>390.75</text:p>
          </table:table-cell>
          <table:table-cell table:style-name="ce32" office:value-type="float" office:value="391.4801498" calcext:value-type="float">
            <text:p>391.48</text:p>
          </table:table-cell>
          <table:table-cell table:style-name="ce32" office:value-type="float" office:value="3.0315114411525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19574.00749" calcext:value-type="float">
            <text:p>19574.00749</text:p>
          </table:table-cell>
          <table:table-cell office:value-type="float" office:value="27" calcext:value-type="float">
            <text:p>27</text:p>
          </table:table-cell>
          <table:table-cell table:style-name="ce32" office:value-type="float" office:value="389.006" calcext:value-type="float">
            <text:p>389.01</text:p>
          </table:table-cell>
          <table:table-cell table:number-columns-repeated="2" table:style-name="ce32" office:value-type="float" office:value="389.518" calcext:value-type="float">
            <text:p>389.52</text:p>
          </table:table-cell>
          <table:table-cell table:style-name="ce32" office:value-type="float" office:value="389.347333333333" calcext:value-type="float">
            <text:p>389.35</text:p>
          </table:table-cell>
          <table:table-cell table:style-name="ce32" office:value-type="float" office:value="0.29854473701608" calcext:value-type="float">
            <text:p>0.30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19856.714" calcext:value-type="float">
            <text:p>19856.71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86.89" calcext:value-type="float">
            <text:p>386.8900</text:p>
          </table:table-cell>
          <table:table-cell table:style-name="ce10" office:value-type="float" office:value="204.657450980392" calcext:value-type="float">
            <text:p>204.6575</text:p>
          </table:table-cell>
          <table:table-cell table:style-name="ce10" office:value-type="float" office:value="268.018067435761" calcext:value-type="float">
            <text:p>268.0181</text:p>
          </table:table-cell>
          <table:table-cell table:style-name="ce12" office:value-type="float" office:value="0.0196078431372549" calcext:value-type="float">
            <text:p>0.019607843137255</text:p>
          </table:table-cell>
          <table:table-cell table:style-name="ce10" office:value-type="float" office:value="10437.53" calcext:value-type="float">
            <text:p>10437.53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88.235294117647" calcext:value-type="float">
            <text:p>288.2353</text:p>
          </table:table-cell>
          <table:table-cell table:style-name="ce8" office:value-type="float" office:value="60" calcext:value-type="float">
            <text:p>60.0000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32" office:value-type="float" office:value="300" calcext:value-type="float">
            <text:p>300.00</text:p>
          </table:table-cell>
          <table:table-cell table:style-name="ce3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28" calcext:value-type="float">
            <text:p>28</text:p>
          </table:table-cell>
          <table:table-cell table:style-name="ce32" office:value-type="float" office:value="300" calcext:value-type="float">
            <text:p>300.00</text:p>
          </table:table-cell>
          <table:table-cell table:style-name="ce32" office:value-type="float" office:value="583.745" calcext:value-type="float">
            <text:p>583.75</text:p>
          </table:table-cell>
          <table:table-cell table:style-name="ce32" office:value-type="float" office:value="300" calcext:value-type="float">
            <text:p>300.00</text:p>
          </table:table-cell>
          <table:table-cell table:style-name="ce32" office:value-type="float" office:value="315.720705882353" calcext:value-type="float">
            <text:p>315.72</text:p>
          </table:table-cell>
          <table:table-cell table:style-name="ce32" office:value-type="float" office:value="61.3943064405813" calcext:value-type="float">
            <text:p>61.39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16101.756" calcext:value-type="float">
            <text:p>16101.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200" calcext:value-type="float">
            <text:p>200.0000</text:p>
          </table:table-cell>
          <table:table-cell table:style-name="ce8" office:value-type="float" office:value="225.8" calcext:value-type="float">
            <text:p>225.8000</text:p>
          </table:table-cell>
          <table:table-cell table:style-name="ce8" office:value-type="float" office:value="224.17" calcext:value-type="float">
            <text:p>224.1700</text:p>
          </table:table-cell>
          <table:table-cell table:style-name="ce8" office:value-type="float" office:value="220.676862745098" calcext:value-type="float">
            <text:p>220.6769</text:p>
          </table:table-cell>
          <table:table-cell table:style-name="ce8" office:value-type="float" office:value="7.14934472521776" calcext:value-type="float">
            <text:p>7.149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9" calcext:value-type="float">
            <text:p>224.4900</text:p>
          </table:table-cell>
          <table:table-cell office:value-type="float" office:value="220.992156862745" calcext:value-type="float">
            <text:p>220.9922</text:p>
          </table:table-cell>
          <table:table-cell office:value-type="float" office:value="13.1006405186922" calcext:value-type="float">
            <text:p>13.100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9.104901960784" calcext:value-type="float">
            <text:p>219.1049</text:p>
          </table:table-cell>
          <table:table-cell office:value-type="float" office:value="20.133497609705" calcext:value-type="float">
            <text:p>20.1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32" office:value-type="float" office:value="225.42502" calcext:value-type="float">
            <text:p>225.43</text:p>
          </table:table-cell>
          <table:table-cell table:style-name="ce32" office:value-type="float" office:value="238.92174" calcext:value-type="float">
            <text:p>238.92</text:p>
          </table:table-cell>
          <table:table-cell table:style-name="ce32" office:value-type="float" office:value="227.058" calcext:value-type="float">
            <text:p>227.06</text:p>
          </table:table-cell>
          <table:table-cell table:style-name="ce32" office:value-type="float" office:value="227.3363076" calcext:value-type="float">
            <text:p>227.34</text:p>
          </table:table-cell>
          <table:table-cell table:style-name="ce32" office:value-type="float" office:value="2.11432129947853" calcext:value-type="float">
            <text:p>2.11</text:p>
          </table:table-cell>
          <table:table-cell office:value-type="float" office:value="0" calcext:value-type="float">
            <text:p>0</text:p>
          </table:table-cell>
          <table:table-cell office:value-type="float" office:value="11366.81538" calcext:value-type="float">
            <text:p>11366.81538</text:p>
          </table:table-cell>
          <table:table-cell office:value-type="float" office:value="29" calcext:value-type="float">
            <text:p>29</text:p>
          </table:table-cell>
          <table:table-cell table:style-name="ce32" office:value-type="float" office:value="223.562" calcext:value-type="float">
            <text:p>223.56</text:p>
          </table:table-cell>
          <table:table-cell table:style-name="ce32" office:value-type="float" office:value="231.58" calcext:value-type="float">
            <text:p>231.58</text:p>
          </table:table-cell>
          <table:table-cell table:style-name="ce32" office:value-type="float" office:value="227.974" calcext:value-type="float">
            <text:p>227.97</text:p>
          </table:table-cell>
          <table:table-cell table:style-name="ce32" office:value-type="float" office:value="228.109588235294" calcext:value-type="float">
            <text:p>228.11</text:p>
          </table:table-cell>
          <table:table-cell table:style-name="ce32" office:value-type="float" office:value="1.43751438253675" calcext:value-type="float">
            <text:p>1.44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11633.589" calcext:value-type="float">
            <text:p>11633.59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6.44" calcext:value-type="float">
            <text:p>226.4400</text:p>
          </table:table-cell>
          <table:table-cell table:style-name="ce10" office:value-type="float" office:value="217.92" calcext:value-type="float">
            <text:p>217.9200</text:p>
          </table:table-cell>
          <table:table-cell table:style-name="ce10" office:value-type="float" office:value="199.180392156863" calcext:value-type="float">
            <text:p>199.1804</text:p>
          </table:table-cell>
          <table:table-cell table:style-name="ce10" office:value-type="float" office:value="42.122724389574" calcext:value-type="float">
            <text:p>42.1227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10158.2" calcext:value-type="float">
            <text:p>10158.20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1" calcext:value-type="float">
            <text:p>394.510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00588235294" calcext:value-type="float">
            <text:p>394.5006</text:p>
          </table:table-cell>
          <table:table-cell table:style-name="ce8"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1568627451" calcext:value-type="float">
            <text:p>394.5816</text:p>
          </table:table-cell>
          <table:table-cell office:value-type="float" office:value="0.07572318007058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3" calcext:value-type="float">
            <text:p>394.5300</text:p>
          </table:table-cell>
          <table:table-cell office:value-type="float" office:value="394.574509803922" calcext:value-type="float">
            <text:p>394.5745</text:p>
          </table:table-cell>
          <table:table-cell office:value-type="float" office:value="0.11157060544786" calcext:value-type="float">
            <text:p>0.1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 office:value-type="float" office:value="394.50077" calcext:value-type="float">
            <text:p>394.50</text:p>
          </table:table-cell>
          <table:table-cell table:style-name="ce32" office:value-type="float" office:value="817578.06" calcext:value-type="float">
            <text:p>817578.06</text:p>
          </table:table-cell>
          <table:table-cell table:style-name="ce32" office:value-type="float" office:value="394.51484" calcext:value-type="float">
            <text:p>394.51</text:p>
          </table:table-cell>
          <table:table-cell table:style-name="ce32" office:value-type="float" office:value="16747.568293" calcext:value-type="float">
            <text:p>16747.57</text:p>
          </table:table-cell>
          <table:table-cell table:style-name="ce32" office:value-type="float" office:value="116738.658167028" calcext:value-type="float">
            <text:p>116738.66</text:p>
          </table:table-cell>
          <table:table-cell office:value-type="float" office:value="0" calcext:value-type="float">
            <text:p>0</text:p>
          </table:table-cell>
          <table:table-cell office:value-type="float" office:value="837378.41465" calcext:value-type="float">
            <text:p>837378.41465</text:p>
          </table:table-cell>
          <table:table-cell office:value-type="float" office:value="30" calcext:value-type="float">
            <text:p>30</text:p>
          </table:table-cell>
          <table:table-cell table:style-name="ce32" office:value-type="float" office:value="394.501" calcext:value-type="float">
            <text:p>394.50</text:p>
          </table:table-cell>
          <table:table-cell table:style-name="ce32" office:value-type="float" office:value="394.665" calcext:value-type="float">
            <text:p>394.67</text:p>
          </table:table-cell>
          <table:table-cell table:style-name="ce32" office:value-type="float" office:value="394.501" calcext:value-type="float">
            <text:p>394.50</text:p>
          </table:table-cell>
          <table:table-cell table:style-name="ce32" office:value-type="float" office:value="394.50831372549" calcext:value-type="float">
            <text:p>394.51</text:p>
          </table:table-cell>
          <table:table-cell table:style-name="ce32" office:value-type="float" office:value="0.0243421445234506" calcext:value-type="float">
            <text:p>0.02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20119.924" calcext:value-type="float">
            <text:p>20119.92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" calcext:value-type="float">
            <text:p>394.5000</text:p>
          </table:table-cell>
          <table:table-cell table:style-name="ce10" office:value-type="float" office:value="395.04" calcext:value-type="float">
            <text:p>395.0400</text:p>
          </table:table-cell>
          <table:table-cell table:style-name="ce10" office:value-type="float" office:value="394.65" calcext:value-type="float">
            <text:p>394.6500</text:p>
          </table:table-cell>
          <table:table-cell table:style-name="ce10" office:value-type="float" office:value="394.673529411765" calcext:value-type="float">
            <text:p>394.6735</text:p>
          </table:table-cell>
          <table:table-cell table:style-name="ce10" office:value-type="float" office:value="0.209623471968195" calcext:value-type="float">
            <text:p>0.2096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20128.35" calcext:value-type="float">
            <text:p>20128.3500</text:p>
          </table:table-cell>
          <table:table-cell table:style-name="ce10" table:number-columns-repeated="3"/>
          <table:table-cell table:number-columns-repeated="30"/>
        </table:table-row>
        <table:table-row table:style-name="ro1">
          <table:table-cell/>
          <table:table-cell table:style-name="ce7" table:formula="of:=AVERAGE([.B3:.B32])" office:value-type="float" office:value="49.3806666666667" calcext:value-type="float">
            <text:p>49.3806666666667</text:p>
          </table:table-cell>
          <table:table-cell table:style-name="ce7" table:formula="of:=AVERAGE([.C3:.C32])" office:value-type="float" office:value="102.673" calcext:value-type="float">
            <text:p>102.673</text:p>
          </table:table-cell>
          <table:table-cell table:style-name="ce7" table:formula="of:=AVERAGE([.D3:.D32])" office:value-type="float" office:value="93.508" calcext:value-type="float">
            <text:p>93.508</text:p>
          </table:table-cell>
          <table:table-cell table:style-name="ce7" table:formula="of:=AVERAGE([.E3:.E32])" office:value-type="float" office:value="89.7880196078431" calcext:value-type="float">
            <text:p>89.7880196078431</text:p>
          </table:table-cell>
          <table:table-cell table:style-name="ce7" table:formula="of:=AVERAGE([.F3:.F32])" office:value-type="float" office:value="18.9793083466851" calcext:value-type="float">
            <text:p>18.9793083466851</text:p>
          </table:table-cell>
          <table:table-cell table:style-name="ce7" table:formula="of:=AVERAGE([.G3:.G32])" office:value-type="float" office:value="0.549673202614379" calcext:value-type="float">
            <text:p>0.549673202614379</text:p>
          </table:table-cell>
          <table:table-cell/>
          <table:table-cell table:style-name="Default" table:formula="of:=AVERAGE([.I3:.I32])" office:value-type="float" office:value="39.3796666666667" calcext:value-type="float">
            <text:p>39.379666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333</text:p>
          </table:table-cell>
          <table:table-cell table:style-name="Default" table:formula="of:=AVERAGE([.L3:.L32])" office:value-type="float" office:value="66.2951176470588" calcext:value-type="float">
            <text:p>66.2951176470588</text:p>
          </table:table-cell>
          <table:table-cell table:style-name="Default" table:formula="of:=AVERAGE([.M3:.M32])" office:value-type="float" office:value="26.1882135760405" calcext:value-type="float">
            <text:p>26.1882135760405</text:p>
          </table:table-cell>
          <table:table-cell table:style-name="Default" table:formula="of:=AVERAGE([.N3:.N32])" office:value-type="float" office:value="0.702614379084967" calcext:value-type="float">
            <text:p>0.702614379084967</text:p>
          </table:table-cell>
          <table:table-cell/>
          <table:table-cell table:style-name="Default" table:formula="of:=AVERAGE([.P3:.P32])" office:value-type="float" office:value="44.2293333333333" calcext:value-type="float">
            <text:p>44.2293333333333</text:p>
          </table:table-cell>
          <table:table-cell table:style-name="Default" table:formula="of:=AVERAGE([.Q3:.Q32])" office:value-type="float" office:value="63.6416666666667" calcext:value-type="float">
            <text:p>63.6416666666667</text:p>
          </table:table-cell>
          <table:table-cell table:style-name="Default" table:formula="of:=AVERAGE([.R3:.R32])" office:value-type="float" office:value="53.5316666666667" calcext:value-type="float">
            <text:p>53.5316666666667</text:p>
          </table:table-cell>
          <table:table-cell table:style-name="Default" table:formula="of:=AVERAGE([.S3:.S32])" office:value-type="float" office:value="53.6824183006536" calcext:value-type="float">
            <text:p>53.6824183006536</text:p>
          </table:table-cell>
          <table:table-cell table:style-name="Default" table:formula="of:=AVERAGE([.T3:.T32])" office:value-type="float" office:value="3.67618719625565" calcext:value-type="float">
            <text:p>3.67618719625565</text:p>
          </table:table-cell>
          <table:table-cell table:style-name="Default" table:formula="of:=AVERAGE([.U3:.U32])" office:value-type="float" office:value="0.758169934640523" calcext:value-type="float">
            <text:p>0.758169934640523</text:p>
          </table:table-cell>
          <table:table-cell/>
          <table:table-cell table:style-name="Default" table:formula="of:=AVERAGE([.W3:.W32])" office:value-type="float" office:value="44.2293333333333" calcext:value-type="float">
            <text:p>44.229333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46666666667" calcext:value-type="float">
            <text:p>53.5746666666667</text:p>
          </table:table-cell>
          <table:table-cell table:style-name="Default" table:formula="of:=AVERAGE([.Z3:.Z32])" office:value-type="float" office:value="53.0327516339869" calcext:value-type="float">
            <text:p>53.0327516339869</text:p>
          </table:table-cell>
          <table:table-cell table:style-name="Default" table:formula="of:=AVERAGE([.AA3:.AA32])" office:value-type="float" office:value="2.68359530562934" calcext:value-type="float">
            <text:p>2.68359530562934</text:p>
          </table:table-cell>
          <table:table-cell table:style-name="Default" table:formula="of:=AVERAGE([.AB3:.AB32])" office:value-type="float" office:value="0.728104575163399" calcext:value-type="float">
            <text:p>0.728104575163399</text:p>
          </table:table-cell>
          <table:table-cell/>
          <table:table-cell office:value-type="string" calcext:value-type="string">
            <text:p>AVERAGE</text:p>
          </table:table-cell>
          <table:table-cell table:style-name="ce32" table:formula="of:=AVERAGE([.AE3:.AE32])" office:value-type="float" office:value="80.5743203577482" calcext:value-type="float">
            <text:p>80.57</text:p>
          </table:table-cell>
          <table:table-cell table:style-name="ce32" table:formula="of:=AVERAGE([.AF3:.AF32])" office:value-type="float" office:value="27352.3425575245" calcext:value-type="float">
            <text:p>27352.34</text:p>
          </table:table-cell>
          <table:table-cell table:style-name="ce32" table:formula="of:=AVERAGE([.AG3:.AG32])" office:value-type="float" office:value="87.5906329263133" calcext:value-type="float">
            <text:p>87.59</text:p>
          </table:table-cell>
          <table:table-cell table:style-name="ce32" table:formula="of:=AVERAGE([.AH3:.AH32])" office:value-type="float" office:value="636.309212276643" calcext:value-type="float">
            <text:p>636.31</text:p>
          </table:table-cell>
          <table:table-cell table:style-name="ce32" table:formula="of:=AVERAGE([.AI3:.AI32])" office:value-type="float" office:value="3901.30173867599" calcext:value-type="float">
            <text:p>3901.30</text:p>
          </table:table-cell>
          <table:table-cell table:number-columns-repeated="3"/>
          <table:table-cell table:style-name="ce32" table:formula="of:=AVERAGE([.AM3:.AM32])" office:value-type="float" office:value="81.3567133655521" calcext:value-type="float">
            <text:p>81.36</text:p>
          </table:table-cell>
          <table:table-cell table:style-name="ce32" table:formula="of:=AVERAGE([.AN3:.AN32])" office:value-type="float" office:value="114.12630882" calcext:value-type="float">
            <text:p>114.13</text:p>
          </table:table-cell>
          <table:table-cell table:style-name="ce32" table:formula="of:=AVERAGE([.AO3:.AO32])" office:value-type="float" office:value="95.1027208932172" calcext:value-type="float">
            <text:p>95.10</text:p>
          </table:table-cell>
          <table:table-cell table:style-name="ce32" table:formula="of:=AVERAGE([.AP3:.AP32])" office:value-type="float" office:value="94.4148432219072" calcext:value-type="float">
            <text:p>94.41</text:p>
          </table:table-cell>
          <table:table-cell table:style-name="ce32" table:formula="of:=AVERAGE([.AQ3:.AQ32])" office:value-type="float" office:value="12.1603071252552" calcext:value-type="float">
            <text:p>12.16</text:p>
          </table:table-cell>
          <table:table-cell table:style-name="ce32" table:formula="of:=AVERAGE([.AR3:.AR32])" office:value-type="float" office:value="0.42483660130719" calcext:value-type="float">
            <text:p>0.42</text:p>
          </table:table-cell>
          <table:table-cell table:style-name="ce32"/>
          <table:table-cell/>
          <table:table-cell table:formula="of:=AVERAGE([.AU3:.AU32])" office:value-type="float" office:value="17.9996666666667" calcext:value-type="float">
            <text:p>17.9996666666667</text:p>
          </table:table-cell>
          <table:table-cell table:formula="of:=AVERAGE([.AV3:.AV32])" office:value-type="float" office:value="46.9656666666667" calcext:value-type="float">
            <text:p>46.9656666666667</text:p>
          </table:table-cell>
          <table:table-cell table:formula="of:=AVERAGE([.AW3:.AW32])" office:value-type="float" office:value="33.3153333333333" calcext:value-type="float">
            <text:p>33.3153333333333</text:p>
          </table:table-cell>
          <table:table-cell table:formula="of:=AVERAGE([.AX3:.AX32])" office:value-type="float" office:value="27.9147189542484" calcext:value-type="float">
            <text:p>27.9147189542484</text:p>
          </table:table-cell>
          <table:table-cell table:formula="of:=AVERAGE([.AY3:.AY32])" office:value-type="float" office:value="14.4480149408921" calcext:value-type="float">
            <text:p>14.4480149408921</text:p>
          </table:table-cell>
          <table:table-cell table:formula="of:=AVERAGE([.AZ3:.AZ32])" office:value-type="float" office:value="0.865359477124183" calcext:value-type="float">
            <text:p>0.865359477124183</text:p>
          </table:table-cell>
          <table:table-cell table:number-columns-repeated="34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:.E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:.L33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:.S33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:.Z33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number-columns-repeated="3"/>
          <table:table-cell table:style-name="ce9" office:value-type="string" calcext:value-type="string">
            <text:p>Solved</text:p>
          </table:table-cell>
          <table:table-cell table:style-name="ce9" table:formula="of:=COUNTIF([.AH3:.AH33];&quot;0&quot;)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Solved</text:p>
          </table:table-cell>
          <table:table-cell table:style-name="ce9" table:formula="of:=COUNTIF([.AP3:.AP33];&quot;0&quot;)" office:value-type="float" office:value="8" calcext:value-type="float">
            <text:p>8</text:p>
          </table:table-cell>
          <table:table-cell table:number-columns-repeated="4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X3:.AX33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number-columns-repeated="34"/>
        </table:table-row>
        <table:table-row table:style-name="ro1"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2417.22961073245" calcext:value-type="float">
            <text:p>2417.22961073245</text:p>
          </table:table-cell>
          <table:table-cell table:formula="of:=SUM([.AF3:.AF32])" office:value-type="float" office:value="820570.276725734" calcext:value-type="float">
            <text:p>820570.276725734</text:p>
          </table:table-cell>
          <table:table-cell table:formula="of:=SUM([.AG3:.AG32])" office:value-type="float" office:value="2627.7189877894" calcext:value-type="float">
            <text:p>2627.7189877894</text:p>
          </table:table-cell>
          <table:table-cell table:formula="of:=SUM([.AH3:.AH32])" office:value-type="float" office:value="19089.2763682993" calcext:value-type="float">
            <text:p>19089.2763682993</text:p>
          </table:table-cell>
          <table:table-cell table:formula="of:=SUM([.AI3:.AI32])" office:value-type="float" office:value="117039.05216028" calcext:value-type="float">
            <text:p>117039.05216028</text:p>
          </table:table-cell>
          <table:table-cell table:formula="of:=SUM([.AJ3:.AJ32])" office:value-type="float" office:value="12.5294117647059" calcext:value-type="float">
            <text:p>12.5294117647059</text:p>
          </table:table-cell>
          <table:table-cell table:formula="of:=SUM([.AK3:.AK32])" office:value-type="float" office:value="954463.818414964" calcext:value-type="float">
            <text:p>954463.818414964</text:p>
          </table:table-cell>
          <table:table-cell/>
          <table:table-cell table:formula="of:=SUM([.AM3:.AM32])" office:value-type="float" office:value="2440.70140096656" calcext:value-type="float">
            <text:p>2440.70140096656</text:p>
          </table:table-cell>
          <table:table-cell table:formula="of:=SUM([.AN3:.AN32])" office:value-type="float" office:value="3423.7892646" calcext:value-type="float">
            <text:p>3423.7892646</text:p>
          </table:table-cell>
          <table:table-cell table:formula="of:=SUM([.AO3:.AO32])" office:value-type="float" office:value="2853.08162679651" calcext:value-type="float">
            <text:p>2853.08162679651</text:p>
          </table:table-cell>
          <table:table-cell table:formula="of:=SUM([.AP3:.AP32])" office:value-type="float" office:value="2832.44529665722" calcext:value-type="float">
            <text:p>2832.44529665722</text:p>
          </table:table-cell>
          <table:table-cell table:formula="of:=SUM([.AQ3:.AQ32])" office:value-type="float" office:value="364.809213757655" calcext:value-type="float">
            <text:p>364.809213757655</text:p>
          </table:table-cell>
          <table:table-cell table:formula="of:=SUM([.AR3:.AR32])" office:value-type="float" office:value="12.7450980392157" calcext:value-type="float">
            <text:p>12.7450980392157</text:p>
          </table:table-cell>
          <table:table-cell table:formula="of:=SUM([.AS3:.AS32])" office:value-type="float" office:value="144454.710129518" calcext:value-type="float">
            <text:p>144454.710129518</text:p>
          </table:table-cell>
          <table:table-cell/>
          <table:table-cell table:formula="of:=SUM([.AU3:.AU32])" office:value-type="float" office:value="539.99" calcext:value-type="float">
            <text:p>539.99</text:p>
          </table:table-cell>
          <table:table-cell table:formula="of:=SUM([.AV3:.AV32])" office:value-type="float" office:value="1408.97" calcext:value-type="float">
            <text:p>1408.97</text:p>
          </table:table-cell>
          <table:table-cell table:formula="of:=SUM([.AW3:.AW32])" office:value-type="float" office:value="999.46" calcext:value-type="float">
            <text:p>999.46</text:p>
          </table:table-cell>
          <table:table-cell table:formula="of:=SUM([.AX3:.AX32])" office:value-type="float" office:value="837.441568627451" calcext:value-type="float">
            <text:p>837.441568627451</text:p>
          </table:table-cell>
          <table:table-cell table:formula="of:=SUM([.AY3:.AY32])" office:value-type="float" office:value="433.440448226763" calcext:value-type="float">
            <text:p>433.440448226763</text:p>
          </table:table-cell>
          <table:table-cell table:formula="of:=SUM([.AZ3:.AZ32])" office:value-type="float" office:value="25.9607843137255" calcext:value-type="float">
            <text:p>25.9607843137255</text:p>
          </table:table-cell>
          <table:table-cell table:formula="of:=SUM([.BA3:.BA32])" office:value-type="float" office:value="42709.52" calcext:value-type="float">
            <text:p>42709.52</text:p>
          </table:table-cell>
          <table:table-cell table:number-columns-repeated="33"/>
        </table:table-row>
        <table:table-row table:style-name="ro1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5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Error</text:p>
          </table:table-cell>
          <table:table-cell table:style-name="ce10" table:formula="of:=MIN([.AK35];[.AS35];[.BA35])" office:value-type="float" office:value="42709.52" calcext:value-type="float">
            <text:p>42709.5200</text:p>
          </table:table-cell>
          <table:table-cell table:style-name="ce10"/>
          <table:table-cell table:number-columns-repeated="5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SR</text:p>
          </table:table-cell>
          <table:table-cell table:style-name="ce10" table:formula="of:=MIN([.AJ35];[.AR35];[.AZ35])" office:value-type="float" office:value="12.5294117647059" calcext:value-type="float">
            <text:p>12.5294</text:p>
          </table:table-cell>
          <table:table-cell table:style-name="ce10"/>
          <table:table-cell table:number-columns-repeated="5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office:value-type="string" calcext:value-type="string">
            <text:p>Score1</text:p>
          </table:table-cell>
          <table:table-cell table:number-columns-repeated="4"/>
          <table:table-cell office:value-type="string" calcext:value-type="string">
            <text:p>Score2</text:p>
          </table:table-cell>
          <table:table-cell table:number-columns-repeated="4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office:value-type="string" calcext:value-type="string">
            <text:p>EBO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Diversity</text:p>
          </table:table-cell>
          <table:table-cell table:number-columns-repeated="2"/>
          <table:table-cell office:value-type="string" calcext:value-type="string">
            <text:p>EBO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Diversity</text:p>
          </table:table-cell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01400000000001" calcext:value-type="float">
            <text:p>2.014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11617647058824" calcext:value-type="float">
            <text:p>1.1162</text:p>
          </table:table-cell>
          <table:table-cell office:value-type="float" office:value="0.604232405618895" calcext:value-type="float">
            <text:p>0.6042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719607843138" calcext:value-type="float">
            <text:p>1.9472</text:p>
          </table:table-cell>
          <table:table-cell office:value-type="float" office:value="0.745797130592504" calcext:value-type="float">
            <text:p>0.7458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table:style-name="ce10" table:number-columns-repeated="5"/>
          <table:table-cell table:formula="of:=(1-(([.AK35]-[.AG39])/[.AK35]))*0.5" office:value-type="float" office:value="0.022373566800534" calcext:value-type="float">
            <text:p>0.022373566800534</text:p>
          </table:table-cell>
          <table:table-cell table:formula="of:=(1-(([.AS35]-[.AG39])/[.AS35]))*0.5" office:value-type="float" office:value="0.147830139846969" calcext:value-type="float">
            <text:p>0.147830139846969</text:p>
          </table:table-cell>
          <table:table-cell table:formula="of:=(1-(([.BA35]-[.AG39])/[.BA35]))*0.5" office:value-type="float" office:value="0.5" calcext:value-type="float">
            <text:p>0.5</text:p>
          </table:table-cell>
          <table:table-cell table:number-columns-repeated="2"/>
          <table:table-cell table:formula="of:=(1-([.AJ35]-[.AG40])/[.AJ35])*0.5" office:value-type="float" office:value="0.5" calcext:value-type="float">
            <text:p>0.5</text:p>
          </table:table-cell>
          <table:table-cell table:formula="of:=(1-([.AR35]-[.AG40])/[.AR35])*0.5" office:value-type="float" office:value="0.491538461538462" calcext:value-type="float">
            <text:p>0.491538461538462</text:p>
          </table:table-cell>
          <table:table-cell table:formula="of:=(1-([.AZ35]-[.AG40])/[.AZ35])*0.5" office:value-type="float" office:value="0.24131419939577" calcext:value-type="float">
            <text:p>0.24131419939577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8705882352941" calcext:value-type="float">
            <text:p>1.3871</text:p>
          </table:table-cell>
          <table:table-cell office:value-type="float" office:value="2.69865596177062" calcext:value-type="float">
            <text:p>2.6987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01960784313653" calcext:value-type="float">
            <text:p>0.0202</text:p>
          </table:table-cell>
          <table:table-cell office:value-type="float" office:value="0.0579827560572614" calcext:value-type="float">
            <text:p>0.0580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4313725490201" calcext:value-type="float">
            <text:p>0.4843</text:p>
          </table:table-cell>
          <table:table-cell office:value-type="float" office:value="0.822290702853917" calcext:value-type="float">
            <text:p>0.82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4117647058823" calcext:value-type="float">
            <text:p>2.6412</text:p>
          </table:table-cell>
          <table:table-cell office:value-type="float" office:value="3.15921984040364" calcext:value-type="float">
            <text:p>3.15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372549019627" calcext:value-type="float">
            <text:p>0.1314</text:p>
          </table:table-cell>
          <table:table-cell office:value-type="float" office:value="0.160031246948868" calcext:value-type="float">
            <text:p>0.1600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9215686274538" calcext:value-type="float">
            <text:p>0.1892</text:p>
          </table:table-cell>
          <table:table-cell office:value-type="float" office:value="0.175225568910496" calcext:value-type="float">
            <text:p>0.1752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68823529411794" calcext:value-type="float">
            <text:p>0.1688</text:p>
          </table:table-cell>
          <table:table-cell office:value-type="float" office:value="0.145492267835811" calcext:value-type="float">
            <text:p>0.1455</text:p>
          </table:table-cell>
          <table:table-cell office:value-type="float" office:value="0.333333333333333" calcext:value-type="float">
            <text:p>0.333333333333333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83137254901965" calcext:value-type="float">
            <text:p>0.5831</text:p>
          </table:table-cell>
          <table:table-cell office:value-type="float" office:value="0.864899994218991" calcext:value-type="float">
            <text:p>0.8649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76470588235301" calcext:value-type="float">
            <text:p>0.0776</text:p>
          </table:table-cell>
          <table:table-cell office:value-type="float" office:value="0.280014285349875" calcext:value-type="float">
            <text:p>0.2800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1176470588255" calcext:value-type="float">
            <text:p>0.1112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84313725490289" calcext:value-type="float">
            <text:p>0.0584</text:p>
          </table:table-cell>
          <table:table-cell office:value-type="float" office:value="0.111157545852741" calcext:value-type="float">
            <text:p>0.1112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0588235294121" calcext:value-type="float">
            <text:p>0.0306</text:p>
          </table:table-cell>
          <table:table-cell office:value-type="float" office:value="0.0764852927039067" calcext:value-type="float">
            <text:p>0.076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17647058823467" calcext:value-type="float">
            <text:p>0.0118</text:p>
          </table:table-cell>
          <table:table-cell office:value-type="float" office:value="0.0307896086366813" calcext:value-type="float">
            <text:p>0.0308</text:p>
          </table:table-cell>
          <table:table-cell office:value-type="float" office:value="0.509803921568627" calcext:value-type="float">
            <text:p>0.509803921568627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547722557504668" calcext:value-type="float">
            <text:p>0.005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761577310585698" calcext:value-type="float">
            <text:p>0.0076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154919333848156" calcext:value-type="float">
            <text:p>0.0155</text:p>
          </table:table-cell>
          <table:table-cell office:value-type="float" office:value="0.588235294117647" calcext:value-type="float">
            <text:p>0.588235294117647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5.490392156863" calcext:value-type="float">
            <text:p>225.4904</text:p>
          </table:table-cell>
          <table:table-cell office:value-type="float" office:value="149.666028216159" calcext:value-type="float">
            <text:p>149.6660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1.1764705882353" calcext:value-type="float">
            <text:p>41.1765</text:p>
          </table:table-cell>
          <table:table-cell office:value-type="float" office:value="112.249721603218" calcext:value-type="float">
            <text:p>112.249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72549019608" calcext:value-type="float">
            <text:p>64.7073</text:p>
          </table:table-cell>
          <table:table-cell office:value-type="float" office:value="81.232260143369" calcext:value-type="float">
            <text:p>81.2323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5.89647058823538" calcext:value-type="float">
            <text:p>5.8965</text:p>
          </table:table-cell>
          <table:table-cell office:value-type="float" office:value="24.5079659702718" calcext:value-type="float">
            <text:p>24.508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5.88372549019609" calcext:value-type="float">
            <text:p>5.8837</text:p>
          </table:table-cell>
          <table:table-cell office:value-type="float" office:value="24.5006130127391" calcext:value-type="float">
            <text:p>24.500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039216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708" calcext:value-type="float">
            <text:p>0.0051</text:p>
          </table:table-cell>
          <table:table-cell office:value-type="float" office:value="0.00848528137434876" calcext:value-type="float">
            <text:p>0.0085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304509803921" calcext:value-type="float">
            <text:p>379.3045</text:p>
          </table:table-cell>
          <table:table-cell office:value-type="float" office:value="54.7102658739655" calcext:value-type="float">
            <text:p>54.710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5.5639215686275" calcext:value-type="float">
            <text:p>95.5639</text:p>
          </table:table-cell>
          <table:table-cell office:value-type="float" office:value="337.577568351334" calcext:value-type="float">
            <text:p>337.5776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7.4176470588235" calcext:value-type="float">
            <text:p>37.4176</text:p>
          </table:table-cell>
          <table:table-cell office:value-type="float" office:value="120.736807643734" calcext:value-type="float">
            <text:p>120.7368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0568627450990129" calcext:value-type="float">
            <text:p>0.0057</text:p>
          </table:table-cell>
          <table:table-cell office:value-type="float" office:value="0.00748331477367477" calcext:value-type="float">
            <text:p>0.0075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0.957450980392" calcext:value-type="float">
            <text:p>200.9575</text:p>
          </table:table-cell>
          <table:table-cell office:value-type="float" office:value="62.6409957775259" calcext:value-type="float">
            <text:p>62.64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6.07" calcext:value-type="float">
            <text:p>216.0700</text:p>
          </table:table-cell>
          <table:table-cell office:value-type="float" office:value="203.060196078431" calcext:value-type="float">
            <text:p>203.0602</text:p>
          </table:table-cell>
          <table:table-cell office:value-type="float" office:value="38.2742222651224" calcext:value-type="float">
            <text:p>38.27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7.031764705882" calcext:value-type="float">
            <text:p>187.0318</text:p>
          </table:table-cell>
          <table:table-cell office:value-type="float" office:value="37.5039934940269" calcext:value-type="float">
            <text:p>37.50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461176470588" calcext:value-type="float">
            <text:p>176.4612</text:p>
          </table:table-cell>
          <table:table-cell office:value-type="float" office:value="41.3993681352748" calcext:value-type="float">
            <text:p>41.39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9215686275" calcext:value-type="float">
            <text:p>394.5792</text:p>
          </table:table-cell>
          <table:table-cell office:value-type="float" office:value="0.0697567201062232" calcext:value-type="float">
            <text:p>0.06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0196078431" calcext:value-type="float">
            <text:p>394.7402</text:p>
          </table:table-cell>
          <table:table-cell office:value-type="float" office:value="0.160978259401735" calcext:value-type="float">
            <text:p>0.16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2745098039" calcext:value-type="float">
            <text:p>394.6627</text:p>
          </table:table-cell>
          <table:table-cell office:value-type="float" office:value="0.134067147355316" calcext:value-type="float">
            <text:p>0.134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59411764706" calcext:value-type="float">
            <text:p>394.6594</text:p>
          </table:table-cell>
          <table:table-cell office:value-type="float" office:value="0.332818268729105" calcext:value-type="float">
            <text:p>0.33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333</text:p>
          </table:table-cell>
          <table:table-cell table:style-name="Default" table:formula="of:=AVERAGE([.C38:.C67])" office:value-type="float" office:value="54.0930333333333" calcext:value-type="float">
            <text:p>54.0930333333333</text:p>
          </table:table-cell>
          <table:table-cell table:style-name="Default" table:formula="of:=AVERAGE([.D38:.D67])" office:value-type="float" office:value="46.6086666666667" calcext:value-type="float">
            <text:p>46.6086666666667</text:p>
          </table:table-cell>
          <table:table-cell table:style-name="Default" table:formula="of:=AVERAGE([.E38:.E67])" office:value-type="float" office:value="42.5675692810458" calcext:value-type="float">
            <text:p>42.5675692810458</text:p>
          </table:table-cell>
          <table:table-cell table:style-name="Default" table:formula="of:=AVERAGE([.F38:.F67])" office:value-type="float" office:value="13.228651925558" calcext:value-type="float">
            <text:p>13.228651925558</text:p>
          </table:table-cell>
          <table:table-cell table:style-name="Default" table:formula="of:=AVERAGE([.G38:.G67])" office:value-type="float" office:value="0.728104575163399" calcext:value-type="float">
            <text:p>0.728104575163399</text:p>
          </table:table-cell>
          <table:table-cell table:style-name="Default" table:formula="of:=AVERAGE([.H38:.H67])" office:value-type="float" office:value="15.5" calcext:value-type="float">
            <text:p>15.5</text:p>
          </table:table-cell>
          <table:table-cell table:style-name="Default" table:formula="of:=AVERAGE([.I38:.I67])" office:value-type="float" office:value="17.9996666666667" calcext:value-type="float">
            <text:p>17.9996666666667</text:p>
          </table:table-cell>
          <table:table-cell table:style-name="Default" table:formula="of:=AVERAGE([.J38:.J67])" office:value-type="float" office:value="47.0193333333333" calcext:value-type="float">
            <text:p>47.0193333333333</text:p>
          </table:table-cell>
          <table:table-cell table:style-name="Default" table:formula="of:=AVERAGE([.K38:.K67])" office:value-type="float" office:value="20.3673333333333" calcext:value-type="float">
            <text:p>20.3673333333333</text:p>
          </table:table-cell>
          <table:table-cell table:style-name="Default" table:formula="of:=AVERAGE([.L38:.L67])" office:value-type="float" office:value="24.6878888888889" calcext:value-type="float">
            <text:p>24.6878888888889</text:p>
          </table:table-cell>
          <table:table-cell table:style-name="Default" table:formula="of:=AVERAGE([.M38:.M67])" office:value-type="float" office:value="17.103258408875" calcext:value-type="float">
            <text:p>17.103258408875</text:p>
          </table:table-cell>
          <table:table-cell table:style-name="Default" table:formula="of:=AVERAGE([.N38:.N67])" office:value-type="float" office:value="0.852941176470588" calcext:value-type="float">
            <text:p>0.852941176470588</text:p>
          </table:table-cell>
          <table:table-cell table:style-name="Default" table:formula="of:=AVERAGE([.O38:.O67])" office:value-type="float" office:value="15.5" calcext:value-type="float">
            <text:p>15.5</text:p>
          </table:table-cell>
          <table:table-cell table:style-name="Default" table:formula="of:=AVERAGE([.P38:.P67])" office:value-type="float" office:value="18.0016666666667" calcext:value-type="float">
            <text:p>18.0016666666667</text:p>
          </table:table-cell>
          <table:table-cell table:style-name="Default" table:formula="of:=AVERAGE([.Q38:.Q67])" office:value-type="float" office:value="47.2754666666667" calcext:value-type="float">
            <text:p>47.2754666666667</text:p>
          </table:table-cell>
          <table:table-cell table:style-name="Default" table:formula="of:=AVERAGE([.R38:.R67])" office:value-type="float" office:value="19.9138333333333" calcext:value-type="float">
            <text:p>19.9138333333333</text:p>
          </table:table-cell>
          <table:table-cell table:style-name="Default" table:formula="of:=AVERAGE([.S38:.S67])" office:value-type="float" office:value="21.4821862745098" calcext:value-type="float">
            <text:p>21.4821862745098</text:p>
          </table:table-cell>
          <table:table-cell table:style-name="Default" table:formula="of:=AVERAGE([.T38:.T67])" office:value-type="float" office:value="8.49018659609973" calcext:value-type="float">
            <text:p>8.49018659609973</text:p>
          </table:table-cell>
          <table:table-cell table:style-name="Default" table:formula="of:=AVERAGE([.U38:.U67])" office:value-type="float" office:value="0.825490196078431" calcext:value-type="float">
            <text:p>0.825490196078431</text:p>
          </table:table-cell>
          <table:table-cell table:style-name="Default" table:formula="of:=AVERAGE([.V38:.V67])" office:value-type="float" office:value="15.5" calcext:value-type="float">
            <text:p>15.5</text:p>
          </table:table-cell>
          <table:table-cell table:style-name="Default" table:formula="of:=AVERAGE([.W38:.W67])" office:value-type="float" office:value="18.0036666666667" calcext:value-type="float">
            <text:p>18.0036666666667</text:p>
          </table:table-cell>
          <table:table-cell table:style-name="Default" table:formula="of:=AVERAGE([.X38:.X67])" office:value-type="float" office:value="24.6293333333333" calcext:value-type="float">
            <text:p>24.6293333333333</text:p>
          </table:table-cell>
          <table:table-cell table:style-name="Default" table:formula="of:=AVERAGE([.Y38:.Y67])" office:value-type="float" office:value="18.425" calcext:value-type="float">
            <text:p>18.425</text:p>
          </table:table-cell>
          <table:table-cell table:style-name="Default" table:formula="of:=AVERAGE([.Z38:.Z67])" office:value-type="float" office:value="19.6541418300654" calcext:value-type="float">
            <text:p>19.6541418300654</text:p>
          </table:table-cell>
          <table:table-cell table:style-name="Default" table:formula="of:=AVERAGE([.AA38:.AA67])" office:value-type="float" office:value="4.6546818219662" calcext:value-type="float">
            <text:p>4.6546818219662</text:p>
          </table:table-cell>
          <table:table-cell table:style-name="Default" table:formula="of:=AVERAGE([.AB38:.AB67])" office:value-type="float" office:value="0.80718954248366" calcext:value-type="float">
            <text:p>0.80718954248366</text:p>
          </table:table-cell>
          <table:table-cell/>
          <table:table-cell table:style-name="ce10" table:number-columns-repeated="5"/>
          <table:table-cell table:number-columns-repeated="52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8:.E68];&quot;0&quot;)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8:.L6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8:.S6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8:.Z6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number-columns-repeated="58"/>
        </table:table-row>
        <table:table-row table:style-name="ro1"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number-columns-repeated="58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5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392156862746971" calcext:value-type="float">
            <text:p>0.0000</text:p>
          </table:table-cell>
          <table:table-cell office:value-type="float" office:value="0.000200000000000955" calcext:value-type="float">
            <text:p>0.000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3627450980393" calcext:value-type="float">
            <text:p>0.2536</text:p>
          </table:table-cell>
          <table:table-cell office:value-type="float" office:value="0.507352441602484" calcext:value-type="float">
            <text:p>0.5074</text:p>
          </table:table-cell>
          <table:table-cell office:value-type="float" office:value="0.745098039215686" calcext:value-type="float">
            <text:p>0.745098039215686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96352941176472" calcext:value-type="float">
            <text:p>0.9964</text:p>
          </table:table-cell>
          <table:table-cell office:value-type="float" office:value="1.17012583938652" calcext:value-type="float">
            <text:p>1.1701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2.27178431372549" calcext:value-type="float">
            <text:p>2.2718</text:p>
          </table:table-cell>
          <table:table-cell office:value-type="float" office:value="0.86059587496106" calcext:value-type="float">
            <text:p>0.86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5274509803922" calcext:value-type="float">
            <text:p>2.5527</text:p>
          </table:table-cell>
          <table:table-cell office:value-type="float" office:value="2.0211788292974" calcext:value-type="float">
            <text:p>2.0212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3137254901962" calcext:value-type="float">
            <text:p>0.2731</text:p>
          </table:table-cell>
          <table:table-cell office:value-type="float" office:value="0.526504510901856" calcext:value-type="float">
            <text:p>0.5265</text:p>
          </table:table-cell>
          <table:table-cell office:value-type="float" office:value="0.725490196078431" calcext:value-type="float">
            <text:p>0.725490196078431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7907843137255" calcext:value-type="float">
            <text:p>7.7908</text:p>
          </table:table-cell>
          <table:table-cell office:value-type="float" office:value="24.2554797932343" calcext:value-type="float">
            <text:p>24.255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0784313725488" calcext:value-type="float">
            <text:p>0.1908</text:p>
          </table:table-cell>
          <table:table-cell office:value-type="float" office:value="0.466844727934244" calcext:value-type="float">
            <text:p>0.4668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35000000000002" calcext:value-type="float">
            <text:p>3.3500</text:p>
          </table:table-cell>
          <table:table-cell office:value-type="float" office:value="2.40333333333333" calcext:value-type="float">
            <text:p>2.4033</text:p>
          </table:table-cell>
          <table:table-cell office:value-type="float" office:value="3.03039238383411" calcext:value-type="float">
            <text:p>3.03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1490196078431" calcext:value-type="float">
            <text:p>4.5149</text:p>
          </table:table-cell>
          <table:table-cell office:value-type="float" office:value="5.23016538935429" calcext:value-type="float">
            <text:p>5.2302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4313725490229" calcext:value-type="float">
            <text:p>0.2143</text:p>
          </table:table-cell>
          <table:table-cell office:value-type="float" office:value="0.439624840062397" calcext:value-type="float">
            <text:p>0.4396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0196078431395" calcext:value-type="float">
            <text:p>0.2502</text:p>
          </table:table-cell>
          <table:table-cell office:value-type="float" office:value="0.180792698967612" calcext:value-type="float">
            <text:p>0.1808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7450980392187" calcext:value-type="float">
            <text:p>0.1975</text:p>
          </table:table-cell>
          <table:table-cell office:value-type="float" office:value="0.15941141740793" calcext:value-type="float">
            <text:p>0.1594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05490196078435" calcext:value-type="float">
            <text:p>0.5055</text:p>
          </table:table-cell>
          <table:table-cell office:value-type="float" office:value="0.805268899188346" calcext:value-type="float">
            <text:p>0.8053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49411764705886" calcext:value-type="float">
            <text:p>0.3494</text:p>
          </table:table-cell>
          <table:table-cell office:value-type="float" office:value="0.594000000000005" calcext:value-type="float">
            <text:p>0.594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0392156862769" calcext:value-type="float">
            <text:p>0.1404</text:p>
          </table:table-cell>
          <table:table-cell office:value-type="float" office:value="0.154058430473663" calcext:value-type="float">
            <text:p>0.1541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72549019607943" calcext:value-type="float">
            <text:p>0.0773</text:p>
          </table:table-cell>
          <table:table-cell office:value-type="float" office:value="0.168053562889963" calcext:value-type="float">
            <text:p>0.1681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164" calcext:value-type="float">
            <text:p>0.0406</text:p>
          </table:table-cell>
          <table:table-cell office:value-type="float" office:value="0.080932070281209" calcext:value-type="float">
            <text:p>0.080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7450980392084" calcext:value-type="float">
            <text:p>0.0227</text:p>
          </table:table-cell>
          <table:table-cell office:value-type="float" office:value="0.0550272659687941" calcext:value-type="float">
            <text:p>0.0550</text:p>
          </table:table-cell>
          <table:table-cell office:value-type="float" office:value="0.431372549019608" calcext:value-type="float">
            <text:p>0.431372549019608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3137254901918" calcext:value-type="float">
            <text:p>0.0243</text:p>
          </table:table-cell>
          <table:table-cell office:value-type="float" office:value="0.0876812408671165" calcext:value-type="float">
            <text:p>0.087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07504" calcext:value-type="float">
            <text:p>0.0037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80392156861853" calcext:value-type="float">
            <text:p>0.0098</text:p>
          </table:table-cell>
          <table:table-cell office:value-type="float" office:value="0.0141421356237181" calcext:value-type="float">
            <text:p>0.0141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01960784312905" calcext:value-type="float">
            <text:p>0.0090</text:p>
          </table:table-cell>
          <table:table-cell office:value-type="float" office:value="0.0149666295470822" calcext:value-type="float">
            <text:p>0.0150</text:p>
          </table:table-cell>
          <table:table-cell office:value-type="float" office:value="0.549019607843137" calcext:value-type="float">
            <text:p>0.549019607843137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1.764705882353" calcext:value-type="float">
            <text:p>111.7647</text:p>
          </table:table-cell>
          <table:table-cell office:value-type="float" office:value="240" calcext:value-type="float">
            <text:p>240.0000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4705882353" calcext:value-type="float">
            <text:p>78.4347</text:p>
          </table:table-cell>
          <table:table-cell office:value-type="float" office:value="46.8969092158534" calcext:value-type="float">
            <text:p>46.896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3.93921568627457" calcext:value-type="float">
            <text:p>3.9392</text:p>
          </table:table-cell>
          <table:table-cell office:value-type="float" office:value="20.0260127833775" calcext:value-type="float">
            <text:p>20.0260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9.6103921568628" calcext:value-type="float">
            <text:p>19.6104</text:p>
          </table:table-cell>
          <table:table-cell office:value-type="float" office:value="44.7271734184042" calcext:value-type="float">
            <text:p>44.7272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3.3333333333333" calcext:value-type="float">
            <text:p>33.3333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9.2156862745098" calcext:value-type="float">
            <text:p>39.2157</text:p>
          </table:table-cell>
          <table:table-cell office:value-type="float" office:value="78.7400787401181" calcext:value-type="float">
            <text:p>78.7401</text:p>
          </table:table-cell>
          <table:table-cell office:value-type="float" office:value="0.607843137254902" calcext:value-type="float">
            <text:p>0.607843137254902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70588235300823" calcext:value-type="float">
            <text:p>0.0047</text:p>
          </table:table-cell>
          <table:table-cell office:value-type="float" office:value="0.00800000000008367" calcext:value-type="float">
            <text:p>0.0080</text:p>
          </table:table-cell>
          <table:table-cell office:value-type="float" office:value="0.607843137254902" calcext:value-type="float">
            <text:p>0.60784313725490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995490196078" calcext:value-type="float">
            <text:p>348.9955</text:p>
          </table:table-cell>
          <table:table-cell office:value-type="float" office:value="370.717777723162" calcext:value-type="float">
            <text:p>370.71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113.057843137255" calcext:value-type="float">
            <text:p>113.0578</text:p>
          </table:table-cell>
          <table:table-cell office:value-type="float" office:value="210.537180844619" calcext:value-type="float">
            <text:p>210.5372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98.6190196078431" calcext:value-type="float">
            <text:p>98.6190</text:p>
          </table:table-cell>
          <table:table-cell office:value-type="float" office:value="337.28288245329" calcext:value-type="float">
            <text:p>337.282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5.3062745098039" calcext:value-type="float">
            <text:p>75.3063</text:p>
          </table:table-cell>
          <table:table-cell office:value-type="float" office:value="171.799649650399" calcext:value-type="float">
            <text:p>171.7996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1764705883277" calcext:value-type="float">
            <text:p>0.0112</text:p>
          </table:table-cell>
          <table:table-cell office:value-type="float" office:value="0.0126491106406764" calcext:value-type="float">
            <text:p>0.0126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4.231176470588" calcext:value-type="float">
            <text:p>204.2312</text:p>
          </table:table-cell>
          <table:table-cell office:value-type="float" office:value="35.0070635729418" calcext:value-type="float">
            <text:p>35.00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5.673333333333" calcext:value-type="float">
            <text:p>195.6733</text:p>
          </table:table-cell>
          <table:table-cell office:value-type="float" office:value="32.9557734547378" calcext:value-type="float">
            <text:p>32.95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1.47" calcext:value-type="float">
            <text:p>231.4700</text:p>
          </table:table-cell>
          <table:table-cell office:value-type="float" office:value="225.95" calcext:value-type="float">
            <text:p>225.9500</text:p>
          </table:table-cell>
          <table:table-cell office:value-type="float" office:value="207.156862745098" calcext:value-type="float">
            <text:p>207.1569</text:p>
          </table:table-cell>
          <table:table-cell office:value-type="float" office:value="37.729081727495" calcext:value-type="float">
            <text:p>37.72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95.406274509804" calcext:value-type="float">
            <text:p>195.4063</text:p>
          </table:table-cell>
          <table:table-cell office:value-type="float" office:value="35.9064351057022" calcext:value-type="float">
            <text:p>35.906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5294117647" calcext:value-type="float">
            <text:p>394.7653</text:p>
          </table:table-cell>
          <table:table-cell office:value-type="float" office:value="0.0969742233792334" calcext:value-type="float">
            <text:p>0.09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8431372549" calcext:value-type="float">
            <text:p>394.8484</text:p>
          </table:table-cell>
          <table:table-cell office:value-type="float" office:value="0.158612735932568" calcext:value-type="float">
            <text:p>0.15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93333333333" calcext:value-type="float">
            <text:p>394.7933</text:p>
          </table:table-cell>
          <table:table-cell office:value-type="float" office:value="0.32204658048176" calcext:value-type="float">
            <text:p>0.32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79607843137" calcext:value-type="float">
            <text:p>394.6796</text:p>
          </table:table-cell>
          <table:table-cell office:value-type="float" office:value="0.144630563851453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6667</text:p>
          </table:table-cell>
          <table:table-cell table:style-name="Default" table:formula="of:=AVERAGE([.D73:.D102])" office:value-type="float" office:value="46.6986666666667" calcext:value-type="float">
            <text:p>46.6986666666667</text:p>
          </table:table-cell>
          <table:table-cell table:style-name="Default" table:formula="of:=AVERAGE([.E73:.E102])" office:value-type="float" office:value="43.5940339869281" calcext:value-type="float">
            <text:p>43.5940339869281</text:p>
          </table:table-cell>
          <table:table-cell table:style-name="Default" table:formula="of:=AVERAGE([.F73:.F102])" office:value-type="float" office:value="20.7529621701546" calcext:value-type="float">
            <text:p>20.7529621701546</text:p>
          </table:table-cell>
          <table:table-cell table:style-name="Default" table:formula="of:=AVERAGE([.G73:.G102])" office:value-type="float" office:value="0.698039215686274" calcext:value-type="float">
            <text:p>0.698039215686274</text:p>
          </table:table-cell>
          <table:table-cell table:style-name="Default" table:formula="of:=AVERAGE([.H73:.H102])" office:value-type="float" office:value="15.5" calcext:value-type="float">
            <text:p>15.5</text:p>
          </table:table-cell>
          <table:table-cell table:style-name="Default" table:formula="of:=AVERAGE([.I73:.I102])" office:value-type="float" office:value="17.9996666666667" calcext:value-type="float">
            <text:p>17.999666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5" calcext:value-type="float">
            <text:p>19.9185</text:p>
          </table:table-cell>
          <table:table-cell table:style-name="Default" table:formula="of:=AVERAGE([.L73:.L102])" office:value-type="float" office:value="27.8812967320261" calcext:value-type="float">
            <text:p>27.8812967320261</text:p>
          </table:table-cell>
          <table:table-cell table:style-name="Default" table:formula="of:=AVERAGE([.M73:.M102])" office:value-type="float" office:value="17.6878856281697" calcext:value-type="float">
            <text:p>17.6878856281697</text:p>
          </table:table-cell>
          <table:table-cell table:style-name="Default" table:formula="of:=AVERAGE([.N73:.N102])" office:value-type="float" office:value="0.769934640522876" calcext:value-type="float">
            <text:p>0.769934640522876</text:p>
          </table:table-cell>
          <table:table-cell table:style-name="Default" table:formula="of:=AVERAGE([.O73:.O102])" office:value-type="float" office:value="15.5" calcext:value-type="float">
            <text:p>15.5</text:p>
          </table:table-cell>
          <table:table-cell table:style-name="Default" table:formula="of:=AVERAGE([.P73:.P102])" office:value-type="float" office:value="18.0240666666667" calcext:value-type="float">
            <text:p>18.0240666666667</text:p>
          </table:table-cell>
          <table:table-cell table:style-name="Default" table:formula="of:=AVERAGE([.Q73:.Q102])" office:value-type="float" office:value="47.5397333333333" calcext:value-type="float">
            <text:p>47.5397333333333</text:p>
          </table:table-cell>
          <table:table-cell table:style-name="Default" table:formula="of:=AVERAGE([.R73:.R102])" office:value-type="float" office:value="20.8903" calcext:value-type="float">
            <text:p>20.8903</text:p>
          </table:table-cell>
          <table:table-cell table:style-name="Default" table:formula="of:=AVERAGE([.S73:.S102])" office:value-type="float" office:value="25.0214843137255" calcext:value-type="float">
            <text:p>25.0214843137255</text:p>
          </table:table-cell>
          <table:table-cell table:style-name="Default" table:formula="of:=AVERAGE([.T73:.T102])" office:value-type="float" office:value="17.3989378102746" calcext:value-type="float">
            <text:p>17.3989378102746</text:p>
          </table:table-cell>
          <table:table-cell table:style-name="Default" table:formula="of:=AVERAGE([.U73:.U102])" office:value-type="float" office:value="0.780392156862745" calcext:value-type="float">
            <text:p>0.780392156862745</text:p>
          </table:table-cell>
          <table:table-cell table:style-name="Default" table:formula="of:=AVERAGE([.V73:.V102])" office:value-type="float" office:value="15.5" calcext:value-type="float">
            <text:p>15.5</text:p>
          </table:table-cell>
          <table:table-cell table:style-name="Default" table:formula="of:=AVERAGE([.W73:.W102])" office:value-type="float" office:value="18.0240666666667" calcext:value-type="float">
            <text:p>18.0240666666667</text:p>
          </table:table-cell>
          <table:table-cell table:style-name="Default" table:formula="of:=AVERAGE([.X73:.X102])" office:value-type="float" office:value="37.8090666666667" calcext:value-type="float">
            <text:p>37.8090666666667</text:p>
          </table:table-cell>
          <table:table-cell table:style-name="Default" table:formula="of:=AVERAGE([.Y73:.Y102])" office:value-type="float" office:value="20.0844" calcext:value-type="float">
            <text:p>20.0844</text:p>
          </table:table-cell>
          <table:table-cell table:style-name="Default" table:formula="of:=AVERAGE([.Z73:.Z102])" office:value-type="float" office:value="23.7477745098039" calcext:value-type="float">
            <text:p>23.7477745098039</text:p>
          </table:table-cell>
          <table:table-cell table:style-name="Default" table:formula="of:=AVERAGE([.AA73:.AA102])" office:value-type="float" office:value="9.83704380451695" calcext:value-type="float">
            <text:p>9.83704380451695</text:p>
          </table:table-cell>
          <table:table-cell table:style-name="Default" table:formula="of:=AVERAGE([.AB73:.AB102])" office:value-type="float" office:value="0.766013071895425" calcext:value-type="float">
            <text:p>0.766013071895425</text:p>
          </table:table-cell>
          <table:table-cell table:number-columns-repeated="58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73:.E103];&quot;0&quot;)" office:value-type="float" office:value="14" calcext:value-type="float">
            <text:p>14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73:.L103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73:.S103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73:.Z103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number-columns-repeated="58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24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24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24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24"/>
          <table:table-cell table:style-name="ce11"/>
          <table:table-cell table:number-columns-repeated="58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76470588236137" calcext:value-type="float">
            <text:p>0.0002</text:p>
          </table:table-cell>
          <table:table-cell office:value-type="float" office:value="0.000916515138995544" calcext:value-type="float">
            <text:p>0.0009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31372549019717" calcext:value-type="float">
            <text:p>0.0004</text:p>
          </table:table-cell>
          <table:table-cell office:value-type="float" office:value="0.0031112698372216" calcext:value-type="float">
            <text:p>0.003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1696078431373" calcext:value-type="float">
            <text:p>0.9170</text:p>
          </table:table-cell>
          <table:table-cell office:value-type="float" office:value="0.562856997824494" calcext:value-type="float">
            <text:p>0.5629</text:p>
          </table:table-cell>
          <table:table-cell office:value-type="float" office:value="0.196078431372549" calcext:value-type="float">
            <text:p>0.196078431372549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2401960784314" calcext:value-type="float">
            <text:p>2.0240</text:p>
          </table:table-cell>
          <table:table-cell office:value-type="float" office:value="0.937996492530736" calcext:value-type="float">
            <text:p>0.93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71199999999999" calcext:value-type="float">
            <text:p>2.7120</text:p>
          </table:table-cell>
          <table:table-cell office:value-type="float" office:value="3.02107843137255" calcext:value-type="float">
            <text:p>3.0211</text:p>
          </table:table-cell>
          <table:table-cell office:value-type="float" office:value="1.10158815353109" calcext:value-type="float">
            <text:p>1.101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2317647058824" calcext:value-type="float">
            <text:p>3.6232</text:p>
          </table:table-cell>
          <table:table-cell office:value-type="float" office:value="1.1706115495757" calcext:value-type="float">
            <text:p>1.1706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77941176470592" calcext:value-type="float">
            <text:p>0.8779</text:p>
          </table:table-cell>
          <table:table-cell office:value-type="float" office:value="1.32749557438058" calcext:value-type="float">
            <text:p>1.3275</text:p>
          </table:table-cell>
          <table:table-cell office:value-type="float" office:value="0.313725490196078" calcext:value-type="float">
            <text:p>0.313725490196078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0678431372549" calcext:value-type="float">
            <text:p>29.0678</text:p>
          </table:table-cell>
          <table:table-cell office:value-type="float" office:value="102.984668179297" calcext:value-type="float">
            <text:p>102.98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4901960784313" calcext:value-type="float">
            <text:p>0.2749</text:p>
          </table:table-cell>
          <table:table-cell office:value-type="float" office:value="0.175385290147141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61117647058823" calcext:value-type="float">
            <text:p>4.6112</text:p>
          </table:table-cell>
          <table:table-cell office:value-type="float" office:value="3.42729397630258" calcext:value-type="float">
            <text:p>3.4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45921568627451" calcext:value-type="float">
            <text:p>5.4592</text:p>
          </table:table-cell>
          <table:table-cell office:value-type="float" office:value="4.3617902287937" calcext:value-type="float">
            <text:p>4.3618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61960784313755" calcext:value-type="float">
            <text:p>0.2620</text:p>
          </table:table-cell>
          <table:table-cell office:value-type="float" office:value="0.319167667535447" calcext:value-type="float">
            <text:p>0.3192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6862745098078" calcext:value-type="float">
            <text:p>0.2469</text:p>
          </table:table-cell>
          <table:table-cell office:value-type="float" office:value="0.170117606378665" calcext:value-type="float">
            <text:p>0.1701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2549019607877" calcext:value-type="float">
            <text:p>0.2425</text:p>
          </table:table-cell>
          <table:table-cell office:value-type="float" office:value="0.156089717790767" calcext:value-type="float">
            <text:p>0.1561</text:p>
          </table:table-cell>
          <table:table-cell office:value-type="float" office:value="0.156862745098039" calcext:value-type="float">
            <text:p>0.15686274509803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8901960784314" calcext:value-type="float">
            <text:p>0.3890</text:p>
          </table:table-cell>
          <table:table-cell office:value-type="float" office:value="0.794251849226685" calcext:value-type="float">
            <text:p>0.794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8825" calcext:value-type="float">
            <text:p>0.0194</text:p>
          </table:table-cell>
          <table:table-cell office:value-type="float" office:value="0.140007142674938" calcext:value-type="float">
            <text:p>0.1400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137254901961" calcext:value-type="float">
            <text:p>0.2914</text:p>
          </table:table-cell>
          <table:table-cell office:value-type="float" office:value="0.57795155506323" calcext:value-type="float">
            <text:p>0.578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6470588235317" calcext:value-type="float">
            <text:p>0.1365</text:p>
          </table:table-cell>
          <table:table-cell office:value-type="float" office:value="0.19944924166317" calcext:value-type="float">
            <text:p>0.1994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15686274509865" calcext:value-type="float">
            <text:p>0.0816</text:p>
          </table:table-cell>
          <table:table-cell office:value-type="float" office:value="0.139842768851323" calcext:value-type="float">
            <text:p>0.1398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58823529411706" calcext:value-type="float">
            <text:p>0.0359</text:p>
          </table:table-cell>
          <table:table-cell office:value-type="float" office:value="0.082012194215266" calcext:value-type="float">
            <text:p>0.082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492" calcext:value-type="float">
            <text:p>0.0253</text:p>
          </table:table-cell>
          <table:table-cell office:value-type="float" office:value="0.0495782210249712" calcext:value-type="float">
            <text:p>0.0496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2352941176438" calcext:value-type="float">
            <text:p>0.0182</text:p>
          </table:table-cell>
          <table:table-cell office:value-type="float" office:value="0.0759341820262652" calcext:value-type="float">
            <text:p>0.0759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616441400296337" calcext:value-type="float">
            <text:p>0.0062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163095064302853" calcext:value-type="float">
            <text:p>0.016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7450980392041" calcext:value-type="float">
            <text:p>0.0127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01960784313633" calcext:value-type="float">
            <text:p>0.0102</text:p>
          </table:table-cell>
          <table:table-cell office:value-type="float" office:value="0.0144222051018428" calcext:value-type="float">
            <text:p>0.0144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1.176470588235" calcext:value-type="float">
            <text:p>141.1765</text:p>
          </table:table-cell>
          <table:table-cell office:value-type="float" office:value="207.846096908265" calcext:value-type="float">
            <text:p>207.8461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3.5294117647059" calcext:value-type="float">
            <text:p>23.5294</text:p>
          </table:table-cell>
          <table:table-cell office:value-type="float" office:value="84.8528137423857" calcext:value-type="float">
            <text:p>84.85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507843137255" calcext:value-type="float">
            <text:p>72.5508</text:p>
          </table:table-cell>
          <table:table-cell office:value-type="float" office:value="52.9116248285762" calcext:value-type="float">
            <text:p>52.9116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5.7284313725491" calcext:value-type="float">
            <text:p>15.7284</text:p>
          </table:table-cell>
          <table:table-cell office:value-type="float" office:value="40.0480255942787" calcext:value-type="float">
            <text:p>40.048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1.5709803921569" calcext:value-type="float">
            <text:p>21.5710</text:p>
          </table:table-cell>
          <table:table-cell office:value-type="float" office:value="46.9092744774422" calcext:value-type="float">
            <text:p>46.9093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3.1376470588235" calcext:value-type="float">
            <text:p>43.1376</text:p>
          </table:table-cell>
          <table:table-cell office:value-type="float" office:value="66.333098857207" calcext:value-type="float">
            <text:p>66.3331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2.9411764705882" calcext:value-type="float">
            <text:p>52.9412</text:p>
          </table:table-cell>
          <table:table-cell office:value-type="float" office:value="73.4846922834953" calcext:value-type="float">
            <text:p>73.4847</text:p>
          </table:table-cell>
          <table:table-cell office:value-type="float" office:value="0.470588235294118" calcext:value-type="float">
            <text:p>0.470588235294118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1372549020335" calcext:value-type="float">
            <text:p>0.0131</text:p>
          </table:table-cell>
          <table:table-cell office:value-type="float" office:value="0.0308220700147505" calcext:value-type="float">
            <text:p>0.0308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732156862745" calcext:value-type="float">
            <text:p>371.7322</text:p>
          </table:table-cell>
          <table:table-cell office:value-type="float" office:value="77.3050034215121" calcext:value-type="float">
            <text:p>77.30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18.906078431372" calcext:value-type="float">
            <text:p>218.9061</text:p>
          </table:table-cell>
          <table:table-cell office:value-type="float" office:value="256.668454906324" calcext:value-type="float">
            <text:p>256.6685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6.532549019608" calcext:value-type="float">
            <text:p>166.5325</text:p>
          </table:table-cell>
          <table:table-cell office:value-type="float" office:value="294.65259262053" calcext:value-type="float">
            <text:p>294.6526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7.9801960784313" calcext:value-type="float">
            <text:p>67.9802</text:p>
          </table:table-cell>
          <table:table-cell office:value-type="float" office:value="163.447745392832" calcext:value-type="float">
            <text:p>163.4477</text:p>
          </table:table-cell>
          <table:table-cell office:value-type="float" office:value="0.823529411764706" calcext:value-type="float">
            <text:p>0.823529411764706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70588235295166" calcext:value-type="float">
            <text:p>0.0171</text:p>
          </table:table-cell>
          <table:table-cell office:value-type="float" office:value="0.0215406592285818" calcext:value-type="float">
            <text:p>0.021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202.920196078431" calcext:value-type="float">
            <text:p>202.9202</text:p>
          </table:table-cell>
          <table:table-cell office:value-type="float" office:value="26.7597322109172" calcext:value-type="float">
            <text:p>26.759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4" calcext:value-type="float">
            <text:p>211.3400</text:p>
          </table:table-cell>
          <table:table-cell office:value-type="float" office:value="200.392549019608" calcext:value-type="float">
            <text:p>200.3925</text:p>
          </table:table-cell>
          <table:table-cell office:value-type="float" office:value="33.7236818274636" calcext:value-type="float">
            <text:p>33.72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1.53" calcext:value-type="float">
            <text:p>231.53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89.413333333333" calcext:value-type="float">
            <text:p>189.4133</text:p>
          </table:table-cell>
          <table:table-cell office:value-type="float" office:value="53.3571729948278" calcext:value-type="float">
            <text:p>53.357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22.61" calcext:value-type="float">
            <text:p>222.6100</text:p>
          </table:table-cell>
          <table:table-cell office:value-type="float" office:value="196.733921568627" calcext:value-type="float">
            <text:p>196.7339</text:p>
          </table:table-cell>
          <table:table-cell office:value-type="float" office:value="57.0194242868166" calcext:value-type="float">
            <text:p>57.019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0392156863" calcext:value-type="float">
            <text:p>394.9104</text:p>
          </table:table-cell>
          <table:table-cell office:value-type="float" office:value="0.187333926452203" calcext:value-type="float">
            <text:p>0.18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4" calcext:value-type="float">
            <text:p>394.8400</text:p>
          </table:table-cell>
          <table:table-cell office:value-type="float" office:value="394.880196078431" calcext:value-type="float">
            <text:p>394.8802</text:p>
          </table:table-cell>
          <table:table-cell office:value-type="float" office:value="0.263457776503309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9" calcext:value-type="float">
            <text:p>394.6900</text:p>
          </table:table-cell>
          <table:table-cell office:value-type="float" office:value="394.753529411765" calcext:value-type="float">
            <text:p>394.7535</text:p>
          </table:table-cell>
          <table:table-cell office:value-type="float" office:value="0.235282808551747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8" calcext:value-type="float">
            <text:p>394.6800</text:p>
          </table:table-cell>
          <table:table-cell office:value-type="float" office:value="394.687058823529" calcext:value-type="float">
            <text:p>394.6871</text:p>
          </table:table-cell>
          <table:table-cell office:value-type="float" office:value="0.547200146198602" calcext:value-type="float">
            <text:p>0.5472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6667</text:p>
          </table:table-cell>
          <table:table-cell table:style-name="Default" table:formula="of:=AVERAGE([.C107:.C136])" office:value-type="float" office:value="58.3650333333333" calcext:value-type="float">
            <text:p>58.3650333333333</text:p>
          </table:table-cell>
          <table:table-cell table:style-name="Default" table:formula="of:=AVERAGE([.D107:.D136])" office:value-type="float" office:value="46.2283333333334" calcext:value-type="float">
            <text:p>46.2283333333334</text:p>
          </table:table-cell>
          <table:table-cell table:style-name="Default" table:formula="of:=AVERAGE([.E107:.E136])" office:value-type="float" office:value="45.4749535947712" calcext:value-type="float">
            <text:p>45.4749535947712</text:p>
          </table:table-cell>
          <table:table-cell table:style-name="Default" table:formula="of:=AVERAGE([.F107:.F136])" office:value-type="float" office:value="14.6822610690661" calcext:value-type="float">
            <text:p>14.6822610690661</text:p>
          </table:table-cell>
          <table:table-cell table:style-name="Default" table:formula="of:=AVERAGE([.G107:.G136])" office:value-type="float" office:value="0.680392156862745" calcext:value-type="float">
            <text:p>0.680392156862745</text:p>
          </table:table-cell>
          <table:table-cell table:style-name="Default" table:formula="of:=AVERAGE([.H107:.H136])" office:value-type="float" office:value="15.5" calcext:value-type="float">
            <text:p>15.5</text:p>
          </table:table-cell>
          <table:table-cell table:style-name="Default" table:formula="of:=AVERAGE([.I107:.I136])" office:value-type="float" office:value="18.0279666666667" calcext:value-type="float">
            <text:p>18.0279666666667</text:p>
          </table:table-cell>
          <table:table-cell table:style-name="Default" table:formula="of:=AVERAGE([.J107:.J136])" office:value-type="float" office:value="47.2787666666667" calcext:value-type="float">
            <text:p>47.2787666666667</text:p>
          </table:table-cell>
          <table:table-cell table:style-name="Default" table:formula="of:=AVERAGE([.K107:.K136])" office:value-type="float" office:value="33.1843333333333" calcext:value-type="float">
            <text:p>33.1843333333333</text:p>
          </table:table-cell>
          <table:table-cell table:style-name="Default" table:formula="of:=AVERAGE([.L107:.L136])" office:value-type="float" office:value="32.65267124183" calcext:value-type="float">
            <text:p>32.65267124183</text:p>
          </table:table-cell>
          <table:table-cell table:style-name="Default" table:formula="of:=AVERAGE([.M107:.M136])" office:value-type="float" office:value="18.2337469135649" calcext:value-type="float">
            <text:p>18.2337469135649</text:p>
          </table:table-cell>
          <table:table-cell table:style-name="Default" table:formula="of:=AVERAGE([.N107:.N136])" office:value-type="float" office:value="0.741176470588235" calcext:value-type="float">
            <text:p>0.741176470588235</text:p>
          </table:table-cell>
          <table:table-cell table:style-name="Default" table:formula="of:=AVERAGE([.O107:.O136])" office:value-type="float" office:value="15.5" calcext:value-type="float">
            <text:p>15.5</text:p>
          </table:table-cell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905333333333" calcext:value-type="float">
            <text:p>47.8905333333333</text:p>
          </table:table-cell>
          <table:table-cell table:style-name="Default" table:formula="of:=AVERAGE([.R107:.R136])" office:value-type="float" office:value="20.0870666666667" calcext:value-type="float">
            <text:p>20.0870666666667</text:p>
          </table:table-cell>
          <table:table-cell table:style-name="Default" table:formula="of:=AVERAGE([.S107:.S136])" office:value-type="float" office:value="27.5111732026144" calcext:value-type="float">
            <text:p>27.5111732026144</text:p>
          </table:table-cell>
          <table:table-cell table:style-name="Default" table:formula="of:=AVERAGE([.T107:.T136])" office:value-type="float" office:value="16.8170474152484" calcext:value-type="float">
            <text:p>16.8170474152484</text:p>
          </table:table-cell>
          <table:table-cell table:style-name="Default" table:formula="of:=AVERAGE([.U107:.U136])" office:value-type="float" office:value="0.758823529411765" calcext:value-type="float">
            <text:p>0.758823529411765</text:p>
          </table:table-cell>
          <table:table-cell table:style-name="Default" table:formula="of:=AVERAGE([.V107:.V136])" office:value-type="float" office:value="15.5" calcext:value-type="float">
            <text:p>15.5</text:p>
          </table:table-cell>
          <table:table-cell table:style-name="Default" table:formula="of:=AVERAGE([.W107:.W136])" office:value-type="float" office:value="18.0368333333333" calcext:value-type="float">
            <text:p>18.0368333333333</text:p>
          </table:table-cell>
          <table:table-cell table:style-name="Default" table:formula="of:=AVERAGE([.X107:.X136])" office:value-type="float" office:value="38.0696666666667" calcext:value-type="float">
            <text:p>38.0696666666667</text:p>
          </table:table-cell>
          <table:table-cell table:style-name="Default" table:formula="of:=AVERAGE([.Y107:.Y136])" office:value-type="float" office:value="24.2264" calcext:value-type="float">
            <text:p>24.2264</text:p>
          </table:table-cell>
          <table:table-cell table:style-name="Default" table:formula="of:=AVERAGE([.Z107:.Z136])" office:value-type="float" office:value="24.1173281045751" calcext:value-type="float">
            <text:p>24.1173281045751</text:p>
          </table:table-cell>
          <table:table-cell table:style-name="Default" table:formula="of:=AVERAGE([.AA107:.AA136])" office:value-type="float" office:value="10.0763654124562" calcext:value-type="float">
            <text:p>10.0763654124562</text:p>
          </table:table-cell>
          <table:table-cell table:style-name="Default" table:formula="of:=AVERAGE([.AB107:.AB136])" office:value-type="float" office:value="0.715686274509804" calcext:value-type="float">
            <text:p>0.715686274509804</text:p>
          </table:table-cell>
          <table:table-cell table:number-columns-repeated="58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07:.E137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07:.L137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07:.S137];&quot;0&quot;)" office:value-type="float" office:value="16" calcext:value-type="float">
            <text:p>16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07:.Z137];&quot;0&quot;)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number-columns-repeated="58"/>
        </table:table-row>
        <table:table-row table:style-name="ro1" table:number-rows-repeated="8">
          <table:table-cell table:style-name="Default" table:number-columns-repeated="28"/>
          <table:table-cell table:number-columns-repeated="58"/>
        </table:table-row>
        <table:table-row table:style-name="ro1">
          <table:table-cell/>
          <table:table-cell table:style-name="ce7"/>
          <table:table-cell table:style-name="Default" table:number-columns-repeated="26"/>
          <table:table-cell table:number-columns-repeated="58"/>
        </table:table-row>
        <table:table-row table:style-name="ro1" table:number-rows-repeated="8">
          <table:table-cell/>
          <table:table-cell table:style-name="ce8"/>
          <table:table-cell table:number-columns-repeated="4"/>
          <table:table-cell table:style-name="ce10" table:number-columns-repeated="2"/>
          <table:table-cell table:number-columns-repeated="5"/>
          <table:table-cell table:style-name="ce10" table:number-columns-repeated="2"/>
          <table:table-cell/>
          <table:table-cell table:style-name="Default" table:number-columns-repeated="12"/>
          <table:table-cell table:number-columns-repeated="58"/>
        </table:table-row>
        <table:table-row table:style-name="ro1">
          <table:table-cell table:style-name="ce1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24"/>
          <table:table-cell table:style-name="ce11"/>
          <table:table-cell table:style-name="ce1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24"/>
          <table:table-cell table:style-name="ce11"/>
          <table:table-cell table:style-name="ce5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7" table:number-rows-spanned="1">
            <text:p>Distance factor = 0.5, population=250</text:p>
          </table:table-cell>
          <table:covered-table-cell table:style-name="ce5"/>
          <table:covered-table-cell table:number-columns-repeated="5"/>
          <table:table-cell table:style-name="ce12"/>
          <table:table-cell table:style-name="ce5" office:value-type="string" calcext:value-type="string" table:number-columns-spanned="7" table:number-rows-spanned="1">
            <text:p>Distance factor = 0.6, population=250</text:p>
          </table:table-cell>
          <table:covered-table-cell table:style-name="ce5"/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12"/>
          <table:table-cell table:style-name="ce1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24"/>
          <table:table-cell table:style-name="ce11"/>
          <table:table-cell table:style-name="ce1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24"/>
          <table:table-cell table:style-name="ce11"/>
          <table:table-cell table:style-name="ce1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24"/>
          <table:table-cell table:style-name="ce11"/>
          <table:table-cell table:style-name="ce1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24"/>
          <table:table-cell table:style-name="ce1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2"/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2"/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</table:table-row>
        <table:table-row table:style-name="ro1">
          <table:table-cell office:value-type="string" calcext:value-type="string">
            <text:p>Función</text:p>
          </table:table-cell>
          <table:table-cell office:value-type="float" office:value="0" calcext:value-type="float">
            <text:p>0.0000</text:p>
          </table:table-cell>
          <table:table-cell office:value-type="float" office:value="6324.14" calcext:value-type="float">
            <text:p>6324.1400</text:p>
          </table:table-cell>
          <table:table-cell office:value-type="float" office:value="286.223" calcext:value-type="float">
            <text:p>286.2230</text:p>
          </table:table-cell>
          <table:table-cell office:value-type="float" office:value="1193.15580392157" calcext:value-type="float">
            <text:p>1193.1558</text:p>
          </table:table-cell>
          <table:table-cell office:value-type="float" office:value="2282.26609948624" calcext:value-type="float">
            <text:p>2282.2661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20000000000056" calcext:value-type="float">
            <text:p>0.02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431372549019717" calcext:value-type="float">
            <text:p>0.0004</text:p>
          </table:table-cell>
          <table:table-cell table:style-name="ce10" office:value-type="float" office:value="0.0031112698372216" calcext:value-type="float">
            <text:p>0.0031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00000000000011" calcext:value-type="float">
            <text:p>0.003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0588235294117669" calcext:value-type="float">
            <text:p>0.0001</text:p>
          </table:table-cell>
          <table:table-cell table:style-name="ce10" office:value-type="float" office:value="0.000424264068711945" calcext:value-type="float">
            <text:p>0.0004</text:p>
          </table:table-cell>
          <table:table-cell table:style-name="ce12"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50486.8" calcext:value-type="float">
            <text:p>50486.8000</text:p>
          </table:table-cell>
          <table:table-cell office:value-type="float" office:value="93.739" calcext:value-type="float">
            <text:p>93.7390</text:p>
          </table:table-cell>
          <table:table-cell office:value-type="float" office:value="2995.66543137255" calcext:value-type="float">
            <text:p>2995.6654</text:p>
          </table:table-cell>
          <table:table-cell office:value-type="float" office:value="8779.7784515843" calcext:value-type="float">
            <text:p>8779.778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0.12299999999999" calcext:value-type="float">
            <text:p>0.1230</text:p>
          </table:table-cell>
          <table:table-cell office:value-type="float" office:value="0" calcext:value-type="float">
            <text:p>0.0000</text:p>
          </table:table-cell>
          <table:table-cell office:value-type="float" office:value="0.00243137254901896" calcext:value-type="float">
            <text:p>0.0024</text:p>
          </table:table-cell>
          <table:table-cell office:value-type="float" office:value="0.0173954016912502" calcext:value-type="float">
            <text:p>0.0174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7.48200000000003" calcext:value-type="float">
            <text:p>7.4820</text:p>
          </table:table-cell>
          <table:table-cell office:value-type="float" office:value="0" calcext:value-type="float">
            <text:p>0.0000</text:p>
          </table:table-cell>
          <table:table-cell office:value-type="float" office:value="1.69327450980392" calcext:value-type="float">
            <text:p>1.6933</text:p>
          </table:table-cell>
          <table:table-cell office:value-type="float" office:value="3.18939430299861" calcext:value-type="float">
            <text:p>3.1894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3.888" calcext:value-type="float">
            <text:p>23.8880</text:p>
          </table:table-cell>
          <table:table-cell office:value-type="float" office:value="11.946" calcext:value-type="float">
            <text:p>11.9460</text:p>
          </table:table-cell>
          <table:table-cell office:value-type="float" office:value="11.7723529411765" calcext:value-type="float">
            <text:p>11.7724</text:p>
          </table:table-cell>
          <table:table-cell office:value-type="float" office:value="13.1305787656143" calcext:value-type="float">
            <text:p>13.13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734000000000037" calcext:value-type="float">
            <text:p>0.7340</text:p>
          </table:table-cell>
          <table:table-cell office:value-type="float" office:value="0" calcext:value-type="float">
            <text:p>0.0000</text:p>
          </table:table-cell>
          <table:table-cell office:value-type="float" office:value="0.0272941176470532" calcext:value-type="float">
            <text:p>0.0273</text:p>
          </table:table-cell>
          <table:table-cell office:value-type="float" office:value="0.110821478062698" calcext:value-type="float">
            <text:p>0.1108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9799999999996" calcext:value-type="float">
            <text:p>5.5980</text:p>
          </table:table-cell>
          <table:table-cell office:value-type="float" office:value="38.588" calcext:value-type="float">
            <text:p>38.5880</text:p>
          </table:table-cell>
          <table:table-cell office:value-type="float" office:value="21.581" calcext:value-type="float">
            <text:p>21.5810</text:p>
          </table:table-cell>
          <table:table-cell office:value-type="float" office:value="21.6508431372549" calcext:value-type="float">
            <text:p>21.6508</text:p>
          </table:table-cell>
          <table:table-cell office:value-type="float" office:value="6.23868589848854" calcext:value-type="float">
            <text:p>6.23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8000000000052" calcext:value-type="float">
            <text:p>0.618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881568627450999" calcext:value-type="float">
            <text:p>0.0882</text:p>
          </table:table-cell>
          <table:table-cell table:style-name="ce10" office:value-type="float" office:value="0.225799025684351" calcext:value-type="float">
            <text:p>0.2258</text:p>
          </table:table-cell>
          <table:table-cell table:style-name="ce12" office:value-type="float" office:value="0.843137254901961" calcext:value-type="float">
            <text:p>0.843137254901961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61199999999997" calcext:value-type="float">
            <text:p>1.6120</text:p>
          </table:table-cell>
          <table:table-cell table:style-name="ce10" office:value-type="float" office:value="0.509000000000015" calcext:value-type="float">
            <text:p>0.5090</text:p>
          </table:table-cell>
          <table:table-cell table:style-name="ce10" office:value-type="float" office:value="0.422843137254903" calcext:value-type="float">
            <text:p>0.4228</text:p>
          </table:table-cell>
          <table:table-cell table:style-name="ce10" office:value-type="float" office:value="0.733231750540035" calcext:value-type="float">
            <text:p>0.7332</text:p>
          </table:table-cell>
          <table:table-cell table:style-name="ce12" office:value-type="float" office:value="0.411764705882353" calcext:value-type="float">
            <text:p>0.41176470588235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49900000000002" calcext:value-type="float">
            <text:p>2.4990</text:p>
          </table:table-cell>
          <table:table-cell table:style-name="ce10" office:value-type="float" office:value="0.995000000000005" calcext:value-type="float">
            <text:p>0.9950</text:p>
          </table:table-cell>
          <table:table-cell table:style-name="ce10" office:value-type="float" office:value="0.996352941176472" calcext:value-type="float">
            <text:p>0.9964</text:p>
          </table:table-cell>
          <table:table-cell table:style-name="ce10" office:value-type="float" office:value="1.17012583938652" calcext:value-type="float">
            <text:p>1.1701</text:p>
          </table:table-cell>
          <table:table-cell table:style-name="ce12" office:value-type="float" office:value="0.0980392156862745" calcext:value-type="float">
            <text:p>0.098039215686275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49900000000002" calcext:value-type="float">
            <text:p>2.4990</text:p>
          </table:table-cell>
          <table:table-cell table:style-name="ce10" office:value-type="float" office:value="1.25800000000004" calcext:value-type="float">
            <text:p>1.2580</text:p>
          </table:table-cell>
          <table:table-cell table:style-name="ce10" office:value-type="float" office:value="1.21415686274511" calcext:value-type="float">
            <text:p>1.2142</text:p>
          </table:table-cell>
          <table:table-cell table:style-name="ce10" office:value-type="float" office:value="0.655959770107894" calcext:value-type="float">
            <text:p>0.6560</text:p>
          </table:table-cell>
          <table:table-cell table:style-name="ce12" office:value-type="float" office:value="0.0784313725490196" calcext:value-type="float">
            <text:p>0.07843137254902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98500000000001" calcext:value-type="float">
            <text:p>2.9850</text:p>
          </table:table-cell>
          <table:table-cell table:style-name="ce10" office:value-type="float" office:value="1.62599999999998" calcext:value-type="float">
            <text:p>1.6260</text:p>
          </table:table-cell>
          <table:table-cell table:style-name="ce10" office:value-type="float" office:value="1.7406274509804" calcext:value-type="float">
            <text:p>1.7406</text:p>
          </table:table-cell>
          <table:table-cell table:style-name="ce10" office:value-type="float" office:value="0.636667762651767" calcext:value-type="float">
            <text:p>0.6367</text:p>
          </table:table-cell>
          <table:table-cell table:style-name="ce12" office:value-type="float" office:value="0.0196078431372549" calcext:value-type="float">
            <text:p>0.019607843137255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629000000000019" calcext:value-type="float">
            <text:p>0.6290</text:p>
          </table:table-cell>
          <table:table-cell table:style-name="ce10" office:value-type="float" office:value="3.82100000000003" calcext:value-type="float">
            <text:p>3.8210</text:p>
          </table:table-cell>
          <table:table-cell table:style-name="ce10" office:value-type="float" office:value="1.99000000000001" calcext:value-type="float">
            <text:p>1.9900</text:p>
          </table:table-cell>
          <table:table-cell table:style-name="ce10" office:value-type="float" office:value="2.02401960784314" calcext:value-type="float">
            <text:p>2.0240</text:p>
          </table:table-cell>
          <table:table-cell table:style-name="ce10" office:value-type="float" office:value="0.937996492530736" calcext:value-type="float">
            <text:p>0.938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72199999999998" calcext:value-type="float">
            <text:p>0.7220</text:p>
          </table:table-cell>
          <table:table-cell table:style-name="ce10" office:value-type="float" office:value="3.49400000000003" calcext:value-type="float">
            <text:p>3.4940</text:p>
          </table:table-cell>
          <table:table-cell table:style-name="ce10" office:value-type="float" office:value="2.25300000000004" calcext:value-type="float">
            <text:p>2.2530</text:p>
          </table:table-cell>
          <table:table-cell table:style-name="ce10" office:value-type="float" office:value="2.16152941176471" calcext:value-type="float">
            <text:p>2.1615</text:p>
          </table:table-cell>
          <table:table-cell table:style-name="ce10" office:value-type="float" office:value="1.16907610530705" calcext:value-type="float">
            <text:p>1.169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799999999995" calcext:value-type="float">
            <text:p>2.1080</text:p>
          </table:table-cell>
          <table:table-cell office:value-type="float" office:value="28.575" calcext:value-type="float">
            <text:p>28.5750</text:p>
          </table:table-cell>
          <table:table-cell office:value-type="float" office:value="11.939" calcext:value-type="float">
            <text:p>11.9390</text:p>
          </table:table-cell>
          <table:table-cell office:value-type="float" office:value="12.9760196078431" calcext:value-type="float">
            <text:p>12.9760</text:p>
          </table:table-cell>
          <table:table-cell office:value-type="float" office:value="7.46672240008959" calcext:value-type="float">
            <text:p>7.4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2.81799999999998" calcext:value-type="float">
            <text:p>2.8180</text:p>
          </table:table-cell>
          <table:table-cell office:value-type="float" office:value="0" calcext:value-type="float">
            <text:p>0.0000</text:p>
          </table:table-cell>
          <table:table-cell office:value-type="float" office:value="0.26525490196078" calcext:value-type="float">
            <text:p>0.2653</text:p>
          </table:table-cell>
          <table:table-cell office:value-type="float" office:value="0.640574523377249" calcext:value-type="float">
            <text:p>0.6406</text:p>
          </table:table-cell>
          <table:table-cell office:value-type="float" office:value="0.549019607843137" calcext:value-type="float">
            <text:p>0.549019607843137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.28" calcext:value-type="float">
            <text:p>147.2800</text:p>
          </table:table-cell>
          <table:table-cell office:value-type="float" office:value="1036.36" calcext:value-type="float">
            <text:p>1036.3600</text:p>
          </table:table-cell>
          <table:table-cell office:value-type="float" office:value="504.65" calcext:value-type="float">
            <text:p>504.6500</text:p>
          </table:table-cell>
          <table:table-cell office:value-type="float" office:value="529.618823529412" calcext:value-type="float">
            <text:p>529.6188</text:p>
          </table:table-cell>
          <table:table-cell office:value-type="float" office:value="239.985277402594" calcext:value-type="float">
            <text:p>239.98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64705882352814" calcext:value-type="float">
            <text:p>0.0165</text:p>
          </table:table-cell>
          <table:table-cell office:value-type="float" office:value="0.0339411254969314" calcext:value-type="float">
            <text:p>0.0339</text:p>
          </table:table-cell>
          <table:table-cell office:value-type="float" office:value="0.745098039215686" calcext:value-type="float">
            <text:p>0.745098039215686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01960784313653" calcext:value-type="float">
            <text:p>0.0202</text:p>
          </table:table-cell>
          <table:table-cell table:style-name="ce10" office:value-type="float" office:value="0.0579827560572614" calcext:value-type="float">
            <text:p>0.0580</text:p>
          </table:table-cell>
          <table:table-cell table:style-name="ce12" office:value-type="float" office:value="0.764705882352941" calcext:value-type="float">
            <text:p>0.764705882352941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415686274509604" calcext:value-type="float">
            <text:p>0.0416</text:p>
          </table:table-cell>
          <table:table-cell table:style-name="ce10" office:value-type="float" office:value="0.0675573830162025" calcext:value-type="float">
            <text:p>0.0676</text:p>
          </table:table-cell>
          <table:table-cell table:style-name="ce12" office:value-type="float" office:value="0.490196078431373" calcext:value-type="float">
            <text:p>0.490196078431373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613725490195899" calcext:value-type="float">
            <text:p>0.0614</text:p>
          </table:table-cell>
          <table:table-cell table:style-name="ce10" office:value-type="float" office:value="0.0795864310043043" calcext:value-type="float">
            <text:p>0.0796</text:p>
          </table:table-cell>
          <table:table-cell table:style-name="ce12" office:value-type="float" office:value="0.294117647058824" calcext:value-type="float">
            <text:p>0.294117647058824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.40999999999997" calcext:value-type="float">
            <text:p>3.410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0.190784313725488" calcext:value-type="float">
            <text:p>0.1908</text:p>
          </table:table-cell>
          <table:table-cell table:style-name="ce10" office:value-type="float" office:value="0.466844727934244" calcext:value-type="float">
            <text:p>0.4668</text:p>
          </table:table-cell>
          <table:table-cell table:style-name="ce12" office:value-type="float" office:value="0.117647058823529" calcext:value-type="float">
            <text:p>0.117647058823529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.40999999999997" calcext:value-type="float">
            <text:p>3.410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297254901960773" calcext:value-type="float">
            <text:p>0.2973</text:p>
          </table:table-cell>
          <table:table-cell table:style-name="ce10" office:value-type="float" office:value="0.642337917298982" calcext:value-type="float">
            <text:p>0.6423</text:p>
          </table:table-cell>
          <table:table-cell table:style-name="ce12" office:value-type="float" office:value="0.0196078431372549" calcext:value-type="float">
            <text:p>0.019607843137255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118.56" calcext:value-type="float">
            <text:p>118.56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2.88254901960785" calcext:value-type="float">
            <text:p>2.8825</text:p>
          </table:table-cell>
          <table:table-cell table:style-name="ce10" office:value-type="float" office:value="16.7727488504419" calcext:value-type="float">
            <text:p>16.772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0.470000000000027" calcext:value-type="float">
            <text:p>0.47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274901960784313" calcext:value-type="float">
            <text:p>0.2749</text:p>
          </table:table-cell>
          <table:table-cell table:style-name="ce10" office:value-type="float" office:value="0.175385290147141" calcext:value-type="float">
            <text:p>0.175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119.18" calcext:value-type="float">
            <text:p>119.18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3.24254901960785" calcext:value-type="float">
            <text:p>3.2425</text:p>
          </table:table-cell>
          <table:table-cell table:style-name="ce10" office:value-type="float" office:value="16.9700746610025" calcext:value-type="float">
            <text:p>16.970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5.4200000000001" calcext:value-type="float">
            <text:p>15.4200</text:p>
          </table:table-cell>
          <table:table-cell office:value-type="float" office:value="4.61999999999989" calcext:value-type="float">
            <text:p>4.6200</text:p>
          </table:table-cell>
          <table:table-cell office:value-type="float" office:value="5.61333333333334" calcext:value-type="float">
            <text:p>5.6133</text:p>
          </table:table-cell>
          <table:table-cell office:value-type="float" office:value="3.43868434143062" calcext:value-type="float">
            <text:p>3.438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2999999999997" calcext:value-type="float">
            <text:p>7.0300</text:p>
          </table:table-cell>
          <table:table-cell office:value-type="float" office:value="14098.9" calcext:value-type="float">
            <text:p>14098.9000</text:p>
          </table:table-cell>
          <table:table-cell office:value-type="float" office:value="301.39" calcext:value-type="float">
            <text:p>301.3900</text:p>
          </table:table-cell>
          <table:table-cell office:value-type="float" office:value="924.964705882353" calcext:value-type="float">
            <text:p>924.9647</text:p>
          </table:table-cell>
          <table:table-cell office:value-type="float" office:value="2131.58057999598" calcext:value-type="float">
            <text:p>2131.580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37254901960874" calcext:value-type="float">
            <text:p>0.0637</text:p>
          </table:table-cell>
          <table:table-cell office:value-type="float" office:value="0.176363261480421" calcext:value-type="float">
            <text:p>0.1764</text:p>
          </table:table-cell>
          <table:table-cell office:value-type="float" office:value="0.666666666666667" calcext:value-type="float">
            <text:p>0.666666666666667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30000000000064" calcext:value-type="float">
            <text:p>0.43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31372549019627" calcext:value-type="float">
            <text:p>0.1314</text:p>
          </table:table-cell>
          <table:table-cell table:style-name="ce10" office:value-type="float" office:value="0.160031246948868" calcext:value-type="float">
            <text:p>0.1600</text:p>
          </table:table-cell>
          <table:table-cell table:style-name="ce12" office:value-type="float" office:value="0.450980392156863" calcext:value-type="float">
            <text:p>0.450980392156863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48431372549045" calcext:value-type="float">
            <text:p>0.1484</text:p>
          </table:table-cell>
          <table:table-cell table:style-name="ce10" office:value-type="float" office:value="0.201429888546894" calcext:value-type="float">
            <text:p>0.2014</text:p>
          </table:table-cell>
          <table:table-cell table:style-name="ce12" office:value-type="float" office:value="0.372549019607843" calcext:value-type="float">
            <text:p>0.372549019607843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19607843137287" calcext:value-type="float">
            <text:p>0.2196</text:p>
          </table:table-cell>
          <table:table-cell table:style-name="ce10" office:value-type="float" office:value="0.156006410124729" calcext:value-type="float">
            <text:p>0.1560</text:p>
          </table:table-cell>
          <table:table-cell table:style-name="ce12" office:value-type="float" office:value="0.196078431372549" calcext:value-type="float">
            <text:p>0.196078431372549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14313725490229" calcext:value-type="float">
            <text:p>0.2143</text:p>
          </table:table-cell>
          <table:table-cell table:style-name="ce10" office:value-type="float" office:value="0.439624840062397" calcext:value-type="float">
            <text:p>0.4396</text:p>
          </table:table-cell>
          <table:table-cell table:style-name="ce12" office:value-type="float" office:value="0.254901960784314" calcext:value-type="float">
            <text:p>0.254901960784314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15098039215718" calcext:value-type="float">
            <text:p>0.2151</text:p>
          </table:table-cell>
          <table:table-cell table:style-name="ce10" office:value-type="float" office:value="0.262819329578359" calcext:value-type="float">
            <text:p>0.2628</text:p>
          </table:table-cell>
          <table:table-cell table:style-name="ce12" office:value-type="float" office:value="0.215686274509804" calcext:value-type="float">
            <text:p>0.215686274509804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30196078431404" calcext:value-type="float">
            <text:p>0.2302</text:p>
          </table:table-cell>
          <table:table-cell table:style-name="ce10" office:value-type="float" office:value="0.171470114014096" calcext:value-type="float">
            <text:p>0.1715</text:p>
          </table:table-cell>
          <table:table-cell table:style-name="ce12" office:value-type="float" office:value="0.235294117647059" calcext:value-type="float">
            <text:p>0.235294117647059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759999999999991" calcext:value-type="float">
            <text:p>0.76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61960784313755" calcext:value-type="float">
            <text:p>0.2620</text:p>
          </table:table-cell>
          <table:table-cell table:style-name="ce10" office:value-type="float" office:value="0.319167667535447" calcext:value-type="float">
            <text:p>0.3192</text:p>
          </table:table-cell>
          <table:table-cell table:style-name="ce12" office:value-type="float" office:value="0.176470588235294" calcext:value-type="float">
            <text:p>0.176470588235294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56470588235328" calcext:value-type="float">
            <text:p>0.2565</text:p>
          </table:table-cell>
          <table:table-cell table:style-name="ce10" office:value-type="float" office:value="0.221042982245567" calcext:value-type="float">
            <text:p>0.2210</text:p>
          </table:table-cell>
          <table:table-cell table:style-name="ce12" office:value-type="float" office:value="0.0980392156862745" calcext:value-type="float">
            <text:p>0.0980392156862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3999999999996" calcext:value-type="float">
            <text:p>1.0400</text:p>
          </table:table-cell>
          <table:table-cell office:value-type="float" office:value="109.32" calcext:value-type="float">
            <text:p>109.3200</text:p>
          </table:table-cell>
          <table:table-cell office:value-type="float" office:value="12.1400000000001" calcext:value-type="float">
            <text:p>12.1400</text:p>
          </table:table-cell>
          <table:table-cell office:value-type="float" office:value="16.5674509803921" calcext:value-type="float">
            <text:p>16.5675</text:p>
          </table:table-cell>
          <table:table-cell office:value-type="float" office:value="18.5601907317786" calcext:value-type="float">
            <text:p>18.560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00</text:p>
          </table:table-cell>
          <table:table-cell office:value-type="float" office:value="29.27" calcext:value-type="float">
            <text:p>29.2700</text:p>
          </table:table-cell>
          <table:table-cell office:value-type="float" office:value="6.41000000000008" calcext:value-type="float">
            <text:p>6.4100</text:p>
          </table:table-cell>
          <table:table-cell office:value-type="float" office:value="10.6025490196079" calcext:value-type="float">
            <text:p>10.6025</text:p>
          </table:table-cell>
          <table:table-cell office:value-type="float" office:value="12.6879846311382" calcext:value-type="float">
            <text:p>12.68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15.6500000000001" calcext:value-type="float">
            <text:p>15.6500</text:p>
          </table:table-cell>
          <table:table-cell office:value-type="float" office:value="2.19000000000005" calcext:value-type="float">
            <text:p>2.1900</text:p>
          </table:table-cell>
          <table:table-cell office:value-type="float" office:value="3.08392156862746" calcext:value-type="float">
            <text:p>3.0839</text:p>
          </table:table-cell>
          <table:table-cell office:value-type="float" office:value="3.33042970200548" calcext:value-type="float">
            <text:p>3.33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588235294117112" calcext:value-type="float">
            <text:p>0.0006</text:p>
          </table:table-cell>
          <table:table-cell table:style-name="ce10" office:value-type="float" office:value="0.00244948974278095" calcext:value-type="float">
            <text:p>0.0024</text:p>
          </table:table-cell>
          <table:table-cell table:style-name="ce12" office:value-type="float" office:value="0.941176470588235" calcext:value-type="float">
            <text:p>0.94117647058823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6078431372371" calcext:value-type="float">
            <text:p>0.0002</text:p>
          </table:table-cell>
          <table:table-cell table:style-name="ce10" office:value-type="float" office:value="0.00141421356237181" calcext:value-type="float">
            <text:p>0.0014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17647058823422" calcext:value-type="float">
            <text:p>0.0012</text:p>
          </table:table-cell>
          <table:table-cell table:style-name="ce10" office:value-type="float" office:value="0.0034641016151346" calcext:value-type="float">
            <text:p>0.0035</text:p>
          </table:table-cell>
          <table:table-cell table:style-name="ce12" office:value-type="float" office:value="0.882352941176471" calcext:value-type="float">
            <text:p>0.88235294117647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980392156861853" calcext:value-type="float">
            <text:p>0.0010</text:p>
          </table:table-cell>
          <table:table-cell table:style-name="ce10" office:value-type="float" office:value="0.0031622776601655" calcext:value-type="float">
            <text:p>0.0032</text:p>
          </table:table-cell>
          <table:table-cell table:style-name="ce12" office:value-type="float" office:value="0.901960784313726" calcext:value-type="float">
            <text:p>0.9019607843137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0000000000009" calcext:value-type="float">
            <text:p>0.4900</text:p>
          </table:table-cell>
          <table:table-cell office:value-type="float" office:value="317" calcext:value-type="float">
            <text:p>317.0000</text:p>
          </table:table-cell>
          <table:table-cell office:value-type="float" office:value="12.3399999999999" calcext:value-type="float">
            <text:p>12.3400</text:p>
          </table:table-cell>
          <table:table-cell office:value-type="float" office:value="42.6956862745098" calcext:value-type="float">
            <text:p>42.6957</text:p>
          </table:table-cell>
          <table:table-cell office:value-type="float" office:value="83.086028368192" calcext:value-type="float">
            <text:p>83.08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058823529455" calcext:value-type="float">
            <text:p>0.0247</text:p>
          </table:table-cell>
          <table:table-cell office:value-type="float" office:value="0.0727461339179055" calcext:value-type="float">
            <text:p>0.0727</text:p>
          </table:table-cell>
          <table:table-cell office:value-type="float" office:value="0.882352941176471" calcext:value-type="float">
            <text:p>0.882352941176471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84313725490289" calcext:value-type="float">
            <text:p>0.0584</text:p>
          </table:table-cell>
          <table:table-cell table:style-name="ce10" office:value-type="float" office:value="0.111157545852741" calcext:value-type="float">
            <text:p>0.1112</text:p>
          </table:table-cell>
          <table:table-cell table:style-name="ce12" office:value-type="float" office:value="0.647058823529412" calcext:value-type="float">
            <text:p>0.647058823529412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20000000000027" calcext:value-type="float">
            <text:p>0.2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05882352941251" calcext:value-type="float">
            <text:p>0.0506</text:p>
          </table:table-cell>
          <table:table-cell table:style-name="ce10" office:value-type="float" office:value="0.103363436475398" calcext:value-type="float">
            <text:p>0.1034</text:p>
          </table:table-cell>
          <table:table-cell table:style-name="ce12" office:value-type="float" office:value="0.686274509803922" calcext:value-type="float">
            <text:p>0.686274509803922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4509803921577" calcext:value-type="float">
            <text:p>0.0545</text:p>
          </table:table-cell>
          <table:table-cell table:style-name="ce10" office:value-type="float" office:value="0.187419315973601" calcext:value-type="float">
            <text:p>0.1874</text:p>
          </table:table-cell>
          <table:table-cell table:style-name="ce12" office:value-type="float" office:value="0.725490196078431" calcext:value-type="float">
            <text:p>0.725490196078431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40000000000009" calcext:value-type="float">
            <text:p>0.2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772549019607943" calcext:value-type="float">
            <text:p>0.0773</text:p>
          </table:table-cell>
          <table:table-cell table:style-name="ce10" office:value-type="float" office:value="0.168053562889963" calcext:value-type="float">
            <text:p>0.1681</text:p>
          </table:table-cell>
          <table:table-cell table:style-name="ce12" office:value-type="float" office:value="0.490196078431373" calcext:value-type="float">
            <text:p>0.490196078431373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30000000000018" calcext:value-type="float">
            <text:p>0.2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00000000000037" calcext:value-type="float">
            <text:p>0.0400</text:p>
          </table:table-cell>
          <table:table-cell table:style-name="ce10" office:value-type="float" office:value="0.0833066623986528" calcext:value-type="float">
            <text:p>0.0833</text:p>
          </table:table-cell>
          <table:table-cell table:style-name="ce12" office:value-type="float" office:value="0.686274509803922" calcext:value-type="float">
            <text:p>0.686274509803922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21568627451041" calcext:value-type="float">
            <text:p>0.0522</text:p>
          </table:table-cell>
          <table:table-cell table:style-name="ce10" office:value-type="float" office:value="0.112089250153635" calcext:value-type="float">
            <text:p>0.1121</text:p>
          </table:table-cell>
          <table:table-cell table:style-name="ce12" office:value-type="float" office:value="0.627450980392157" calcext:value-type="float">
            <text:p>0.627450980392157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40000000000055" calcext:value-type="float">
            <text:p>0.4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815686274509865" calcext:value-type="float">
            <text:p>0.0816</text:p>
          </table:table-cell>
          <table:table-cell table:style-name="ce10" office:value-type="float" office:value="0.139842768851323" calcext:value-type="float">
            <text:p>0.1398</text:p>
          </table:table-cell>
          <table:table-cell table:style-name="ce12" office:value-type="float" office:value="0.450980392156863" calcext:value-type="float">
            <text:p>0.450980392156863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40000000000009" calcext:value-type="float">
            <text:p>0.2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621568627450995" calcext:value-type="float">
            <text:p>0.0622</text:p>
          </table:table-cell>
          <table:table-cell table:style-name="ce10" office:value-type="float" office:value="0.112915897906375" calcext:value-type="float">
            <text:p>0.1129</text:p>
          </table:table-cell>
          <table:table-cell table:style-name="ce12" office:value-type="float" office:value="0.431372549019608" calcext:value-type="float">
            <text:p>0.4313725490196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9999999999995" calcext:value-type="float">
            <text:p>1.8000</text:p>
          </table:table-cell>
          <table:table-cell office:value-type="float" office:value="149.64" calcext:value-type="float">
            <text:p>149.6400</text:p>
          </table:table-cell>
          <table:table-cell office:value-type="float" office:value="29.26" calcext:value-type="float">
            <text:p>29.2600</text:p>
          </table:table-cell>
          <table:table-cell office:value-type="float" office:value="34.4862745098039" calcext:value-type="float">
            <text:p>34.4863</text:p>
          </table:table-cell>
          <table:table-cell office:value-type="float" office:value="41.0564609531801" calcext:value-type="float">
            <text:p>41.05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6194.14" calcext:value-type="float">
            <text:p>6194.1400</text:p>
          </table:table-cell>
          <table:table-cell office:value-type="float" office:value="9.38000000000011" calcext:value-type="float">
            <text:p>9.3800</text:p>
          </table:table-cell>
          <table:table-cell office:value-type="float" office:value="134.691960784314" calcext:value-type="float">
            <text:p>134.6920</text:p>
          </table:table-cell>
          <table:table-cell office:value-type="float" office:value="876.105291665334" calcext:value-type="float">
            <text:p>876.1053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96078431372371" calcext:value-type="float">
            <text:p>0.0020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03921568627451" calcext:value-type="float">
            <text:p>0.803921568627451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15686274509608" calcext:value-type="float">
            <text:p>0.0022</text:p>
          </table:table-cell>
          <table:table-cell table:style-name="ce10" office:value-type="float" office:value="0.00547722557504668" calcext:value-type="float">
            <text:p>0.0055</text:p>
          </table:table-cell>
          <table:table-cell table:style-name="ce12" office:value-type="float" office:value="0.823529411764706" calcext:value-type="float">
            <text:p>0.823529411764706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76470588235134" calcext:value-type="float">
            <text:p>0.0018</text:p>
          </table:table-cell>
          <table:table-cell table:style-name="ce10" office:value-type="float" office:value="0.00424264068711543" calcext:value-type="float">
            <text:p>0.0042</text:p>
          </table:table-cell>
          <table:table-cell table:style-name="ce12" office:value-type="float" office:value="0.823529411764706" calcext:value-type="float">
            <text:p>0.823529411764706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74509803921319" calcext:value-type="float">
            <text:p>0.0027</text:p>
          </table:table-cell>
          <table:table-cell table:style-name="ce10" office:value-type="float" office:value="0.00905538513812918" calcext:value-type="float">
            <text:p>0.0091</text:p>
          </table:table-cell>
          <table:table-cell table:style-name="ce12" office:value-type="float" office:value="0.764705882352941" calcext:value-type="float">
            <text:p>0.764705882352941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72549019607504" calcext:value-type="float">
            <text:p>0.0037</text:p>
          </table:table-cell>
          <table:table-cell table:style-name="ce10" office:value-type="float" office:value="0.00734846922834285" calcext:value-type="float">
            <text:p>0.0073</text:p>
          </table:table-cell>
          <table:table-cell table:style-name="ce12" office:value-type="float" office:value="0.705882352941177" calcext:value-type="float">
            <text:p>0.705882352941177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54901960784082" calcext:value-type="float">
            <text:p>0.0025</text:p>
          </table:table-cell>
          <table:table-cell table:style-name="ce10" office:value-type="float" office:value="0.00547722557504668" calcext:value-type="float">
            <text:p>0.0055</text:p>
          </table:table-cell>
          <table:table-cell table:style-name="ce12" office:value-type="float" office:value="0.764705882352941" calcext:value-type="float">
            <text:p>0.764705882352941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74509803921319" calcext:value-type="float">
            <text:p>0.0027</text:p>
          </table:table-cell>
          <table:table-cell table:style-name="ce10" office:value-type="float" office:value="0.00599999999999454" calcext:value-type="float">
            <text:p>0.0060</text:p>
          </table:table-cell>
          <table:table-cell table:style-name="ce12" office:value-type="float" office:value="0.764705882352941" calcext:value-type="float">
            <text:p>0.764705882352941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94117647058556" calcext:value-type="float">
            <text:p>0.0029</text:p>
          </table:table-cell>
          <table:table-cell table:style-name="ce10" office:value-type="float" office:value="0.00616441400296337" calcext:value-type="float">
            <text:p>0.0062</text:p>
          </table:table-cell>
          <table:table-cell table:style-name="ce12" office:value-type="float" office:value="0.745098039215686" calcext:value-type="float">
            <text:p>0.745098039215686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52941176470267" calcext:value-type="float">
            <text:p>0.0035</text:p>
          </table:table-cell>
          <table:table-cell table:style-name="ce10" office:value-type="float" office:value="0.00721110255092142" calcext:value-type="float">
            <text:p>0.0072</text:p>
          </table:table-cell>
          <table:table-cell table:style-name="ce12" office:value-type="float" office:value="0.725490196078431" calcext:value-type="float">
            <text:p>0.7254901960784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16.97" calcext:value-type="float">
            <text:p>16.9700</text:p>
          </table:table-cell>
          <table:table-cell office:value-type="float" office:value="1.22000000000003" calcext:value-type="float">
            <text:p>1.2200</text:p>
          </table:table-cell>
          <table:table-cell office:value-type="float" office:value="1.92333333333333" calcext:value-type="float">
            <text:p>1.9233</text:p>
          </table:table-cell>
          <table:table-cell office:value-type="float" office:value="2.61939191416634" calcext:value-type="float">
            <text:p>2.61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588235294117112" calcext:value-type="float">
            <text:p>0.0006</text:p>
          </table:table-cell>
          <table:table-cell table:style-name="ce10" office:value-type="float" office:value="0.0031622776601655" calcext:value-type="float">
            <text:p>0.0032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37254901960659" calcext:value-type="float">
            <text:p>0.0014</text:p>
          </table:table-cell>
          <table:table-cell table:style-name="ce10" office:value-type="float" office:value="0.00509901951358815" calcext:value-type="float">
            <text:p>0.0051</text:p>
          </table:table-cell>
          <table:table-cell table:style-name="ce12" office:value-type="float" office:value="0.92156862745098" calcext:value-type="float">
            <text:p>0.92156862745098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76470588235134" calcext:value-type="float">
            <text:p>0.0018</text:p>
          </table:table-cell>
          <table:table-cell table:style-name="ce10" office:value-type="float" office:value="0.00583095189484" calcext:value-type="float">
            <text:p>0.0058</text:p>
          </table:table-cell>
          <table:table-cell table:style-name="ce12" office:value-type="float" office:value="0.901960784313726" calcext:value-type="float">
            <text:p>0.901960784313726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94117647058556" calcext:value-type="float">
            <text:p>0.0029</text:p>
          </table:table-cell>
          <table:table-cell table:style-name="ce10" office:value-type="float" office:value="0.00761577310585698" calcext:value-type="float">
            <text:p>0.0076</text:p>
          </table:table-cell>
          <table:table-cell table:style-name="ce12" office:value-type="float" office:value="0.843137254901961" calcext:value-type="float">
            <text:p>0.84313725490196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68627450979875" calcext:value-type="float">
            <text:p>0.0057</text:p>
          </table:table-cell>
          <table:table-cell table:style-name="ce10" office:value-type="float" office:value="0.0106770782520216" calcext:value-type="float">
            <text:p>0.0107</text:p>
          </table:table-cell>
          <table:table-cell table:style-name="ce12" office:value-type="float" office:value="0.705882352941177" calcext:value-type="float">
            <text:p>0.705882352941177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86274509803297" calcext:value-type="float">
            <text:p>0.0069</text:p>
          </table:table-cell>
          <table:table-cell table:style-name="ce10" office:value-type="float" office:value="0.0163095064302853" calcext:value-type="float">
            <text:p>0.0163</text:p>
          </table:table-cell>
          <table:table-cell table:style-name="ce12" office:value-type="float" office:value="0.647058823529412" calcext:value-type="float">
            <text:p>0.647058823529412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47058823528823" calcext:value-type="float">
            <text:p>0.0065</text:p>
          </table:table-cell>
          <table:table-cell table:style-name="ce10" office:value-type="float" office:value="0.0112249721603116" calcext:value-type="float">
            <text:p>0.0112</text:p>
          </table:table-cell>
          <table:table-cell table:style-name="ce12" office:value-type="float" office:value="0.647058823529412" calcext:value-type="float">
            <text:p>0.6470588235294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105.68" calcext:value-type="float">
            <text:p>105.6800</text:p>
          </table:table-cell>
          <table:table-cell office:value-type="float" office:value="22.3" calcext:value-type="float">
            <text:p>22.3000</text:p>
          </table:table-cell>
          <table:table-cell office:value-type="float" office:value="22.8666666666666" calcext:value-type="float">
            <text:p>22.8667</text:p>
          </table:table-cell>
          <table:table-cell office:value-type="float" office:value="26.9124159079039" calcext:value-type="float">
            <text:p>26.91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13.12" calcext:value-type="float">
            <text:p>213.12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11.36862745098" calcext:value-type="float">
            <text:p>111.3686</text:p>
          </table:table-cell>
          <table:table-cell office:value-type="float" office:value="34.9177000388055" calcext:value-type="float">
            <text:p>34.91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58823529412" calcext:value-type="float">
            <text:p>64.7059</text:p>
          </table:table-cell>
          <table:table-cell office:value-type="float" office:value="81.2403840463596" calcext:value-type="float">
            <text:p>81.2404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099999999999" calcext:value-type="float">
            <text:p>11.4100</text:p>
          </table:table-cell>
          <table:table-cell office:value-type="float" office:value="105.44" calcext:value-type="float">
            <text:p>105.4400</text:p>
          </table:table-cell>
          <table:table-cell office:value-type="float" office:value="100.8" calcext:value-type="float">
            <text:p>100.8000</text:p>
          </table:table-cell>
          <table:table-cell office:value-type="float" office:value="64.8205882352941" calcext:value-type="float">
            <text:p>64.8206</text:p>
          </table:table-cell>
          <table:table-cell office:value-type="float" office:value="54.2303051623353" calcext:value-type="float">
            <text:p>54.230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4.85" calcext:value-type="float">
            <text:p>304.8500</text:p>
          </table:table-cell>
          <table:table-cell office:value-type="float" office:value="342.07" calcext:value-type="float">
            <text:p>342.0700</text:p>
          </table:table-cell>
          <table:table-cell office:value-type="float" office:value="315.64" calcext:value-type="float">
            <text:p>315.6400</text:p>
          </table:table-cell>
          <table:table-cell office:value-type="float" office:value="316.465098039216" calcext:value-type="float">
            <text:p>316.4651</text:p>
          </table:table-cell>
          <table:table-cell office:value-type="float" office:value="8.62248073352454" calcext:value-type="float">
            <text:p>8.62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41.176470588235" calcext:value-type="float">
            <text:p>241.1765</text:p>
          </table:table-cell>
          <table:table-cell office:value-type="float" office:value="134.164078649987" calcext:value-type="float">
            <text:p>134.1641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.9007843137255" calcext:value-type="float">
            <text:p>34.9008</text:p>
          </table:table-cell>
          <table:table-cell office:value-type="float" office:value="102.797510047666" calcext:value-type="float">
            <text:p>102.7975</text:p>
          </table:table-cell>
          <table:table-cell office:value-type="float" office:value="0.882352941176471" calcext:value-type="float">
            <text:p>0.882352941176471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41.1764705882353" calcext:value-type="float">
            <text:p>41.1765</text:p>
          </table:table-cell>
          <table:table-cell table:style-name="ce10" office:value-type="float" office:value="112.249721603218" calcext:value-type="float">
            <text:p>112.2497</text:p>
          </table:table-cell>
          <table:table-cell table:style-name="ce12" office:value-type="float" office:value="0.862745098039216" calcext:value-type="float">
            <text:p>0.862745098039216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64.7058823529412" calcext:value-type="float">
            <text:p>64.7059</text:p>
          </table:table-cell>
          <table:table-cell table:style-name="ce10" office:value-type="float" office:value="140.712472794703" calcext:value-type="float">
            <text:p>140.7125</text:p>
          </table:table-cell>
          <table:table-cell table:style-name="ce12" office:value-type="float" office:value="0.784313725490196" calcext:value-type="float">
            <text:p>0.784313725490196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82.3529411764706" calcext:value-type="float">
            <text:p>82.3529</text:p>
          </table:table-cell>
          <table:table-cell table:style-name="ce10" office:value-type="float" office:value="158.745078663875" calcext:value-type="float">
            <text:p>158.7451</text:p>
          </table:table-cell>
          <table:table-cell table:style-name="ce12" office:value-type="float" office:value="0.725490196078431" calcext:value-type="float">
            <text:p>0.725490196078431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11.764705882353" calcext:value-type="float">
            <text:p>111.7647</text:p>
          </table:table-cell>
          <table:table-cell table:style-name="ce10" office:value-type="float" office:value="240" calcext:value-type="float">
            <text:p>240.0000</text:p>
          </table:table-cell>
          <table:table-cell table:style-name="ce12" office:value-type="float" office:value="0.627450980392157" calcext:value-type="float">
            <text:p>0.627450980392157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92.8633333333333" calcext:value-type="float">
            <text:p>92.8633</text:p>
          </table:table-cell>
          <table:table-cell table:style-name="ce10" office:value-type="float" office:value="251.160990637479" calcext:value-type="float">
            <text:p>251.1610</text:p>
          </table:table-cell>
          <table:table-cell table:style-name="ce12" office:value-type="float" office:value="0.686274509803922" calcext:value-type="float">
            <text:p>0.68627450980392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23.529411764706" calcext:value-type="float">
            <text:p>123.5294</text:p>
          </table:table-cell>
          <table:table-cell table:style-name="ce10" office:value-type="float" office:value="194.422220952236" calcext:value-type="float">
            <text:p>194.4222</text:p>
          </table:table-cell>
          <table:table-cell table:style-name="ce12" office:value-type="float" office:value="0.588235294117647" calcext:value-type="float">
            <text:p>0.588235294117647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41.176470588235" calcext:value-type="float">
            <text:p>141.1765</text:p>
          </table:table-cell>
          <table:table-cell table:style-name="ce10" office:value-type="float" office:value="207.846096908265" calcext:value-type="float">
            <text:p>207.8461</text:p>
          </table:table-cell>
          <table:table-cell table:style-name="ce12" office:value-type="float" office:value="0.529411764705882" calcext:value-type="float">
            <text:p>0.52941176470588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41.176470588235" calcext:value-type="float">
            <text:p>141.1765</text:p>
          </table:table-cell>
          <table:table-cell table:style-name="ce10" office:value-type="float" office:value="207.846096908265" calcext:value-type="float">
            <text:p>207.8461</text:p>
          </table:table-cell>
          <table:table-cell table:style-name="ce12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1999999999998" calcext:value-type="float">
            <text:p>23.2000</text:p>
          </table:table-cell>
          <table:table-cell office:value-type="float" office:value="360.14" calcext:value-type="float">
            <text:p>360.1400</text:p>
          </table:table-cell>
          <table:table-cell office:value-type="float" office:value="118.26" calcext:value-type="float">
            <text:p>118.2600</text:p>
          </table:table-cell>
          <table:table-cell office:value-type="float" office:value="214.98568627451" calcext:value-type="float">
            <text:p>214.9857</text:p>
          </table:table-cell>
          <table:table-cell office:value-type="float" office:value="169.227231537953" calcext:value-type="float">
            <text:p>169.22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7.4509803921569" calcext:value-type="float">
            <text:p>27.4510</text:p>
          </table:table-cell>
          <table:table-cell office:value-type="float" office:value="86.0232526704263" calcext:value-type="float">
            <text:p>86.0233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446.01" calcext:value-type="float">
            <text:p>446.0100</text:p>
          </table:table-cell>
          <table:table-cell office:value-type="float" office:value="398.72" calcext:value-type="float">
            <text:p>398.7200</text:p>
          </table:table-cell>
          <table:table-cell office:value-type="float" office:value="411.046666666667" calcext:value-type="float">
            <text:p>411.0467</text:p>
          </table:table-cell>
          <table:table-cell office:value-type="float" office:value="22.4313840411153" calcext:value-type="float">
            <text:p>22.43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58823529412" calcext:value-type="float">
            <text:p>11.7659</text:p>
          </table:table-cell>
          <table:table-cell office:value-type="float" office:value="94.8778166591119" calcext:value-type="float">
            <text:p>94.8778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0" calcext:value-type="float">
            <text:p>0.0000</text:p>
          </table:table-cell>
          <table:table-cell office:value-type="float" office:value="3.92254901960785" calcext:value-type="float">
            <text:p>3.9225</text:p>
          </table:table-cell>
          <table:table-cell office:value-type="float" office:value="20.0050002249438" calcext:value-type="float">
            <text:p>20.0050</text:p>
          </table:table-cell>
          <table:table-cell office:value-type="float" office:value="0.96078431372549" calcext:value-type="float">
            <text:p>0.96078431372549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3" calcext:value-type="float">
            <text:p>10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5.88372549019609" calcext:value-type="float">
            <text:p>5.8837</text:p>
          </table:table-cell>
          <table:table-cell table:style-name="ce10" office:value-type="float" office:value="24.5006130127391" calcext:value-type="float">
            <text:p>24.5006</text:p>
          </table:table-cell>
          <table:table-cell table:style-name="ce12" office:value-type="float" office:value="0.941176470588235" calcext:value-type="float">
            <text:p>0.941176470588235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4" calcext:value-type="float">
            <text:p>10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96156862745098" calcext:value-type="float">
            <text:p>1.9616</text:p>
          </table:table-cell>
          <table:table-cell table:style-name="ce10" office:value-type="float" office:value="14.1477924779804" calcext:value-type="float">
            <text:p>14.1478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5" calcext:value-type="float">
            <text:p>100.05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1.7672549019608" calcext:value-type="float">
            <text:p>11.7673</text:p>
          </table:table-cell>
          <table:table-cell table:style-name="ce10" office:value-type="float" office:value="34.6485221329857" calcext:value-type="float">
            <text:p>34.6485</text:p>
          </table:table-cell>
          <table:table-cell table:style-name="ce12" office:value-type="float" office:value="0.882352941176471" calcext:value-type="float">
            <text:p>0.882352941176471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6103921568628" calcext:value-type="float">
            <text:p>19.6104</text:p>
          </table:table-cell>
          <table:table-cell table:style-name="ce10" office:value-type="float" office:value="44.7271734184042" calcext:value-type="float">
            <text:p>44.7272</text:p>
          </table:table-cell>
          <table:table-cell table:style-name="ce12" office:value-type="float" office:value="0.803921568627451" calcext:value-type="float">
            <text:p>0.803921568627451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4" calcext:value-type="float">
            <text:p>10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6105882352941" calcext:value-type="float">
            <text:p>19.6106</text:p>
          </table:table-cell>
          <table:table-cell table:style-name="ce10" office:value-type="float" office:value="44.7276207728514" calcext:value-type="float">
            <text:p>44.7276</text:p>
          </table:table-cell>
          <table:table-cell table:style-name="ce12" office:value-type="float" office:value="0.803921568627451" calcext:value-type="float">
            <text:p>0.803921568627451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4" calcext:value-type="float">
            <text:p>10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3.5341176470588" calcext:value-type="float">
            <text:p>23.5341</text:p>
          </table:table-cell>
          <table:table-cell table:style-name="ce10" office:value-type="float" office:value="48.9995931003514" calcext:value-type="float">
            <text:p>48.9996</text:p>
          </table:table-cell>
          <table:table-cell table:style-name="ce12" office:value-type="float" office:value="0.764705882352941" calcext:value-type="float">
            <text:p>0.764705882352941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1.5709803921569" calcext:value-type="float">
            <text:p>21.5710</text:p>
          </table:table-cell>
          <table:table-cell table:style-name="ce10" office:value-type="float" office:value="46.9092744774422" calcext:value-type="float">
            <text:p>46.9093</text:p>
          </table:table-cell>
          <table:table-cell table:style-name="ce12" office:value-type="float" office:value="0.784313725490196" calcext:value-type="float">
            <text:p>0.784313725490196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7" calcext:value-type="float">
            <text:p>100.07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1.3778431372549" calcext:value-type="float">
            <text:p>31.3778</text:p>
          </table:table-cell>
          <table:table-cell table:style-name="ce10" office:value-type="float" office:value="83.6827363199842" calcext:value-type="float">
            <text:p>83.6827</text:p>
          </table:table-cell>
          <table:table-cell table:style-name="ce12" office:value-type="float" office:value="0.686274509803922" calcext:value-type="float">
            <text:p>0.6862745098039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.0000</text:p>
          </table:table-cell>
          <table:table-cell office:value-type="float" office:value="436.47" calcext:value-type="float">
            <text:p>436.4700</text:p>
          </table:table-cell>
          <table:table-cell office:value-type="float" office:value="300" calcext:value-type="float">
            <text:p>300.0000</text:p>
          </table:table-cell>
          <table:table-cell office:value-type="float" office:value="309.517450980392" calcext:value-type="float">
            <text:p>309.5175</text:p>
          </table:table-cell>
          <table:table-cell office:value-type="float" office:value="27.5523448003976" calcext:value-type="float">
            <text:p>27.55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8.98" calcext:value-type="float">
            <text:p>388.9800</text:p>
          </table:table-cell>
          <table:table-cell office:value-type="float" office:value="398.54" calcext:value-type="float">
            <text:p>398.5400</text:p>
          </table:table-cell>
          <table:table-cell office:value-type="float" office:value="393.86" calcext:value-type="float">
            <text:p>393.8600</text:p>
          </table:table-cell>
          <table:table-cell office:value-type="float" office:value="393.832156862745" calcext:value-type="float">
            <text:p>393.8322</text:p>
          </table:table-cell>
          <table:table-cell office:value-type="float" office:value="4.07923988017359" calcext:value-type="float">
            <text:p>4.07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04.657450980392" calcext:value-type="float">
            <text:p>204.6575</text:p>
          </table:table-cell>
          <table:table-cell office:value-type="float" office:value="268.018067435761" calcext:value-type="float">
            <text:p>268.0181</text:p>
          </table:table-cell>
          <table:table-cell office:value-type="float" office:value="0.0196078431372549" calcext:value-type="float">
            <text:p>0.019607843137255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95.5639215686275" calcext:value-type="float">
            <text:p>95.5639</text:p>
          </table:table-cell>
          <table:table-cell table:style-name="ce10" office:value-type="float" office:value="337.577568351334" calcext:value-type="float">
            <text:p>337.5776</text:p>
          </table:table-cell>
          <table:table-cell table:style-name="ce12" office:value-type="float" office:value="0.0980392156862745" calcext:value-type="float">
            <text:p>0.098039215686275</text:p>
          </table:table-cell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66.103137254902" calcext:value-type="float">
            <text:p>66.1031</text:p>
          </table:table-cell>
          <table:table-cell table:style-name="ce10" office:value-type="float" office:value="159.20081923156" calcext:value-type="float">
            <text:p>159.2008</text:p>
          </table:table-cell>
          <table:table-cell table:style-name="ce12" office:value-type="float" office:value="0.215686274509804" calcext:value-type="float">
            <text:p>0.215686274509804</text:p>
          </table:table-cell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700000000001637" calcext:value-type="float">
            <text:p>0.0700</text:p>
          </table:table-cell>
          <table:table-cell table:style-name="ce10" office:value-type="float" office:value="130.938235294118" calcext:value-type="float">
            <text:p>130.9382</text:p>
          </table:table-cell>
          <table:table-cell table:style-name="ce10" office:value-type="float" office:value="223.780756022496" calcext:value-type="float">
            <text:p>223.7808</text:p>
          </table:table-cell>
          <table:table-cell table:style-name="ce12" office:value-type="float" office:value="0.117647058823529" calcext:value-type="float">
            <text:p>0.117647058823529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113.057843137255" calcext:value-type="float">
            <text:p>113.0578</text:p>
          </table:table-cell>
          <table:table-cell table:style-name="ce10" office:value-type="float" office:value="210.537180844619" calcext:value-type="float">
            <text:p>210.5372</text:p>
          </table:table-cell>
          <table:table-cell table:style-name="ce12" office:value-type="float" office:value="0.0980392156862745" calcext:value-type="float">
            <text:p>0.098039215686275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500000000001819" calcext:value-type="float">
            <text:p>0.0500</text:p>
          </table:table-cell>
          <table:table-cell table:style-name="ce10" office:value-type="float" office:value="166.911764705882" calcext:value-type="float">
            <text:p>166.9118</text:p>
          </table:table-cell>
          <table:table-cell table:style-name="ce10" office:value-type="float" office:value="294.622485954484" calcext:value-type="float">
            <text:p>294.6225</text:p>
          </table:table-cell>
          <table:table-cell table:style-name="ce12" office:value-type="float" office:value="0.0588235294117647" calcext:value-type="float">
            <text:p>0.058823529411765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900000000001455" calcext:value-type="float">
            <text:p>0.0900</text:p>
          </table:table-cell>
          <table:table-cell table:style-name="ce10" office:value-type="float" office:value="171.980784313725" calcext:value-type="float">
            <text:p>171.9808</text:p>
          </table:table-cell>
          <table:table-cell table:style-name="ce10" office:value-type="float" office:value="258.808994171377" calcext:value-type="float">
            <text:p>258.8090</text:p>
          </table:table-cell>
          <table:table-cell table:style-name="ce12" office:value-type="float" office:value="0.0784313725490196" calcext:value-type="float">
            <text:p>0.07843137254902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86.89" calcext:value-type="float">
            <text:p>386.8900</text:p>
          </table:table-cell>
          <table:table-cell table:style-name="ce10" office:value-type="float" office:value="218.906078431372" calcext:value-type="float">
            <text:p>218.9061</text:p>
          </table:table-cell>
          <table:table-cell table:style-name="ce10" office:value-type="float" office:value="256.668454906324" calcext:value-type="float">
            <text:p>256.6685</text:p>
          </table:table-cell>
          <table:table-cell table:style-name="ce12" office:value-type="float" office:value="0.0392156862745098" calcext:value-type="float">
            <text:p>0.03921568627451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86.89" calcext:value-type="float">
            <text:p>386.8900</text:p>
          </table:table-cell>
          <table:table-cell table:style-name="ce10" office:value-type="float" office:value="257.426078431372" calcext:value-type="float">
            <text:p>257.4261</text:p>
          </table:table-cell>
          <table:table-cell table:style-name="ce10" office:value-type="float" office:value="225.58586161371" calcext:value-type="float">
            <text:p>225.5859</text:p>
          </table:table-cell>
          <table:table-cell table:style-name="ce12" office:value-type="float" office:value="0.0392156862745098" calcext:value-type="float">
            <text:p>0.039215686274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418.59" calcext:value-type="float">
            <text:p>418.5900</text:p>
          </table:table-cell>
          <table:table-cell office:value-type="float" office:value="300.07" calcext:value-type="float">
            <text:p>300.0700</text:p>
          </table:table-cell>
          <table:table-cell office:value-type="float" office:value="322.51" calcext:value-type="float">
            <text:p>322.5100</text:p>
          </table:table-cell>
          <table:table-cell office:value-type="float" office:value="97.3858855687004" calcext:value-type="float">
            <text:p>97.385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.66" calcext:value-type="float">
            <text:p>234.6600</text:p>
          </table:table-cell>
          <table:table-cell office:value-type="float" office:value="304.73" calcext:value-type="float">
            <text:p>304.7300</text:p>
          </table:table-cell>
          <table:table-cell office:value-type="float" office:value="258.25" calcext:value-type="float">
            <text:p>258.2500</text:p>
          </table:table-cell>
          <table:table-cell office:value-type="float" office:value="258.845490196078" calcext:value-type="float">
            <text:p>258.8455</text:p>
          </table:table-cell>
          <table:table-cell office:value-type="float" office:value="19.5755711538643" calcext:value-type="float">
            <text:p>19.57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9" calcext:value-type="float">
            <text:p>226.2900</text:p>
          </table:table-cell>
          <table:table-cell office:value-type="float" office:value="216.34" calcext:value-type="float">
            <text:p>216.3400</text:p>
          </table:table-cell>
          <table:table-cell office:value-type="float" office:value="194.949607843137" calcext:value-type="float">
            <text:p>194.9496</text:p>
          </table:table-cell>
          <table:table-cell office:value-type="float" office:value="47.8210743919457" calcext:value-type="float">
            <text:p>47.82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44" calcext:value-type="float">
            <text:p>226.4400</text:p>
          </table:table-cell>
          <table:table-cell office:value-type="float" office:value="217.92" calcext:value-type="float">
            <text:p>217.9200</text:p>
          </table:table-cell>
          <table:table-cell office:value-type="float" office:value="199.180392156863" calcext:value-type="float">
            <text:p>199.1804</text:p>
          </table:table-cell>
          <table:table-cell office:value-type="float" office:value="42.122724389574" calcext:value-type="float">
            <text:p>42.122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7.56" calcext:value-type="float">
            <text:p>227.5600</text:p>
          </table:table-cell>
          <table:table-cell table:style-name="ce10" office:value-type="float" office:value="216.07" calcext:value-type="float">
            <text:p>216.0700</text:p>
          </table:table-cell>
          <table:table-cell table:style-name="ce10" office:value-type="float" office:value="203.060196078431" calcext:value-type="float">
            <text:p>203.0602</text:p>
          </table:table-cell>
          <table:table-cell table:style-name="ce10" office:value-type="float" office:value="38.2742222651224" calcext:value-type="float">
            <text:p>38.27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8.03" calcext:value-type="float">
            <text:p>228.0300</text:p>
          </table:table-cell>
          <table:table-cell table:style-name="ce10" office:value-type="float" office:value="201.3" calcext:value-type="float">
            <text:p>201.3000</text:p>
          </table:table-cell>
          <table:table-cell table:style-name="ce10" office:value-type="float" office:value="191.472941176471" calcext:value-type="float">
            <text:p>191.4729</text:p>
          </table:table-cell>
          <table:table-cell table:style-name="ce10" office:value-type="float" office:value="34.3136056106029" calcext:value-type="float">
            <text:p>34.313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0" office:value-type="float" office:value="145.5" calcext:value-type="float">
            <text:p>145.5000</text:p>
          </table:table-cell>
          <table:table-cell table:style-name="ce10" office:value-type="float" office:value="228.01" calcext:value-type="float">
            <text:p>228.0100</text:p>
          </table:table-cell>
          <table:table-cell table:style-name="ce10" office:value-type="float" office:value="201.33" calcext:value-type="float">
            <text:p>201.3300</text:p>
          </table:table-cell>
          <table:table-cell table:style-name="ce10" office:value-type="float" office:value="200.479411764706" calcext:value-type="float">
            <text:p>200.4794</text:p>
          </table:table-cell>
          <table:table-cell table:style-name="ce10" office:value-type="float" office:value="31.179553428489" calcext:value-type="float">
            <text:p>31.179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7.57" calcext:value-type="float">
            <text:p>227.5700</text:p>
          </table:table-cell>
          <table:table-cell table:style-name="ce10" office:value-type="float" office:value="201.32" calcext:value-type="float">
            <text:p>201.3200</text:p>
          </table:table-cell>
          <table:table-cell table:style-name="ce10" office:value-type="float" office:value="195.673333333333" calcext:value-type="float">
            <text:p>195.6733</text:p>
          </table:table-cell>
          <table:table-cell table:style-name="ce10" office:value-type="float" office:value="32.9557734547378" calcext:value-type="float">
            <text:p>32.955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8.7" calcext:value-type="float">
            <text:p>228.7000</text:p>
          </table:table-cell>
          <table:table-cell table:style-name="ce10" office:value-type="float" office:value="223.86" calcext:value-type="float">
            <text:p>223.8600</text:p>
          </table:table-cell>
          <table:table-cell table:style-name="ce10" office:value-type="float" office:value="204.206666666667" calcext:value-type="float">
            <text:p>204.2067</text:p>
          </table:table-cell>
          <table:table-cell table:style-name="ce10" office:value-type="float" office:value="38.5439657534095" calcext:value-type="float">
            <text:p>38.544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9.22" calcext:value-type="float">
            <text:p>229.2200</text:p>
          </table:table-cell>
          <table:table-cell table:style-name="ce10" office:value-type="float" office:value="211.31" calcext:value-type="float">
            <text:p>211.3100</text:p>
          </table:table-cell>
          <table:table-cell table:style-name="ce10" office:value-type="float" office:value="201.511960784314" calcext:value-type="float">
            <text:p>201.5120</text:p>
          </table:table-cell>
          <table:table-cell table:style-name="ce10" office:value-type="float" office:value="41.7721298954219" calcext:value-type="float">
            <text:p>41.772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5" calcext:value-type="float">
            <text:p>145.5000</text:p>
          </table:table-cell>
          <table:table-cell table:style-name="ce10" office:value-type="float" office:value="230.47" calcext:value-type="float">
            <text:p>230.4700</text:p>
          </table:table-cell>
          <table:table-cell table:style-name="ce10" office:value-type="float" office:value="211.34" calcext:value-type="float">
            <text:p>211.3400</text:p>
          </table:table-cell>
          <table:table-cell table:style-name="ce10" office:value-type="float" office:value="200.392549019608" calcext:value-type="float">
            <text:p>200.3925</text:p>
          </table:table-cell>
          <table:table-cell table:style-name="ce10" office:value-type="float" office:value="33.7236818274636" calcext:value-type="float">
            <text:p>33.723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5" calcext:value-type="float">
            <text:p>145.5000</text:p>
          </table:table-cell>
          <table:table-cell table:style-name="ce10" office:value-type="float" office:value="230.21" calcext:value-type="float">
            <text:p>230.2100</text:p>
          </table:table-cell>
          <table:table-cell table:style-name="ce10" office:value-type="float" office:value="211.3" calcext:value-type="float">
            <text:p>211.3000</text:p>
          </table:table-cell>
          <table:table-cell table:style-name="ce10" office:value-type="float" office:value="200.800196078431" calcext:value-type="float">
            <text:p>200.8002</text:p>
          </table:table-cell>
          <table:table-cell table:style-name="ce10" office:value-type="float" office:value="43.8018811924784" calcext:value-type="float">
            <text:p>43.8019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9.14" calcext:value-type="float">
            <text:p>409.1400</text:p>
          </table:table-cell>
          <table:table-cell office:value-type="float" office:value="828864" calcext:value-type="float">
            <text:p>828864.0000</text:p>
          </table:table-cell>
          <table:table-cell office:value-type="float" office:value="596.35" calcext:value-type="float">
            <text:p>596.3500</text:p>
          </table:table-cell>
          <table:table-cell office:value-type="float" office:value="16934.6568627451" calcext:value-type="float">
            <text:p>16934.6569</text:p>
          </table:table-cell>
          <table:table-cell office:value-type="float" office:value="117021.604643367" calcext:value-type="float">
            <text:p>117021.60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89" calcext:value-type="float">
            <text:p>394.8900</text:p>
          </table:table-cell>
          <table:table-cell office:value-type="float" office:value="394.63" calcext:value-type="float">
            <text:p>394.6300</text:p>
          </table:table-cell>
          <table:table-cell office:value-type="float" office:value="394.638235294118" calcext:value-type="float">
            <text:p>394.6382</text:p>
          </table:table-cell>
          <table:table-cell office:value-type="float" office:value="0.108027774206366" calcext:value-type="float">
            <text:p>0.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4" calcext:value-type="float">
            <text:p>395.0400</text:p>
          </table:table-cell>
          <table:table-cell office:value-type="float" office:value="394.65" calcext:value-type="float">
            <text:p>394.6500</text:p>
          </table:table-cell>
          <table:table-cell office:value-type="float" office:value="394.673529411765" calcext:value-type="float">
            <text:p>394.6735</text:p>
          </table:table-cell>
          <table:table-cell office:value-type="float" office:value="0.209623471968195" calcext:value-type="float">
            <text:p>0.209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" calcext:value-type="float">
            <text:p>394.5000</text:p>
          </table:table-cell>
          <table:table-cell table:style-name="ce10" office:value-type="float" office:value="395.25" calcext:value-type="float">
            <text:p>395.2500</text:p>
          </table:table-cell>
          <table:table-cell table:style-name="ce10" office:value-type="float" office:value="394.7" calcext:value-type="float">
            <text:p>394.7000</text:p>
          </table:table-cell>
          <table:table-cell table:style-name="ce10" office:value-type="float" office:value="394.740196078431" calcext:value-type="float">
            <text:p>394.7402</text:p>
          </table:table-cell>
          <table:table-cell table:style-name="ce10" office:value-type="float" office:value="0.160978259401735" calcext:value-type="float">
            <text:p>0.16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0" office:value-type="float" office:value="394.51" calcext:value-type="float">
            <text:p>394.5100</text:p>
          </table:table-cell>
          <table:table-cell table:style-name="ce10" office:value-type="float" office:value="395.23" calcext:value-type="float">
            <text:p>395.2300</text:p>
          </table:table-cell>
          <table:table-cell table:style-name="ce10" office:value-type="float" office:value="394.77" calcext:value-type="float">
            <text:p>394.7700</text:p>
          </table:table-cell>
          <table:table-cell table:style-name="ce10" office:value-type="float" office:value="394.780392156863" calcext:value-type="float">
            <text:p>394.7804</text:p>
          </table:table-cell>
          <table:table-cell table:style-name="ce10" office:value-type="float" office:value="0.212541760602445" calcext:value-type="float">
            <text:p>0.212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0" office:value-type="float" office:value="394.51" calcext:value-type="float">
            <text:p>394.5100</text:p>
          </table:table-cell>
          <table:table-cell table:style-name="ce10" office:value-type="float" office:value="395.07" calcext:value-type="float">
            <text:p>395.0700</text:p>
          </table:table-cell>
          <table:table-cell table:style-name="ce10" office:value-type="float" office:value="394.74" calcext:value-type="float">
            <text:p>394.7400</text:p>
          </table:table-cell>
          <table:table-cell table:style-name="ce10" office:value-type="float" office:value="394.752549019608" calcext:value-type="float">
            <text:p>394.7525</text:p>
          </table:table-cell>
          <table:table-cell table:style-name="ce10" office:value-type="float" office:value="0.15480310074415" calcext:value-type="float">
            <text:p>0.154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" calcext:value-type="float">
            <text:p>394.5000</text:p>
          </table:table-cell>
          <table:table-cell table:style-name="ce10" office:value-type="float" office:value="395.17" calcext:value-type="float">
            <text:p>395.1700</text:p>
          </table:table-cell>
          <table:table-cell table:style-name="ce10" office:value-type="float" office:value="394.86" calcext:value-type="float">
            <text:p>394.8600</text:p>
          </table:table-cell>
          <table:table-cell table:style-name="ce10" office:value-type="float" office:value="394.848431372549" calcext:value-type="float">
            <text:p>394.8484</text:p>
          </table:table-cell>
          <table:table-cell table:style-name="ce10" office:value-type="float" office:value="0.158612735932568" calcext:value-type="float">
            <text:p>0.158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2" calcext:value-type="float">
            <text:p>394.5200</text:p>
          </table:table-cell>
          <table:table-cell table:style-name="ce10" office:value-type="float" office:value="395.63" calcext:value-type="float">
            <text:p>395.6300</text:p>
          </table:table-cell>
          <table:table-cell table:style-name="ce10" office:value-type="float" office:value="394.86" calcext:value-type="float">
            <text:p>394.8600</text:p>
          </table:table-cell>
          <table:table-cell table:style-name="ce10" office:value-type="float" office:value="394.895882352941" calcext:value-type="float">
            <text:p>394.8959</text:p>
          </table:table-cell>
          <table:table-cell table:style-name="ce10" office:value-type="float" office:value="0.354208977864707" calcext:value-type="float">
            <text:p>0.35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4" calcext:value-type="float">
            <text:p>394.5400</text:p>
          </table:table-cell>
          <table:table-cell table:style-name="ce10" office:value-type="float" office:value="395.32" calcext:value-type="float">
            <text:p>395.3200</text:p>
          </table:table-cell>
          <table:table-cell table:style-name="ce10" office:value-type="float" office:value="394.85" calcext:value-type="float">
            <text:p>394.8500</text:p>
          </table:table-cell>
          <table:table-cell table:style-name="ce10" office:value-type="float" office:value="394.868039215686" calcext:value-type="float">
            <text:p>394.8680</text:p>
          </table:table-cell>
          <table:table-cell table:style-name="ce10" office:value-type="float" office:value="0.238805360073877" calcext:value-type="float">
            <text:p>0.238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9" calcext:value-type="float">
            <text:p>394.5900</text:p>
          </table:table-cell>
          <table:table-cell table:style-name="ce10" office:value-type="float" office:value="395.42" calcext:value-type="float">
            <text:p>395.4200</text:p>
          </table:table-cell>
          <table:table-cell table:style-name="ce10" office:value-type="float" office:value="394.84" calcext:value-type="float">
            <text:p>394.8400</text:p>
          </table:table-cell>
          <table:table-cell table:style-name="ce10" office:value-type="float" office:value="394.880196078431" calcext:value-type="float">
            <text:p>394.8802</text:p>
          </table:table-cell>
          <table:table-cell table:style-name="ce10" office:value-type="float" office:value="0.263457776503309" calcext:value-type="float">
            <text:p>0.263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7" calcext:value-type="float">
            <text:p>394.5700</text:p>
          </table:table-cell>
          <table:table-cell table:style-name="ce10" office:value-type="float" office:value="396.52" calcext:value-type="float">
            <text:p>396.5200</text:p>
          </table:table-cell>
          <table:table-cell table:style-name="ce10" office:value-type="float" office:value="394.87" calcext:value-type="float">
            <text:p>394.8700</text:p>
          </table:table-cell>
          <table:table-cell table:style-name="ce10" office:value-type="float" office:value="394.914117647059" calcext:value-type="float">
            <text:p>394.9141</text:p>
          </table:table-cell>
          <table:table-cell table:style-name="ce10" office:value-type="float" office:value="0.337372198024573" calcext:value-type="float">
            <text:p>0.3374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58:.B187])" office:value-type="float" office:value="78.0248666666667" calcext:value-type="float">
            <text:p>78.0248666666667</text:p>
          </table:table-cell>
          <table:table-cell table:style-name="Default" table:formula="of:=AVERAGE([.C158:.C187])" office:value-type="float" office:value="30363.0202666667" calcext:value-type="float">
            <text:p>30363.0202666667</text:p>
          </table:table-cell>
          <table:table-cell table:style-name="Default" table:formula="of:=AVERAGE([.D158:.D187])" office:value-type="float" office:value="140.4436" calcext:value-type="float">
            <text:p>140.4436</text:p>
          </table:table-cell>
          <table:table-cell table:style-name="Default" table:formula="of:=AVERAGE([.E158:.E187])" office:value-type="float" office:value="843.41240130719" calcext:value-type="float">
            <text:p>843.41240130719</text:p>
          </table:table-cell>
          <table:table-cell table:style-name="Default" table:formula="of:=AVERAGE([.F158:.F187])" office:value-type="float" office:value="4399.72760819128" calcext:value-type="float">
            <text:p>4399.72760819128</text:p>
          </table:table-cell>
          <table:table-cell table:style-name="Default" table:formula="of:=AVERAGE([.G158:.G187])" office:value-type="float" office:value="0.105228758169935" calcext:value-type="float">
            <text:p>0.105228758169935</text:p>
          </table:table-cell>
          <table:table-cell/>
          <table:table-cell table:style-name="Default" table:formula="of:=AVERAGE([.I158:.I187])" office:value-type="float" office:value="39.3796666666667" calcext:value-type="float">
            <text:p>39.3796666666667</text:p>
          </table:table-cell>
          <table:table-cell table:style-name="Default" table:formula="of:=AVERAGE([.J158:.J187])" office:value-type="float" office:value="96.854" calcext:value-type="float">
            <text:p>96.854</text:p>
          </table:table-cell>
          <table:table-cell table:style-name="Default" table:formula="of:=AVERAGE([.K158:.K187])" office:value-type="float" office:value="63.5203333333333" calcext:value-type="float">
            <text:p>63.5203333333333</text:p>
          </table:table-cell>
          <table:table-cell table:style-name="Default" table:formula="of:=AVERAGE([.L158:.L187])" office:value-type="float" office:value="66.2951176470588" calcext:value-type="float">
            <text:p>66.2951176470588</text:p>
          </table:table-cell>
          <table:table-cell table:style-name="Default" table:formula="of:=AVERAGE([.M158:.M187])" office:value-type="float" office:value="26.1882135760405" calcext:value-type="float">
            <text:p>26.1882135760405</text:p>
          </table:table-cell>
          <table:table-cell table:style-name="Default" table:formula="of:=AVERAGE([.N158:.N187])" office:value-type="float" office:value="0.702614379084967" calcext:value-type="float">
            <text:p>0.702614379084967</text:p>
          </table:table-cell>
          <table:table-cell table:style-name="Default"/>
          <table:table-cell table:style-name="Default" table:formula="of:=AVERAGE([.P158:.P187])" office:value-type="float" office:value="30.896" calcext:value-type="float">
            <text:p>30.896</text:p>
          </table:table-cell>
          <table:table-cell table:style-name="Default" table:formula="of:=AVERAGE([.Q158:.Q187])" office:value-type="float" office:value="53.6103333333333" calcext:value-type="float">
            <text:p>53.6103333333333</text:p>
          </table:table-cell>
          <table:table-cell table:style-name="Default" table:formula="of:=AVERAGE([.R158:.R187])" office:value-type="float" office:value="46.5953333333333" calcext:value-type="float">
            <text:p>46.5953333333333</text:p>
          </table:table-cell>
          <table:table-cell table:style-name="Default" table:formula="of:=AVERAGE([.S158:.S187])" office:value-type="float" office:value="44.0542418300654" calcext:value-type="float">
            <text:p>44.0542418300654</text:p>
          </table:table-cell>
          <table:table-cell table:style-name="Default" table:formula="of:=AVERAGE([.T158:.T187])" office:value-type="float" office:value="14.8113447062786" calcext:value-type="float">
            <text:p>14.8113447062786</text:p>
          </table:table-cell>
          <table:table-cell table:style-name="Default" table:formula="of:=AVERAGE([.U158:.U187])" office:value-type="float" office:value="0.828104575163399" calcext:value-type="float">
            <text:p>0.828104575163399</text:p>
          </table:table-cell>
          <table:table-cell table:style-name="Default" table:formula="of:=AVERAGE([.V158:.V187])" office:value-type="float" office:value="15.5" calcext:value-type="float">
            <text:p>15.5</text:p>
          </table:table-cell>
          <table:table-cell table:style-name="Default" table:formula="of:=AVERAGE([.W158:.W187])" office:value-type="float" office:value="17.9996666666667" calcext:value-type="float">
            <text:p>17.9996666666667</text:p>
          </table:table-cell>
          <table:table-cell table:style-name="Default" table:formula="of:=AVERAGE([.X158:.X187])" office:value-type="float" office:value="46.9656666666667" calcext:value-type="float">
            <text:p>46.9656666666667</text:p>
          </table:table-cell>
          <table:table-cell table:style-name="Default" table:formula="of:=AVERAGE([.Y158:.Y187])" office:value-type="float" office:value="33.3153333333333" calcext:value-type="float">
            <text:p>33.3153333333333</text:p>
          </table:table-cell>
          <table:table-cell table:style-name="Default" table:formula="of:=AVERAGE([.Z158:.Z187])" office:value-type="float" office:value="27.9147189542484" calcext:value-type="float">
            <text:p>27.9147189542484</text:p>
          </table:table-cell>
          <table:table-cell table:style-name="Default" table:formula="of:=AVERAGE([.AA158:.AA187])" office:value-type="float" office:value="14.4480149408921" calcext:value-type="float">
            <text:p>14.4480149408921</text:p>
          </table:table-cell>
          <table:table-cell table:style-name="Default" table:formula="of:=AVERAGE([.AB158:.AB187])" office:value-type="float" office:value="0.865359477124183" calcext:value-type="float">
            <text:p>0.865359477124183</text:p>
          </table:table-cell>
          <table:table-cell table:formula="of:=AVERAGE([.AC158:.AC187])" office:value-type="float" office:value="15.5" calcext:value-type="float">
            <text:p>15.5</text:p>
          </table:table-cell>
          <table:table-cell table:formula="of:=AVERAGE([.AD158:.AD187])" office:value-type="float" office:value="17.9996666666667" calcext:value-type="float">
            <text:p>17.9996666666667</text:p>
          </table:table-cell>
          <table:table-cell table:formula="of:=AVERAGE([.AE158:.AE187])" office:value-type="float" office:value="47.0193333333333" calcext:value-type="float">
            <text:p>47.0193333333333</text:p>
          </table:table-cell>
          <table:table-cell table:formula="of:=AVERAGE([.AF158:.AF187])" office:value-type="float" office:value="20.3673333333333" calcext:value-type="float">
            <text:p>20.3673333333333</text:p>
          </table:table-cell>
          <table:table-cell table:formula="of:=AVERAGE([.AG158:.AG187])" office:value-type="float" office:value="24.6878888888889" calcext:value-type="float">
            <text:p>24.6878888888889</text:p>
          </table:table-cell>
          <table:table-cell table:formula="of:=AVERAGE([.AH158:.AH187])" office:value-type="float" office:value="17.103258408875" calcext:value-type="float">
            <text:p>17.103258408875</text:p>
          </table:table-cell>
          <table:table-cell table:formula="of:=AVERAGE([.AI158:.AI187])" office:value-type="float" office:value="0.852941176470588" calcext:value-type="float">
            <text:p>0.852941176470588</text:p>
          </table:table-cell>
          <table:table-cell table:formula="of:=AVERAGE([.AJ158:.AJ187])" office:value-type="float" office:value="15.5" calcext:value-type="float">
            <text:p>15.5</text:p>
          </table:table-cell>
          <table:table-cell/>
          <table:table-cell table:formula="of:=AVERAGE([.AL158:.AL187])" office:value-type="float" office:value="18" calcext:value-type="float">
            <text:p>18</text:p>
          </table:table-cell>
          <table:table-cell table:formula="of:=AVERAGE([.AM158:.AM187])" office:value-type="float" office:value="47.0579333333333" calcext:value-type="float">
            <text:p>47.0579333333333</text:p>
          </table:table-cell>
          <table:table-cell table:formula="of:=AVERAGE([.AN158:.AN187])" office:value-type="float" office:value="19.8793333333333" calcext:value-type="float">
            <text:p>19.8793333333333</text:p>
          </table:table-cell>
          <table:table-cell table:formula="of:=AVERAGE([.AO158:.AO187])" office:value-type="float" office:value="23.9785137254902" calcext:value-type="float">
            <text:p>23.9785137254902</text:p>
          </table:table-cell>
          <table:table-cell table:formula="of:=AVERAGE([.AP158:.AP187])" office:value-type="float" office:value="11.639826217584" calcext:value-type="float">
            <text:p>11.639826217584</text:p>
          </table:table-cell>
          <table:table-cell table:formula="of:=AVERAGE([.AQ158:.AQ187])" office:value-type="float" office:value="0.837254901960784" calcext:value-type="float">
            <text:p>0.837254901960784</text:p>
          </table:table-cell>
          <table:table-cell table:formula="of:=AVERAGE([.AR158:.AR187])" office:value-type="float" office:value="15.5" calcext:value-type="float">
            <text:p>15.5</text:p>
          </table:table-cell>
          <table:table-cell/>
          <table:table-cell table:formula="of:=AVERAGE([.AT158:.AT187])" office:value-type="float" office:value="18.0003333333333" calcext:value-type="float">
            <text:p>18.0003333333333</text:p>
          </table:table-cell>
          <table:table-cell table:formula="of:=AVERAGE([.AU158:.AU187])" office:value-type="float" office:value="47.0990666666667" calcext:value-type="float">
            <text:p>47.0990666666667</text:p>
          </table:table-cell>
          <table:table-cell table:formula="of:=AVERAGE([.AV158:.AV187])" office:value-type="float" office:value="19.8973" calcext:value-type="float">
            <text:p>19.8973</text:p>
          </table:table-cell>
          <table:table-cell table:formula="of:=AVERAGE([.AW158:.AW187])" office:value-type="float" office:value="27.3684411764706" calcext:value-type="float">
            <text:p>27.3684411764706</text:p>
          </table:table-cell>
          <table:table-cell table:formula="of:=AVERAGE([.AX158:.AX187])" office:value-type="float" office:value="14.9893703886961" calcext:value-type="float">
            <text:p>14.9893703886961</text:p>
          </table:table-cell>
          <table:table-cell table:formula="of:=AVERAGE([.AY158:.AY187])" office:value-type="float" office:value="0.8" calcext:value-type="float">
            <text:p>0.8</text:p>
          </table:table-cell>
          <table:table-cell table:formula="of:=AVERAGE([.AZ158:.AZ187])" office:value-type="float" office:value="15.5" calcext:value-type="float">
            <text:p>15.5</text:p>
          </table:table-cell>
          <table:table-cell table:formula="of:=AVERAGE([.BA158:.BA187])" office:value-type="float" office:value="17.9996666666667" calcext:value-type="float">
            <text:p>17.9996666666667</text:p>
          </table:table-cell>
          <table:table-cell table:formula="of:=AVERAGE([.BB158:.BB187])" office:value-type="float" office:value="47.2153" calcext:value-type="float">
            <text:p>47.2153</text:p>
          </table:table-cell>
          <table:table-cell table:formula="of:=AVERAGE([.BC158:.BC187])" office:value-type="float" office:value="19.9185" calcext:value-type="float">
            <text:p>19.9185</text:p>
          </table:table-cell>
          <table:table-cell table:formula="of:=AVERAGE([.BD158:.BD187])" office:value-type="float" office:value="27.8812967320261" calcext:value-type="float">
            <text:p>27.8812967320261</text:p>
          </table:table-cell>
          <table:table-cell table:formula="of:=AVERAGE([.BE158:.BE187])" office:value-type="float" office:value="17.6878856281697" calcext:value-type="float">
            <text:p>17.6878856281697</text:p>
          </table:table-cell>
          <table:table-cell table:formula="of:=AVERAGE([.BF158:.BF187])" office:value-type="float" office:value="0.769934640522876" calcext:value-type="float">
            <text:p>0.769934640522876</text:p>
          </table:table-cell>
          <table:table-cell table:formula="of:=AVERAGE([.BG158:.BG187])" office:value-type="float" office:value="15.5" calcext:value-type="float">
            <text:p>15.5</text:p>
          </table:table-cell>
          <table:table-cell table:formula="of:=AVERAGE([.BH158:.BH187])" office:value-type="float" office:value="18.0003333333333" calcext:value-type="float">
            <text:p>18.0003333333333</text:p>
          </table:table-cell>
          <table:table-cell table:formula="of:=AVERAGE([.BI158:.BI187])" office:value-type="float" office:value="47.2689666666667" calcext:value-type="float">
            <text:p>47.2689666666667</text:p>
          </table:table-cell>
          <table:table-cell table:formula="of:=AVERAGE([.BJ158:.BJ187])" office:value-type="float" office:value="20.6799333333333" calcext:value-type="float">
            <text:p>20.6799333333333</text:p>
          </table:table-cell>
          <table:table-cell table:formula="of:=AVERAGE([.BK158:.BK187])" office:value-type="float" office:value="29.3420274509804" calcext:value-type="float">
            <text:p>29.3420274509804</text:p>
          </table:table-cell>
          <table:table-cell table:formula="of:=AVERAGE([.BL158:.BL187])" office:value-type="float" office:value="21.0356412754632" calcext:value-type="float">
            <text:p>21.0356412754632</text:p>
          </table:table-cell>
          <table:table-cell table:formula="of:=AVERAGE([.BM158:.BM187])" office:value-type="float" office:value="0.769934640522876" calcext:value-type="float">
            <text:p>0.769934640522876</text:p>
          </table:table-cell>
          <table:table-cell table:formula="of:=AVERAGE([.BN158:.BN187])" office:value-type="float" office:value="15.5" calcext:value-type="float">
            <text:p>15.5</text:p>
          </table:table-cell>
          <table:table-cell table:formula="of:=AVERAGE([.BO158:.BO187])" office:value-type="float" office:value="18.005" calcext:value-type="float">
            <text:p>18.005</text:p>
          </table:table-cell>
          <table:table-cell table:formula="of:=AVERAGE([.BP158:.BP187])" office:value-type="float" office:value="51.1368333333333" calcext:value-type="float">
            <text:p>51.1368333333333</text:p>
          </table:table-cell>
          <table:table-cell table:formula="of:=AVERAGE([.BQ158:.BQ187])" office:value-type="float" office:value="20.2778666666667" calcext:value-type="float">
            <text:p>20.2778666666667</text:p>
          </table:table-cell>
          <table:table-cell table:formula="of:=AVERAGE([.BR158:.BR187])" office:value-type="float" office:value="30.6779490196078" calcext:value-type="float">
            <text:p>30.6779490196078</text:p>
          </table:table-cell>
          <table:table-cell table:formula="of:=AVERAGE([.BS158:.BS187])" office:value-type="float" office:value="18.7317603582845" calcext:value-type="float">
            <text:p>18.7317603582845</text:p>
          </table:table-cell>
          <table:table-cell table:formula="of:=AVERAGE([.BT158:.BT187])" office:value-type="float" office:value="0.758823529411765" calcext:value-type="float">
            <text:p>0.758823529411765</text:p>
          </table:table-cell>
          <table:table-cell table:formula="of:=AVERAGE([.BU158:.BU187])" office:value-type="float" office:value="15.5" calcext:value-type="float">
            <text:p>15.5</text:p>
          </table:table-cell>
          <table:table-cell table:formula="of:=AVERAGE([.BV158:.BV187])" office:value-type="float" office:value="18.0279666666667" calcext:value-type="float">
            <text:p>18.0279666666667</text:p>
          </table:table-cell>
          <table:table-cell table:formula="of:=AVERAGE([.BW158:.BW187])" office:value-type="float" office:value="47.2787666666667" calcext:value-type="float">
            <text:p>47.2787666666667</text:p>
          </table:table-cell>
          <table:table-cell table:formula="of:=AVERAGE([.BX158:.BX187])" office:value-type="float" office:value="33.1843333333333" calcext:value-type="float">
            <text:p>33.1843333333333</text:p>
          </table:table-cell>
          <table:table-cell table:formula="of:=AVERAGE([.BY158:.BY187])" office:value-type="float" office:value="32.65267124183" calcext:value-type="float">
            <text:p>32.65267124183</text:p>
          </table:table-cell>
          <table:table-cell table:formula="of:=AVERAGE([.BZ158:.BZ187])" office:value-type="float" office:value="18.2337469135649" calcext:value-type="float">
            <text:p>18.2337469135649</text:p>
          </table:table-cell>
          <table:table-cell table:formula="of:=AVERAGE([.CA158:.CA187])" office:value-type="float" office:value="0.741176470588235" calcext:value-type="float">
            <text:p>0.741176470588235</text:p>
          </table:table-cell>
          <table:table-cell table:formula="of:=AVERAGE([.CB158:.CB187])" office:value-type="float" office:value="15.5" calcext:value-type="float">
            <text:p>15.5</text:p>
          </table:table-cell>
          <table:table-cell table:formula="of:=AVERAGE([.CC158:.CC187])" office:value-type="float" office:value="18.0284" calcext:value-type="float">
            <text:p>18.0284</text:p>
          </table:table-cell>
          <table:table-cell table:formula="of:=AVERAGE([.CD158:.CD187])" office:value-type="float" office:value="51.2425666666667" calcext:value-type="float">
            <text:p>51.2425666666667</text:p>
          </table:table-cell>
          <table:table-cell table:formula="of:=AVERAGE([.CE158:.CE187])" office:value-type="float" office:value="33.1947666666667" calcext:value-type="float">
            <text:p>33.1947666666667</text:p>
          </table:table-cell>
          <table:table-cell table:formula="of:=AVERAGE([.CF158:.CF187])" office:value-type="float" office:value="34.380948366013" calcext:value-type="float">
            <text:p>34.380948366013</text:p>
          </table:table-cell>
          <table:table-cell table:formula="of:=AVERAGE([.CG158:.CG187])" office:value-type="float" office:value="19.3249693498455" calcext:value-type="float">
            <text:p>19.3249693498455</text:p>
          </table:table-cell>
          <table:table-cell table:formula="of:=AVERAGE([.CH158:.CH187])" office:value-type="float" office:value="0.734640522875817" calcext:value-type="float">
            <text:p>0.734640522875817</text:p>
          </table:table-cell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58:.E188];&quot;0&quot;)" office:value-type="float" office:value="0" calcext:value-type="float">
            <text:p>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58:.L188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58:.S18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58:.Z18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G158:.AG18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 table:number-columns-repeated="2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O158:.AO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 table:number-columns-repeated="2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W158:.AW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D158:.BD188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K158:.BK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R158:.BR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Y158:.BY188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CF158:.CF188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</table:table-row>
        <table:table-row table:style-name="ro1">
          <table:table-cell table:style-name="ce4"/>
          <table:table-cell table:style-name="ce23"/>
          <table:table-cell table:style-name="ce23" office:value-type="string" calcext:value-type="string">
            <text:p>Solved</text:p>
          </table:table-cell>
          <table:table-cell table:style-name="ce23" table:formula="of:=COUNTIF([.B158:.B187];&quot;0&quot;)" office:value-type="float" office:value="9" calcext:value-type="float">
            <text:p>9</text:p>
          </table:table-cell>
          <table:table-cell table:style-name="ce23" table:number-columns-repeated="2"/>
          <table:table-cell table:style-name="ce11"/>
          <table:table-cell table:style-name="ce4"/>
          <table:table-cell table:style-name="ce23"/>
          <table:table-cell table:style-name="ce23" office:value-type="string" calcext:value-type="string">
            <text:p>Solved</text:p>
          </table:table-cell>
          <table:table-cell table:style-name="ce23" table:formula="of:=COUNTIF([.I158:.I187];&quot;0&quot;)" office:value-type="float" office:value="25" calcext:value-type="float">
            <text:p>25</text:p>
          </table:table-cell>
          <table:table-cell table:style-name="ce23" table:number-columns-repeated="2"/>
          <table:table-cell table:style-name="ce11"/>
          <table:table-cell table:style-name="Default" table:number-columns-repeated="2"/>
          <table:table-cell table:style-name="ce23" office:value-type="string" calcext:value-type="string">
            <text:p>Solved</text:p>
          </table:table-cell>
          <table:table-cell table:style-name="ce23" table:formula="of:=COUNTIF([.P158:.P187];&quot;0&quot;)" office:value-type="float" office:value="27" calcext:value-type="float">
            <text:p>27</text:p>
          </table:table-cell>
          <table:table-cell table:style-name="Default" table:number-columns-repeated="5"/>
          <table:table-cell table:style-name="ce23" office:value-type="string" calcext:value-type="string">
            <text:p>Solved</text:p>
          </table:table-cell>
          <table:table-cell table:style-name="ce23" table:formula="of:=COUNTIF([.W158:.W187];&quot;0&quot;)" office:value-type="float" office:value="28" calcext:value-type="float">
            <text:p>28</text:p>
          </table:table-cell>
          <table:table-cell table:style-name="Default" table:number-columns-repeated="3"/>
          <table:table-cell table:number-columns-repeated="2"/>
          <table:table-cell table:style-name="ce23" office:value-type="string" calcext:value-type="string">
            <text:p>Solved</text:p>
          </table:table-cell>
          <table:table-cell table:style-name="ce23" table:formula="of:=COUNTIF([.AD158:.AD187];&quot;0&quot;)" office:value-type="float" office:value="28" calcext:value-type="float">
            <text:p>28</text:p>
          </table:table-cell>
          <table:table-cell table:number-columns-repeated="6"/>
          <table:table-cell table:style-name="ce23" office:value-type="string" calcext:value-type="string">
            <text:p>Solved</text:p>
          </table:table-cell>
          <table:table-cell table:style-name="ce23" table:formula="of:=COUNTIF([.AL158:.AL187];&quot;0&quot;)" office:value-type="float" office:value="28" calcext:value-type="float">
            <text:p>28</text:p>
          </table:table-cell>
          <table:table-cell table:number-columns-repeated="6"/>
          <table:table-cell table:style-name="ce23" office:value-type="string" calcext:value-type="string">
            <text:p>Solved</text:p>
          </table:table-cell>
          <table:table-cell table:style-name="ce23" table:formula="of:=COUNTIF([.AT158:.AT187];&quot;0&quot;)" office:value-type="float" office:value="28" calcext:value-type="float">
            <text:p>28</text:p>
          </table:table-cell>
          <table:table-cell table:number-columns-repeated="5"/>
          <table:table-cell table:style-name="ce23" office:value-type="string" calcext:value-type="string">
            <text:p>Solved</text:p>
          </table:table-cell>
          <table:table-cell table:style-name="ce23" table:formula="of:=COUNTIF([.BA158:.BA187];&quot;0&quot;)" office:value-type="float" office:value="28" calcext:value-type="float">
            <text:p>28</text:p>
          </table:table-cell>
          <table:table-cell table:number-columns-repeated="5"/>
          <table:table-cell table:style-name="ce23" office:value-type="string" calcext:value-type="string">
            <text:p>Solved</text:p>
          </table:table-cell>
          <table:table-cell table:style-name="ce23" table:formula="of:=COUNTIF([.BH158:.BH187];&quot;0&quot;)" office:value-type="float" office:value="28" calcext:value-type="float">
            <text:p>28</text:p>
          </table:table-cell>
          <table:table-cell table:number-columns-repeated="5"/>
          <table:table-cell table:style-name="ce23" office:value-type="string" calcext:value-type="string">
            <text:p>Solved</text:p>
          </table:table-cell>
          <table:table-cell table:style-name="ce23" table:formula="of:=COUNTIF([.BO158:.BO187];&quot;0&quot;)" office:value-type="float" office:value="27" calcext:value-type="float">
            <text:p>27</text:p>
          </table:table-cell>
          <table:table-cell table:number-columns-repeated="5"/>
          <table:table-cell table:style-name="ce23" office:value-type="string" calcext:value-type="string">
            <text:p>Solved</text:p>
          </table:table-cell>
          <table:table-cell table:style-name="ce23" table:formula="of:=COUNTIF([.BV158:.BV187];&quot;0&quot;)" office:value-type="float" office:value="26" calcext:value-type="float">
            <text:p>26</text:p>
          </table:table-cell>
          <table:table-cell table:number-columns-repeated="5"/>
          <table:table-cell table:style-name="ce23" office:value-type="string" calcext:value-type="string">
            <text:p>Solved</text:p>
          </table:table-cell>
          <table:table-cell table:style-name="ce23" table:formula="of:=COUNTIF([.CC158:.CC187];&quot;0&quot;)"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number-rows-repeated="6">
          <table:table-cell table:style-name="Default" table:number-columns-repeated="28"/>
          <table:table-cell table:number-columns-repeated="58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35"/>
          <table:table-cell table:style-name="ce36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36"/>
          <table:table-cell table:style-name="ce36" office:value-type="string" calcext:value-type="string" table:number-columns-spanned="3" table:number-rows-spanned="1">
            <text:p>EBO</text:p>
          </table:table-cell>
          <table:covered-table-cell table:number-columns-repeated="2" table:style-name="ce36"/>
          <table:table-cell table:style-name="ce36" office:value-type="string" calcext:value-type="string" table:number-columns-spanned="3" table:number-rows-spanned="1">
            <text:p>JSO</text:p>
          </table:table-cell>
          <table:covered-table-cell table:number-columns-repeated="2" table:style-name="ce36"/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table:formula="of:=[.G188]" office:value-type="float" office:value="0.105228758169935" calcext:value-type="float">
            <text:p>0.105228758169935</text:p>
          </table:table-cell>
          <table:table-cell table:style-name="Default" office:value-type="float" office:value="0.702614379084967" calcext:value-type="float">
            <text:p>0.702614379084967</text:p>
          </table:table-cell>
          <table:table-cell table:style-name="Default" office:value-type="float" office:value="0.828104575163399" calcext:value-type="float">
            <text:p>0.828104575163399</text:p>
          </table:table-cell>
          <table:table-cell table:style-name="Default" office:value-type="float" office:value="0.865359477124183" calcext:value-type="float">
            <text:p>0.865359477124183</text:p>
          </table:table-cell>
          <table:table-cell table:style-name="Default" office:value-type="float" office:value="0.852941176470588" calcext:value-type="float">
            <text:p>0.852941176470588</text:p>
          </table:table-cell>
          <table:table-cell table:style-name="Default" office:value-type="float" office:value="0.837254901960784" calcext:value-type="float">
            <text:p>0.837254901960784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2" table:style-name="Default" office:value-type="float" office:value="0.769934640522876" calcext:value-type="float">
            <text:p>0.769934640522876</text:p>
          </table:table-cell>
          <table:table-cell table:style-name="Default" office:value-type="float" office:value="0.758823529411765" calcext:value-type="float">
            <text:p>0.758823529411765</text:p>
          </table:table-cell>
          <table:table-cell table:style-name="Default" office:value-type="float" office:value="0.741176470588235" calcext:value-type="float">
            <text:p>0.741176470588235</text:p>
          </table:table-cell>
          <table:table-cell table:style-name="Default" office:value-type="float" office:value="0.734640522875817" calcext:value-type="float">
            <text:p>0.734640522875817</text:p>
          </table:table-cell>
          <table:table-cell table:style-name="Default" table:number-columns-repeated="2"/>
          <table:table-cell table:style-name="ce35" office:value-type="string" calcext:value-type="string">
            <text:p>Función</text:p>
          </table:table-cell>
          <table:table-cell table:style-name="ce35" office:value-type="string" calcext:value-type="string">
            <text:p>win</text:p>
          </table:table-cell>
          <table:table-cell table:style-name="ce35" office:value-type="string" calcext:value-type="string">
            <text:p>Lost</text:p>
          </table:table-cell>
          <table:table-cell table:style-name="ce35" office:value-type="string" calcext:value-type="string">
            <text:p>Tie</text:p>
          </table:table-cell>
          <table:table-cell table:style-name="ce35" office:value-type="string" calcext:value-type="string">
            <text:p>win</text:p>
          </table:table-cell>
          <table:table-cell table:style-name="ce35" office:value-type="string" calcext:value-type="string">
            <text:p>Lost</text:p>
          </table:table-cell>
          <table:table-cell table:style-name="ce35" office:value-type="string" calcext:value-type="string">
            <text:p>Tie</text:p>
          </table:table-cell>
          <table:table-cell table:style-name="ce35" office:value-type="string" calcext:value-type="string">
            <text:p>win</text:p>
          </table:table-cell>
          <table:table-cell table:style-name="ce35" office:value-type="string" calcext:value-type="string">
            <text:p>Lost</text:p>
          </table:table-cell>
          <table:table-cell table:style-name="ce35" office:value-type="string" calcext:value-type="string">
            <text:p>Tie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number-columns-repeated="2"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4" calcext:value-type="float">
            <text:p>4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8" calcext:value-type="float">
            <text:p>8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13" calcext:value-type="float">
            <text:p>13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26" calcext:value-type="float">
            <text:p>26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ce4"/>
          <table:table-cell table:style-name="ce23" table:number-columns-repeated="5"/>
          <table:table-cell table:style-name="ce11"/>
          <table:table-cell table:style-name="Default" table:number-columns-repeated="8"/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29" calcext:value-type="float">
            <text:p>29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table:number-columns-repeated="15"/>
          <table:table-cell table:style-name="ce35"/>
          <table:table-cell table:style-name="ce35" table:formula="of:=SUM([.Q199:.Q228])" office:value-type="float" office:value="36" calcext:value-type="float">
            <text:p>36</text:p>
          </table:table-cell>
          <table:table-cell table:style-name="ce35" table:formula="of:=SUM([.R199:.R228])" office:value-type="float" office:value="22" calcext:value-type="float">
            <text:p>22</text:p>
          </table:table-cell>
          <table:table-cell table:style-name="ce35" table:formula="of:=SUM([.S199:.S228])" office:value-type="float" office:value="2" calcext:value-type="float">
            <text:p>2</text:p>
          </table:table-cell>
          <table:table-cell table:style-name="ce35" table:formula="of:=SUM([.T199:.T228])" office:value-type="float" office:value="22" calcext:value-type="float">
            <text:p>22</text:p>
          </table:table-cell>
          <table:table-cell table:style-name="ce35" table:formula="of:=SUM([.U199:.U228])" office:value-type="float" office:value="32" calcext:value-type="float">
            <text:p>32</text:p>
          </table:table-cell>
          <table:table-cell table:style-name="ce35" table:formula="of:=SUM([.V199:.V228])" office:value-type="float" office:value="6" calcext:value-type="float">
            <text:p>6</text:p>
          </table:table-cell>
          <table:table-cell table:style-name="ce35" table:formula="of:=SUM([.W199:.W228])" office:value-type="float" office:value="25" calcext:value-type="float">
            <text:p>25</text:p>
          </table:table-cell>
          <table:table-cell table:style-name="ce35" table:formula="of:=SUM([.X199:.X228])" office:value-type="float" office:value="29" calcext:value-type="float">
            <text:p>29</text:p>
          </table:table-cell>
          <table:table-cell table:style-name="ce35" table:formula="of:=SUM([.Y199:.Y228])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58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/>
          <table:table-cell table:style-name="ce15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030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15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475618</text:p>
          </table:table-cell>
          <table:table-cell office:value-type="float" office:value="0.00598770858114086" calcext:value-type="float">
            <text:p>0.00598770858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0000216653" calcext:value-type="float">
            <text:p>2.17E-007</text:p>
          </table:table-cell>
          <table:table-cell table:style-name="ce15" office:value-type="float" office:value="0.0000028398" calcext:value-type="float">
            <text:p>2.84E-006</text:p>
          </table:table-cell>
          <table:table-cell table:style-name="ce15" office:value-type="float" office:value="0.00000110313" calcext:value-type="float">
            <text:p>1.10E-006</text:p>
          </table:table-cell>
          <table:table-cell table:style-name="ce15" office:value-type="float" office:value="0.0000011648778" calcext:value-type="float">
            <text:p>1.16E-006</text:p>
          </table:table-cell>
          <table:table-cell table:style-name="ce15" office:value-type="float" office:value="0.000000995044475168926" calcext:value-type="float">
            <text:p>9.95E-007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00279854" calcext:value-type="float">
            <text:p>2.80E-010</text:p>
          </table:table-cell>
          <table:table-cell table:style-name="ce15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68</text:p>
          </table:table-cell>
          <table:table-cell office:value-type="float" office:value="0.000260326280791578" calcext:value-type="float">
            <text:p>0.00026032628079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15" office:value-type="float" office:value="0.0000533679" calcext:value-type="float">
            <text:p>5.34E-005</text:p>
          </table:table-cell>
          <table:table-cell table:style-name="ce15" office:value-type="float" office:value="0.000058736454" calcext:value-type="float">
            <text:p>5.87E-005</text:p>
          </table:table-cell>
          <table:table-cell table:style-name="ce15" office:value-type="float" office:value="0.0000240713159649465" calcext:value-type="float">
            <text:p>2.41E-005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70750704" calcext:value-type="float">
            <text:p>7.08E-008</text:p>
          </table:table-cell>
          <table:table-cell table:style-name="ce15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15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08</text:p>
          </table:table-cell>
          <table:table-cell office:value-type="float" office:value="0.246203256342895" calcext:value-type="float">
            <text:p>0.2462032563428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592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39465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17" office:value-type="float" office:value="0.0004271710874" calcext:value-type="float">
            <text:p>0.0004271710874</text:p>
          </table:table-cell>
          <table:table-cell office:value-type="float" office:value="0.000670271981418366" calcext:value-type="float">
            <text:p>0.000670271981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554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17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04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15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0824</text:p>
          </table:table-cell>
          <table:table-cell office:value-type="float" office:value="0.201015754503943" calcext:value-type="float">
            <text:p>0.2010157545039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15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00028155" calcext:value-type="float">
            <text:p>2.82E-005</text:p>
          </table:table-cell>
          <table:table-cell table:style-name="ce15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15" office:value-type="float" office:value="0.000104200664" calcext:value-type="float">
            <text:p>1.04E-004</text:p>
          </table:table-cell>
          <table:table-cell table:style-name="ce15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003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17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2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000240004" calcext:value-type="float">
            <text:p>2.40E-005</text:p>
          </table:table-cell>
          <table:table-cell table:style-name="ce15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395</text:p>
          </table:table-cell>
          <table:table-cell table:style-name="ce15" office:value-type="float" office:value="0.000104938116" calcext:value-type="float">
            <text:p>1.05E-004</text:p>
          </table:table-cell>
          <table:table-cell table:style-name="ce15" office:value-type="float" office:value="0.0000492232461853593" calcext:value-type="float">
            <text:p>4.92E-005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6052556" calcext:value-type="float">
            <text:p>1.61E-008</text:p>
          </table:table-cell>
          <table:table-cell table:style-name="ce15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265251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5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396</text:p>
          </table:table-cell>
          <table:table-cell office:value-type="float" office:value="0.268943765264803" calcext:value-type="float">
            <text:p>0.2689437652648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078</text:p>
          </table:table-cell>
          <table:table-cell table:style-name="ce15" office:value-type="float" office:value="0.0000821917583822957" calcext:value-type="float">
            <text:p>8.22E-005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573898396" calcext:value-type="float">
            <text:p>5.74E-007</text:p>
          </table:table-cell>
          <table:table-cell table:style-name="ce15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78929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5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15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38</text:p>
          </table:table-cell>
          <table:table-cell office:value-type="float" office:value="0.00145438395830117" calcext:value-type="float">
            <text:p>0.0014543839583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339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5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1</text:p>
          </table:table-cell>
          <table:table-cell office:value-type="float" office:value="0.153906648606111" calcext:value-type="float">
            <text:p>0.153906648606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15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28</text:p>
          </table:table-cell>
          <table:table-cell office:value-type="float" office:value="0.160810651315327" calcext:value-type="float">
            <text:p>0.160810651315327</text:p>
          </table:table-cell>
          <table:table-cell/>
          <table:table-cell table:style-name="ce16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258</text:p>
          </table:table-cell>
          <table:table-cell office:value-type="float" office:value="0.160800813712023" calcext:value-type="float">
            <text:p>0.1608008137120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16389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5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15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248</text:p>
          </table:table-cell>
          <table:table-cell office:value-type="float" office:value="0.00610806608723293" calcext:value-type="float">
            <text:p>0.0061080660872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1526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15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025642</text:p>
          </table:table-cell>
          <table:table-cell office:value-type="float" office:value="0.008642964243497" calcext:value-type="float">
            <text:p>0.008642964243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660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0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793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1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2858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599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278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499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2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374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594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15436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594552</text:p>
          </table:table-cell>
        </table:table-row>
      </table:table>
      <table:table table:name="CEC16-single objective (benchmark CEC14)" table:style-name="ta1">
        <table:shapes>
          <draw:frame draw:z-index="0" draw:style-name="gr2" draw:text-style-name="P1" svg:width="5.67pt" svg:height="13.44pt" svg:x="511.99pt" svg:y="2495.99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145.22pt" svg:y="2535.93pt">
            <draw:object draw:notify-on-update-of-ranges="'CEC16-single objective (benchmark CEC14)'.A187:'CEC16-single objective (benchmark CEC14)'.A187 'CEC16-single objective (benchmark CEC14)'.B187:'CEC16-single objective (benchmark CEC14)'.M187 'CEC16-single objective (benchmark CEC14)'.A188:'CEC16-single objective (benchmark CEC14)'.A188 'CEC16-single objective (benchmark CEC14)'.B188:'CEC16-single objective (benchmark CEC14)'.M1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5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24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24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24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24"/>
          <table:table-cell table:style-name="ce11"/>
          <table:table-cell/>
          <table:table-cell table:style-name="ce14"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table:style-name="ce14" office:value-type="string" calcext:value-type="string" table:number-columns-spanned="6" table:number-rows-spanned="1">
            <text:p>L-SHADE-Epsilon</text:p>
          </table:table-cell>
          <table:covered-table-cell table:number-columns-repeated="5"/>
          <table:table-cell table:number-columns-repeated="43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1" calcext:value-type="float">
            <text:p>1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4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2" calcext:value-type="float">
            <text:p>2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4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3" calcext:value-type="float">
            <text:p>3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4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4" calcext:value-type="float">
            <text:p>4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style-name="ce49" office:value-type="float" office:value="4" calcext:value-type="float">
            <text:p>4</text:p>
          </table:table-cell>
          <table:table-cell table:style-name="ce50" office:value-type="float" office:value="0" calcext:value-type="float">
            <text:p>0.00</text:p>
          </table:table-cell>
          <table:table-cell table:number-columns-repeated="2" table:style-name="ce50" office:value-type="float" office:value="34.780275" calcext:value-type="float">
            <text:p>34.78</text:p>
          </table:table-cell>
          <table:table-cell table:style-name="ce50" office:value-type="float" office:value="32.084561146" calcext:value-type="float">
            <text:p>32.08</text:p>
          </table:table-cell>
          <table:table-cell table:style-name="ce50" office:value-type="float" office:value="9.64247888834564" calcext:value-type="float">
            <text:p>9.64</text:p>
          </table:table-cell>
          <table:table-cell office:value-type="float" office:value="0.0588235294117647" calcext:value-type="float">
            <text:p>0.058823529411765</text:p>
          </table:table-cell>
          <table:table-cell table:number-columns-repeated="4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9.995" calcext:value-type="float">
            <text:p>19.995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782588235294118" calcext:value-type="float">
            <text:p>0.7826</text:p>
          </table:table-cell>
          <table:table-cell table:style-name="ce8" office:value-type="float" office:value="3.99120762176062" calcext:value-type="float">
            <text:p>3.991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5" calcext:value-type="float">
            <text:p>5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19.847268" calcext:value-type="float">
            <text:p>19.85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78983436" calcext:value-type="float">
            <text:p>0.79</text:p>
          </table:table-cell>
          <table:table-cell table:style-name="ce50" office:value-type="float" office:value="3.98931855176746" calcext:value-type="float">
            <text:p>3.99</text:p>
          </table:table-cell>
          <table:table-cell office:value-type="float" office:value="0.941176470588235" calcext:value-type="float">
            <text:p>0.941176470588235</text:p>
          </table:table-cell>
          <table:table-cell table:style-name="ce49" office:value-type="float" office:value="5" calcext:value-type="float">
            <text:p>5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2.316862" calcext:value-type="float">
            <text:p>2.32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06944048735994" calcext:value-type="float">
            <text:p>0.07</text:p>
          </table:table-cell>
          <table:table-cell table:style-name="ce50" office:value-type="float" office:value="0.369837748383584" calcext:value-type="float">
            <text:p>0.37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4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" calcext:value-type="float">
            <text:p>0.0000</text:p>
          </table:table-cell>
          <table:table-cell office:value-type="float" office:value="0.00103921568627446" calcext:value-type="float">
            <text:p>0.0010</text:p>
          </table:table-cell>
          <table:table-cell office:value-type="float" office:value="0.00337934904974264" calcext:value-type="float">
            <text:p>0.0034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6" calcext:value-type="float">
            <text:p>6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4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339999999999918" calcext:value-type="float">
            <text:p>0.0340</text:p>
          </table:table-cell>
          <table:table-cell office:value-type="float" office:value="0.0346078431372591" calcext:value-type="float">
            <text:p>0.0346</text:p>
          </table:table-cell>
          <table:table-cell office:value-type="float" office:value="0.0280880757618" calcext:value-type="float">
            <text:p>0.028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10000000000082" calcext:value-type="float">
            <text:p>0.0910</text:p>
          </table:table-cell>
          <table:table-cell office:value-type="float" office:value="0.0520000000000209" calcext:value-type="float">
            <text:p>0.0520</text:p>
          </table:table-cell>
          <table:table-cell office:value-type="float" office:value="0.0498823529411806" calcext:value-type="float">
            <text:p>0.0499</text:p>
          </table:table-cell>
          <table:table-cell office:value-type="float" office:value="0.0212117891748944" calcext:value-type="float">
            <text:p>0.0212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7" calcext:value-type="float">
            <text:p>7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4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8" calcext:value-type="float">
            <text:p>8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4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9" calcext:value-type="float">
            <text:p>9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style-name="ce49" office:value-type="float" office:value="9" calcext:value-type="float">
            <text:p>9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2.9848772" calcext:value-type="float">
            <text:p>2.98</text:p>
          </table:table-cell>
          <table:table-cell table:style-name="ce50" office:value-type="float" office:value="0.99495906" calcext:value-type="float">
            <text:p>0.99</text:p>
          </table:table-cell>
          <table:table-cell table:style-name="ce50" office:value-type="float" office:value="1.3332451332" calcext:value-type="float">
            <text:p>1.33</text:p>
          </table:table-cell>
          <table:table-cell table:style-name="ce50" office:value-type="float" office:value="0.738565552097126" calcext:value-type="float">
            <text:p>0.74</text:p>
          </table:table-cell>
          <table:table-cell office:value-type="float" office:value="0.0784313725490196" calcext:value-type="float">
            <text:p>0.07843137254902</text:p>
          </table:table-cell>
          <table:table-cell table:number-columns-repeated="4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329411764705672" calcext:value-type="float">
            <text:p>0.0329</text:p>
          </table:table-cell>
          <table:table-cell table:style-name="ce8" office:value-type="float" office:value="0.0472440472440395" calcext:value-type="float">
            <text:p>0.0472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10" calcext:value-type="float">
            <text:p>10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5" table:style-name="ce50" office:value-type="float" office:value="0" calcext:value-type="float">
            <text:p>0.00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4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77" calcext:value-type="float">
            <text:p>11.7700</text:p>
          </table:table-cell>
          <table:table-cell table:style-name="ce8" office:value-type="float" office:value="0.0599999999999454" calcext:value-type="float">
            <text:p>0.0600</text:p>
          </table:table-cell>
          <table:table-cell table:style-name="ce8" office:value-type="float" office:value="1.39764705882352" calcext:value-type="float">
            <text:p>1.3976</text:p>
          </table:table-cell>
          <table:table-cell table:style-name="ce8" office:value-type="float" office:value="2.99707123705794" calcext:value-type="float">
            <text:p>2.997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193921568627431" calcext:value-type="float">
            <text:p>0.1939</text:p>
          </table:table-cell>
          <table:table-cell office:value-type="float" office:value="0.0798248081739201" calcext:value-type="float">
            <text:p>0.0798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table:style-name="ce49" office:value-type="float" office:value="11" calcext:value-type="float">
            <text:p>11</text:p>
          </table:table-cell>
          <table:table-cell table:style-name="ce50" office:value-type="float" office:value="0.12490888" calcext:value-type="float">
            <text:p>0.12</text:p>
          </table:table-cell>
          <table:table-cell table:style-name="ce50" office:value-type="float" office:value="18.596992" calcext:value-type="float">
            <text:p>18.60</text:p>
          </table:table-cell>
          <table:table-cell table:style-name="ce50" office:value-type="float" office:value="6.8923758" calcext:value-type="float">
            <text:p>6.89</text:p>
          </table:table-cell>
          <table:table-cell table:style-name="ce50" office:value-type="float" office:value="7.8208165362" calcext:value-type="float">
            <text:p>7.82</text:p>
          </table:table-cell>
          <table:table-cell table:style-name="ce50" office:value-type="float" office:value="8.88806972758565" calcext:value-type="float">
            <text:p>8.8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1" calcext:value-type="float">
            <text:p>11</text:p>
          </table:table-cell>
          <table:table-cell table:style-name="ce50" office:value-type="float" office:value="0.37475361" calcext:value-type="float">
            <text:p>0.37</text:p>
          </table:table-cell>
          <table:table-cell table:style-name="ce50" office:value-type="float" office:value="30.176703" calcext:value-type="float">
            <text:p>30.18</text:p>
          </table:table-cell>
          <table:table-cell table:style-name="ce50" office:value-type="float" office:value="10.244884" calcext:value-type="float">
            <text:p>10.24</text:p>
          </table:table-cell>
          <table:table-cell table:style-name="ce50" office:value-type="float" office:value="10.295143817" calcext:value-type="float">
            <text:p>10.30</text:p>
          </table:table-cell>
          <table:table-cell table:style-name="ce50" office:value-type="float" office:value="7.91767740038187" calcext:value-type="float">
            <text:p>7.92</text:p>
          </table:table-cell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799999999999272" calcext:value-type="float">
            <text:p>0.08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784313725489483" calcext:value-type="float">
            <text:p>0.0078</text:p>
          </table:table-cell>
          <table:table-cell table:style-name="ce8" office:value-type="float" office:value="0.018220867158272" calcext:value-type="float">
            <text:p>0.0182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12" calcext:value-type="float">
            <text:p>12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018145223" calcext:value-type="float">
            <text:p>0.02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00140842987292004" calcext:value-type="float">
            <text:p>0.00</text:p>
          </table:table-cell>
          <table:table-cell table:style-name="ce50" office:value-type="float" office:value="0.00428447067956201" calcext:value-type="float">
            <text:p>0.00</text:p>
          </table:table-cell>
          <table:table-cell office:value-type="float" office:value="0.509803921568627" calcext:value-type="float">
            <text:p>0.509803921568627</text:p>
          </table:table-cell>
          <table:table-cell table:style-name="ce49" office:value-type="float" office:value="12" calcext:value-type="float">
            <text:p>12</text:p>
          </table:table-cell>
          <table:table-cell table:style-name="ce50" office:value-type="float" office:value="0.0011619941" calcext:value-type="float">
            <text:p>0.00</text:p>
          </table:table-cell>
          <table:table-cell table:style-name="ce50" office:value-type="float" office:value="0.019633033" calcext:value-type="float">
            <text:p>0.02</text:p>
          </table:table-cell>
          <table:table-cell table:style-name="ce50" office:value-type="float" office:value="0.0070640839" calcext:value-type="float">
            <text:p>0.01</text:p>
          </table:table-cell>
          <table:table-cell table:style-name="ce50" office:value-type="float" office:value="0.007939502226" calcext:value-type="float">
            <text:p>0.01</text:p>
          </table:table-cell>
          <table:table-cell table:style-name="ce50" office:value-type="float" office:value="0.00605865971931968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.00999999999999091" calcext:value-type="float">
            <text:p>0.0100</text:p>
          </table:table-cell>
          <table:table-cell table:style-name="ce8" office:value-type="float" office:value="0.0599999999999454" calcext:value-type="float">
            <text:p>0.0600</text:p>
          </table:table-cell>
          <table:table-cell table:style-name="ce8" office:value-type="float" office:value="0.0299999999999727" calcext:value-type="float">
            <text:p>0.0300</text:p>
          </table:table-cell>
          <table:table-cell table:style-name="ce8" office:value-type="float" office:value="0.0278431372548766" calcext:value-type="float">
            <text:p>0.0278</text:p>
          </table:table-cell>
          <table:table-cell table:style-name="ce8" office:value-type="float" office:value="0.013114877048592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74509803921319" calcext:value-type="float">
            <text:p>0.0275</text:p>
          </table:table-cell>
          <table:table-cell office:value-type="float" office:value="0.0231084400165617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47058823529187" calcext:value-type="float">
            <text:p>0.0247</text:p>
          </table:table-cell>
          <table:table-cell office:value-type="float" office:value="0.0279642629081937" calcext:value-type="float">
            <text:p>0.0280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13" calcext:value-type="float">
            <text:p>13</text:p>
          </table:table-cell>
          <table:table-cell table:style-name="ce50" office:value-type="float" office:value="0.0043107777" calcext:value-type="float">
            <text:p>0.00</text:p>
          </table:table-cell>
          <table:table-cell table:style-name="ce50" office:value-type="float" office:value="0.023665434" calcext:value-type="float">
            <text:p>0.02</text:p>
          </table:table-cell>
          <table:table-cell table:style-name="ce50" office:value-type="float" office:value="0.012564029" calcext:value-type="float">
            <text:p>0.01</text:p>
          </table:table-cell>
          <table:table-cell table:style-name="ce50" office:value-type="float" office:value="0.012283566358" calcext:value-type="float">
            <text:p>0.01</text:p>
          </table:table-cell>
          <table:table-cell table:style-name="ce50" office:value-type="float" office:value="0.00516353606223657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3" calcext:value-type="float">
            <text:p>13</text:p>
          </table:table-cell>
          <table:table-cell table:style-name="ce50" office:value-type="float" office:value="0.0039631336" calcext:value-type="float">
            <text:p>0.00</text:p>
          </table:table-cell>
          <table:table-cell table:style-name="ce50" office:value-type="float" office:value="0.027816352" calcext:value-type="float">
            <text:p>0.03</text:p>
          </table:table-cell>
          <table:table-cell table:style-name="ce50" office:value-type="float" office:value="0.010976931" calcext:value-type="float">
            <text:p>0.01</text:p>
          </table:table-cell>
          <table:table-cell table:style-name="ce50" office:value-type="float" office:value="0.012059107268" calcext:value-type="float">
            <text:p>0.01</text:p>
          </table:table-cell>
          <table:table-cell table:style-name="ce50" office:value-type="float" office:value="0.0052728195319056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.00999999999999091" calcext:value-type="float">
            <text:p>0.0100</text:p>
          </table:table-cell>
          <table:table-cell table:style-name="ce8" office:value-type="float" office:value="0.0109803921568528" calcext:value-type="float">
            <text:p>0.0110</text:p>
          </table:table-cell>
          <table:table-cell table:style-name="ce8" office:value-type="float" office:value="0.00469041575981916" calcext:value-type="float">
            <text:p>0.0047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62745098039068" calcext:value-type="float">
            <text:p>0.0163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01960784313542" calcext:value-type="float">
            <text:p>0.0202</text:p>
          </table:table-cell>
          <table:table-cell office:value-type="float" office:value="0.00648074069840197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14" calcext:value-type="float">
            <text:p>14</text:p>
          </table:table-cell>
          <table:table-cell table:style-name="ce50" office:value-type="float" office:value="0.0015062337" calcext:value-type="float">
            <text:p>0.00</text:p>
          </table:table-cell>
          <table:table-cell table:style-name="ce50" office:value-type="float" office:value="0.018952475" calcext:value-type="float">
            <text:p>0.02</text:p>
          </table:table-cell>
          <table:table-cell table:style-name="ce50" office:value-type="float" office:value="0.0058247487" calcext:value-type="float">
            <text:p>0.01</text:p>
          </table:table-cell>
          <table:table-cell table:style-name="ce50" office:value-type="float" office:value="0.00671713733" calcext:value-type="float">
            <text:p>0.01</text:p>
          </table:table-cell>
          <table:table-cell table:style-name="ce50" office:value-type="float" office:value="0.0072019637607122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4" calcext:value-type="float">
            <text:p>14</text:p>
          </table:table-cell>
          <table:table-cell table:style-name="ce50" office:value-type="float" office:value="0.010190366" calcext:value-type="float">
            <text:p>0.01</text:p>
          </table:table-cell>
          <table:table-cell table:style-name="ce50" office:value-type="float" office:value="0.05877183" calcext:value-type="float">
            <text:p>0.06</text:p>
          </table:table-cell>
          <table:table-cell table:style-name="ce50" office:value-type="float" office:value="0.0281827835" calcext:value-type="float">
            <text:p>0.03</text:p>
          </table:table-cell>
          <table:table-cell table:style-name="ce50" office:value-type="float" office:value="0.02783178032" calcext:value-type="float">
            <text:p>0.03</text:p>
          </table:table-cell>
          <table:table-cell table:style-name="ce50" office:value-type="float" office:value="0.010311543196912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599999999999" calcext:value-type="float">
            <text:p>0.3600</text:p>
          </table:table-cell>
          <table:table-cell table:style-name="ce8" office:value-type="float" office:value="0.190000000000055" calcext:value-type="float">
            <text:p>0.1900</text:p>
          </table:table-cell>
          <table:table-cell table:style-name="ce8" office:value-type="float" office:value="0.172549019607838" calcext:value-type="float">
            <text:p>0.1725</text:p>
          </table:table-cell>
          <table:table-cell table:style-name="ce8" office:value-type="float" office:value="0.112294256309051" calcext:value-type="float">
            <text:p>0.1123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104901960784299" calcext:value-type="float">
            <text:p>0.1049</text:p>
          </table:table-cell>
          <table:table-cell office:value-type="float" office:value="0.140506227620032" calcext:value-type="float">
            <text:p>0.140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122941176470592" calcext:value-type="float">
            <text:p>0.1229</text:p>
          </table:table-cell>
          <table:table-cell office:value-type="float" office:value="0.0954567965102932" calcext:value-type="float">
            <text:p>0.0955</text:p>
          </table:table-cell>
          <table:table-cell office:value-type="float" office:value="0.0588235294117647" calcext:value-type="float">
            <text:p>0.058823529411765</text:p>
          </table:table-cell>
          <table:table-cell/>
          <table:table-cell table:style-name="ce49" office:value-type="float" office:value="15" calcext:value-type="float">
            <text:p>15</text:p>
          </table:table-cell>
          <table:table-cell table:style-name="ce50" office:value-type="float" office:value="0.098646721" calcext:value-type="float">
            <text:p>0.10</text:p>
          </table:table-cell>
          <table:table-cell table:style-name="ce50" office:value-type="float" office:value="0.26828475" calcext:value-type="float">
            <text:p>0.27</text:p>
          </table:table-cell>
          <table:table-cell table:style-name="ce50" office:value-type="float" office:value="0.15439764" calcext:value-type="float">
            <text:p>0.15</text:p>
          </table:table-cell>
          <table:table-cell table:style-name="ce50" office:value-type="float" office:value="0.15771533208" calcext:value-type="float">
            <text:p>0.16</text:p>
          </table:table-cell>
          <table:table-cell table:style-name="ce50" office:value-type="float" office:value="0.0325487352020364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5" calcext:value-type="float">
            <text:p>15</text:p>
          </table:table-cell>
          <table:table-cell table:style-name="ce50" office:value-type="float" office:value="0.15783476" calcext:value-type="float">
            <text:p>0.16</text:p>
          </table:table-cell>
          <table:table-cell table:style-name="ce50" office:value-type="float" office:value="0.38423978" calcext:value-type="float">
            <text:p>0.38</text:p>
          </table:table-cell>
          <table:table-cell table:style-name="ce50" office:value-type="float" office:value="0.28083674" calcext:value-type="float">
            <text:p>0.28</text:p>
          </table:table-cell>
          <table:table-cell table:style-name="ce50" office:value-type="float" office:value="0.2749749048" calcext:value-type="float">
            <text:p>0.27</text:p>
          </table:table-cell>
          <table:table-cell table:style-name="ce50" office:value-type="float" office:value="0.0597674983212185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80000000000109" calcext:value-type="float">
            <text:p>0.3800</text:p>
          </table:table-cell>
          <table:table-cell table:style-name="ce8" office:value-type="float" office:value="0.0899999999999181" calcext:value-type="float">
            <text:p>0.0900</text:p>
          </table:table-cell>
          <table:table-cell table:style-name="ce8" office:value-type="float" office:value="0.0898039215686037" calcext:value-type="float">
            <text:p>0.0898</text:p>
          </table:table-cell>
          <table:table-cell table:style-name="ce8" office:value-type="float" office:value="0.0871206060584955" calcext:value-type="float">
            <text:p>0.0871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56862745097351" calcext:value-type="float">
            <text:p>0.0757</text:p>
          </table:table-cell>
          <table:table-cell office:value-type="float" office:value="0.0217255609823807" calcext:value-type="float">
            <text:p>0.021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54901960783536" calcext:value-type="float">
            <text:p>0.0855</text:p>
          </table:table-cell>
          <table:table-cell office:value-type="float" office:value="0.0313687742826877" calcext:value-type="float">
            <text:p>0.0314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16" calcext:value-type="float">
            <text:p>16</text:p>
          </table:table-cell>
          <table:table-cell table:style-name="ce50" office:value-type="float" office:value="0.01943182" calcext:value-type="float">
            <text:p>0.02</text:p>
          </table:table-cell>
          <table:table-cell table:style-name="ce50" office:value-type="float" office:value="0.57868752" calcext:value-type="float">
            <text:p>0.58</text:p>
          </table:table-cell>
          <table:table-cell table:style-name="ce50" office:value-type="float" office:value="0.077727281" calcext:value-type="float">
            <text:p>0.08</text:p>
          </table:table-cell>
          <table:table-cell table:style-name="ce50" office:value-type="float" office:value="0.10146963142" calcext:value-type="float">
            <text:p>0.10</text:p>
          </table:table-cell>
          <table:table-cell table:style-name="ce50" office:value-type="float" office:value="0.131631395804315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6" calcext:value-type="float">
            <text:p>16</text:p>
          </table:table-cell>
          <table:table-cell table:style-name="ce50" office:value-type="float" office:value="0.097162174" calcext:value-type="float">
            <text:p>0.10</text:p>
          </table:table-cell>
          <table:table-cell table:style-name="ce50" office:value-type="float" office:value="0.9955345" calcext:value-type="float">
            <text:p>1.00</text:p>
          </table:table-cell>
          <table:table-cell table:style-name="ce50" office:value-type="float" office:value="0.37889552" calcext:value-type="float">
            <text:p>0.38</text:p>
          </table:table-cell>
          <table:table-cell table:style-name="ce50" office:value-type="float" office:value="0.40685630008" calcext:value-type="float">
            <text:p>0.41</text:p>
          </table:table-cell>
          <table:table-cell table:style-name="ce50" office:value-type="float" office:value="0.195600793364033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420000000000073" calcext:value-type="float">
            <text:p>0.42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172941176470618" calcext:value-type="float">
            <text:p>0.1729</text:p>
          </table:table-cell>
          <table:table-cell table:style-name="ce8" office:value-type="float" office:value="0.23004347415221" calcext:value-type="float">
            <text:p>0.230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17" calcext:value-type="float">
            <text:p>17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2.1980611" calcext:value-type="float">
            <text:p>2.20</text:p>
          </table:table-cell>
          <table:table-cell table:style-name="ce50" office:value-type="float" office:value="0.20814298" calcext:value-type="float">
            <text:p>0.21</text:p>
          </table:table-cell>
          <table:table-cell table:style-name="ce50" office:value-type="float" office:value="0.463584592" calcext:value-type="float">
            <text:p>0.46</text:p>
          </table:table-cell>
          <table:table-cell table:style-name="ce50" office:value-type="float" office:value="0.571122877070259" calcext:value-type="float">
            <text:p>0.57</text:p>
          </table:table-cell>
          <table:table-cell office:value-type="float" office:value="0.176470588235294" calcext:value-type="float">
            <text:p>0.176470588235294</text:p>
          </table:table-cell>
          <table:table-cell table:style-name="ce49" office:value-type="float" office:value="17" calcext:value-type="float">
            <text:p>17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168.41132" calcext:value-type="float">
            <text:p>168.41</text:p>
          </table:table-cell>
          <table:table-cell table:style-name="ce50" office:value-type="float" office:value="1.44571625" calcext:value-type="float">
            <text:p>1.45</text:p>
          </table:table-cell>
          <table:table-cell table:style-name="ce50" office:value-type="float" office:value="18.5379437581911" calcext:value-type="float">
            <text:p>18.54</text:p>
          </table:table-cell>
          <table:table-cell table:style-name="ce50" office:value-type="float" office:value="41.5042433656064" calcext:value-type="float">
            <text:p>41.50</text:p>
          </table:table-cell>
          <table:table-cell office:value-type="float" office:value="0.0588235294117647" calcext:value-type="float">
            <text:p>0.058823529411765</text:p>
          </table:table-cell>
          <table:table-cell table:number-columns-repeated="4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812403840462857" calcext:value-type="float">
            <text:p>0.0081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725490196078431" calcext:value-type="float">
            <text:p>0.725490196078431</text:p>
          </table:table-cell>
          <table:table-cell/>
          <table:table-cell table:style-name="ce49" office:value-type="float" office:value="18" calcext:value-type="float">
            <text:p>18</text:p>
          </table:table-cell>
          <table:table-cell table:style-name="ce50" office:value-type="float" office:value="0.000014041333" calcext:value-type="float">
            <text:p>0.00</text:p>
          </table:table-cell>
          <table:table-cell table:style-name="ce50" office:value-type="float" office:value="0.99538819" calcext:value-type="float">
            <text:p>1.00</text:p>
          </table:table-cell>
          <table:table-cell table:style-name="ce50" office:value-type="float" office:value="0.0013558448" calcext:value-type="float">
            <text:p>0.00</text:p>
          </table:table-cell>
          <table:table-cell table:style-name="ce50" office:value-type="float" office:value="0.03156170507218" calcext:value-type="float">
            <text:p>0.03</text:p>
          </table:table-cell>
          <table:table-cell table:style-name="ce50" office:value-type="float" office:value="0.145286140676438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8" calcext:value-type="float">
            <text:p>18</text:p>
          </table:table-cell>
          <table:table-cell table:style-name="ce50" office:value-type="float" office:value="0.00014940903" calcext:value-type="float">
            <text:p>0.00</text:p>
          </table:table-cell>
          <table:table-cell table:style-name="ce50" office:value-type="float" office:value="0.49780986" calcext:value-type="float">
            <text:p>0.50</text:p>
          </table:table-cell>
          <table:table-cell table:style-name="ce50" office:value-type="float" office:value="0.0776410725" calcext:value-type="float">
            <text:p>0.08</text:p>
          </table:table-cell>
          <table:table-cell table:style-name="ce50" office:value-type="float" office:value="0.161731499897" calcext:value-type="float">
            <text:p>0.16</text:p>
          </table:table-cell>
          <table:table-cell table:style-name="ce50" office:value-type="float" office:value="0.22765903031965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0980392156861853" calcext:value-type="float">
            <text:p>0.0010</text:p>
          </table:table-cell>
          <table:table-cell table:style-name="ce8" office:value-type="float" office:value="0.00374165738677054" calcext:value-type="float">
            <text:p>0.003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19" calcext:value-type="float">
            <text:p>19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26169293" calcext:value-type="float">
            <text:p>0.26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0132739910900277" calcext:value-type="float">
            <text:p>0.01</text:p>
          </table:table-cell>
          <table:table-cell table:style-name="ce50" office:value-type="float" office:value="0.0428986515616441" calcext:value-type="float">
            <text:p>0.04</text:p>
          </table:table-cell>
          <table:table-cell office:value-type="float" office:value="0.568627450980392" calcext:value-type="float">
            <text:p>0.568627450980392</text:p>
          </table:table-cell>
          <table:table-cell table:style-name="ce49" office:value-type="float" office:value="19" calcext:value-type="float">
            <text:p>19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9986869" calcext:value-type="float">
            <text:p>1.00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0749176446435162" calcext:value-type="float">
            <text:p>0.07</text:p>
          </table:table-cell>
          <table:table-cell table:style-name="ce50" office:value-type="float" office:value="0.255404174219176" calcext:value-type="float">
            <text:p>0.26</text:p>
          </table:table-cell>
          <table:table-cell office:value-type="float" office:value="0.568627450980392" calcext:value-type="float">
            <text:p>0.568627450980392</text:p>
          </table:table-cell>
          <table:table-cell table:number-columns-repeated="4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20" calcext:value-type="float">
            <text:p>20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0.077642156" calcext:value-type="float">
            <text:p>0.08</text:p>
          </table:table-cell>
          <table:table-cell table:style-name="ce50" office:value-type="float" office:value="0.00383859375" calcext:value-type="float">
            <text:p>0.00</text:p>
          </table:table-cell>
          <table:table-cell table:style-name="ce50" office:value-type="float" office:value="0.0108947693208154" calcext:value-type="float">
            <text:p>0.01</text:p>
          </table:table-cell>
          <table:table-cell table:style-name="ce50" office:value-type="float" office:value="0.0198049863368085" calcext:value-type="float">
            <text:p>0.02</text:p>
          </table:table-cell>
          <table:table-cell office:value-type="float" office:value="0.0196078431372549" calcext:value-type="float">
            <text:p>0.019607843137255</text:p>
          </table:table-cell>
          <table:table-cell table:style-name="ce49" office:value-type="float" office:value="20" calcext:value-type="float">
            <text:p>20</text:p>
          </table:table-cell>
          <table:table-cell table:style-name="ce50" office:value-type="float" office:value="0.00000081844314" calcext:value-type="float">
            <text:p>0.00</text:p>
          </table:table-cell>
          <table:table-cell table:style-name="ce50" office:value-type="float" office:value="0.62170849" calcext:value-type="float">
            <text:p>0.62</text:p>
          </table:table-cell>
          <table:table-cell table:style-name="ce50" office:value-type="float" office:value="0.0267064925" calcext:value-type="float">
            <text:p>0.03</text:p>
          </table:table-cell>
          <table:table-cell table:style-name="ce50" office:value-type="float" office:value="0.0829009537571628" calcext:value-type="float">
            <text:p>0.08</text:p>
          </table:table-cell>
          <table:table-cell table:style-name="ce50" office:value-type="float" office:value="0.15736178991037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20000000000164" calcext:value-type="float">
            <text:p>0.3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792156862745002" calcext:value-type="float">
            <text:p>0.0792</text:p>
          </table:table-cell>
          <table:table-cell table:style-name="ce8" office:value-type="float" office:value="0.158467662316303" calcext:value-type="float">
            <text:p>0.1585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21" calcext:value-type="float">
            <text:p>21</text:p>
          </table:table-cell>
          <table:table-cell table:style-name="ce50" office:value-type="float" office:value="0.000000024888777" calcext:value-type="float">
            <text:p>0.00</text:p>
          </table:table-cell>
          <table:table-cell table:style-name="ce50" office:value-type="float" office:value="0.32781562" calcext:value-type="float">
            <text:p>0.33</text:p>
          </table:table-cell>
          <table:table-cell table:style-name="ce50" office:value-type="float" office:value="0.000135184605" calcext:value-type="float">
            <text:p>0.00</text:p>
          </table:table-cell>
          <table:table-cell table:style-name="ce50" office:value-type="float" office:value="0.0393018214153035" calcext:value-type="float">
            <text:p>0.04</text:p>
          </table:table-cell>
          <table:table-cell table:style-name="ce50" office:value-type="float" office:value="0.110597522937829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1" calcext:value-type="float">
            <text:p>21</text:p>
          </table:table-cell>
          <table:table-cell table:style-name="ce50" office:value-type="float" office:value="0.0000013157482" calcext:value-type="float">
            <text:p>0.00</text:p>
          </table:table-cell>
          <table:table-cell table:style-name="ce50" office:value-type="float" office:value="0.9874107" calcext:value-type="float">
            <text:p>0.99</text:p>
          </table:table-cell>
          <table:table-cell table:style-name="ce50" office:value-type="float" office:value="0.31729878" calcext:value-type="float">
            <text:p>0.32</text:p>
          </table:table-cell>
          <table:table-cell table:style-name="ce50" office:value-type="float" office:value="0.346713154983124" calcext:value-type="float">
            <text:p>0.35</text:p>
          </table:table-cell>
          <table:table-cell table:style-name="ce50" office:value-type="float" office:value="0.461308869909525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630000000000109" calcext:value-type="float">
            <text:p>0.63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190784313725464" calcext:value-type="float">
            <text:p>0.1908</text:p>
          </table:table-cell>
          <table:table-cell table:style-name="ce8" office:value-type="float" office:value="0.222306095283027" calcext:value-type="float">
            <text:p>0.222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 office:value-type="float" office:value="22" calcext:value-type="float">
            <text:p>22</text:p>
          </table:table-cell>
          <table:table-cell table:style-name="ce50" office:value-type="float" office:value="0.00000097856764" calcext:value-type="float">
            <text:p>0.00</text:p>
          </table:table-cell>
          <table:table-cell table:style-name="ce50" office:value-type="float" office:value="0.031530729" calcext:value-type="float">
            <text:p>0.03</text:p>
          </table:table-cell>
          <table:table-cell table:style-name="ce50" office:value-type="float" office:value="0.001553554" calcext:value-type="float">
            <text:p>0.00</text:p>
          </table:table-cell>
          <table:table-cell table:style-name="ce50" office:value-type="float" office:value="0.0042785342573968" calcext:value-type="float">
            <text:p>0.00</text:p>
          </table:table-cell>
          <table:table-cell table:style-name="ce50" office:value-type="float" office:value="0.007031442882572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2" calcext:value-type="float">
            <text:p>22</text:p>
          </table:table-cell>
          <table:table-cell table:style-name="ce50" office:value-type="float" office:value="0.00000015612613" calcext:value-type="float">
            <text:p>0.00</text:p>
          </table:table-cell>
          <table:table-cell table:style-name="ce50" office:value-type="float" office:value="0.33226127" calcext:value-type="float">
            <text:p>0.33</text:p>
          </table:table-cell>
          <table:table-cell table:style-name="ce50" office:value-type="float" office:value="0.019449542" calcext:value-type="float">
            <text:p>0.02</text:p>
          </table:table-cell>
          <table:table-cell table:style-name="ce50" office:value-type="float" office:value="0.0260890587686826" calcext:value-type="float">
            <text:p>0.03</text:p>
          </table:table-cell>
          <table:table-cell table:style-name="ce50" office:value-type="float" office:value="0.0636083883783954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29.46" calcext:value-type="float">
            <text:p>329.46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23" calcext:value-type="float">
            <text:p>323.0000</text:p>
          </table:table-cell>
          <table:table-cell office:value-type="float" office:value="46.592680025944" calcext:value-type="float">
            <text:p>46.592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03.62" calcext:value-type="float">
            <text:p>303.6200</text:p>
          </table:table-cell>
          <table:table-cell office:value-type="float" office:value="93.185360051888" calcext:value-type="float">
            <text:p>93.1854</text:p>
          </table:table-cell>
          <table:table-cell office:value-type="float" office:value="0.0784313725490196" calcext:value-type="float">
            <text:p>0.07843137254902</text:p>
          </table:table-cell>
          <table:table-cell/>
          <table:table-cell table:style-name="ce49" office:value-type="float" office:value="23" calcext:value-type="float">
            <text:p>23</text:p>
          </table:table-cell>
          <table:table-cell table:number-columns-repeated="4" table:style-name="ce50" office:value-type="float" office:value="200" calcext:value-type="float">
            <text:p>200.00</text:p>
          </table:table-cell>
          <table:table-cell table:style-name="ce5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4" table:style-name="ce50" office:value-type="float" office:value="200" calcext:value-type="float">
            <text:p>200.00</text:p>
          </table:table-cell>
          <table:table-cell table:style-name="ce5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24" calcext:value-type="float">
            <text:p>24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107.43279" calcext:value-type="float">
            <text:p>107.43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100.4097946" calcext:value-type="float">
            <text:p>100.41</text:p>
          </table:table-cell>
          <table:table-cell table:style-name="ce50" office:value-type="float" office:value="1.69602608946349" calcext:value-type="float">
            <text:p>1.7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4" calcext:value-type="float">
            <text:p>24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108.62461" calcext:value-type="float">
            <text:p>108.62</text:p>
          </table:table-cell>
          <table:table-cell table:style-name="ce50" office:value-type="float" office:value="106.32182" calcext:value-type="float">
            <text:p>106.32</text:p>
          </table:table-cell>
          <table:table-cell table:style-name="ce50" office:value-type="float" office:value="105.5832584" calcext:value-type="float">
            <text:p>105.58</text:p>
          </table:table-cell>
          <table:table-cell table:style-name="ce50" office:value-type="float" office:value="3.17404014880989" calcext:value-type="float">
            <text:p>3.17</text:p>
          </table:table-cell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25" calcext:value-type="float">
            <text:p>25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111.41813" calcext:value-type="float">
            <text:p>111.42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100.768983" calcext:value-type="float">
            <text:p>100.77</text:p>
          </table:table-cell>
          <table:table-cell table:style-name="ce50" office:value-type="float" office:value="2.78658095360495" calcext:value-type="float">
            <text:p>2.7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5" calcext:value-type="float">
            <text:p>25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200" calcext:value-type="float">
            <text:p>200.00</text:p>
          </table:table-cell>
          <table:table-cell table:style-name="ce50" office:value-type="float" office:value="114.37935" calcext:value-type="float">
            <text:p>114.38</text:p>
          </table:table-cell>
          <table:table-cell table:style-name="ce50" office:value-type="float" office:value="127.0559636" calcext:value-type="float">
            <text:p>127.06</text:p>
          </table:table-cell>
          <table:table-cell table:style-name="ce50" office:value-type="float" office:value="41.8221158547843" calcext:value-type="float">
            <text:p>41.82</text:p>
          </table:table-cell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100.01" calcext:value-type="float">
            <text:p>100.0100</text:p>
          </table:table-cell>
          <table:table-cell table:style-name="ce8" office:value-type="float" office:value="100.06" calcext:value-type="float">
            <text:p>100.0600</text:p>
          </table:table-cell>
          <table:table-cell table:style-name="ce8" office:value-type="float" office:value="100.03" calcext:value-type="float">
            <text:p>100.0300</text:p>
          </table:table-cell>
          <table:table-cell table:style-name="ce8" office:value-type="float" office:value="100.030784313726" calcext:value-type="float">
            <text:p>100.0308</text:p>
          </table:table-cell>
          <table:table-cell table:style-name="ce8" office:value-type="float" office:value="0.00979795897110524" calcext:value-type="float">
            <text:p>0.009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5490196079" calcext:value-type="float">
            <text:p>100.0355</text:p>
          </table:table-cell>
          <table:table-cell office:value-type="float" office:value="0.0163707055436967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0392156863" calcext:value-type="float">
            <text:p>100.0304</text:p>
          </table:table-cell>
          <table:table-cell office:value-type="float" office:value="0.0257681974534974" calcext:value-type="float">
            <text:p>0.0258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26" calcext:value-type="float">
            <text:p>26</text:p>
          </table:table-cell>
          <table:table-cell table:style-name="ce50" office:value-type="float" office:value="100.00567" calcext:value-type="float">
            <text:p>100.01</text:p>
          </table:table-cell>
          <table:table-cell table:style-name="ce50" office:value-type="float" office:value="100.02406" calcext:value-type="float">
            <text:p>100.02</text:p>
          </table:table-cell>
          <table:table-cell table:style-name="ce50" office:value-type="float" office:value="100.01136" calcext:value-type="float">
            <text:p>100.01</text:p>
          </table:table-cell>
          <table:table-cell table:style-name="ce50" office:value-type="float" office:value="100.0127236" calcext:value-type="float">
            <text:p>100.01</text:p>
          </table:table-cell>
          <table:table-cell table:style-name="ce50" office:value-type="float" office:value="0.00634820398833603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6" calcext:value-type="float">
            <text:p>26</text:p>
          </table:table-cell>
          <table:table-cell table:style-name="ce50" office:value-type="float" office:value="100.00318" calcext:value-type="float">
            <text:p>100.00</text:p>
          </table:table-cell>
          <table:table-cell table:style-name="ce50" office:value-type="float" office:value="100.02642" calcext:value-type="float">
            <text:p>100.03</text:p>
          </table:table-cell>
          <table:table-cell table:style-name="ce50" office:value-type="float" office:value="100.010875" calcext:value-type="float">
            <text:p>100.01</text:p>
          </table:table-cell>
          <table:table-cell table:style-name="ce50" office:value-type="float" office:value="100.0119984" calcext:value-type="float">
            <text:p>100.01</text:p>
          </table:table-cell>
          <table:table-cell table:style-name="ce50" office:value-type="float" office:value="0.0078807854679454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0.0399999999999636" calcext:value-type="float">
            <text:p>0.0400</text:p>
          </table:table-cell>
          <table:table-cell table:style-name="ce8" office:value-type="float" office:value="400" calcext:value-type="float">
            <text:p>400.0000</text:p>
          </table:table-cell>
          <table:table-cell table:style-name="ce8" office:value-type="float" office:value="0.190000000000055" calcext:value-type="float">
            <text:p>0.1900</text:p>
          </table:table-cell>
          <table:table-cell table:style-name="ce8" office:value-type="float" office:value="139.320392156863" calcext:value-type="float">
            <text:p>139.3204</text:p>
          </table:table-cell>
          <table:table-cell table:style-name="ce8" office:value-type="float" office:value="237.009045051028" calcext:value-type="float">
            <text:p>237.00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10000000000127" calcext:value-type="float">
            <text:p>0.1100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0.389999999999873" calcext:value-type="float">
            <text:p>0.3900</text:p>
          </table:table-cell>
          <table:table-cell office:value-type="float" office:value="0.381960784313708" calcext:value-type="float">
            <text:p>0.3820</text:p>
          </table:table-cell>
          <table:table-cell office:value-type="float" office:value="0.157098695093034" calcext:value-type="float">
            <text:p>0.15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460392156862737" calcext:value-type="float">
            <text:p>0.4604</text:p>
          </table:table-cell>
          <table:table-cell office:value-type="float" office:value="0.114865138314414" calcext:value-type="float">
            <text:p>0.1149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27" calcext:value-type="float">
            <text:p>27</text:p>
          </table:table-cell>
          <table:table-cell table:style-name="ce50" office:value-type="float" office:value="0.012213847" calcext:value-type="float">
            <text:p>0.01</text:p>
          </table:table-cell>
          <table:table-cell table:style-name="ce50" office:value-type="float" office:value="200" calcext:value-type="float">
            <text:p>200.00</text:p>
          </table:table-cell>
          <table:table-cell table:style-name="ce50" office:value-type="float" office:value="0.55000621" calcext:value-type="float">
            <text:p>0.55</text:p>
          </table:table-cell>
          <table:table-cell table:style-name="ce50" office:value-type="float" office:value="12.50540447834" calcext:value-type="float">
            <text:p>12.51</text:p>
          </table:table-cell>
          <table:table-cell table:style-name="ce50" office:value-type="float" office:value="49.3517721890317" calcext:value-type="float">
            <text:p>49.35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7" calcext:value-type="float">
            <text:p>27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200.00099" calcext:value-type="float">
            <text:p>200.00</text:p>
          </table:table-cell>
          <table:table-cell table:style-name="ce50" office:value-type="float" office:value="0.73266529" calcext:value-type="float">
            <text:p>0.73</text:p>
          </table:table-cell>
          <table:table-cell table:style-name="ce50" office:value-type="float" office:value="45.987848133266" calcext:value-type="float">
            <text:p>45.99</text:p>
          </table:table-cell>
          <table:table-cell table:style-name="ce50" office:value-type="float" office:value="95.0779059873669" calcext:value-type="float">
            <text:p>95.08</text:p>
          </table:table-cell>
          <table:table-cell office:value-type="float" office:value="0.235294117647059" calcext:value-type="float">
            <text:p>0.235294117647059</text:p>
          </table:table-cell>
          <table:table-cell table:number-columns-repeated="4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342.72" calcext:value-type="float">
            <text:p>342.7200</text:p>
          </table:table-cell>
          <table:table-cell table:number-columns-repeated="2" table:style-name="ce8" office:value-type="float" office:value="356.83" calcext:value-type="float">
            <text:p>356.8300</text:p>
          </table:table-cell>
          <table:table-cell table:style-name="ce8" office:value-type="float" office:value="354.539803921569" calcext:value-type="float">
            <text:p>354.5398</text:p>
          </table:table-cell>
          <table:table-cell table:style-name="ce8" office:value-type="float" office:value="5.46316794543243" calcext:value-type="float">
            <text:p>5.46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42.996666666666" calcext:value-type="float">
            <text:p>342.9967</text:p>
          </table:table-cell>
          <table:table-cell office:value-type="float" office:value="1.99545533650846" calcext:value-type="float">
            <text:p>1.99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6.95" calcext:value-type="float">
            <text:p>336.9500</text:p>
          </table:table-cell>
          <table:table-cell office:value-type="float" office:value="49.8448535558085" calcext:value-type="float">
            <text:p>49.8449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28" calcext:value-type="float">
            <text:p>28</text:p>
          </table:table-cell>
          <table:table-cell table:number-columns-repeated="4" table:style-name="ce50" office:value-type="float" office:value="200" calcext:value-type="float">
            <text:p>200.00</text:p>
          </table:table-cell>
          <table:table-cell table:style-name="ce5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8" calcext:value-type="float">
            <text:p>28</text:p>
          </table:table-cell>
          <table:table-cell table:number-columns-repeated="4" table:style-name="ce50" office:value-type="float" office:value="200" calcext:value-type="float">
            <text:p>200.00</text:p>
          </table:table-cell>
          <table:table-cell table:style-name="ce5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29" calcext:value-type="float">
            <text:p>29</text:p>
          </table:table-cell>
          <table:table-cell table:style-name="ce50" office:value-type="float" office:value="178.17392" calcext:value-type="float">
            <text:p>178.17</text:p>
          </table:table-cell>
          <table:table-cell table:style-name="ce50" office:value-type="float" office:value="223.23904" calcext:value-type="float">
            <text:p>223.24</text:p>
          </table:table-cell>
          <table:table-cell table:style-name="ce50" office:value-type="float" office:value="221.76056" calcext:value-type="float">
            <text:p>221.76</text:p>
          </table:table-cell>
          <table:table-cell table:style-name="ce50" office:value-type="float" office:value="216.148984" calcext:value-type="float">
            <text:p>216.15</text:p>
          </table:table-cell>
          <table:table-cell table:style-name="ce50" office:value-type="float" office:value="12.7073702395178" calcext:value-type="float">
            <text:p>12.7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9" calcext:value-type="float">
            <text:p>29</text:p>
          </table:table-cell>
          <table:table-cell table:number-columns-repeated="4" table:style-name="ce50" office:value-type="float" office:value="200" calcext:value-type="float">
            <text:p>200.00</text:p>
          </table:table-cell>
          <table:table-cell table:style-name="ce5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184.35" calcext:value-type="float">
            <text:p>184.3500</text:p>
          </table:table-cell>
          <table:table-cell table:style-name="ce8" office:value-type="float" office:value="476.37" calcext:value-type="float">
            <text:p>476.3700</text:p>
          </table:table-cell>
          <table:table-cell table:style-name="ce8" office:value-type="float" office:value="196.52" calcext:value-type="float">
            <text:p>196.5200</text:p>
          </table:table-cell>
          <table:table-cell table:style-name="ce8" office:value-type="float" office:value="200.749803921569" calcext:value-type="float">
            <text:p>200.7498</text:p>
          </table:table-cell>
          <table:table-cell table:style-name="ce8" office:value-type="float" office:value="39.8749610658117" calcext:value-type="float">
            <text:p>39.87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8823529412" calcext:value-type="float">
            <text:p>184.3588</text:p>
          </table:table-cell>
          <table:table-cell office:value-type="float" office:value="0.0254558441228855" calcext:value-type="float">
            <text:p>0.02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4705882353" calcext:value-type="float">
            <text:p>184.3647</text:p>
          </table:table-cell>
          <table:table-cell office:value-type="float" office:value="0.0304959013639663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/>
          <table:table-cell table:style-name="ce49" office:value-type="float" office:value="30" calcext:value-type="float">
            <text:p>30</text:p>
          </table:table-cell>
          <table:table-cell table:style-name="ce50" office:value-type="float" office:value="200" calcext:value-type="float">
            <text:p>200.00</text:p>
          </table:table-cell>
          <table:table-cell table:style-name="ce50" office:value-type="float" office:value="501.29427" calcext:value-type="float">
            <text:p>501.29</text:p>
          </table:table-cell>
          <table:table-cell table:style-name="ce50" office:value-type="float" office:value="462.30682" calcext:value-type="float">
            <text:p>462.31</text:p>
          </table:table-cell>
          <table:table-cell table:style-name="ce50" office:value-type="float" office:value="447.0797182" calcext:value-type="float">
            <text:p>447.08</text:p>
          </table:table-cell>
          <table:table-cell table:style-name="ce50" office:value-type="float" office:value="63.8109931752435" calcext:value-type="float">
            <text:p>63.8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30" calcext:value-type="float">
            <text:p>30</text:p>
          </table:table-cell>
          <table:table-cell table:style-name="ce50" office:value-type="float" office:value="200" calcext:value-type="float">
            <text:p>200.00</text:p>
          </table:table-cell>
          <table:table-cell table:style-name="ce50" office:value-type="float" office:value="550.72761" calcext:value-type="float">
            <text:p>550.73</text:p>
          </table:table-cell>
          <table:table-cell table:style-name="ce50" office:value-type="float" office:value="462.30682" calcext:value-type="float">
            <text:p>462.31</text:p>
          </table:table-cell>
          <table:table-cell table:style-name="ce50" office:value-type="float" office:value="405.0953944" calcext:value-type="float">
            <text:p>405.10</text:p>
          </table:table-cell>
          <table:table-cell table:style-name="ce50" office:value-type="float" office:value="137.315503985256" calcext:value-type="float">
            <text:p>137.32</text:p>
          </table:table-cell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/>
          <table:table-cell table:style-name="ce7" table:formula="of:=AVERAGE([.B3:.B32])" office:value-type="float" office:value="41.8863333333333" calcext:value-type="float">
            <text:p>41.8863333333333</text:p>
          </table:table-cell>
          <table:table-cell table:style-name="ce7" table:formula="of:=AVERAGE([.C3:.C32])" office:value-type="float" office:value="66.5631666666667" calcext:value-type="float">
            <text:p>66.5631666666667</text:p>
          </table:table-cell>
          <table:table-cell table:style-name="ce7" table:formula="of:=AVERAGE([.D3:.D32])" office:value-type="float" office:value="42.7976666666667" calcext:value-type="float">
            <text:p>42.7976666666667</text:p>
          </table:table-cell>
          <table:table-cell table:style-name="ce7" table:formula="of:=AVERAGE([.E3:.E32])" office:value-type="float" office:value="47.5688967320262" calcext:value-type="float">
            <text:p>47.5688967320262</text:p>
          </table:table-cell>
          <table:table-cell table:style-name="ce7" table:formula="of:=AVERAGE([.F3:.F32])" office:value-type="float" office:value="9.67474982795928" calcext:value-type="float">
            <text:p>9.67474982795928</text:p>
          </table:table-cell>
          <table:table-cell table:style-name="ce7" table:formula="of:=AVERAGE([.G3:.G32])" office:value-type="float" office:value="0.509150326797386" calcext:value-type="float">
            <text:p>0.509150326797386</text:p>
          </table:table-cell>
          <table:table-cell table:style-name="ce7"/>
          <table:table-cell table:style-name="ce7" table:formula="of:=AVERAGE([.I3:.I32])" office:value-type="float" office:value="40.9956666666667" calcext:value-type="float">
            <text:p>40.9956666666667</text:p>
          </table:table-cell>
          <table:table-cell table:style-name="ce7" table:formula="of:=AVERAGE([.J3:.J32])" office:value-type="float" office:value="41.9263333333333" calcext:value-type="float">
            <text:p>41.9263333333333</text:p>
          </table:table-cell>
          <table:table-cell table:style-name="ce7" table:formula="of:=AVERAGE([.K3:.K32])" office:value-type="float" office:value="41.9044666666667" calcext:value-type="float">
            <text:p>41.9044666666667</text:p>
          </table:table-cell>
          <table:table-cell table:style-name="Default" table:formula="of:=AVERAGE([.L3:.L32])" office:value-type="float" office:value="41.8876725490196" calcext:value-type="float">
            <text:p>41.8876725490196</text:p>
          </table:table-cell>
          <table:table-cell table:style-name="Default" table:formula="of:=AVERAGE([.M3:.M32])" office:value-type="float" office:value="0.139455287676384" calcext:value-type="float">
            <text:p>0.139455287676384</text:p>
          </table:table-cell>
          <table:table-cell table:style-name="Default" table:formula="of:=AVERAGE([.N3:.N32])" office:value-type="float" office:value="0.56078431372549" calcext:value-type="float">
            <text:p>0.56078431372549</text:p>
          </table:table-cell>
          <table:table-cell table:style-name="Default"/>
          <table:table-cell table:style-name="Default" table:formula="of:=AVERAGE([.P3:.P32])" office:value-type="float" office:value="30.907" calcext:value-type="float">
            <text:p>30.907</text:p>
          </table:table-cell>
          <table:table-cell table:style-name="Default" table:formula="of:=AVERAGE([.Q3:.Q32])" office:value-type="float" office:value="42.3992666666667" calcext:value-type="float">
            <text:p>42.3992666666667</text:p>
          </table:table-cell>
          <table:table-cell table:style-name="Default" table:formula="of:=AVERAGE([.R3:.R32])" office:value-type="float" office:value="41.9058" calcext:value-type="float">
            <text:p>41.9058</text:p>
          </table:table-cell>
          <table:table-cell table:style-name="Default" table:formula="of:=AVERAGE([.S3:.S32])" office:value-type="float" office:value="41.7012666666667" calcext:value-type="float">
            <text:p>41.7012666666667</text:p>
          </table:table-cell>
          <table:table-cell table:style-name="Default" table:formula="of:=AVERAGE([.T3:.T32])" office:value-type="float" office:value="1.63422466110144" calcext:value-type="float">
            <text:p>1.63422466110144</text:p>
          </table:table-cell>
          <table:table-cell table:style-name="Default" table:formula="of:=AVERAGE([.U3:.U32])" office:value-type="float" office:value="0.552941176470588" calcext:value-type="float">
            <text:p>0.552941176470588</text:p>
          </table:table-cell>
          <table:table-cell table:style-name="Default"/>
          <table:table-cell table:style-name="Default" table:formula="of:=AVERAGE([.W3:.W32])" office:value-type="float" office:value="22.822" calcext:value-type="float">
            <text:p>22.822</text:p>
          </table:table-cell>
          <table:table-cell table:style-name="Default" table:formula="of:=AVERAGE([.X3:.X32])" office:value-type="float" office:value="42.4180333333333" calcext:value-type="float">
            <text:p>42.4180333333333</text:p>
          </table:table-cell>
          <table:table-cell table:style-name="Default" table:formula="of:=AVERAGE([.Y3:.Y32])" office:value-type="float" office:value="41.9177333333333" calcext:value-type="float">
            <text:p>41.9177333333333</text:p>
          </table:table-cell>
          <table:table-cell table:style-name="Default" table:formula="of:=AVERAGE([.Z3:.Z32])" office:value-type="float" office:value="40.864185620915" calcext:value-type="float">
            <text:p>40.864185620915</text:p>
          </table:table-cell>
          <table:table-cell table:style-name="Default" table:formula="of:=AVERAGE([.AA3:.AA32])" office:value-type="float" office:value="4.78231603228239" calcext:value-type="float">
            <text:p>4.78231603228239</text:p>
          </table:table-cell>
          <table:table-cell table:style-name="Default" table:formula="of:=AVERAGE([.AB3:.AB32])" office:value-type="float" office:value="0.529411764705882" calcext:value-type="float">
            <text:p>0.529411764705882</text:p>
          </table:table-cell>
          <table:table-cell table:number-columns-repeated="2"/>
          <table:table-cell table:style-name="ce32" table:formula="of:=AVERAGE([.AE3:.AE32])" office:value-type="float" office:value="35.948020777473" calcext:value-type="float">
            <text:p>35.95</text:p>
          </table:table-cell>
          <table:table-cell table:style-name="ce32" table:formula="of:=AVERAGE([.AF3:.AF32])" office:value-type="float" office:value="56.2217472042333" calcext:value-type="float">
            <text:p>56.22</text:p>
          </table:table-cell>
          <table:table-cell table:style-name="ce32" table:formula="of:=AVERAGE([.AG3:.AG32])" office:value-type="float" office:value="46.3995553955285" calcext:value-type="float">
            <text:p>46.40</text:p>
          </table:table-cell>
          <table:table-cell table:style-name="ce32" table:formula="of:=AVERAGE([.AH3:.AH32])" office:value-type="float" office:value="46.2126249428252" calcext:value-type="float">
            <text:p>46.21</text:p>
          </table:table-cell>
          <table:table-cell table:style-name="ce32" table:formula="of:=AVERAGE([.AI3:.AI32])" office:value-type="float" office:value="4.81046836177258" calcext:value-type="float">
            <text:p>4.81</text:p>
          </table:table-cell>
          <table:table-cell table:style-name="ce32" table:formula="of:=AVERAGE([.AJ3:.AJ32])" office:value-type="float" office:value="0.36797385620915" calcext:value-type="float">
            <text:p>0.37</text:p>
          </table:table-cell>
          <table:table-cell/>
          <table:table-cell table:style-name="ce32" table:formula="of:=AVERAGE([.AL3:.AL32])" office:value-type="float" office:value="36.6882799245682" calcext:value-type="float">
            <text:p>36.69</text:p>
          </table:table-cell>
          <table:table-cell table:style-name="ce32" table:formula="of:=AVERAGE([.AM3:.AM32])" office:value-type="float" office:value="66.7657846638333" calcext:value-type="float">
            <text:p>66.77</text:p>
          </table:table-cell>
          <table:table-cell table:style-name="ce32" table:formula="of:=AVERAGE([.AN3:.AN32])" office:value-type="float" office:value="47.7454805515133" calcext:value-type="float">
            <text:p>47.75</text:p>
          </table:table-cell>
          <table:table-cell table:style-name="ce32" table:formula="of:=AVERAGE([.AO3:.AO32])" office:value-type="float" office:value="48.249227039392" calcext:value-type="float">
            <text:p>48.25</text:p>
          </table:table-cell>
          <table:table-cell table:style-name="ce32" table:formula="of:=AVERAGE([.AP3:.AP32])" office:value-type="float" office:value="11.3004201094457" calcext:value-type="float">
            <text:p>11.30</text:p>
          </table:table-cell>
          <table:table-cell table:style-name="ce32" table:formula="of:=AVERAGE([.AQ3:.AQ32])" office:value-type="float" office:value="0.29281045751634" calcext:value-type="float">
            <text:p>0.29</text:p>
          </table:table-cell>
          <table:table-cell table:number-columns-repeated="41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:.E33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:.L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:.S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3"/>
          <table:table-cell table:style-name="ce9" office:value-type="string" calcext:value-type="string">
            <text:p>Solved</text:p>
          </table:table-cell>
          <table:table-cell table:style-name="ce9" table:formula="of:=COUNTIF([.AH3:.AH33];&quot;0&quot;)" office:value-type="float" office:value="9" calcext:value-type="float">
            <text:p>9</text:p>
          </table:table-cell>
          <table:table-cell table:number-columns-repeated="5"/>
          <table:table-cell table:style-name="ce9" office:value-type="string" calcext:value-type="string">
            <text:p>Solved</text:p>
          </table:table-cell>
          <table:table-cell table:style-name="ce9" table:formula="of:=COUNTIF([.AO3:.AO33];&quot;0&quot;)" office:value-type="float" office:value="7" calcext:value-type="float">
            <text:p>7</text:p>
          </table:table-cell>
          <table:table-cell table:number-columns-repeated="44"/>
        </table:table-row>
        <table:table-row table:style-name="ro1">
          <table:table-cell table:style-name="ce4"/>
          <table:table-cell table:style-name="ce24" table:number-columns-repeated="5"/>
          <table:table-cell table:style-name="ce11"/>
          <table:table-cell table:style-name="ce4"/>
          <table:table-cell table:style-name="ce24" table:number-columns-repeated="5"/>
          <table:table-cell table:style-name="ce11"/>
          <table:table-cell table:style-name="ce4"/>
          <table:table-cell table:style-name="ce24" table:number-columns-repeated="5"/>
          <table:table-cell table:style-name="ce11"/>
          <table:table-cell table:style-name="ce4"/>
          <table:table-cell table:style-name="ce24" table:number-columns-repeated="5"/>
          <table:table-cell table:style-name="ce11"/>
          <table:table-cell table:number-columns-repeated="56"/>
        </table:table-row>
        <table:table-row table:style-name="ro2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5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294117647059949" calcext:value-type="float">
            <text:p>0.0003</text:p>
          </table:table-cell>
          <table:table-cell office:value-type="float" office:value="0.000916515138994924" calcext:value-type="float">
            <text:p>0.000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200000000000955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72549019601263" calcext:value-type="float">
            <text:p>0.0004</text:p>
          </table:table-cell>
          <table:table-cell office:value-type="float" office:value="0.000678232998303194" calcext:value-type="float">
            <text:p>0.000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29999999999" calcext:value-type="float">
            <text:p>19.9830</text:p>
          </table:table-cell>
          <table:table-cell office:value-type="float" office:value="0" calcext:value-type="float">
            <text:p>0.0000</text:p>
          </table:table-cell>
          <table:table-cell office:value-type="float" office:value="4.67480392156862" calcext:value-type="float">
            <text:p>4.6748</text:p>
          </table:table-cell>
          <table:table-cell office:value-type="float" office:value="17.6001107354471" calcext:value-type="float">
            <text:p>17.6001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6.64239215686275" calcext:value-type="float">
            <text:p>6.6424</text:p>
          </table:table-cell>
          <table:table-cell office:value-type="float" office:value="11.6196811298762" calcext:value-type="float">
            <text:p>11.6197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529999999999973" calcext:value-type="float">
            <text:p>0.0530</text:p>
          </table:table-cell>
          <table:table-cell office:value-type="float" office:value="0.00199999999995271" calcext:value-type="float">
            <text:p>0.0020</text:p>
          </table:table-cell>
          <table:table-cell office:value-type="float" office:value="0.0104509803921549" calcext:value-type="float">
            <text:p>0.0105</text:p>
          </table:table-cell>
          <table:table-cell office:value-type="float" office:value="0.014703741020577" calcext:value-type="float">
            <text:p>0.0147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30000000000064" calcext:value-type="float">
            <text:p>0.0430</text:p>
          </table:table-cell>
          <table:table-cell office:value-type="float" office:value="0" calcext:value-type="float">
            <text:p>0.0000</text:p>
          </table:table-cell>
          <table:table-cell office:value-type="float" office:value="0.0014901960784318" calcext:value-type="float">
            <text:p>0.0015</text:p>
          </table:table-cell>
          <table:table-cell office:value-type="float" office:value="0.00766550715869677" calcext:value-type="float">
            <text:p>0.0077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145999999999958" calcext:value-type="float">
            <text:p>0.146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686078431372509" calcext:value-type="float">
            <text:p>0.0686</text:p>
          </table:table-cell>
          <table:table-cell office:value-type="float" office:value="0.0608374884425167" calcext:value-type="float">
            <text:p>0.06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29999999999995" calcext:value-type="float">
            <text:p>0.1300</text:p>
          </table:table-cell>
          <table:table-cell office:value-type="float" office:value="0.0639999999999645" calcext:value-type="float">
            <text:p>0.0640</text:p>
          </table:table-cell>
          <table:table-cell office:value-type="float" office:value="0.0634901960784325" calcext:value-type="float">
            <text:p>0.0635</text:p>
          </table:table-cell>
          <table:table-cell office:value-type="float" office:value="0.0250750872381268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0000000000464" calcext:value-type="float">
            <text:p>0.099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565294117647044" calcext:value-type="float">
            <text:p>0.0565</text:p>
          </table:table-cell>
          <table:table-cell office:value-type="float" office:value="0.0470172308839673" calcext:value-type="float">
            <text:p>0.047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.35078431372545" calcext:value-type="float">
            <text:p>2.3508</text:p>
          </table:table-cell>
          <table:table-cell office:value-type="float" office:value="4.35325372566319" calcext:value-type="float">
            <text:p>4.3533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9411764705765" calcext:value-type="float">
            <text:p>0.0129</text:p>
          </table:table-cell>
          <table:table-cell office:value-type="float" office:value="0.028142494558915" calcext:value-type="float">
            <text:p>0.0281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1.61117647058821" calcext:value-type="float">
            <text:p>1.6112</text:p>
          </table:table-cell>
          <table:table-cell office:value-type="float" office:value="2.25540151636028" calcext:value-type="float">
            <text:p>2.25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00</text:p>
          </table:table-cell>
          <table:table-cell office:value-type="float" office:value="12.51" calcext:value-type="float">
            <text:p>12.51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3.7135294117647" calcext:value-type="float">
            <text:p>3.7135</text:p>
          </table:table-cell>
          <table:table-cell office:value-type="float" office:value="3.0042633040398" calcext:value-type="float">
            <text:p>3.004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137113092007896" calcext:value-type="float">
            <text:p>0.01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09803921568255" calcext:value-type="float">
            <text:p>0.0410</text:p>
          </table:table-cell>
          <table:table-cell office:value-type="float" office:value="0.01643167672514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80392156862399" calcext:value-type="float">
            <text:p>0.0380</text:p>
          </table:table-cell>
          <table:table-cell office:value-type="float" office:value="0.0259229627936079" calcext:value-type="float">
            <text:p>0.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3725490195793" calcext:value-type="float">
            <text:p>0.0314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13725490195884" calcext:value-type="float">
            <text:p>0.0214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7647058823241" calcext:value-type="float">
            <text:p>0.0318</text:p>
          </table:table-cell>
          <table:table-cell office:value-type="float" office:value="0.015231546211714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60784313725162" calcext:value-type="float">
            <text:p>0.0361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1960784313451" calcext:value-type="float">
            <text:p>0.0302</text:p>
          </table:table-cell>
          <table:table-cell office:value-type="float" office:value="0.0231948270094653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61960784313732" calcext:value-type="float">
            <text:p>0.2620</text:p>
          </table:table-cell>
          <table:table-cell office:value-type="float" office:value="0.216467087567682" calcext:value-type="float">
            <text:p>0.216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" calcext:value-type="float">
            <text:p>0.50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56078431372548" calcext:value-type="float">
            <text:p>0.2561</text:p>
          </table:table-cell>
          <table:table-cell office:value-type="float" office:value="0.181256724013287" calcext:value-type="float">
            <text:p>0.18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5686274509794" calcext:value-type="float">
            <text:p>0.2557</text:p>
          </table:table-cell>
          <table:table-cell office:value-type="float" office:value="0.119440361687311" calcext:value-type="float">
            <text:p>0.11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14901960784297" calcext:value-type="float">
            <text:p>0.2149</text:p>
          </table:table-cell>
          <table:table-cell office:value-type="float" office:value="0.156984075625519" calcext:value-type="float">
            <text:p>0.157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413725490195747" calcext:value-type="float">
            <text:p>0.0414</text:p>
          </table:table-cell>
          <table:table-cell office:value-type="float" office:value="0.0456289381861708" calcext:value-type="float">
            <text:p>0.0456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919607843136508" calcext:value-type="float">
            <text:p>0.0920</text:p>
          </table:table-cell>
          <table:table-cell office:value-type="float" office:value="0.0203469899493752" calcext:value-type="float">
            <text:p>0.02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07843137254857" calcext:value-type="float">
            <text:p>0.1078</text:p>
          </table:table-cell>
          <table:table-cell office:value-type="float" office:value="0.0515945733582056" calcext:value-type="float">
            <text:p>0.05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29803921568603" calcext:value-type="float">
            <text:p>0.1298</text:p>
          </table:table-cell>
          <table:table-cell office:value-type="float" office:value="0.0585832740635782" calcext:value-type="float">
            <text:p>0.0586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5294117647079" calcext:value-type="float">
            <text:p>0.1153</text:p>
          </table:table-cell>
          <table:table-cell office:value-type="float" office:value="0.15993123522317" calcext:value-type="float">
            <text:p>0.159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39298241194951" calcext:value-type="float">
            <text:p>0.1393</text:p>
          </table:table-cell>
          <table:table-cell office:value-type="float" office:value="0.686274509803922" calcext:value-type="float">
            <text:p>0.686274509803922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100995049383529" calcext:value-type="float">
            <text:p>0.010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871779788707342" calcext:value-type="float">
            <text:p>0.0087</text:p>
          </table:table-cell>
          <table:table-cell office:value-type="float" office:value="0.725490196078431" calcext:value-type="float">
            <text:p>0.725490196078431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56453" calcext:value-type="float">
            <text:p>0.0045</text:p>
          </table:table-cell>
          <table:table-cell office:value-type="float" office:value="0.00927361849548727" calcext:value-type="float">
            <text:p>0.009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07843137254804" calcext:value-type="float">
            <text:p>0.0108</text:p>
          </table:table-cell>
          <table:table-cell office:value-type="float" office:value="0.0155563491860899" calcext:value-type="float">
            <text:p>0.0156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6274509803975" calcext:value-type="float">
            <text:p>0.0186</text:p>
          </table:table-cell>
          <table:table-cell office:value-type="float" office:value="0.0759605160593196" calcext:value-type="float">
            <text:p>0.0760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47058823530161" calcext:value-type="float">
            <text:p>0.0065</text:p>
          </table:table-cell>
          <table:table-cell office:value-type="float" office:value="0.0438862165149777" calcext:value-type="float">
            <text:p>0.0439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6829" calcext:value-type="float">
            <text:p>0.00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25490196085351" calcext:value-type="float">
            <text:p>0.0073</text:p>
          </table:table-cell>
          <table:table-cell office:value-type="float" office:value="0.0103923048454738" calcext:value-type="float">
            <text:p>0.0104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61357" calcext:value-type="float">
            <text:p>0.0045</text:p>
          </table:table-cell>
          <table:table-cell office:value-type="float" office:value="0.00883176086638675" calcext:value-type="float">
            <text:p>0.0088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8628" calcext:value-type="float">
            <text:p>0.0024</text:p>
          </table:table-cell>
          <table:table-cell office:value-type="float" office:value="0.00632455532035977" calcext:value-type="float">
            <text:p>0.0063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5099" calcext:value-type="float">
            <text:p>0.0041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.764705882352941" calcext:value-type="float">
            <text:p>0.764705882352941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" calcext:value-type="float">
            <text:p>100.0000</text:p>
          </table:table-cell>
          <table:table-cell office:value-type="float" office:value="66.6711764705883" calcext:value-type="float">
            <text:p>66.6712</text:p>
          </table:table-cell>
          <table:table-cell office:value-type="float" office:value="82.4674485236449" calcext:value-type="float">
            <text:p>82.4674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0.9803921568627" calcext:value-type="float">
            <text:p>50.9804</text:p>
          </table:table-cell>
          <table:table-cell office:value-type="float" office:value="72.1110255092798" calcext:value-type="float">
            <text:p>72.1110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7.84313725490196" calcext:value-type="float">
            <text:p>7.8431</text:p>
          </table:table-cell>
          <table:table-cell office:value-type="float" office:value="96.9535971483266" calcext:value-type="float">
            <text:p>96.9536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2.62313725490179" calcext:value-type="float">
            <text:p>2.6231</text:p>
          </table:table-cell>
          <table:table-cell office:value-type="float" office:value="14.0414222926312" calcext:value-type="float">
            <text:p>14.0414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0000000000146" calcext:value-type="float">
            <text:p>0.84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9.75" calcext:value-type="float">
            <text:p>69.7500</text:p>
          </table:table-cell>
          <table:table-cell office:value-type="float" office:value="68.1807843137255" calcext:value-type="float">
            <text:p>68.1808</text:p>
          </table:table-cell>
          <table:table-cell office:value-type="float" office:value="47.1408429920383" calcext:value-type="float">
            <text:p>47.14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900000000001455" calcext:value-type="float">
            <text:p>0.09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48.3000000000002" calcext:value-type="float">
            <text:p>48.3000</text:p>
          </table:table-cell>
          <table:table-cell office:value-type="float" office:value="53.9958823529412" calcext:value-type="float">
            <text:p>53.9959</text:p>
          </table:table-cell>
          <table:table-cell office:value-type="float" office:value="62.056778743341" calcext:value-type="float">
            <text:p>62.05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0000000000127" calcext:value-type="float">
            <text:p>0.86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58.3000000000002" calcext:value-type="float">
            <text:p>58.3000</text:p>
          </table:table-cell>
          <table:table-cell office:value-type="float" office:value="55.9666666666667" calcext:value-type="float">
            <text:p>55.9667</text:p>
          </table:table-cell>
          <table:table-cell office:value-type="float" office:value="51.2254564059706" calcext:value-type="float">
            <text:p>51.22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9999999999891" calcext:value-type="float">
            <text:p>0.87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61.0599999999999" calcext:value-type="float">
            <text:p>61.0600</text:p>
          </table:table-cell>
          <table:table-cell office:value-type="float" office:value="58.1278431372549" calcext:value-type="float">
            <text:p>58.1278</text:p>
          </table:table-cell>
          <table:table-cell office:value-type="float" office:value="50.481549480974" calcext:value-type="float">
            <text:p>50.481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809999999999945" calcext:value-type="float">
            <text:p>0.8100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0.450784313725504" calcext:value-type="float">
            <text:p>0.4508</text:p>
          </table:table-cell>
          <table:table-cell office:value-type="float" office:value="0.294533529500641" calcext:value-type="float">
            <text:p>0.29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25" calcext:value-type="float">
            <text:p>1.2500</text:p>
          </table:table-cell>
          <table:table-cell office:value-type="float" office:value="0.639999999999873" calcext:value-type="float">
            <text:p>0.6400</text:p>
          </table:table-cell>
          <table:table-cell office:value-type="float" office:value="0.655098039215683" calcext:value-type="float">
            <text:p>0.6551</text:p>
          </table:table-cell>
          <table:table-cell office:value-type="float" office:value="0.207894203863394" calcext:value-type="float">
            <text:p>0.207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1.32999999999993" calcext:value-type="float">
            <text:p>1.3300</text:p>
          </table:table-cell>
          <table:table-cell office:value-type="float" office:value="0.800000000000182" calcext:value-type="float">
            <text:p>0.8000</text:p>
          </table:table-cell>
          <table:table-cell office:value-type="float" office:value="0.791960784313696" calcext:value-type="float">
            <text:p>0.7920</text:p>
          </table:table-cell>
          <table:table-cell office:value-type="float" office:value="0.255456454214863" calcext:value-type="float">
            <text:p>0.25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1.34999999999991" calcext:value-type="float">
            <text:p>1.3500</text:p>
          </table:table-cell>
          <table:table-cell office:value-type="float" office:value="0.849999999999909" calcext:value-type="float">
            <text:p>0.8500</text:p>
          </table:table-cell>
          <table:table-cell office:value-type="float" office:value="0.878627450980373" calcext:value-type="float">
            <text:p>0.8786</text:p>
          </table:table-cell>
          <table:table-cell office:value-type="float" office:value="0.194797330577239" calcext:value-type="float">
            <text:p>0.194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46.088235294118" calcext:value-type="float">
            <text:p>346.0882</text:p>
          </table:table-cell>
          <table:table-cell office:value-type="float" office:value="21.6338692332185" calcext:value-type="float">
            <text:p>21.63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21.315294117647" calcext:value-type="float">
            <text:p>321.3153</text:p>
          </table:table-cell>
          <table:table-cell office:value-type="float" office:value="84.9842712976936" calcext:value-type="float">
            <text:p>84.9843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51.603333333333" calcext:value-type="float">
            <text:p>251.6033</text:p>
          </table:table-cell>
          <table:table-cell office:value-type="float" office:value="195.454026594491" calcext:value-type="float">
            <text:p>195.454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40.8656862745098" calcext:value-type="float">
            <text:p>40.8657</text:p>
          </table:table-cell>
          <table:table-cell office:value-type="float" office:value="120.551917819668" calcext:value-type="float">
            <text:p>120.5519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09215686275" calcext:value-type="float">
            <text:p>100.0092</text:p>
          </table:table-cell>
          <table:table-cell office:value-type="float" office:value="0.0102956301411587" calcext:value-type="float">
            <text:p>0.010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196078432" calcext:value-type="float">
            <text:p>184.35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1" calcext:value-type="float">
            <text:p>184.5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79607843137" calcext:value-type="float">
            <text:p>184.3796</text:p>
          </table:table-cell>
          <table:table-cell office:value-type="float" office:value="0.0484767985742177" calcext:value-type="float">
            <text:p>0.04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5" calcext:value-type="float">
            <text:p>184.6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91176470588" calcext:value-type="float">
            <text:p>184.3912</text:p>
          </table:table-cell>
          <table:table-cell office:value-type="float" office:value="0.055803225713191" calcext:value-type="float">
            <text:p>0.05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6" calcext:value-type="float">
            <text:p>184.56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431372549" calcext:value-type="float">
            <text:p>184.4043</text:p>
          </table:table-cell>
          <table:table-cell office:value-type="float" office:value="0.0844156383617119" calcext:value-type="float">
            <text:p>0.084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38:.B67])" office:value-type="float" office:value="22.8726666666667" calcext:value-type="float">
            <text:p>22.8726666666667</text:p>
          </table:table-cell>
          <table:table-cell table:style-name="Default" table:formula="of:=AVERAGE([.C38:.C67])" office:value-type="float" office:value="35.2908333333333" calcext:value-type="float">
            <text:p>35.2908333333333</text:p>
          </table:table-cell>
          <table:table-cell table:style-name="Default" table:formula="of:=AVERAGE([.D38:.D67])" office:value-type="float" office:value="30.4193333333333" calcext:value-type="float">
            <text:p>30.4193333333333</text:p>
          </table:table-cell>
          <table:table-cell table:style-name="Default" table:formula="of:=AVERAGE([.E38:.E67])" office:value-type="float" office:value="29.0411921568628" calcext:value-type="float">
            <text:p>29.0411921568628</text:p>
          </table:table-cell>
          <table:table-cell table:style-name="Default" table:formula="of:=AVERAGE([.F38:.F67])" office:value-type="float" office:value="5.68300851566738" calcext:value-type="float">
            <text:p>5.68300851566738</text:p>
          </table:table-cell>
          <table:table-cell table:style-name="Default" table:formula="of:=AVERAGE([.G38:.G67])" office:value-type="float" office:value="0.528104575163399" calcext:value-type="float">
            <text:p>0.528104575163399</text:p>
          </table:table-cell>
          <table:table-cell table:style-name="Default"/>
          <table:table-cell table:style-name="Default" table:formula="of:=AVERAGE([.I38:.I67])" office:value-type="float" office:value="12.8240666666667" calcext:value-type="float">
            <text:p>12.8240666666667</text:p>
          </table:table-cell>
          <table:table-cell table:style-name="Default" table:formula="of:=AVERAGE([.J38:.J67])" office:value-type="float" office:value="31.4686333333333" calcext:value-type="float">
            <text:p>31.4686333333333</text:p>
          </table:table-cell>
          <table:table-cell table:style-name="Default" table:formula="of:=AVERAGE([.K38:.K67])" office:value-type="float" office:value="29.2188666666667" calcext:value-type="float">
            <text:p>29.2188666666667</text:p>
          </table:table-cell>
          <table:table-cell table:style-name="Default" table:formula="of:=AVERAGE([.L38:.L67])" office:value-type="float" office:value="27.0619620915032" calcext:value-type="float">
            <text:p>27.0619620915032</text:p>
          </table:table-cell>
          <table:table-cell table:style-name="Default" table:formula="of:=AVERAGE([.M38:.M67])" office:value-type="float" office:value="7.3269304383342" calcext:value-type="float">
            <text:p>7.3269304383342</text:p>
          </table:table-cell>
          <table:table-cell table:style-name="Default" table:formula="of:=AVERAGE([.N38:.N67])" office:value-type="float" office:value="0.558823529411765" calcext:value-type="float">
            <text:p>0.558823529411765</text:p>
          </table:table-cell>
          <table:table-cell table:style-name="Default"/>
          <table:table-cell table:style-name="Default" table:formula="of:=AVERAGE([.P38:.P67])" office:value-type="float" office:value="12.858" calcext:value-type="float">
            <text:p>12.858</text:p>
          </table:table-cell>
          <table:table-cell table:style-name="Default" table:formula="of:=AVERAGE([.Q38:.Q67])" office:value-type="float" office:value="32.3655333333333" calcext:value-type="float">
            <text:p>32.3655333333333</text:p>
          </table:table-cell>
          <table:table-cell table:style-name="Default" table:formula="of:=AVERAGE([.R38:.R67])" office:value-type="float" office:value="26.7091333333333" calcext:value-type="float">
            <text:p>26.7091333333333</text:p>
          </table:table-cell>
          <table:table-cell table:style-name="Default" table:formula="of:=AVERAGE([.S38:.S67])" office:value-type="float" office:value="23.7107379084967" calcext:value-type="float">
            <text:p>23.7107379084967</text:p>
          </table:table-cell>
          <table:table-cell table:style-name="Default" table:formula="of:=AVERAGE([.T38:.T67])" office:value-type="float" office:value="10.0588612885411" calcext:value-type="float">
            <text:p>10.0588612885411</text:p>
          </table:table-cell>
          <table:table-cell table:style-name="Default" table:formula="of:=AVERAGE([.U38:.U67])" office:value-type="float" office:value="0.557516339869281" calcext:value-type="float">
            <text:p>0.557516339869281</text:p>
          </table:table-cell>
          <table:table-cell table:style-name="Default"/>
          <table:table-cell table:style-name="Default" table:formula="of:=AVERAGE([.W38:.W67])" office:value-type="float" office:value="12.8713333333333" calcext:value-type="float">
            <text:p>12.8713333333333</text:p>
          </table:table-cell>
          <table:table-cell table:style-name="Default" table:formula="of:=AVERAGE([.X38:.X67])" office:value-type="float" office:value="32.5623" calcext:value-type="float">
            <text:p>32.5623</text:p>
          </table:table-cell>
          <table:table-cell table:style-name="Default" table:formula="of:=AVERAGE([.Y38:.Y67])" office:value-type="float" office:value="15.0121333333333" calcext:value-type="float">
            <text:p>15.0121333333333</text:p>
          </table:table-cell>
          <table:table-cell table:style-name="Default" table:formula="of:=AVERAGE([.Z38:.Z67])" office:value-type="float" office:value="16.7677352941176" calcext:value-type="float">
            <text:p>16.7677352941176</text:p>
          </table:table-cell>
          <table:table-cell table:style-name="Default" table:formula="of:=AVERAGE([.AA38:.AA67])" office:value-type="float" office:value="9.44580548900873" calcext:value-type="float">
            <text:p>9.44580548900873</text:p>
          </table:table-cell>
          <table:table-cell table:style-name="Default" table:formula="of:=AVERAGE([.AB38:.AB67])" office:value-type="float" office:value="0.565359477124183" calcext:value-type="float">
            <text:p>0.565359477124183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8:.E6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8:.L6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8:.S6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8:.Z68];&quot;0&quot;)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number-columns-repeated="56"/>
        </table:table-row>
        <table:table-row table:style-name="ro1">
          <table:table-cell table:style-name="ce4"/>
          <table:table-cell table:style-name="ce24" table:number-columns-repeated="5"/>
          <table:table-cell table:style-name="ce11"/>
          <table:table-cell table:style-name="ce4"/>
          <table:table-cell table:style-name="ce24" table:number-columns-repeated="5"/>
          <table:table-cell table:style-name="ce11"/>
          <table:table-cell table:style-name="ce4"/>
          <table:table-cell table:style-name="ce24" table:number-columns-repeated="5"/>
          <table:table-cell table:style-name="ce11"/>
          <table:table-cell table:style-name="ce4"/>
          <table:table-cell table:style-name="ce24" table:number-columns-repeated="5"/>
          <table:table-cell table:style-name="ce11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5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799999999999557" calcext:value-type="float">
            <text:p>0.008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.00113725490196203" calcext:value-type="float">
            <text:p>0.0011</text:p>
          </table:table-cell>
          <table:table-cell office:value-type="float" office:value="0.00159373774505015" calcext:value-type="float">
            <text:p>0.0016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00901960784304657" calcext:value-type="float">
            <text:p>0.0009</text:p>
          </table:table-cell>
          <table:table-cell office:value-type="float" office:value="0.00126491106406171" calcext:value-type="float">
            <text:p>0.001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8.92154901960784" calcext:value-type="float">
            <text:p>8.9215</text:p>
          </table:table-cell>
          <table:table-cell office:value-type="float" office:value="14.8915341150602" calcext:value-type="float">
            <text:p>14.8915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19.979" calcext:value-type="float">
            <text:p>19.9790</text:p>
          </table:table-cell>
          <table:table-cell office:value-type="float" office:value="12.1419607843137" calcext:value-type="float">
            <text:p>12.1420</text:p>
          </table:table-cell>
          <table:table-cell office:value-type="float" office:value="15.7287806266093" calcext:value-type="float">
            <text:p>15.7288</text:p>
          </table:table-cell>
          <table:table-cell office:value-type="float" office:value="0.392156862745098" calcext:value-type="float">
            <text:p>0.392156862745098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080000000000382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56862745098788" calcext:value-type="float">
            <text:p>0.0002</text:p>
          </table:table-cell>
          <table:table-cell office:value-type="float" office:value="0.00113137084990388" calcext:value-type="float">
            <text:p>0.001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299999999997" calcext:value-type="float">
            <text:p>0.0830</text:p>
          </table:table-cell>
          <table:table-cell office:value-type="float" office:value="0" calcext:value-type="float">
            <text:p>0.0000</text:p>
          </table:table-cell>
          <table:table-cell office:value-type="float" office:value="0.00886274509803918" calcext:value-type="float">
            <text:p>0.0089</text:p>
          </table:table-cell>
          <table:table-cell office:value-type="float" office:value="0.0179320941331436" calcext:value-type="float">
            <text:p>0.0179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30000000000155" calcext:value-type="float">
            <text:p>0.03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60784313725062" calcext:value-type="float">
            <text:p>0.0010</text:p>
          </table:table-cell>
          <table:table-cell office:value-type="float" office:value="0.00518652099195564" calcext:value-type="float">
            <text:p>0.005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439999999999827" calcext:value-type="float">
            <text:p>0.0440</text:p>
          </table:table-cell>
          <table:table-cell office:value-type="float" office:value="0.0109999999999673" calcext:value-type="float">
            <text:p>0.0110</text:p>
          </table:table-cell>
          <table:table-cell office:value-type="float" office:value="0.0148039215686229" calcext:value-type="float">
            <text:p>0.0148</text:p>
          </table:table-cell>
          <table:table-cell office:value-type="float" office:value="0.0141901374200745" calcext:value-type="float">
            <text:p>0.0142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7" calcext:value-type="float">
            <text:p>7</text:p>
          </table:table-cell>
          <table:table-cell office:value-type="float" office:value="0.0270000000000437" calcext:value-type="float">
            <text:p>0.0270</text:p>
          </table:table-cell>
          <table:table-cell office:value-type="float" office:value="0.152000000000044" calcext:value-type="float">
            <text:p>0.1520</text:p>
          </table:table-cell>
          <table:table-cell office:value-type="float" office:value="0.06899999999996" calcext:value-type="float">
            <text:p>0.0690</text:p>
          </table:table-cell>
          <table:table-cell office:value-type="float" office:value="0.0761568627450983" calcext:value-type="float">
            <text:p>0.0762</text:p>
          </table:table-cell>
          <table:table-cell office:value-type="float" office:value="0.0638444985883612" calcext:value-type="float">
            <text:p>0.06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89999999999509" calcext:value-type="float">
            <text:p>0.0790</text:p>
          </table:table-cell>
          <table:table-cell office:value-type="float" office:value="0.0780980392156875" calcext:value-type="float">
            <text:p>0.0781</text:p>
          </table:table-cell>
          <table:table-cell office:value-type="float" office:value="0.0365097247319149" calcext:value-type="float">
            <text:p>0.03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1099999999999" calcext:value-type="float">
            <text:p>0.111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603921568627481" calcext:value-type="float">
            <text:p>0.0604</text:p>
          </table:table-cell>
          <table:table-cell office:value-type="float" office:value="0.0268871716623397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14607843137256" calcext:value-type="float">
            <text:p>0.2146</text:p>
          </table:table-cell>
          <table:table-cell office:value-type="float" office:value="0.466696368102433" calcext:value-type="float">
            <text:p>0.4667</text:p>
          </table:table-cell>
          <table:table-cell office:value-type="float" office:value="0.784313725490196" calcext:value-type="float">
            <text:p>0.784313725490196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0599999999999" calcext:value-type="float">
            <text:p>25.0600</text:p>
          </table:table-cell>
          <table:table-cell office:value-type="float" office:value="0.25" calcext:value-type="float">
            <text:p>0.2500</text:p>
          </table:table-cell>
          <table:table-cell office:value-type="float" office:value="3.73235294117646" calcext:value-type="float">
            <text:p>3.7324</text:p>
          </table:table-cell>
          <table:table-cell office:value-type="float" office:value="6.64370875339975" calcext:value-type="float">
            <text:p>6.6437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513725490196066" calcext:value-type="float">
            <text:p>0.5137</text:p>
          </table:table-cell>
          <table:table-cell office:value-type="float" office:value="0.964191889615318" calcext:value-type="float">
            <text:p>0.96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1.8900000000001" calcext:value-type="float">
            <text:p>11.89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4.24078431372548" calcext:value-type="float">
            <text:p>4.2408</text:p>
          </table:table-cell>
          <table:table-cell office:value-type="float" office:value="3.03107967562719" calcext:value-type="float">
            <text:p>3.03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3.84999999999991" calcext:value-type="float">
            <text:p>3.8500</text:p>
          </table:table-cell>
          <table:table-cell office:value-type="float" office:value="6.50764705882352" calcext:value-type="float">
            <text:p>6.5076</text:p>
          </table:table-cell>
          <table:table-cell office:value-type="float" office:value="13.1788101132083" calcext:value-type="float">
            <text:p>13.178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94117647058374" calcext:value-type="float">
            <text:p>0.0494</text:p>
          </table:table-cell>
          <table:table-cell office:value-type="float" office:value="0.0181107702762584" calcext:value-type="float">
            <text:p>0.01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84313725489756" calcext:value-type="float">
            <text:p>0.0484</text:p>
          </table:table-cell>
          <table:table-cell office:value-type="float" office:value="0.0472016948847809" calcext:value-type="float">
            <text:p>0.04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530471488394511" calcext:value-type="float">
            <text:p>0.05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7843137254622" calcext:value-type="float">
            <text:p>0.0308</text:p>
          </table:table-cell>
          <table:table-cell office:value-type="float" office:value="0.017320508075673" calcext:value-type="float">
            <text:p>0.017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9607843136964" calcext:value-type="float">
            <text:p>0.0320</text:p>
          </table:table-cell>
          <table:table-cell office:value-type="float" office:value="0.026758176320495" calcext:value-type="float">
            <text:p>0.0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4901960784282" calcext:value-type="float">
            <text:p>0.0349</text:p>
          </table:table-cell>
          <table:table-cell office:value-type="float" office:value="0.028390139133131" calcext:value-type="float">
            <text:p>0.02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8823529411438" calcext:value-type="float">
            <text:p>0.0359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4901960783991" calcext:value-type="float">
            <text:p>0.0355</text:p>
          </table:table-cell>
          <table:table-cell office:value-type="float" office:value="0.0139999999999873" calcext:value-type="float">
            <text:p>0.014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8039215686274" calcext:value-type="float">
            <text:p>0.2804</text:p>
          </table:table-cell>
          <table:table-cell office:value-type="float" office:value="0.218892667762159" calcext:value-type="float">
            <text:p>0.2189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49999999999955" calcext:value-type="float">
            <text:p>0.55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9803921568619" calcext:value-type="float">
            <text:p>0.2598</text:p>
          </table:table-cell>
          <table:table-cell office:value-type="float" office:value="0.30562395194094" calcext:value-type="float">
            <text:p>0.305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313333333333343" calcext:value-type="float">
            <text:p>0.3133</text:p>
          </table:table-cell>
          <table:table-cell office:value-type="float" office:value="0.161102451874568" calcext:value-type="float">
            <text:p>0.16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79999999999927" calcext:value-type="float">
            <text:p>0.5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80784313725485" calcext:value-type="float">
            <text:p>0.2808</text:p>
          </table:table-cell>
          <table:table-cell office:value-type="float" office:value="0.217522412638416" calcext:value-type="float">
            <text:p>0.217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37254901960292" calcext:value-type="float">
            <text:p>0.0737</text:p>
          </table:table-cell>
          <table:table-cell office:value-type="float" office:value="0.0685857127979044" calcext:value-type="float">
            <text:p>0.0686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12745098039189" calcext:value-type="float">
            <text:p>0.1127</text:p>
          </table:table-cell>
          <table:table-cell office:value-type="float" office:value="0.0356089876296557" calcext:value-type="float">
            <text:p>0.03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9215686274521" calcext:value-type="float">
            <text:p>0.1392</text:p>
          </table:table-cell>
          <table:table-cell office:value-type="float" office:value="0.0431972221329785" calcext:value-type="float">
            <text:p>0.04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70784313725504" calcext:value-type="float">
            <text:p>0.1708</text:p>
          </table:table-cell>
          <table:table-cell office:value-type="float" office:value="0.100169855745215" calcext:value-type="float">
            <text:p>0.100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3921568627472" calcext:value-type="float">
            <text:p>0.1439</text:p>
          </table:table-cell>
          <table:table-cell office:value-type="float" office:value="0.215629311551122" calcext:value-type="float">
            <text:p>0.2156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85466978192917" calcext:value-type="float">
            <text:p>0.185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9411764705907" calcext:value-type="float">
            <text:p>0.1594</text:p>
          </table:table-cell>
          <table:table-cell office:value-type="float" office:value="0.241681608733503" calcext:value-type="float">
            <text:p>0.2417</text:p>
          </table:table-cell>
          <table:table-cell office:value-type="float" office:value="0.411764705882353" calcext:value-type="float">
            <text:p>0.411764705882353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13725490195975" calcext:value-type="float">
            <text:p>0.0114</text:p>
          </table:table-cell>
          <table:table-cell office:value-type="float" office:value="0.00989949493660266" calcext:value-type="float">
            <text:p>0.009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39283882771714" calcext:value-type="float">
            <text:p>0.0139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90196078430927" calcext:value-type="float">
            <text:p>0.0049</text:p>
          </table:table-cell>
          <table:table-cell office:value-type="float" office:value="0.00824621125122782" calcext:value-type="float">
            <text:p>0.0082</text:p>
          </table:table-cell>
          <table:table-cell office:value-type="float" office:value="0.588235294117647" calcext:value-type="float">
            <text:p>0.588235294117647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122474487139048" calcext:value-type="float">
            <text:p>0.0122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92156862744923" calcext:value-type="float">
            <text:p>0.0192</text:p>
          </table:table-cell>
          <table:table-cell office:value-type="float" office:value="0.0159373774504947" calcext:value-type="float">
            <text:p>0.0159</text:p>
          </table:table-cell>
          <table:table-cell office:value-type="float" office:value="0.215686274509804" calcext:value-type="float">
            <text:p>0.215686274509804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74509803921319" calcext:value-type="float">
            <text:p>0.0027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9048" calcext:value-type="float">
            <text:p>0.0194</text:p>
          </table:table-cell>
          <table:table-cell office:value-type="float" office:value="0.0768244752666829" calcext:value-type="float">
            <text:p>0.0768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66666666667844" calcext:value-type="float">
            <text:p>0.0067</text:p>
          </table:table-cell>
          <table:table-cell office:value-type="float" office:value="0.0439089968001956" calcext:value-type="float">
            <text:p>0.0439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507316" calcext:value-type="float">
            <text:p>0.0008</text:p>
          </table:table-cell>
          <table:table-cell office:value-type="float" office:value="0.00282842712480793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2157" calcext:value-type="float">
            <text:p>0.0059</text:p>
          </table:table-cell>
          <table:table-cell office:value-type="float" office:value="0.01183215956625" calcext:value-type="float">
            <text:p>0.011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3674" calcext:value-type="float">
            <text:p>0.0043</text:p>
          </table:table-cell>
          <table:table-cell office:value-type="float" office:value="0.0100000000000546" calcext:value-type="float">
            <text:p>0.0100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5457" calcext:value-type="float">
            <text:p>0.0043</text:p>
          </table:table-cell>
          <table:table-cell office:value-type="float" office:value="0.0271661554145633" calcext:value-type="float">
            <text:p>0.0272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56862745098788" calcext:value-type="float">
            <text:p>0.0157</text:p>
          </table:table-cell>
          <table:table-cell office:value-type="float" office:value="0.0293938769134488" calcext:value-type="float">
            <text:p>0.0294</text:p>
          </table:table-cell>
          <table:table-cell office:value-type="float" office:value="0.509803921568627" calcext:value-type="float">
            <text:p>0.509803921568627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2.1627450980393" calcext:value-type="float">
            <text:p>92.1627</text:p>
          </table:table-cell>
          <table:table-cell office:value-type="float" office:value="28.2899324141999" calcext:value-type="float">
            <text:p>28.2899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490196078431" calcext:value-type="float">
            <text:p>72.5490</text:p>
          </table:table-cell>
          <table:table-cell office:value-type="float" office:value="52.9150262212918" calcext:value-type="float">
            <text:p>52.9150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6.8627450980392" calcext:value-type="float">
            <text:p>56.8627</text:p>
          </table:table-cell>
          <table:table-cell office:value-type="float" office:value="66.332495807108" calcext:value-type="float">
            <text:p>66.3325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674705882352796" calcext:value-type="float">
            <text:p>0.6747</text:p>
          </table:table-cell>
          <table:table-cell office:value-type="float" office:value="0.177138363998264" calcext:value-type="float">
            <text:p>0.1771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2745098039244" calcext:value-type="float">
            <text:p>0.0263</text:p>
          </table:table-cell>
          <table:table-cell office:value-type="float" office:value="0.134059688198966" calcext:value-type="float">
            <text:p>0.134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9999999999982" calcext:value-type="float">
            <text:p>6.70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89.7800000000002" calcext:value-type="float">
            <text:p>89.7800</text:p>
          </table:table-cell>
          <table:table-cell office:value-type="float" office:value="75.9439215686275" calcext:value-type="float">
            <text:p>75.9439</text:p>
          </table:table-cell>
          <table:table-cell office:value-type="float" office:value="68.6136159519379" calcext:value-type="float">
            <text:p>68.61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79" calcext:value-type="float">
            <text:p>29.7900</text:p>
          </table:table-cell>
          <table:table-cell office:value-type="float" office:value="100.1" calcext:value-type="float">
            <text:p>100.1000</text:p>
          </table:table-cell>
          <table:table-cell office:value-type="float" office:value="65.6700000000001" calcext:value-type="float">
            <text:p>65.6700</text:p>
          </table:table-cell>
          <table:table-cell office:value-type="float" office:value="69.7533333333333" calcext:value-type="float">
            <text:p>69.7533</text:p>
          </table:table-cell>
          <table:table-cell office:value-type="float" office:value="28.5809896259734" calcext:value-type="float">
            <text:p>28.58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900000000001" calcext:value-type="float">
            <text:p>30.59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70.2600000000002" calcext:value-type="float">
            <text:p>70.2600</text:p>
          </table:table-cell>
          <table:table-cell office:value-type="float" office:value="75.766862745098" calcext:value-type="float">
            <text:p>75.7669</text:p>
          </table:table-cell>
          <table:table-cell office:value-type="float" office:value="24.2394697136716" calcext:value-type="float">
            <text:p>24.23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1999999999998" calcext:value-type="float">
            <text:p>13.20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2.1500000000001" calcext:value-type="float">
            <text:p>62.1500</text:p>
          </table:table-cell>
          <table:table-cell office:value-type="float" office:value="65.321568627451" calcext:value-type="float">
            <text:p>65.3216</text:p>
          </table:table-cell>
          <table:table-cell office:value-type="float" office:value="40.1861062308854" calcext:value-type="float">
            <text:p>40.186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15999999999985" calcext:value-type="float">
            <text:p>1.16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693333333333327" calcext:value-type="float">
            <text:p>0.6933</text:p>
          </table:table-cell>
          <table:table-cell office:value-type="float" office:value="0.332571796759707" calcext:value-type="float">
            <text:p>0.33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0.940000000000055" calcext:value-type="float">
            <text:p>0.9400</text:p>
          </table:table-cell>
          <table:table-cell office:value-type="float" office:value="0.928039215686282" calcext:value-type="float">
            <text:p>0.9280</text:p>
          </table:table-cell>
          <table:table-cell office:value-type="float" office:value="0.571930065655038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99999999999909" calcext:value-type="float">
            <text:p>0.60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" calcext:value-type="float">
            <text:p>1.0000</text:p>
          </table:table-cell>
          <table:table-cell office:value-type="float" office:value="1.02882352941181" calcext:value-type="float">
            <text:p>1.0288</text:p>
          </table:table-cell>
          <table:table-cell office:value-type="float" office:value="0.292297793354533" calcext:value-type="float">
            <text:p>0.29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.07000000000016" calcext:value-type="float">
            <text:p>1.0700</text:p>
          </table:table-cell>
          <table:table-cell office:value-type="float" office:value="1.05882352941177" calcext:value-type="float">
            <text:p>1.0588</text:p>
          </table:table-cell>
          <table:table-cell office:value-type="float" office:value="0.335821381094314" calcext:value-type="float">
            <text:p>0.335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3.268823529412" calcext:value-type="float">
            <text:p>353.2688</text:p>
          </table:table-cell>
          <table:table-cell office:value-type="float" office:value="10.3705851329614" calcext:value-type="float">
            <text:p>10.370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5.023529411765" calcext:value-type="float">
            <text:p>355.0235</text:p>
          </table:table-cell>
          <table:table-cell office:value-type="float" office:value="7.20959568907991" calcext:value-type="float">
            <text:p>7.209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79.59" calcext:value-type="float">
            <text:p>279.5900</text:p>
          </table:table-cell>
          <table:table-cell office:value-type="float" office:value="167.380000597443" calcext:value-type="float">
            <text:p>167.3800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18.943333333333" calcext:value-type="float">
            <text:p>118.9433</text:p>
          </table:table-cell>
          <table:table-cell office:value-type="float" office:value="294.24955607783" calcext:value-type="float">
            <text:p>294.2496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13529411765" calcext:value-type="float">
            <text:p>100.0135</text:p>
          </table:table-cell>
          <table:table-cell office:value-type="float" office:value="0.00663324958059508" calcext:value-type="float">
            <text:p>0.00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65882352941" calcext:value-type="float">
            <text:p>184.3659</text:p>
          </table:table-cell>
          <table:table-cell office:value-type="float" office:value="0.0174355957740947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9" calcext:value-type="float">
            <text:p>184.69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6274509804" calcext:value-type="float">
            <text:p>184.4063</text:p>
          </table:table-cell>
          <table:table-cell office:value-type="float" office:value="0.0694550214167698" calcext:value-type="float">
            <text:p>0.06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1" calcext:value-type="float">
            <text:p>184.6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2549019608" calcext:value-type="float">
            <text:p>184.4025</text:p>
          </table:table-cell>
          <table:table-cell office:value-type="float" office:value="0.0665281895138967" calcext:value-type="float">
            <text:p>0.06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0.31" calcext:value-type="float">
            <text:p>190.3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698431372549" calcext:value-type="float">
            <text:p>184.6984</text:p>
          </table:table-cell>
          <table:table-cell office:value-type="float" office:value="1.20590961518682" calcext:value-type="float">
            <text:p>1.205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73:.B102])" office:value-type="float" office:value="23.5723333333333" calcext:value-type="float">
            <text:p>23.5723333333333</text:p>
          </table:table-cell>
          <table:table-cell table:style-name="Default" table:formula="of:=AVERAGE([.C73:.C102])" office:value-type="float" office:value="32.3445" calcext:value-type="float">
            <text:p>32.3445</text:p>
          </table:table-cell>
          <table:table-cell table:style-name="Default" table:formula="of:=AVERAGE([.D73:.D102])" office:value-type="float" office:value="31.1097666666666" calcext:value-type="float">
            <text:p>31.1097666666666</text:p>
          </table:table-cell>
          <table:table-cell table:style-name="Default" table:formula="of:=AVERAGE([.E73:.E102])" office:value-type="float" office:value="30.3829725490196" calcext:value-type="float">
            <text:p>30.3829725490196</text:p>
          </table:table-cell>
          <table:table-cell table:style-name="Default" table:formula="of:=AVERAGE([.F73:.F102])" office:value-type="float" office:value="3.83748268045171" calcext:value-type="float">
            <text:p>3.83748268045171</text:p>
          </table:table-cell>
          <table:table-cell table:style-name="Default" table:formula="of:=AVERAGE([.G73:.G102])" office:value-type="float" office:value="0.441176470588235" calcext:value-type="float">
            <text:p>0.441176470588235</text:p>
          </table:table-cell>
          <table:table-cell table:style-name="Default"/>
          <table:table-cell table:style-name="Default" table:formula="of:=AVERAGE([.I73:.I102])" office:value-type="float" office:value="24.3545666666667" calcext:value-type="float">
            <text:p>24.3545666666667</text:p>
          </table:table-cell>
          <table:table-cell table:style-name="Default" table:formula="of:=AVERAGE([.J73:.J102])" office:value-type="float" office:value="31.6388333333333" calcext:value-type="float">
            <text:p>31.6388333333333</text:p>
          </table:table-cell>
          <table:table-cell table:style-name="Default" table:formula="of:=AVERAGE([.K73:.K102])" office:value-type="float" office:value="30.2866333333333" calcext:value-type="float">
            <text:p>30.2866333333333</text:p>
          </table:table-cell>
          <table:table-cell table:style-name="Default" table:formula="of:=AVERAGE([.L73:.L102])" office:value-type="float" office:value="29.4590692810458" calcext:value-type="float">
            <text:p>29.4590692810458</text:p>
          </table:table-cell>
          <table:table-cell table:style-name="Default" table:formula="of:=AVERAGE([.M73:.M102])" office:value-type="float" office:value="3.03419214677568" calcext:value-type="float">
            <text:p>3.03419214677568</text:p>
          </table:table-cell>
          <table:table-cell table:style-name="Default" table:formula="of:=AVERAGE([.N73:.N102])" office:value-type="float" office:value="0.508496732026144" calcext:value-type="float">
            <text:p>0.508496732026144</text:p>
          </table:table-cell>
          <table:table-cell table:style-name="Default"/>
          <table:table-cell table:style-name="Default" table:formula="of:=AVERAGE([.P73:.P102])" office:value-type="float" office:value="13.8610666666667" calcext:value-type="float">
            <text:p>13.8610666666667</text:p>
          </table:table-cell>
          <table:table-cell table:style-name="Default" table:formula="of:=AVERAGE([.Q73:.Q102])" office:value-type="float" office:value="32.5484333333333" calcext:value-type="float">
            <text:p>32.5484333333333</text:p>
          </table:table-cell>
          <table:table-cell table:style-name="Default" table:formula="of:=AVERAGE([.R73:.R102])" office:value-type="float" office:value="30.5569666666667" calcext:value-type="float">
            <text:p>30.5569666666667</text:p>
          </table:table-cell>
          <table:table-cell table:style-name="Default" table:formula="of:=AVERAGE([.S73:.S102])" office:value-type="float" office:value="27.0500267973856" calcext:value-type="float">
            <text:p>27.0500267973856</text:p>
          </table:table-cell>
          <table:table-cell table:style-name="Default" table:formula="of:=AVERAGE([.T73:.T102])" office:value-type="float" office:value="9.22642256367815" calcext:value-type="float">
            <text:p>9.22642256367815</text:p>
          </table:table-cell>
          <table:table-cell table:style-name="Default" table:formula="of:=AVERAGE([.U73:.U102])" office:value-type="float" office:value="0.502614379084967" calcext:value-type="float">
            <text:p>0.502614379084967</text:p>
          </table:table-cell>
          <table:table-cell table:style-name="Default"/>
          <table:table-cell table:style-name="Default" table:formula="of:=AVERAGE([.W73:.W102])" office:value-type="float" office:value="13.28" calcext:value-type="float">
            <text:p>13.28</text:p>
          </table:table-cell>
          <table:table-cell table:style-name="Default" table:formula="of:=AVERAGE([.X73:.X102])" office:value-type="float" office:value="33.0242333333333" calcext:value-type="float">
            <text:p>33.0242333333333</text:p>
          </table:table-cell>
          <table:table-cell table:style-name="Default" table:formula="of:=AVERAGE([.Y73:.Y102])" office:value-type="float" office:value="15.7426" calcext:value-type="float">
            <text:p>15.7426</text:p>
          </table:table-cell>
          <table:table-cell table:style-name="Default" table:formula="of:=AVERAGE([.Z73:.Z102])" office:value-type="float" office:value="20.1130816993464" calcext:value-type="float">
            <text:p>20.1130816993464</text:p>
          </table:table-cell>
          <table:table-cell table:style-name="Default" table:formula="of:=AVERAGE([.AA73:.AA102])" office:value-type="float" office:value="15.3280295664676" calcext:value-type="float">
            <text:p>15.3280295664676</text:p>
          </table:table-cell>
          <table:table-cell table:style-name="Default" table:formula="of:=AVERAGE([.AB73:.AB102])" office:value-type="float" office:value="0.503921568627451" calcext:value-type="float">
            <text:p>0.503921568627451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24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24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24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24"/>
          <table:table-cell table:style-name="ce11"/>
          <table:table-cell table:number-columns-repeated="5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109999999999957" calcext:value-type="float">
            <text:p>0.0110</text:p>
          </table:table-cell>
          <table:table-cell office:value-type="float" office:value="0.00199999999999534" calcext:value-type="float">
            <text:p>0.0020</text:p>
          </table:table-cell>
          <table:table-cell office:value-type="float" office:value="0.00211764705882361" calcext:value-type="float">
            <text:p>0.0021</text:p>
          </table:table-cell>
          <table:table-cell office:value-type="float" office:value="0.00231948270094562" calcext:value-type="float">
            <text:p>0.0023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784313725493941" calcext:value-type="float">
            <text:p>0.0001</text:p>
          </table:table-cell>
          <table:table-cell office:value-type="float" office:value="0.00028284271247597" calcext:value-type="float">
            <text:p>0.0003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.01299999999998" calcext:value-type="float">
            <text:p>2.013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407843137254854" calcext:value-type="float">
            <text:p>0.0408</text:p>
          </table:table-cell>
          <table:table-cell office:value-type="float" office:value="0.284544513213662" calcext:value-type="float">
            <text:p>0.2845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6" calcext:value-type="float">
            <text:p>19.9860</text:p>
          </table:table-cell>
          <table:table-cell office:value-type="float" office:value="0" calcext:value-type="float">
            <text:p>0.0000</text:p>
          </table:table-cell>
          <table:table-cell office:value-type="float" office:value="8.20627450980392" calcext:value-type="float">
            <text:p>8.2063</text:p>
          </table:table-cell>
          <table:table-cell office:value-type="float" office:value="12.915871746034" calcext:value-type="float">
            <text:p>12.9159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19.989" calcext:value-type="float">
            <text:p>19.9890</text:p>
          </table:table-cell>
          <table:table-cell office:value-type="float" office:value="16.4246470588235" calcext:value-type="float">
            <text:p>16.4246</text:p>
          </table:table-cell>
          <table:table-cell office:value-type="float" office:value="8.48151298884815" calcext:value-type="float">
            <text:p>8.481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20" calcext:value-type="float">
            <text:p>20.0000</text:p>
          </table:table-cell>
          <table:table-cell office:value-type="float" office:value="14.0508235294118" calcext:value-type="float">
            <text:p>14.0508</text:p>
          </table:table-cell>
          <table:table-cell office:value-type="float" office:value="16.893892034697" calcext:value-type="float">
            <text:p>16.8939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49999999999864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11764705881533" calcext:value-type="float">
            <text:p>0.0004</text:p>
          </table:table-cell>
          <table:table-cell office:value-type="float" office:value="0.00224053565023857" calcext:value-type="float">
            <text:p>0.002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10000000000173" calcext:value-type="float">
            <text:p>0.0810</text:p>
          </table:table-cell>
          <table:table-cell office:value-type="float" office:value="0" calcext:value-type="float">
            <text:p>0.0000</text:p>
          </table:table-cell>
          <table:table-cell office:value-type="float" office:value="0.00796078431372003" calcext:value-type="float">
            <text:p>0.0080</text:p>
          </table:table-cell>
          <table:table-cell office:value-type="float" office:value="0.0312854598815249" calcext:value-type="float">
            <text:p>0.0313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49999999999591" calcext:value-type="float">
            <text:p>0.045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0980392156724" calcext:value-type="float">
            <text:p>0.0025</text:p>
          </table:table-cell>
          <table:table-cell office:value-type="float" office:value="0.0438910013555903" calcext:value-type="float">
            <text:p>0.0439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4200000000003" calcext:value-type="float">
            <text:p>0.0420</text:p>
          </table:table-cell>
          <table:table-cell office:value-type="float" office:value="0.0395098039215639" calcext:value-type="float">
            <text:p>0.0395</text:p>
          </table:table-cell>
          <table:table-cell office:value-type="float" office:value="0.0238612656830787" calcext:value-type="float">
            <text:p>0.023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10000000000264" calcext:value-type="float">
            <text:p>0.0710</text:p>
          </table:table-cell>
          <table:table-cell office:value-type="float" office:value="0.0757058823529477" calcext:value-type="float">
            <text:p>0.0757</text:p>
          </table:table-cell>
          <table:table-cell office:value-type="float" office:value="0.034857423886448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54999999999973" calcext:value-type="float">
            <text:p>0.155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725490196078373" calcext:value-type="float">
            <text:p>0.0725</text:p>
          </table:table-cell>
          <table:table-cell office:value-type="float" office:value="0.0378626465002136" calcext:value-type="float">
            <text:p>0.03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34999999999991" calcext:value-type="float">
            <text:p>0.135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610980392156882" calcext:value-type="float">
            <text:p>0.0611</text:p>
          </table:table-cell>
          <table:table-cell office:value-type="float" office:value="0.0367360858012649" calcext:value-type="float">
            <text:p>0.0367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60480392156863" calcext:value-type="float">
            <text:p>0.6048</text:p>
          </table:table-cell>
          <table:table-cell office:value-type="float" office:value="0.660008333280728" calcext:value-type="float">
            <text:p>0.6600</text:p>
          </table:table-cell>
          <table:table-cell office:value-type="float" office:value="0.411764705882353" calcext:value-type="float">
            <text:p>0.411764705882353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1800000000001" calcext:value-type="float">
            <text:p>25.1800</text:p>
          </table:table-cell>
          <table:table-cell office:value-type="float" office:value="0.25" calcext:value-type="float">
            <text:p>0.2500</text:p>
          </table:table-cell>
          <table:table-cell office:value-type="float" office:value="4.40843137254899" calcext:value-type="float">
            <text:p>4.4084</text:p>
          </table:table-cell>
          <table:table-cell office:value-type="float" office:value="9.60320592302381" calcext:value-type="float">
            <text:p>9.6032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2.0799999999999" calcext:value-type="float">
            <text:p>12.08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.80294117647057" calcext:value-type="float">
            <text:p>2.8029</text:p>
          </table:table-cell>
          <table:table-cell office:value-type="float" office:value="3.8532300735876" calcext:value-type="float">
            <text:p>3.85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7.42313725490195" calcext:value-type="float">
            <text:p>7.4231</text:p>
          </table:table-cell>
          <table:table-cell office:value-type="float" office:value="5.33303309571579" calcext:value-type="float">
            <text:p>5.33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2.96" calcext:value-type="float">
            <text:p>22.96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8.45058823529413" calcext:value-type="float">
            <text:p>8.4506</text:p>
          </table:table-cell>
          <table:table-cell office:value-type="float" office:value="7.55839480313111" calcext:value-type="float">
            <text:p>7.55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635294117646481" calcext:value-type="float">
            <text:p>0.0635</text:p>
          </table:table-cell>
          <table:table-cell office:value-type="float" office:value="0.0291890390386263" calcext:value-type="float">
            <text:p>0.02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68627450979966" calcext:value-type="float">
            <text:p>0.0469</text:p>
          </table:table-cell>
          <table:table-cell office:value-type="float" office:value="0.0237486841740542" calcext:value-type="float">
            <text:p>0.02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05882352940807" calcext:value-type="float">
            <text:p>0.0406</text:p>
          </table:table-cell>
          <table:table-cell office:value-type="float" office:value="0.0262297540971842" calcext:value-type="float">
            <text:p>0.026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52941176470267" calcext:value-type="float">
            <text:p>0.0353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8431372548675" calcext:value-type="float">
            <text:p>0.0378</text:p>
          </table:table-cell>
          <table:table-cell office:value-type="float" office:value="0.0226715680974886" calcext:value-type="float">
            <text:p>0.02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table:number-columns-repeated="2" office:value-type="float" office:value="0.0399999999999636" calcext:value-type="float">
            <text:p>0.0400</text:p>
          </table:table-cell>
          <table:table-cell office:value-type="float" office:value="0.0134164078649865" calcext:value-type="float">
            <text:p>0.0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3725490195702" calcext:value-type="float">
            <text:p>0.0414</text:p>
          </table:table-cell>
          <table:table-cell office:value-type="float" office:value="0.0174355957741468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2549019607504" calcext:value-type="float">
            <text:p>0.0373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670000000000073" calcext:value-type="float">
            <text:p>0.6700</text:p>
          </table:table-cell>
          <table:table-cell office:value-type="float" office:value="0.319999999999936" calcext:value-type="float">
            <text:p>0.3200</text:p>
          </table:table-cell>
          <table:table-cell office:value-type="float" office:value="0.30980392156864" calcext:value-type="float">
            <text:p>0.3098</text:p>
          </table:table-cell>
          <table:table-cell office:value-type="float" office:value="0.180587928721755" calcext:value-type="float">
            <text:p>0.180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29999999999973" calcext:value-type="float">
            <text:p>0.5300</text:p>
          </table:table-cell>
          <table:table-cell office:value-type="float" office:value="0.349999999999909" calcext:value-type="float">
            <text:p>0.3500</text:p>
          </table:table-cell>
          <table:table-cell office:value-type="float" office:value="0.319411764705891" calcext:value-type="float">
            <text:p>0.3194</text:p>
          </table:table-cell>
          <table:table-cell office:value-type="float" office:value="0.182148291235454" calcext:value-type="float">
            <text:p>0.18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00000000000045" calcext:value-type="float">
            <text:p>0.70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342745098039229" calcext:value-type="float">
            <text:p>0.3427</text:p>
          </table:table-cell>
          <table:table-cell office:value-type="float" office:value="0.168653490921503" calcext:value-type="float">
            <text:p>0.16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306470588235287" calcext:value-type="float">
            <text:p>0.3065</text:p>
          </table:table-cell>
          <table:table-cell office:value-type="float" office:value="0.171207476472251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76470588234766" calcext:value-type="float">
            <text:p>0.0776</text:p>
          </table:table-cell>
          <table:table-cell office:value-type="float" office:value="0.0414728827066451" calcext:value-type="float">
            <text:p>0.041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1176470588241" calcext:value-type="float">
            <text:p>0.1312</text:p>
          </table:table-cell>
          <table:table-cell office:value-type="float" office:value="0.0389871773793392" calcext:value-type="float">
            <text:p>0.03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68627450980413" calcext:value-type="float">
            <text:p>0.1686</text:p>
          </table:table-cell>
          <table:table-cell office:value-type="float" office:value="0.0947417542587128" calcext:value-type="float">
            <text:p>0.09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1568627450993" calcext:value-type="float">
            <text:p>0.1916</text:p>
          </table:table-cell>
          <table:table-cell office:value-type="float" office:value="0.0878179936003606" calcext:value-type="float">
            <text:p>0.087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1960784313743" calcext:value-type="float">
            <text:p>0.1520</text:p>
          </table:table-cell>
          <table:table-cell office:value-type="float" office:value="0.16164157880942" calcext:value-type="float">
            <text:p>0.1616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3529411764727" calcext:value-type="float">
            <text:p>0.0124</text:p>
          </table:table-cell>
          <table:table-cell office:value-type="float" office:value="0.0514392845984556" calcext:value-type="float">
            <text:p>0.051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176470588245" calcext:value-type="float">
            <text:p>0.1312</text:p>
          </table:table-cell>
          <table:table-cell office:value-type="float" office:value="0.208206628136568" calcext:value-type="float">
            <text:p>0.2082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1.20000000000005" calcext:value-type="float">
            <text:p>1.2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80392156863" calcext:value-type="float">
            <text:p>0.1880</text:p>
          </table:table-cell>
          <table:table-cell office:value-type="float" office:value="0.288503032913028" calcext:value-type="float">
            <text:p>0.2885</text:p>
          </table:table-cell>
          <table:table-cell office:value-type="float" office:value="0.392156862745098" calcext:value-type="float">
            <text:p>0.392156862745098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62745098038431" calcext:value-type="float">
            <text:p>0.0086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69705627484617" calcext:value-type="float">
            <text:p>0.017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240416305603208" calcext:value-type="float">
            <text:p>0.0240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68627450979875" calcext:value-type="float">
            <text:p>0.0057</text:p>
          </table:table-cell>
          <table:table-cell office:value-type="float" office:value="0.0097979589711238" calcext:value-type="float">
            <text:p>0.0098</text:p>
          </table:table-cell>
          <table:table-cell office:value-type="float" office:value="0.627450980392157" calcext:value-type="float">
            <text:p>0.627450980392157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109803921568528" calcext:value-type="float">
            <text:p>0.0110</text:p>
          </table:table-cell>
          <table:table-cell office:value-type="float" office:value="0.0175499287747683" calcext:value-type="float">
            <text:p>0.017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54901960784173" calcext:value-type="float">
            <text:p>0.0155</text:p>
          </table:table-cell>
          <table:table-cell office:value-type="float" office:value="0.018867962264096" calcext:value-type="float">
            <text:p>0.018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56843871413439" calcext:value-type="float">
            <text:p>0.0157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358" calcext:value-type="float">
            <text:p>0.0253</text:p>
          </table:table-cell>
          <table:table-cell office:value-type="float" office:value="0.0118321595661885" calcext:value-type="float">
            <text:p>0.0118</text:p>
          </table:table-cell>
          <table:table-cell office:value-type="float" office:value="0.0196078431372549" calcext:value-type="float">
            <text:p>0.019607843137255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799999999999272" calcext:value-type="float">
            <text:p>0.008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13725490195793" calcext:value-type="float">
            <text:p>0.0031</text:p>
          </table:table-cell>
          <table:table-cell office:value-type="float" office:value="0.00692820323026921" calcext:value-type="float">
            <text:p>0.006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6845" calcext:value-type="float">
            <text:p>0.0024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843137254901961" calcext:value-type="float">
            <text:p>0.843137254901961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215686274528" calcext:value-type="float">
            <text:p>0.0192</text:p>
          </table:table-cell>
          <table:table-cell office:value-type="float" office:value="0.0768114574786932" calcext:value-type="float">
            <text:p>0.0768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5490196078496" calcext:value-type="float">
            <text:p>0.0125</text:p>
          </table:table-cell>
          <table:table-cell office:value-type="float" office:value="0.0620322496770738" calcext:value-type="float">
            <text:p>0.0620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1463" calcext:value-type="float">
            <text:p>0.0016</text:p>
          </table:table-cell>
          <table:table-cell office:value-type="float" office:value="0.00400000000008731" calcext:value-type="float">
            <text:p>0.0040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0572" calcext:value-type="float">
            <text:p>0.0016</text:p>
          </table:table-cell>
          <table:table-cell office:value-type="float" office:value="0.00447213595505652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05882352945884" calcext:value-type="float">
            <text:p>0.0071</text:p>
          </table:table-cell>
          <table:table-cell office:value-type="float" office:value="0.0353270434652406" calcext:value-type="float">
            <text:p>0.035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3514" calcext:value-type="float">
            <text:p>0.0051</text:p>
          </table:table-cell>
          <table:table-cell office:value-type="float" office:value="0.0169705627484349" calcext:value-type="float">
            <text:p>0.017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5294117647783" calcext:value-type="float">
            <text:p>0.0135</text:p>
          </table:table-cell>
          <table:table-cell office:value-type="float" office:value="0.0195959179422615" calcext:value-type="float">
            <text:p>0.0196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5686274510367" calcext:value-type="float">
            <text:p>0.0116</text:p>
          </table:table-cell>
          <table:table-cell office:value-type="float" office:value="0.018920887928376" calcext:value-type="float">
            <text:p>0.0189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88.2492156862746" calcext:value-type="float">
            <text:p>88.2492</text:p>
          </table:table-cell>
          <table:table-cell office:value-type="float" office:value="34.6398671764197" calcext:value-type="float">
            <text:p>34.6399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13725490196" calcext:value-type="float">
            <text:p>78.4314</text:p>
          </table:table-cell>
          <table:table-cell office:value-type="float" office:value="89.4427190999916" calcext:value-type="float">
            <text:p>89.4427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9.0196078431373" calcext:value-type="float">
            <text:p>49.0196</text:p>
          </table:table-cell>
          <table:table-cell office:value-type="float" office:value="70.7106781186548" calcext:value-type="float">
            <text:p>70.7107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80" calcext:value-type="float">
            <text:p>80.0000</text:p>
          </table:table-cell>
          <table:table-cell office:value-type="float" office:value="0.627450980392157" calcext:value-type="float">
            <text:p>0.627450980392157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720588235293966" calcext:value-type="float">
            <text:p>0.7206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209" calcext:value-type="float">
            <text:p>0.0406</text:p>
          </table:table-cell>
          <table:table-cell office:value-type="float" office:value="0.169014792252053" calcext:value-type="float">
            <text:p>0.1690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89999999999964" calcext:value-type="float">
            <text:p>0.7900</text:p>
          </table:table-cell>
          <table:table-cell office:value-type="float" office:value="0" calcext:value-type="float">
            <text:p>0.0000</text:p>
          </table:table-cell>
          <table:table-cell office:value-type="float" office:value="0.140392156862733" calcext:value-type="float">
            <text:p>0.1404</text:p>
          </table:table-cell>
          <table:table-cell office:value-type="float" office:value="0.320668052665029" calcext:value-type="float">
            <text:p>0.3207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108.44" calcext:value-type="float">
            <text:p>108.4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475294117647" calcext:value-type="float">
            <text:p>100.4753</text:p>
          </table:table-cell>
          <table:table-cell office:value-type="float" office:value="1.98311270481536" calcext:value-type="float">
            <text:p>1.983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1399999999999" calcext:value-type="float">
            <text:p>32.14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82.2219607843138" calcext:value-type="float">
            <text:p>82.2220</text:p>
          </table:table-cell>
          <table:table-cell office:value-type="float" office:value="30.3412570603131" calcext:value-type="float">
            <text:p>30.34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300000000002" calcext:value-type="float">
            <text:p>30.5300</text:p>
          </table:table-cell>
          <table:table-cell office:value-type="float" office:value="100.11" calcext:value-type="float">
            <text:p>100.1100</text:p>
          </table:table-cell>
          <table:table-cell office:value-type="float" office:value="87.6300000000001" calcext:value-type="float">
            <text:p>87.6300</text:p>
          </table:table-cell>
          <table:table-cell office:value-type="float" office:value="78.5903921568628" calcext:value-type="float">
            <text:p>78.5904</text:p>
          </table:table-cell>
          <table:table-cell office:value-type="float" office:value="33.3622628728929" calcext:value-type="float">
            <text:p>33.36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25" calcext:value-type="float">
            <text:p>13.25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89.02" calcext:value-type="float">
            <text:p>89.0200</text:p>
          </table:table-cell>
          <table:table-cell office:value-type="float" office:value="79.1272549019608" calcext:value-type="float">
            <text:p>79.1273</text:p>
          </table:table-cell>
          <table:table-cell office:value-type="float" office:value="31.5456573556487" calcext:value-type="float">
            <text:p>31.54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7199999999998" calcext:value-type="float">
            <text:p>1.72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96.8200000000002" calcext:value-type="float">
            <text:p>96.8200</text:p>
          </table:table-cell>
          <table:table-cell office:value-type="float" office:value="79.7192156862746" calcext:value-type="float">
            <text:p>79.7192</text:p>
          </table:table-cell>
          <table:table-cell office:value-type="float" office:value="34.3682847695373" calcext:value-type="float">
            <text:p>34.368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1.32000000000016" calcext:value-type="float">
            <text:p>1.3200</text:p>
          </table:table-cell>
          <table:table-cell office:value-type="float" office:value="0.75" calcext:value-type="float">
            <text:p>0.7500</text:p>
          </table:table-cell>
          <table:table-cell office:value-type="float" office:value="0.794313725490227" calcext:value-type="float">
            <text:p>0.7943</text:p>
          </table:table-cell>
          <table:table-cell office:value-type="float" office:value="0.33323565235433" calcext:value-type="float">
            <text:p>0.33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000</text:p>
          </table:table-cell>
          <table:table-cell office:value-type="float" office:value="1.63000000000011" calcext:value-type="float">
            <text:p>1.6300</text:p>
          </table:table-cell>
          <table:table-cell office:value-type="float" office:value="1.11000000000013" calcext:value-type="float">
            <text:p>1.1100</text:p>
          </table:table-cell>
          <table:table-cell office:value-type="float" office:value="1.05098039215684" calcext:value-type="float">
            <text:p>1.0510</text:p>
          </table:table-cell>
          <table:table-cell office:value-type="float" office:value="0.264786706614951" calcext:value-type="float">
            <text:p>0.26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59999999999945" calcext:value-type="float">
            <text:p>0.5600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1.07999999999993" calcext:value-type="float">
            <text:p>1.0800</text:p>
          </table:table-cell>
          <table:table-cell office:value-type="float" office:value="1.08098039215687" calcext:value-type="float">
            <text:p>1.0810</text:p>
          </table:table-cell>
          <table:table-cell office:value-type="float" office:value="0.251308575261595" calcext:value-type="float">
            <text:p>0.25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1.76999999999998" calcext:value-type="float">
            <text:p>1.7700</text:p>
          </table:table-cell>
          <table:table-cell office:value-type="float" office:value="1.17000000000007" calcext:value-type="float">
            <text:p>1.1700</text:p>
          </table:table-cell>
          <table:table-cell office:value-type="float" office:value="1.14901960784314" calcext:value-type="float">
            <text:p>1.1490</text:p>
          </table:table-cell>
          <table:table-cell office:value-type="float" office:value="0.355071823720256" calcext:value-type="float">
            <text:p>0.355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4.434509803922" calcext:value-type="float">
            <text:p>354.4345</text:p>
          </table:table-cell>
          <table:table-cell office:value-type="float" office:value="8.82596408331689" calcext:value-type="float">
            <text:p>8.82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34.601176470588" calcext:value-type="float">
            <text:p>334.6012</text:p>
          </table:table-cell>
          <table:table-cell office:value-type="float" office:value="87.4965714642579" calcext:value-type="float">
            <text:p>87.4966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86.367058823529" calcext:value-type="float">
            <text:p>286.3671</text:p>
          </table:table-cell>
          <table:table-cell office:value-type="float" office:value="159.598215798298" calcext:value-type="float">
            <text:p>159.5982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60.774901960784" calcext:value-type="float">
            <text:p>160.7749</text:p>
          </table:table-cell>
          <table:table-cell office:value-type="float" office:value="267.029267088834" calcext:value-type="float">
            <text:p>267.0293</text:p>
          </table:table-cell>
          <table:table-cell office:value-type="float" office:value="0.549019607843137" calcext:value-type="float">
            <text:p>0.54901960784313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9803921569" calcext:value-type="float">
            <text:p>100.0198</text:p>
          </table:table-cell>
          <table:table-cell office:value-type="float" office:value="0.00836660026530597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1176470588" calcext:value-type="float">
            <text:p>100.0012</text:p>
          </table:table-cell>
          <table:table-cell office:value-type="float" office:value="0.00346410161521337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2" calcext:value-type="float">
            <text:p>184.52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89215686275" calcext:value-type="float">
            <text:p>184.3892</text:p>
          </table:table-cell>
          <table:table-cell office:value-type="float" office:value="0.0364417343165565" calcext:value-type="float">
            <text:p>0.03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1" calcext:value-type="float">
            <text:p>184.7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0.0866371744691823" calcext:value-type="float">
            <text:p>0.08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5" calcext:value-type="float">
            <text:p>184.7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62941176471" calcext:value-type="float">
            <text:p>184.4629</text:p>
          </table:table-cell>
          <table:table-cell office:value-type="float" office:value="0.0959479025304978" calcext:value-type="float">
            <text:p>0.09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8.41" calcext:value-type="float">
            <text:p>198.4100</text:p>
          </table:table-cell>
          <table:table-cell office:value-type="float" office:value="184.49" calcext:value-type="float">
            <text:p>184.4900</text:p>
          </table:table-cell>
          <table:table-cell office:value-type="float" office:value="188.994117647059" calcext:value-type="float">
            <text:p>188.9941</text:p>
          </table:table-cell>
          <table:table-cell office:value-type="float" office:value="7.43344765233467" calcext:value-type="float">
            <text:p>7.433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107:.B136])" office:value-type="float" office:value="24.4446666666667" calcext:value-type="float">
            <text:p>24.4446666666667</text:p>
          </table:table-cell>
          <table:table-cell table:style-name="Default" table:formula="of:=AVERAGE([.C107:.C136])" office:value-type="float" office:value="32.4328" calcext:value-type="float">
            <text:p>32.4328</text:p>
          </table:table-cell>
          <table:table-cell table:style-name="Default" table:formula="of:=AVERAGE([.D107:.D136])" office:value-type="float" office:value="31.4588333333333" calcext:value-type="float">
            <text:p>31.4588333333333</text:p>
          </table:table-cell>
          <table:table-cell table:style-name="Default" table:formula="of:=AVERAGE([.E107:.E136])" office:value-type="float" office:value="30.5335934640523" calcext:value-type="float">
            <text:p>30.5335934640523</text:p>
          </table:table-cell>
          <table:table-cell table:style-name="Default" table:formula="of:=AVERAGE([.F107:.F136])" office:value-type="float" office:value="2.82274055149601" calcext:value-type="float">
            <text:p>2.82274055149601</text:p>
          </table:table-cell>
          <table:table-cell table:style-name="Default" table:formula="of:=AVERAGE([.G107:.G136])" office:value-type="float" office:value="0.411111111111111" calcext:value-type="float">
            <text:p>0.411111111111111</text:p>
          </table:table-cell>
          <table:table-cell table:style-name="Default"/>
          <table:table-cell table:style-name="Default" table:formula="of:=AVERAGE([.I107:.I136])" office:value-type="float" office:value="13.8567333333333" calcext:value-type="float">
            <text:p>13.8567333333333</text:p>
          </table:table-cell>
          <table:table-cell table:style-name="Default" table:formula="of:=AVERAGE([.J107:.J136])" office:value-type="float" office:value="32.5955666666667" calcext:value-type="float">
            <text:p>32.5955666666667</text:p>
          </table:table-cell>
          <table:table-cell table:style-name="Default" table:formula="of:=AVERAGE([.K107:.K136])" office:value-type="float" office:value="31.1387" calcext:value-type="float">
            <text:p>31.1387</text:p>
          </table:table-cell>
          <table:table-cell table:style-name="Default" table:formula="of:=AVERAGE([.L107:.L136])" office:value-type="float" office:value="29.6282529411765" calcext:value-type="float">
            <text:p>29.6282529411765</text:p>
          </table:table-cell>
          <table:table-cell table:style-name="Default" table:formula="of:=AVERAGE([.M107:.M136])" office:value-type="float" office:value="7.60317606993912" calcext:value-type="float">
            <text:p>7.60317606993912</text:p>
          </table:table-cell>
          <table:table-cell table:style-name="Default" table:formula="of:=AVERAGE([.N107:.N136])" office:value-type="float" office:value="0.47516339869281" calcext:value-type="float">
            <text:p>0.47516339869281</text:p>
          </table:table-cell>
          <table:table-cell table:style-name="Default"/>
          <table:table-cell table:style-name="Default" table:formula="of:=AVERAGE([.P107:.P136])" office:value-type="float" office:value="13.2803333333333" calcext:value-type="float">
            <text:p>13.2803333333333</text:p>
          </table:table-cell>
          <table:table-cell table:style-name="Default" table:formula="of:=AVERAGE([.Q107:.Q136])" office:value-type="float" office:value="32.8063333333333" calcext:value-type="float">
            <text:p>32.8063333333333</text:p>
          </table:table-cell>
          <table:table-cell table:style-name="Default" table:formula="of:=AVERAGE([.R107:.R136])" office:value-type="float" office:value="28.6405" calcext:value-type="float">
            <text:p>28.6405</text:p>
          </table:table-cell>
          <table:table-cell table:style-name="Default" table:formula="of:=AVERAGE([.S107:.S136])" office:value-type="float" office:value="27.4917941176471" calcext:value-type="float">
            <text:p>27.4917941176471</text:p>
          </table:table-cell>
          <table:table-cell table:style-name="Default" table:formula="of:=AVERAGE([.T107:.T136])" office:value-type="float" office:value="9.22294384202118" calcext:value-type="float">
            <text:p>9.22294384202118</text:p>
          </table:table-cell>
          <table:table-cell table:style-name="Default" table:formula="of:=AVERAGE([.U107:.U136])" office:value-type="float" office:value="0.460130718954248" calcext:value-type="float">
            <text:p>0.460130718954248</text:p>
          </table:table-cell>
          <table:table-cell table:style-name="Default"/>
          <table:table-cell table:style-name="Default" table:formula="of:=AVERAGE([.W107:.W136])" office:value-type="float" office:value="12.897" calcext:value-type="float">
            <text:p>12.897</text:p>
          </table:table-cell>
          <table:table-cell table:style-name="Default" table:formula="of:=AVERAGE([.X107:.X136])" office:value-type="float" office:value="33.8055333333333" calcext:value-type="float">
            <text:p>33.8055333333333</text:p>
          </table:table-cell>
          <table:table-cell table:style-name="Default" table:formula="of:=AVERAGE([.Y107:.Y136])" office:value-type="float" office:value="17.0446333333333" calcext:value-type="float">
            <text:p>17.0446333333333</text:p>
          </table:table-cell>
          <table:table-cell table:style-name="Default" table:formula="of:=AVERAGE([.Z107:.Z136])" office:value-type="float" office:value="23.0827470588235" calcext:value-type="float">
            <text:p>23.0827470588235</text:p>
          </table:table-cell>
          <table:table-cell table:style-name="Default" table:formula="of:=AVERAGE([.AA107:.AA136])" office:value-type="float" office:value="13.9091065916159" calcext:value-type="float">
            <text:p>13.9091065916159</text:p>
          </table:table-cell>
          <table:table-cell table:style-name="Default" table:formula="of:=AVERAGE([.AB107:.AB136])" office:value-type="float" office:value="0.456862745098039" calcext:value-type="float">
            <text:p>0.456862745098039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56"/>
        </table:table-row>
        <table:table-row table:style-name="ro1" table:number-rows-repeated="7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24"/>
          <table:table-cell table:style-name="ce11"/>
          <table:table-cell table:style-name="ce1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24"/>
          <table:table-cell table:style-name="ce11"/>
          <table:table-cell table:style-name="ce5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5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6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12"/>
          <table:table-cell table:style-name="ce1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24"/>
          <table:table-cell table:style-name="ce11"/>
          <table:table-cell table:style-name="ce1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24"/>
          <table:table-cell table:style-name="ce11"/>
          <table:table-cell table:style-name="ce1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24"/>
          <table:table-cell table:style-name="ce11"/>
          <table:table-cell table:style-name="ce1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24"/>
          <table:table-cell table:style-name="ce1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6706.38" calcext:value-type="float">
            <text:p>6706.3800</text:p>
          </table:table-cell>
          <table:table-cell office:value-type="float" office:value="22.838" calcext:value-type="float">
            <text:p>22.8380</text:p>
          </table:table-cell>
          <table:table-cell office:value-type="float" office:value="642.387509803922" calcext:value-type="float">
            <text:p>642.3875</text:p>
          </table:table-cell>
          <table:table-cell office:value-type="float" office:value="1598.28267934128" calcext:value-type="float">
            <text:p>1598.2827</text:p>
          </table:table-cell>
          <table:table-cell office:value-type="float" office:value="0.274509803921569" calcext:value-type="float">
            <text:p>0.274509803921569</text:p>
          </table:table-cell>
          <table:table-cell office:value-type="string" calcext:value-type="string">
            <text:p>Función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99999999999534" calcext:value-type="float">
            <text:p>0.00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0392156862744184" calcext:value-type="float">
            <text:p>0.0000</text:p>
          </table:table-cell>
          <table:table-cell table:style-name="ce10" office:value-type="float" office:value="0.00028284271247396" calcext:value-type="float">
            <text:p>0.0003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99999999999534" calcext:value-type="float">
            <text:p>0.00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0392156862744184" calcext:value-type="float">
            <text:p>0.0000</text:p>
          </table:table-cell>
          <table:table-cell table:style-name="ce10" office:value-type="float" office:value="0.00028284271247396" calcext:value-type="float">
            <text:p>0.0003</text:p>
          </table:table-cell>
          <table:table-cell table:style-name="ce12"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7277.68" calcext:value-type="float">
            <text:p>7277.6800</text:p>
          </table:table-cell>
          <table:table-cell office:value-type="float" office:value="94.488" calcext:value-type="float">
            <text:p>94.4880</text:p>
          </table:table-cell>
          <table:table-cell office:value-type="float" office:value="844.375470588235" calcext:value-type="float">
            <text:p>844.3755</text:p>
          </table:table-cell>
          <table:table-cell office:value-type="float" office:value="1629.42050919001" calcext:value-type="float">
            <text:p>1629.420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31.546" calcext:value-type="float">
            <text:p>31.5460</text:p>
          </table:table-cell>
          <table:table-cell office:value-type="float" office:value="0.0369999999999777" calcext:value-type="float">
            <text:p>0.0370</text:p>
          </table:table-cell>
          <table:table-cell office:value-type="float" office:value="1.98690196078431" calcext:value-type="float">
            <text:p>1.9869</text:p>
          </table:table-cell>
          <table:table-cell office:value-type="float" office:value="5.61685634140664" calcext:value-type="float">
            <text:p>5.61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35.523" calcext:value-type="float">
            <text:p>35.5230</text:p>
          </table:table-cell>
          <table:table-cell office:value-type="float" office:value="4.33499999999998" calcext:value-type="float">
            <text:p>4.3350</text:p>
          </table:table-cell>
          <table:table-cell office:value-type="float" office:value="17.1790980392157" calcext:value-type="float">
            <text:p>17.1791</text:p>
          </table:table-cell>
          <table:table-cell office:value-type="float" office:value="24.2133431553761" calcext:value-type="float">
            <text:p>24.2133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04" calcext:value-type="float">
            <text:p>20.0400</text:p>
          </table:table-cell>
          <table:table-cell office:value-type="float" office:value="20.494" calcext:value-type="float">
            <text:p>20.4940</text:p>
          </table:table-cell>
          <table:table-cell office:value-type="float" office:value="20.207" calcext:value-type="float">
            <text:p>20.2070</text:p>
          </table:table-cell>
          <table:table-cell office:value-type="float" office:value="20.2125294117647" calcext:value-type="float">
            <text:p>20.2125</text:p>
          </table:table-cell>
          <table:table-cell office:value-type="float" office:value="0.132398867064602" calcext:value-type="float">
            <text:p>0.13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8819999999999" calcext:value-type="float">
            <text:p>19.88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77356862745098" calcext:value-type="float">
            <text:p>0.7736</text:p>
          </table:table-cell>
          <table:table-cell table:style-name="ce10" office:value-type="float" office:value="3.94532336824246" calcext:value-type="float">
            <text:p>3.9453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971" calcext:value-type="float">
            <text:p>19.97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4.27419607843137" calcext:value-type="float">
            <text:p>4.2742</text:p>
          </table:table-cell>
          <table:table-cell table:style-name="ce10" office:value-type="float" office:value="9.29587605769354" calcext:value-type="float">
            <text:p>9.2959</text:p>
          </table:table-cell>
          <table:table-cell table:style-name="ce12" office:value-type="float" office:value="0.784313725490196" calcext:value-type="float">
            <text:p>0.784313725490196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986" calcext:value-type="float">
            <text:p>19.986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8.20627450980392" calcext:value-type="float">
            <text:p>8.2063</text:p>
          </table:table-cell>
          <table:table-cell table:style-name="ce10" office:value-type="float" office:value="12.915871746034" calcext:value-type="float">
            <text:p>12.9159</text:p>
          </table:table-cell>
          <table:table-cell table:style-name="ce12" office:value-type="float" office:value="0.588235294117647" calcext:value-type="float">
            <text:p>0.588235294117647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997" calcext:value-type="float">
            <text:p>19.9970</text:p>
          </table:table-cell>
          <table:table-cell table:style-name="ce10" office:value-type="float" office:value="19.764" calcext:value-type="float">
            <text:p>19.7640</text:p>
          </table:table-cell>
          <table:table-cell table:style-name="ce10" office:value-type="float" office:value="11.659431372549" calcext:value-type="float">
            <text:p>11.6594</text:p>
          </table:table-cell>
          <table:table-cell table:style-name="ce10" office:value-type="float" office:value="12.9563936556435" calcext:value-type="float">
            <text:p>12.9564</text:p>
          </table:table-cell>
          <table:table-cell table:style-name="ce12" office:value-type="float" office:value="0.411764705882353" calcext:value-type="float">
            <text:p>0.4117647058823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4.13400000000001" calcext:value-type="float">
            <text:p>4.1340</text:p>
          </table:table-cell>
          <table:table-cell office:value-type="float" office:value="0.984000000000037" calcext:value-type="float">
            <text:p>0.9840</text:p>
          </table:table-cell>
          <table:table-cell office:value-type="float" office:value="1.00521568627451" calcext:value-type="float">
            <text:p>1.0052</text:p>
          </table:table-cell>
          <table:table-cell office:value-type="float" office:value="1.40292508709483" calcext:value-type="float">
            <text:p>1.4029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05882352939866" calcext:value-type="float">
            <text:p>0.0071</text:p>
          </table:table-cell>
          <table:table-cell office:value-type="float" office:value="0.00937229961107791" calcext:value-type="float">
            <text:p>0.0094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39215686274194" calcext:value-type="float">
            <text:p>0.0074</text:p>
          </table:table-cell>
          <table:table-cell office:value-type="float" office:value="0.0115256236273881" calcext:value-type="float">
            <text:p>0.0115</text:p>
          </table:table-cell>
          <table:table-cell office:value-type="float" office:value="0.392156862745098" calcext:value-type="float">
            <text:p>0.392156862745098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29999999999973" calcext:value-type="float">
            <text:p>0.0530</text:p>
          </table:table-cell>
          <table:table-cell table:style-name="ce10" office:value-type="float" office:value="0.00199999999995271" calcext:value-type="float">
            <text:p>0.0020</text:p>
          </table:table-cell>
          <table:table-cell table:style-name="ce10" office:value-type="float" office:value="0.0104509803921549" calcext:value-type="float">
            <text:p>0.0105</text:p>
          </table:table-cell>
          <table:table-cell table:style-name="ce10" office:value-type="float" office:value="0.014703741020577" calcext:value-type="float">
            <text:p>0.0147</text:p>
          </table:table-cell>
          <table:table-cell table:style-name="ce12" office:value-type="float" office:value="0.470588235294118" calcext:value-type="float">
            <text:p>0.470588235294118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39999999999736" calcext:value-type="float">
            <text:p>0.0540</text:p>
          </table:table-cell>
          <table:table-cell table:style-name="ce10" office:value-type="float" office:value="0.00199999999995271" calcext:value-type="float">
            <text:p>0.0020</text:p>
          </table:table-cell>
          <table:table-cell table:style-name="ce10" office:value-type="float" office:value="0.00988235294117462" calcext:value-type="float">
            <text:p>0.0099</text:p>
          </table:table-cell>
          <table:table-cell table:style-name="ce10" office:value-type="float" office:value="0.0161307160411332" calcext:value-type="float">
            <text:p>0.0161</text:p>
          </table:table-cell>
          <table:table-cell table:style-name="ce12" office:value-type="float" office:value="0.450980392156863" calcext:value-type="float">
            <text:p>0.450980392156863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670000000000073" calcext:value-type="float">
            <text:p>0.067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19607843137093" calcext:value-type="float">
            <text:p>0.0062</text:p>
          </table:table-cell>
          <table:table-cell table:style-name="ce10" office:value-type="float" office:value="0.0318342582762384" calcext:value-type="float">
            <text:p>0.0318</text:p>
          </table:table-cell>
          <table:table-cell table:style-name="ce12" office:value-type="float" office:value="0.647058823529412" calcext:value-type="float">
            <text:p>0.647058823529412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8299999999997" calcext:value-type="float">
            <text:p>0.083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86274509803918" calcext:value-type="float">
            <text:p>0.0089</text:p>
          </table:table-cell>
          <table:table-cell table:style-name="ce10" office:value-type="float" office:value="0.0179320941331436" calcext:value-type="float">
            <text:p>0.0179</text:p>
          </table:table-cell>
          <table:table-cell table:style-name="ce12" office:value-type="float" office:value="0.529411764705882" calcext:value-type="float">
            <text:p>0.529411764705882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20000000000209" calcext:value-type="float">
            <text:p>0.05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88235294117335" calcext:value-type="float">
            <text:p>0.0059</text:p>
          </table:table-cell>
          <table:table-cell table:style-name="ce10" office:value-type="float" office:value="0.0130782261794145" calcext:value-type="float">
            <text:p>0.0131</text:p>
          </table:table-cell>
          <table:table-cell table:style-name="ce12" office:value-type="float" office:value="0.588235294117647" calcext:value-type="float">
            <text:p>0.588235294117647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80000000000018" calcext:value-type="float">
            <text:p>0.0480</text:p>
          </table:table-cell>
          <table:table-cell table:style-name="ce10" office:value-type="float" office:value="0.000999999999976353" calcext:value-type="float">
            <text:p>0.0010</text:p>
          </table:table-cell>
          <table:table-cell table:style-name="ce10" office:value-type="float" office:value="0.00703921568627301" calcext:value-type="float">
            <text:p>0.0070</text:p>
          </table:table-cell>
          <table:table-cell table:style-name="ce10" office:value-type="float" office:value="0.0135329228180767" calcext:value-type="float">
            <text:p>0.0135</text:p>
          </table:table-cell>
          <table:table-cell table:style-name="ce12" office:value-type="float" office:value="0.490196078431373" calcext:value-type="float">
            <text:p>0.490196078431373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810000000000173" calcext:value-type="float">
            <text:p>0.08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796078431372003" calcext:value-type="float">
            <text:p>0.0080</text:p>
          </table:table-cell>
          <table:table-cell table:style-name="ce10" office:value-type="float" office:value="0.0312854598815249" calcext:value-type="float">
            <text:p>0.0313</text:p>
          </table:table-cell>
          <table:table-cell table:style-name="ce12" office:value-type="float" office:value="0.568627450980392" calcext:value-type="float">
            <text:p>0.568627450980392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79999999999927" calcext:value-type="float">
            <text:p>0.058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96078431373205" calcext:value-type="float">
            <text:p>0.0090</text:p>
          </table:table-cell>
          <table:table-cell table:style-name="ce10" office:value-type="float" office:value="0.0168279529355268" calcext:value-type="float">
            <text:p>0.0168</text:p>
          </table:table-cell>
          <table:table-cell table:style-name="ce12" office:value-type="float" office:value="0.588235294117647" calcext:value-type="float">
            <text:p>0.5882352941176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07000000000039" calcext:value-type="float">
            <text:p>0.4070</text:p>
          </table:table-cell>
          <table:table-cell office:value-type="float" office:value="0.143000000000029" calcext:value-type="float">
            <text:p>0.1430</text:p>
          </table:table-cell>
          <table:table-cell office:value-type="float" office:value="0.15509803921569" calcext:value-type="float">
            <text:p>0.1551</text:p>
          </table:table-cell>
          <table:table-cell office:value-type="float" office:value="0.0757416662082417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389999999999873" calcext:value-type="float">
            <text:p>0.0390</text:p>
          </table:table-cell>
          <table:table-cell office:value-type="float" office:value="0.0385490196078478" calcext:value-type="float">
            <text:p>0.0385</text:p>
          </table:table-cell>
          <table:table-cell office:value-type="float" office:value="0.0165051507111938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01999999999975" calcext:value-type="float">
            <text:p>0.102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577254901960821" calcext:value-type="float">
            <text:p>0.0577</text:p>
          </table:table-cell>
          <table:table-cell office:value-type="float" office:value="0.0492877266669603" calcext:value-type="float">
            <text:p>0.049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119999999999436" calcext:value-type="float">
            <text:p>0.0120</text:p>
          </table:table-cell>
          <table:table-cell table:style-name="ce10" office:value-type="float" office:value="0.145999999999958" calcext:value-type="float">
            <text:p>0.1460</text:p>
          </table:table-cell>
          <table:table-cell table:style-name="ce10" office:value-type="float" office:value="0.0739999999999554" calcext:value-type="float">
            <text:p>0.0740</text:p>
          </table:table-cell>
          <table:table-cell table:style-name="ce10" office:value-type="float" office:value="0.0686078431372509" calcext:value-type="float">
            <text:p>0.0686</text:p>
          </table:table-cell>
          <table:table-cell table:style-name="ce10" office:value-type="float" office:value="0.0608374884425167" calcext:value-type="float">
            <text:p>0.060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170000000000528" calcext:value-type="float">
            <text:p>0.0170</text:p>
          </table:table-cell>
          <table:table-cell table:style-name="ce10" office:value-type="float" office:value="0.129999999999995" calcext:value-type="float">
            <text:p>0.1300</text:p>
          </table:table-cell>
          <table:table-cell table:style-name="ce10" office:value-type="float" office:value="0.0739999999999554" calcext:value-type="float">
            <text:p>0.0740</text:p>
          </table:table-cell>
          <table:table-cell table:style-name="ce10" office:value-type="float" office:value="0.0742549019607716" calcext:value-type="float">
            <text:p>0.0743</text:p>
          </table:table-cell>
          <table:table-cell table:style-name="ce10" office:value-type="float" office:value="0.0389037273278573" calcext:value-type="float">
            <text:p>0.038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70000000000437" calcext:value-type="float">
            <text:p>0.0270</text:p>
          </table:table-cell>
          <table:table-cell table:style-name="ce10" office:value-type="float" office:value="0.138000000000034" calcext:value-type="float">
            <text:p>0.1380</text:p>
          </table:table-cell>
          <table:table-cell table:style-name="ce10" office:value-type="float" office:value="0.0739999999999554" calcext:value-type="float">
            <text:p>0.0740</text:p>
          </table:table-cell>
          <table:table-cell table:style-name="ce10" office:value-type="float" office:value="0.0742745098039173" calcext:value-type="float">
            <text:p>0.0743</text:p>
          </table:table-cell>
          <table:table-cell table:style-name="ce10" office:value-type="float" office:value="0.0582650838839211" calcext:value-type="float">
            <text:p>0.058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70000000000437" calcext:value-type="float">
            <text:p>0.0270</text:p>
          </table:table-cell>
          <table:table-cell table:style-name="ce10" office:value-type="float" office:value="0.152000000000044" calcext:value-type="float">
            <text:p>0.1520</text:p>
          </table:table-cell>
          <table:table-cell table:style-name="ce10" office:value-type="float" office:value="0.06899999999996" calcext:value-type="float">
            <text:p>0.0690</text:p>
          </table:table-cell>
          <table:table-cell table:style-name="ce10" office:value-type="float" office:value="0.0761568627450983" calcext:value-type="float">
            <text:p>0.0762</text:p>
          </table:table-cell>
          <table:table-cell table:style-name="ce10" office:value-type="float" office:value="0.0638444985883612" calcext:value-type="float">
            <text:p>0.063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48000000000025" calcext:value-type="float">
            <text:p>0.1480</text:p>
          </table:table-cell>
          <table:table-cell table:style-name="ce10" office:value-type="float" office:value="0.06899999999996" calcext:value-type="float">
            <text:p>0.0690</text:p>
          </table:table-cell>
          <table:table-cell table:style-name="ce10" office:value-type="float" office:value="0.0752745098039204" calcext:value-type="float">
            <text:p>0.0753</text:p>
          </table:table-cell>
          <table:table-cell table:style-name="ce10" office:value-type="float" office:value="0.0389520217703831" calcext:value-type="float">
            <text:p>0.039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20000000000482" calcext:value-type="float">
            <text:p>0.022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0710000000000264" calcext:value-type="float">
            <text:p>0.0710</text:p>
          </table:table-cell>
          <table:table-cell table:style-name="ce10" office:value-type="float" office:value="0.0733529411764681" calcext:value-type="float">
            <text:p>0.0734</text:p>
          </table:table-cell>
          <table:table-cell table:style-name="ce10" office:value-type="float" office:value="0.0329302292734244" calcext:value-type="float">
            <text:p>0.032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20000000000482" calcext:value-type="float">
            <text:p>0.022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0710000000000264" calcext:value-type="float">
            <text:p>0.0710</text:p>
          </table:table-cell>
          <table:table-cell table:style-name="ce10" office:value-type="float" office:value="0.0757058823529477" calcext:value-type="float">
            <text:p>0.0757</text:p>
          </table:table-cell>
          <table:table-cell table:style-name="ce10" office:value-type="float" office:value="0.0348574238864489" calcext:value-type="float">
            <text:p>0.034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20000000000482" calcext:value-type="float">
            <text:p>0.022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0710000000000264" calcext:value-type="float">
            <text:p>0.0710</text:p>
          </table:table-cell>
          <table:table-cell table:style-name="ce10" office:value-type="float" office:value="0.0771960784313728" calcext:value-type="float">
            <text:p>0.0772</text:p>
          </table:table-cell>
          <table:table-cell table:style-name="ce10" office:value-type="float" office:value="0.0383562250488574" calcext:value-type="float">
            <text:p>0.0384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7300000000005" calcext:value-type="float">
            <text:p>1.8730</text:p>
          </table:table-cell>
          <table:table-cell office:value-type="float" office:value="16.33" calcext:value-type="float">
            <text:p>16.3300</text:p>
          </table:table-cell>
          <table:table-cell office:value-type="float" office:value="7.27499999999998" calcext:value-type="float">
            <text:p>7.2750</text:p>
          </table:table-cell>
          <table:table-cell office:value-type="float" office:value="7.80511764705883" calcext:value-type="float">
            <text:p>7.8051</text:p>
          </table:table-cell>
          <table:table-cell office:value-type="float" office:value="4.26373807591412" calcext:value-type="float">
            <text:p>4.26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8.323" calcext:value-type="float">
            <text:p>28.3230</text:p>
          </table:table-cell>
          <table:table-cell office:value-type="float" office:value="11.573" calcext:value-type="float">
            <text:p>11.5730</text:p>
          </table:table-cell>
          <table:table-cell office:value-type="float" office:value="12.4248431372549" calcext:value-type="float">
            <text:p>12.4248</text:p>
          </table:table-cell>
          <table:table-cell office:value-type="float" office:value="8.46540343043374" calcext:value-type="float">
            <text:p>8.46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05999999999995" calcext:value-type="float">
            <text:p>7.0600</text:p>
          </table:table-cell>
          <table:table-cell office:value-type="float" office:value="642.65" calcext:value-type="float">
            <text:p>642.6500</text:p>
          </table:table-cell>
          <table:table-cell office:value-type="float" office:value="146.29" calcext:value-type="float">
            <text:p>146.2900</text:p>
          </table:table-cell>
          <table:table-cell office:value-type="float" office:value="170.208431372549" calcext:value-type="float">
            <text:p>170.2084</text:p>
          </table:table-cell>
          <table:table-cell office:value-type="float" office:value="148.364431566329" calcext:value-type="float">
            <text:p>148.36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.17" calcext:value-type="float">
            <text:p>122.1700</text:p>
          </table:table-cell>
          <table:table-cell office:value-type="float" office:value="945.96" calcext:value-type="float">
            <text:p>945.9600</text:p>
          </table:table-cell>
          <table:table-cell office:value-type="float" office:value="433.78" calcext:value-type="float">
            <text:p>433.7800</text:p>
          </table:table-cell>
          <table:table-cell office:value-type="float" office:value="471.675294117647" calcext:value-type="float">
            <text:p>471.6753</text:p>
          </table:table-cell>
          <table:table-cell office:value-type="float" office:value="200.7757707394" calcext:value-type="float">
            <text:p>200.77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17112" calcext:value-type="float">
            <text:p>0.0059</text:p>
          </table:table-cell>
          <table:table-cell office:value-type="float" office:value="0.018973665960993" calcext:value-type="float">
            <text:p>0.0190</text:p>
          </table:table-cell>
          <table:table-cell office:value-type="float" office:value="0.901960784313726" calcext:value-type="float">
            <text:p>0.901960784313726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29411764705765" calcext:value-type="float">
            <text:p>0.0129</text:p>
          </table:table-cell>
          <table:table-cell table:style-name="ce10" office:value-type="float" office:value="0.028142494558915" calcext:value-type="float">
            <text:p>0.0281</text:p>
          </table:table-cell>
          <table:table-cell table:style-name="ce12" office:value-type="float" office:value="0.784313725490196" calcext:value-type="float">
            <text:p>0.784313725490196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680392156862305" calcext:value-type="float">
            <text:p>0.0680</text:p>
          </table:table-cell>
          <table:table-cell table:style-name="ce10" office:value-type="float" office:value="0.0545160526817365" calcext:value-type="float">
            <text:p>0.0545</text:p>
          </table:table-cell>
          <table:table-cell table:style-name="ce12" office:value-type="float" office:value="0.274509803921569" calcext:value-type="float">
            <text:p>0.274509803921569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3.59999999999991" calcext:value-type="float">
            <text:p>3.6000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0.260196078431345" calcext:value-type="float">
            <text:p>0.2602</text:p>
          </table:table-cell>
          <table:table-cell table:style-name="ce10" office:value-type="float" office:value="0.491597396250205" calcext:value-type="float">
            <text:p>0.491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3.73000000000002" calcext:value-type="float">
            <text:p>3.73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513725490196066" calcext:value-type="float">
            <text:p>0.5137</text:p>
          </table:table-cell>
          <table:table-cell table:style-name="ce10" office:value-type="float" office:value="0.964191889615318" calcext:value-type="float">
            <text:p>0.96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19999999999891" calcext:value-type="float">
            <text:p>0.1200</text:p>
          </table:table-cell>
          <table:table-cell table:style-name="ce10" office:value-type="float" office:value="6.82999999999993" calcext:value-type="float">
            <text:p>6.83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.998235294117635" calcext:value-type="float">
            <text:p>0.9982</text:p>
          </table:table-cell>
          <table:table-cell table:style-name="ce10" office:value-type="float" office:value="1.83793906319005" calcext:value-type="float">
            <text:p>1.837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19999999999891" calcext:value-type="float">
            <text:p>0.1200</text:p>
          </table:table-cell>
          <table:table-cell table:style-name="ce10" office:value-type="float" office:value="11.8299999999999" calcext:value-type="float">
            <text:p>11.8300</text:p>
          </table:table-cell>
          <table:table-cell table:style-name="ce10" office:value-type="float" office:value="0.440000000000055" calcext:value-type="float">
            <text:p>0.4400</text:p>
          </table:table-cell>
          <table:table-cell table:style-name="ce10" office:value-type="float" office:value="2.22078431372548" calcext:value-type="float">
            <text:p>2.2208</text:p>
          </table:table-cell>
          <table:table-cell table:style-name="ce10" office:value-type="float" office:value="3.3264278137365" calcext:value-type="float">
            <text:p>3.326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12.0799999999999" calcext:value-type="float">
            <text:p>12.0800</text:p>
          </table:table-cell>
          <table:table-cell table:style-name="ce10" office:value-type="float" office:value="3.48000000000002" calcext:value-type="float">
            <text:p>3.4800</text:p>
          </table:table-cell>
          <table:table-cell table:style-name="ce10" office:value-type="float" office:value="2.80294117647057" calcext:value-type="float">
            <text:p>2.8029</text:p>
          </table:table-cell>
          <table:table-cell table:style-name="ce10" office:value-type="float" office:value="3.8532300735876" calcext:value-type="float">
            <text:p>3.853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15.6500000000001" calcext:value-type="float">
            <text:p>15.6500</text:p>
          </table:table-cell>
          <table:table-cell table:style-name="ce10" office:value-type="float" office:value="3.59999999999991" calcext:value-type="float">
            <text:p>3.6000</text:p>
          </table:table-cell>
          <table:table-cell table:style-name="ce10" office:value-type="float" office:value="4.25882352941175" calcext:value-type="float">
            <text:p>4.2588</text:p>
          </table:table-cell>
          <table:table-cell table:style-name="ce10" office:value-type="float" office:value="5.69281213461322" calcext:value-type="float">
            <text:p>5.6928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.329999999999927" calcext:value-type="float">
            <text:p>0.3300</text:p>
          </table:table-cell>
          <table:table-cell office:value-type="float" office:value="0.359019607843136" calcext:value-type="float">
            <text:p>0.3590</text:p>
          </table:table-cell>
          <table:table-cell office:value-type="float" office:value="0.150113290550839" calcext:value-type="float">
            <text:p>0.15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17647058823422" calcext:value-type="float">
            <text:p>0.0012</text:p>
          </table:table-cell>
          <table:table-cell table:style-name="ce10" office:value-type="float" office:value="0.0034641016151346" calcext:value-type="float">
            <text:p>0.0035</text:p>
          </table:table-cell>
          <table:table-cell table:style-name="ce12" office:value-type="float" office:value="0.882352941176471" calcext:value-type="float">
            <text:p>0.8823529411764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5823529411765" calcext:value-type="float">
            <text:p>0.1582</text:p>
          </table:table-cell>
          <table:table-cell office:value-type="float" office:value="0.0794355084329676" calcext:value-type="float">
            <text:p>0.07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98039215685912" calcext:value-type="float">
            <text:p>0.0398</text:p>
          </table:table-cell>
          <table:table-cell office:value-type="float" office:value="0.0190787840283216" calcext:value-type="float">
            <text:p>0.01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66666666666242" calcext:value-type="float">
            <text:p>0.0467</text:p>
          </table:table-cell>
          <table:table-cell office:value-type="float" office:value="0.0260384331325594" calcext:value-type="float">
            <text:p>0.026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09803921568255" calcext:value-type="float">
            <text:p>0.0410</text:p>
          </table:table-cell>
          <table:table-cell table:style-name="ce10" office:value-type="float" office:value="0.01643167672514" calcext:value-type="float">
            <text:p>0.016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899999999999181" calcext:value-type="float">
            <text:p>0.0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58823529411347" calcext:value-type="float">
            <text:p>0.0459</text:p>
          </table:table-cell>
          <table:table-cell table:style-name="ce10" office:value-type="float" office:value="0.0210237960416095" calcext:value-type="float">
            <text:p>0.02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099999999999" calcext:value-type="float">
            <text:p>0.11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58823529411347" calcext:value-type="float">
            <text:p>0.0459</text:p>
          </table:table-cell>
          <table:table-cell table:style-name="ce10" office:value-type="float" office:value="0.0258069758011044" calcext:value-type="float">
            <text:p>0.025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899999999999181" calcext:value-type="float">
            <text:p>0.0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84313725489756" calcext:value-type="float">
            <text:p>0.0484</text:p>
          </table:table-cell>
          <table:table-cell table:style-name="ce10" office:value-type="float" office:value="0.0472016948847809" calcext:value-type="float">
            <text:p>0.047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1099999999999" calcext:value-type="float">
            <text:p>0.11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592156862744559" calcext:value-type="float">
            <text:p>0.0592</text:p>
          </table:table-cell>
          <table:table-cell table:style-name="ce10" office:value-type="float" office:value="0.0275317997958474" calcext:value-type="float">
            <text:p>0.027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30000000000109" calcext:value-type="float">
            <text:p>0.13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558823529411301" calcext:value-type="float">
            <text:p>0.0559</text:p>
          </table:table-cell>
          <table:table-cell table:style-name="ce10" office:value-type="float" office:value="0.0401248052954469" calcext:value-type="float">
            <text:p>0.040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68627450979966" calcext:value-type="float">
            <text:p>0.0469</text:p>
          </table:table-cell>
          <table:table-cell table:style-name="ce10" office:value-type="float" office:value="0.0237486841740542" calcext:value-type="float">
            <text:p>0.023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30000000000109" calcext:value-type="float">
            <text:p>0.1300</text:p>
          </table:table-cell>
          <table:table-cell table:style-name="ce10" office:value-type="float" office:value="0.0499999999999545" calcext:value-type="float">
            <text:p>0.0500</text:p>
          </table:table-cell>
          <table:table-cell table:style-name="ce10" office:value-type="float" office:value="0.0507843137254485" calcext:value-type="float">
            <text:p>0.0508</text:p>
          </table:table-cell>
          <table:table-cell table:style-name="ce10" office:value-type="float" office:value="0.0424028300942016" calcext:value-type="float">
            <text:p>0.0424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80000000000064" calcext:value-type="float">
            <text:p>0.1800</text:p>
          </table:table-cell>
          <table:table-cell office:value-type="float" office:value="0.188823529411794" calcext:value-type="float">
            <text:p>0.1888</text:p>
          </table:table-cell>
          <table:table-cell office:value-type="float" office:value="0.0647919748116947" calcext:value-type="float">
            <text:p>0.0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1568627450779" calcext:value-type="float">
            <text:p>0.0222</text:p>
          </table:table-cell>
          <table:table-cell office:value-type="float" office:value="0.0111355287256499" calcext:value-type="float">
            <text:p>0.01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282352941176214" calcext:value-type="float">
            <text:p>0.0282</text:p>
          </table:table-cell>
          <table:table-cell office:value-type="float" office:value="0.0213072757526431" calcext:value-type="float">
            <text:p>0.021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499999999999545" calcext:value-type="float">
            <text:p>0.05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17647058823241" calcext:value-type="float">
            <text:p>0.0318</text:p>
          </table:table-cell>
          <table:table-cell table:style-name="ce10" office:value-type="float" office:value="0.015231546211714" calcext:value-type="float">
            <text:p>0.015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37254901960478" calcext:value-type="float">
            <text:p>0.0337</text:p>
          </table:table-cell>
          <table:table-cell table:style-name="ce10" office:value-type="float" office:value="0.0134164078649865" calcext:value-type="float">
            <text:p>0.013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699999999999363" calcext:value-type="float">
            <text:p>0.07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50980392156544" calcext:value-type="float">
            <text:p>0.0351</text:p>
          </table:table-cell>
          <table:table-cell table:style-name="ce10" office:value-type="float" office:value="0.0209284495364373" calcext:value-type="float">
            <text:p>0.020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4901960784282" calcext:value-type="float">
            <text:p>0.0349</text:p>
          </table:table-cell>
          <table:table-cell table:style-name="ce10" office:value-type="float" office:value="0.028390139133131" calcext:value-type="float">
            <text:p>0.028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33333333332939" calcext:value-type="float">
            <text:p>0.0433</text:p>
          </table:table-cell>
          <table:table-cell table:style-name="ce10" office:value-type="float" office:value="0.0162480768092571" calcext:value-type="float">
            <text:p>0.016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78431372548675" calcext:value-type="float">
            <text:p>0.0378</text:p>
          </table:table-cell>
          <table:table-cell table:style-name="ce10" office:value-type="float" office:value="0.0137840487520777" calcext:value-type="float">
            <text:p>0.013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699999999999363" calcext:value-type="float">
            <text:p>0.0700</text:p>
          </table:table-cell>
          <table:table-cell table:number-columns-repeated="2" table:style-name="ce10" office:value-type="float" office:value="0.0399999999999636" calcext:value-type="float">
            <text:p>0.0400</text:p>
          </table:table-cell>
          <table:table-cell table:style-name="ce10" office:value-type="float" office:value="0.0134164078649865" calcext:value-type="float">
            <text:p>0.013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29411764705492" calcext:value-type="float">
            <text:p>0.0429</text:p>
          </table:table-cell>
          <table:table-cell table:style-name="ce10" office:value-type="float" office:value="0.0186547581061607" calcext:value-type="float">
            <text:p>0.0187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0000000000082" calcext:value-type="float">
            <text:p>0.4100</text:p>
          </table:table-cell>
          <table:table-cell office:value-type="float" office:value="2.74000000000001" calcext:value-type="float">
            <text:p>2.7400</text:p>
          </table:table-cell>
          <table:table-cell office:value-type="float" office:value="1.08999999999992" calcext:value-type="float">
            <text:p>1.0900</text:p>
          </table:table-cell>
          <table:table-cell office:value-type="float" office:value="1.17196078431373" calcext:value-type="float">
            <text:p>1.1720</text:p>
          </table:table-cell>
          <table:table-cell office:value-type="float" office:value="0.80056979708202" calcext:value-type="float">
            <text:p>0.800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198823529411762" calcext:value-type="float">
            <text:p>0.1988</text:p>
          </table:table-cell>
          <table:table-cell office:value-type="float" office:value="0.152990195764364" calcext:value-type="float">
            <text:p>0.1530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.198823529411744" calcext:value-type="float">
            <text:p>0.1988</text:p>
          </table:table-cell>
          <table:table-cell office:value-type="float" office:value="0.155003225772935" calcext:value-type="float">
            <text:p>0.1550</text:p>
          </table:table-cell>
          <table:table-cell office:value-type="float" office:value="0.0196078431372549" calcext:value-type="float">
            <text:p>0.01960784313725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0.269999999999982" calcext:value-type="float">
            <text:p>0.2700</text:p>
          </table:table-cell>
          <table:table-cell table:style-name="ce10" office:value-type="float" office:value="0.256078431372548" calcext:value-type="float">
            <text:p>0.2561</text:p>
          </table:table-cell>
          <table:table-cell table:style-name="ce10" office:value-type="float" office:value="0.181256724013287" calcext:value-type="float">
            <text:p>0.181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519999999999982" calcext:value-type="float">
            <text:p>0.52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.263333333333344" calcext:value-type="float">
            <text:p>0.2633</text:p>
          </table:table-cell>
          <table:table-cell table:style-name="ce10" office:value-type="float" office:value="0.196733322037793" calcext:value-type="float">
            <text:p>0.1967</text:p>
          </table:table-cell>
          <table:table-cell table:style-name="ce12" office:value-type="float" office:value="0.0784313725490196" calcext:value-type="float">
            <text:p>0.07843137254902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099999999999" calcext:value-type="float">
            <text:p>0.6100</text:p>
          </table:table-cell>
          <table:table-cell table:style-name="ce10" office:value-type="float" office:value="0.369999999999891" calcext:value-type="float">
            <text:p>0.3700</text:p>
          </table:table-cell>
          <table:table-cell table:style-name="ce10" office:value-type="float" office:value="0.336078431372555" calcext:value-type="float">
            <text:p>0.3361</text:p>
          </table:table-cell>
          <table:table-cell table:style-name="ce10" office:value-type="float" office:value="0.226764194704538" calcext:value-type="float">
            <text:p>0.2268</text:p>
          </table:table-cell>
          <table:table-cell table:style-name="ce12" office:value-type="float" office:value="0.0196078431372549" calcext:value-type="float">
            <text:p>0.01960784313725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549999999999955" calcext:value-type="float">
            <text:p>0.5500</text:p>
          </table:table-cell>
          <table:table-cell table:style-name="ce10" office:value-type="float" office:value="0.279999999999973" calcext:value-type="float">
            <text:p>0.2800</text:p>
          </table:table-cell>
          <table:table-cell table:style-name="ce10" office:value-type="float" office:value="0.259803921568619" calcext:value-type="float">
            <text:p>0.2598</text:p>
          </table:table-cell>
          <table:table-cell table:style-name="ce10" office:value-type="float" office:value="0.30562395194094" calcext:value-type="float">
            <text:p>0.3056</text:p>
          </table:table-cell>
          <table:table-cell table:style-name="ce12" office:value-type="float" office:value="0.0196078431372549" calcext:value-type="float">
            <text:p>0.01960784313725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599999999999909" calcext:value-type="float">
            <text:p>0.6000</text:p>
          </table:table-cell>
          <table:table-cell table:style-name="ce10" office:value-type="float" office:value="0.329999999999927" calcext:value-type="float">
            <text:p>0.3300</text:p>
          </table:table-cell>
          <table:table-cell table:style-name="ce10" office:value-type="float" office:value="0.302549019607813" calcext:value-type="float">
            <text:p>0.3025</text:p>
          </table:table-cell>
          <table:table-cell table:style-name="ce10" office:value-type="float" office:value="0.150539031483524" calcext:value-type="float">
            <text:p>0.1505</text:p>
          </table:table-cell>
          <table:table-cell table:style-name="ce12" office:value-type="float" office:value="0.0196078431372549" calcext:value-type="float">
            <text:p>0.01960784313725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6099999999999" calcext:value-type="float">
            <text:p>0.6100</text:p>
          </table:table-cell>
          <table:table-cell table:style-name="ce10" office:value-type="float" office:value="0.339999999999918" calcext:value-type="float">
            <text:p>0.3400</text:p>
          </table:table-cell>
          <table:table-cell table:style-name="ce10" office:value-type="float" office:value="0.307450980392158" calcext:value-type="float">
            <text:p>0.3075</text:p>
          </table:table-cell>
          <table:table-cell table:style-name="ce10" office:value-type="float" office:value="0.214895323355388" calcext:value-type="float">
            <text:p>0.214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529999999999973" calcext:value-type="float">
            <text:p>0.5300</text:p>
          </table:table-cell>
          <table:table-cell table:style-name="ce10" office:value-type="float" office:value="0.349999999999909" calcext:value-type="float">
            <text:p>0.3500</text:p>
          </table:table-cell>
          <table:table-cell table:style-name="ce10" office:value-type="float" office:value="0.319411764705891" calcext:value-type="float">
            <text:p>0.3194</text:p>
          </table:table-cell>
          <table:table-cell table:style-name="ce10" office:value-type="float" office:value="0.182148291235454" calcext:value-type="float">
            <text:p>0.182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60000000000082" calcext:value-type="float">
            <text:p>0.6600</text:p>
          </table:table-cell>
          <table:table-cell table:style-name="ce10" office:value-type="float" office:value="0.380000000000109" calcext:value-type="float">
            <text:p>0.3800</text:p>
          </table:table-cell>
          <table:table-cell table:style-name="ce10" office:value-type="float" office:value="0.35470588235294" calcext:value-type="float">
            <text:p>0.3547</text:p>
          </table:table-cell>
          <table:table-cell table:style-name="ce10" office:value-type="float" office:value="0.292820764290998" calcext:value-type="float">
            <text:p>0.2928</text:p>
          </table:table-cell>
          <table:table-cell table:style-name="ce12" office:value-type="float" office:value="0.0392156862745098" calcext:value-type="float">
            <text:p>0.039215686274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3.61999999999989" calcext:value-type="float">
            <text:p>3.6200</text:p>
          </table:table-cell>
          <table:table-cell office:value-type="float" office:value="2.70000000000005" calcext:value-type="float">
            <text:p>2.7000</text:p>
          </table:table-cell>
          <table:table-cell office:value-type="float" office:value="2.72568627450981" calcext:value-type="float">
            <text:p>2.7257</text:p>
          </table:table-cell>
          <table:table-cell office:value-type="float" office:value="0.497157922596012" calcext:value-type="float">
            <text:p>0.49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6" calcext:value-type="float">
            <text:p>16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86274509803296" calcext:value-type="float">
            <text:p>0.0786</text:p>
          </table:table-cell>
          <table:table-cell office:value-type="float" office:value="0.0282488937836479" calcext:value-type="float">
            <text:p>0.028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47058823528731" calcext:value-type="float">
            <text:p>0.0847</text:p>
          </table:table-cell>
          <table:table-cell office:value-type="float" office:value="0.0495782210251308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0919607843136508" calcext:value-type="float">
            <text:p>0.0920</text:p>
          </table:table-cell>
          <table:table-cell table:style-name="ce10" office:value-type="float" office:value="0.0203469899493752" calcext:value-type="float">
            <text:p>0.020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08627450980356" calcext:value-type="float">
            <text:p>0.1086</text:p>
          </table:table-cell>
          <table:table-cell table:style-name="ce10" office:value-type="float" office:value="0.0246576560119604" calcext:value-type="float">
            <text:p>0.024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11764705882323" calcext:value-type="float">
            <text:p>0.1118</text:p>
          </table:table-cell>
          <table:table-cell table:style-name="ce10" office:value-type="float" office:value="0.0437264222182276" calcext:value-type="float">
            <text:p>0.043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12745098039189" calcext:value-type="float">
            <text:p>0.1127</text:p>
          </table:table-cell>
          <table:table-cell table:style-name="ce10" office:value-type="float" office:value="0.0356089876296557" calcext:value-type="float">
            <text:p>0.035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59999999999991" calcext:value-type="float">
            <text:p>0.26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20784313725452" calcext:value-type="float">
            <text:p>0.1208</text:p>
          </table:table-cell>
          <table:table-cell table:style-name="ce10" office:value-type="float" office:value="0.0471593044902763" calcext:value-type="float">
            <text:p>0.047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30000000000018" calcext:value-type="float">
            <text:p>0.23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25294117647043" calcext:value-type="float">
            <text:p>0.1253</text:p>
          </table:table-cell>
          <table:table-cell table:style-name="ce10" office:value-type="float" office:value="0.0459565011724168" calcext:value-type="float">
            <text:p>0.046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131176470588241" calcext:value-type="float">
            <text:p>0.1312</text:p>
          </table:table-cell>
          <table:table-cell table:style-name="ce10" office:value-type="float" office:value="0.0389871773793392" calcext:value-type="float">
            <text:p>0.039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480000000000018" calcext:value-type="float">
            <text:p>0.48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14568627450981" calcext:value-type="float">
            <text:p>0.1457</text:p>
          </table:table-cell>
          <table:table-cell table:style-name="ce10" office:value-type="float" office:value="0.0677347768875395" calcext:value-type="float">
            <text:p>0.0677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27999999999997" calcext:value-type="float">
            <text:p>8.2800</text:p>
          </table:table-cell>
          <table:table-cell office:value-type="float" office:value="522.74" calcext:value-type="float">
            <text:p>522.7400</text:p>
          </table:table-cell>
          <table:table-cell office:value-type="float" office:value="93.52" calcext:value-type="float">
            <text:p>93.5200</text:p>
          </table:table-cell>
          <table:table-cell office:value-type="float" office:value="119.318823529412" calcext:value-type="float">
            <text:p>119.3188</text:p>
          </table:table-cell>
          <table:table-cell office:value-type="float" office:value="113.885899864733" calcext:value-type="float">
            <text:p>113.885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23529411764727" calcext:value-type="float">
            <text:p>0.0124</text:p>
          </table:table-cell>
          <table:table-cell table:style-name="ce10" office:value-type="float" office:value="0.0514392845984556" calcext:value-type="float">
            <text:p>0.0514</text:p>
          </table:table-cell>
          <table:table-cell table:style-name="ce12" office:value-type="float" office:value="0.941176470588235" calcext:value-type="float">
            <text:p>0.941176470588235</text:p>
          </table:table-cell>
          <table:table-cell table:style-name="ce2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47058823529455" calcext:value-type="float">
            <text:p>0.0247</text:p>
          </table:table-cell>
          <table:table-cell table:style-name="ce10" office:value-type="float" office:value="0.0727461339179055" calcext:value-type="float">
            <text:p>0.0727</text:p>
          </table:table-cell>
          <table:table-cell table:style-name="ce12" office:value-type="float" office:value="0.882352941176471" calcext:value-type="float">
            <text:p>0.8823529411764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42.54" calcext:value-type="float">
            <text:p>42.5400</text:p>
          </table:table-cell>
          <table:table-cell office:value-type="float" office:value="5.18000000000006" calcext:value-type="float">
            <text:p>5.1800</text:p>
          </table:table-cell>
          <table:table-cell office:value-type="float" office:value="7.39098039215686" calcext:value-type="float">
            <text:p>7.3910</text:p>
          </table:table-cell>
          <table:table-cell office:value-type="float" office:value="8.8928797360585" calcext:value-type="float">
            <text:p>8.89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0632455532033101" calcext:value-type="float">
            <text:p>0.0063</text:p>
          </table:table-cell>
          <table:table-cell office:value-type="float" office:value="0.313725490196078" calcext:value-type="float">
            <text:p>0.313725490196078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0823529411763957" calcext:value-type="float">
            <text:p>0.0082</text:p>
          </table:table-cell>
          <table:table-cell table:style-name="ce10" office:value-type="float" office:value="0.00734846922834285" calcext:value-type="float">
            <text:p>0.0073</text:p>
          </table:table-cell>
          <table:table-cell table:style-name="ce12" office:value-type="float" office:value="0.352941176470588" calcext:value-type="float">
            <text:p>0.352941176470588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0901960784312905" calcext:value-type="float">
            <text:p>0.0090</text:p>
          </table:table-cell>
          <table:table-cell table:style-name="ce10" office:value-type="float" office:value="0.00707106781185904" calcext:value-type="float">
            <text:p>0.0071</text:p>
          </table:table-cell>
          <table:table-cell table:style-name="ce12" office:value-type="float" office:value="0.274509803921569" calcext:value-type="float">
            <text:p>0.274509803921569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0745098039215009" calcext:value-type="float">
            <text:p>0.0075</text:p>
          </table:table-cell>
          <table:table-cell table:style-name="ce10" office:value-type="float" office:value="0.0103923048454038" calcext:value-type="float">
            <text:p>0.0104</text:p>
          </table:table-cell>
          <table:table-cell table:style-name="ce12" office:value-type="float" office:value="0.411764705882353" calcext:value-type="float">
            <text:p>0.411764705882353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13725490195975" calcext:value-type="float">
            <text:p>0.0114</text:p>
          </table:table-cell>
          <table:table-cell table:style-name="ce10" office:value-type="float" office:value="0.00989949493660266" calcext:value-type="float">
            <text:p>0.0099</text:p>
          </table:table-cell>
          <table:table-cell table:style-name="ce12" office:value-type="float" office:value="0.333333333333333" calcext:value-type="float">
            <text:p>0.333333333333333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17647058823422" calcext:value-type="float">
            <text:p>0.0118</text:p>
          </table:table-cell>
          <table:table-cell table:style-name="ce10" office:value-type="float" office:value="0.0154919333848156" calcext:value-type="float">
            <text:p>0.0155</text:p>
          </table:table-cell>
          <table:table-cell table:style-name="ce12" office:value-type="float" office:value="0.274509803921569" calcext:value-type="float">
            <text:p>0.274509803921569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19607843137146" calcext:value-type="float">
            <text:p>0.0120</text:p>
          </table:table-cell>
          <table:table-cell table:style-name="ce10" office:value-type="float" office:value="0.0171464281994666" calcext:value-type="float">
            <text:p>0.0171</text:p>
          </table:table-cell>
          <table:table-cell table:style-name="ce12" office:value-type="float" office:value="0.352941176470588" calcext:value-type="float">
            <text:p>0.352941176470588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2156862745087" calcext:value-type="float">
            <text:p>0.0122</text:p>
          </table:table-cell>
          <table:table-cell table:style-name="ce10" office:value-type="float" office:value="0.0169705627484617" calcext:value-type="float">
            <text:p>0.0170</text:p>
          </table:table-cell>
          <table:table-cell table:style-name="ce12" office:value-type="float" office:value="0.352941176470588" calcext:value-type="float">
            <text:p>0.352941176470588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35294117646936" calcext:value-type="float">
            <text:p>0.0135</text:p>
          </table:table-cell>
          <table:table-cell table:style-name="ce10" office:value-type="float" office:value="0.0127279220613463" calcext:value-type="float">
            <text:p>0.0127</text:p>
          </table:table-cell>
          <table:table-cell table:style-name="ce12" office:value-type="float" office:value="0.254901960784314" calcext:value-type="float">
            <text:p>0.2549019607843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3.79999999999995" calcext:value-type="float">
            <text:p>3.8000</text:p>
          </table:table-cell>
          <table:table-cell office:value-type="float" office:value="1.26999999999998" calcext:value-type="float">
            <text:p>1.2700</text:p>
          </table:table-cell>
          <table:table-cell office:value-type="float" office:value="1.40764705882352" calcext:value-type="float">
            <text:p>1.4076</text:p>
          </table:table-cell>
          <table:table-cell office:value-type="float" office:value="2.52528810237564" calcext:value-type="float">
            <text:p>2.52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282842712474362" calcext:value-type="float">
            <text:p>0.0028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29411764705401" calcext:value-type="float">
            <text:p>0.005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2" office:value-type="float" office:value="0.725490196078431" calcext:value-type="float">
            <text:p>0.72549019607843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88235294117112" calcext:value-type="float">
            <text:p>0.0059</text:p>
          </table:table-cell>
          <table:table-cell table:style-name="ce10" office:value-type="float" office:value="0.0174355957741468" calcext:value-type="float">
            <text:p>0.0174</text:p>
          </table:table-cell>
          <table:table-cell table:style-name="ce12" office:value-type="float" office:value="0.725490196078431" calcext:value-type="float">
            <text:p>0.72549019607843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82352941175668" calcext:value-type="float">
            <text:p>0.0088</text:p>
          </table:table-cell>
          <table:table-cell table:style-name="ce10" office:value-type="float" office:value="0.0140712472794575" calcext:value-type="float">
            <text:p>0.0141</text:p>
          </table:table-cell>
          <table:table-cell table:style-name="ce12" office:value-type="float" office:value="0.568627450980392" calcext:value-type="float">
            <text:p>0.568627450980392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154901960784173" calcext:value-type="float">
            <text:p>0.0155</text:p>
          </table:table-cell>
          <table:table-cell table:style-name="ce10" office:value-type="float" office:value="0.018867962264096" calcext:value-type="float">
            <text:p>0.0189</text:p>
          </table:table-cell>
          <table:table-cell table:style-name="ce12" office:value-type="float" office:value="0.333333333333333" calcext:value-type="float">
            <text:p>0.333333333333333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135294117646936" calcext:value-type="float">
            <text:p>0.0135</text:p>
          </table:table-cell>
          <table:table-cell table:style-name="ce10" office:value-type="float" office:value="0.0134907375632198" calcext:value-type="float">
            <text:p>0.0135</text:p>
          </table:table-cell>
          <table:table-cell table:style-name="ce12" office:value-type="float" office:value="0.392156862745098" calcext:value-type="float">
            <text:p>0.3921568627450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26.28" calcext:value-type="float">
            <text:p>26.2800</text:p>
          </table:table-cell>
          <table:table-cell office:value-type="float" office:value="2.3599999999999" calcext:value-type="float">
            <text:p>2.3600</text:p>
          </table:table-cell>
          <table:table-cell office:value-type="float" office:value="3.40529411764708" calcext:value-type="float">
            <text:p>3.4053</text:p>
          </table:table-cell>
          <table:table-cell office:value-type="float" office:value="4.41686653635809" calcext:value-type="float">
            <text:p>4.41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15686274509608" calcext:value-type="float">
            <text:p>0.0022</text:p>
          </table:table-cell>
          <table:table-cell table:style-name="ce10" office:value-type="float" office:value="0.00469041575981916" calcext:value-type="float">
            <text:p>0.0047</text:p>
          </table:table-cell>
          <table:table-cell table:style-name="ce12" office:value-type="float" office:value="0.784313725490196" calcext:value-type="float">
            <text:p>0.784313725490196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74509803921319" calcext:value-type="float">
            <text:p>0.0027</text:p>
          </table:table-cell>
          <table:table-cell table:style-name="ce10" office:value-type="float" office:value="0.00565685424948723" calcext:value-type="float">
            <text:p>0.0057</text:p>
          </table:table-cell>
          <table:table-cell table:style-name="ce12" office:value-type="float" office:value="0.745098039215686" calcext:value-type="float">
            <text:p>0.745098039215686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76470588235134" calcext:value-type="float">
            <text:p>0.0018</text:p>
          </table:table-cell>
          <table:table-cell table:style-name="ce10" office:value-type="float" office:value="0.00424264068711543" calcext:value-type="float">
            <text:p>0.0042</text:p>
          </table:table-cell>
          <table:table-cell table:style-name="ce12" office:value-type="float" office:value="0.823529411764706" calcext:value-type="float">
            <text:p>0.823529411764706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94117647058556" calcext:value-type="float">
            <text:p>0.0029</text:p>
          </table:table-cell>
          <table:table-cell table:style-name="ce10" office:value-type="float" office:value="0.00648074069840197" calcext:value-type="float">
            <text:p>0.0065</text:p>
          </table:table-cell>
          <table:table-cell table:style-name="ce12" office:value-type="float" office:value="0.764705882352941" calcext:value-type="float">
            <text:p>0.764705882352941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52941176470267" calcext:value-type="float">
            <text:p>0.0035</text:p>
          </table:table-cell>
          <table:table-cell table:style-name="ce10" office:value-type="float" office:value="0.00799999999999272" calcext:value-type="float">
            <text:p>0.0080</text:p>
          </table:table-cell>
          <table:table-cell table:style-name="ce12" office:value-type="float" office:value="0.725490196078431" calcext:value-type="float">
            <text:p>0.725490196078431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72549019607504" calcext:value-type="float">
            <text:p>0.0037</text:p>
          </table:table-cell>
          <table:table-cell table:style-name="ce10" office:value-type="float" office:value="0.00707106781185904" calcext:value-type="float">
            <text:p>0.0071</text:p>
          </table:table-cell>
          <table:table-cell table:style-name="ce12" office:value-type="float" office:value="0.686274509803922" calcext:value-type="float">
            <text:p>0.6862745098039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36.89" calcext:value-type="float">
            <text:p>236.8900</text:p>
          </table:table-cell>
          <table:table-cell office:value-type="float" office:value="16.7600000000002" calcext:value-type="float">
            <text:p>16.7600</text:p>
          </table:table-cell>
          <table:table-cell office:value-type="float" office:value="34.3764705882353" calcext:value-type="float">
            <text:p>34.3765</text:p>
          </table:table-cell>
          <table:table-cell office:value-type="float" office:value="56.2315887557874" calcext:value-type="float">
            <text:p>56.23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47058823530161" calcext:value-type="float">
            <text:p>0.0065</text:p>
          </table:table-cell>
          <table:table-cell table:style-name="ce10" office:value-type="float" office:value="0.0438862165149777" calcext:value-type="float">
            <text:p>0.0439</text:p>
          </table:table-cell>
          <table:table-cell table:style-name="ce12" office:value-type="float" office:value="0.941176470588235" calcext:value-type="float">
            <text:p>0.941176470588235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00000000002183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6078431376829" calcext:value-type="float">
            <text:p>0.0002</text:p>
          </table:table-cell>
          <table:table-cell table:style-name="ce10" office:value-type="float" office:value="0.00141421356240396" calcext:value-type="float">
            <text:p>0.0014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00000000002183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53658" calcext:value-type="float">
            <text:p>0.0004</text:p>
          </table:table-cell>
          <table:table-cell table:style-name="ce10" office:value-type="float" office:value="0.00200000000004366" calcext:value-type="float">
            <text:p>0.0020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66666666667844" calcext:value-type="float">
            <text:p>0.0067</text:p>
          </table:table-cell>
          <table:table-cell table:style-name="ce10" office:value-type="float" office:value="0.0439089968001956" calcext:value-type="float">
            <text:p>0.0439</text:p>
          </table:table-cell>
          <table:table-cell table:style-name="ce12" office:value-type="float" office:value="0.92156862745098" calcext:value-type="float">
            <text:p>0.92156862745098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00000000002183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6078431376829" calcext:value-type="float">
            <text:p>0.0002</text:p>
          </table:table-cell>
          <table:table-cell table:style-name="ce10" office:value-type="float" office:value="0.00141421356240396" calcext:value-type="float">
            <text:p>0.0014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86274509805527" calcext:value-type="float">
            <text:p>0.0069</text:p>
          </table:table-cell>
          <table:table-cell table:style-name="ce10" office:value-type="float" office:value="0.0434971263418716" calcext:value-type="float">
            <text:p>0.0435</text:p>
          </table:table-cell>
          <table:table-cell table:style-name="ce12" office:value-type="float" office:value="0.901960784313726" calcext:value-type="float">
            <text:p>0.901960784313726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25490196078496" calcext:value-type="float">
            <text:p>0.0125</text:p>
          </table:table-cell>
          <table:table-cell table:style-name="ce10" office:value-type="float" office:value="0.0620322496770738" calcext:value-type="float">
            <text:p>0.0620</text:p>
          </table:table-cell>
          <table:table-cell table:style-name="ce12" office:value-type="float" office:value="0.92156862745098" calcext:value-type="float">
            <text:p>0.92156862745098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20000000000164" calcext:value-type="float">
            <text:p>0.3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35294117647337" calcext:value-type="float">
            <text:p>0.0135</text:p>
          </table:table-cell>
          <table:table-cell table:style-name="ce10" office:value-type="float" office:value="0.0631030902571494" calcext:value-type="float">
            <text:p>0.0631</text:p>
          </table:table-cell>
          <table:table-cell table:style-name="ce12" office:value-type="float" office:value="0.843137254901961" calcext:value-type="float">
            <text:p>0.8431372549019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59.23" calcext:value-type="float">
            <text:p>59.2300</text:p>
          </table:table-cell>
          <table:table-cell office:value-type="float" office:value="20.4499999999998" calcext:value-type="float">
            <text:p>20.4500</text:p>
          </table:table-cell>
          <table:table-cell office:value-type="float" office:value="17.4133333333333" calcext:value-type="float">
            <text:p>17.4133</text:p>
          </table:table-cell>
          <table:table-cell office:value-type="float" office:value="20.0765538377482" calcext:value-type="float">
            <text:p>20.07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2889" calcext:value-type="float">
            <text:p>0.0014</text:p>
          </table:table-cell>
          <table:table-cell office:value-type="float" office:value="0.00424264068716902" calcext:value-type="float">
            <text:p>0.0042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11517" calcext:value-type="float">
            <text:p>0.0037</text:p>
          </table:table-cell>
          <table:table-cell office:value-type="float" office:value="0.0276405499223428" calcext:value-type="float">
            <text:p>0.0276</text:p>
          </table:table-cell>
          <table:table-cell office:value-type="float" office:value="0.764705882352941" calcext:value-type="float">
            <text:p>0.764705882352941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450980392161357" calcext:value-type="float">
            <text:p>0.0045</text:p>
          </table:table-cell>
          <table:table-cell table:style-name="ce10" office:value-type="float" office:value="0.00883176086638675" calcext:value-type="float">
            <text:p>0.0088</text:p>
          </table:table-cell>
          <table:table-cell table:style-name="ce12" office:value-type="float" office:value="0.686274509803922" calcext:value-type="float">
            <text:p>0.686274509803922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29411764712088" calcext:value-type="float">
            <text:p>0.0053</text:p>
          </table:table-cell>
          <table:table-cell table:style-name="ce10" office:value-type="float" office:value="0.0104880884817744" calcext:value-type="float">
            <text:p>0.0105</text:p>
          </table:table-cell>
          <table:table-cell table:style-name="ce12" office:value-type="float" office:value="0.647058823529412" calcext:value-type="float">
            <text:p>0.647058823529412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490196078439397" calcext:value-type="float">
            <text:p>0.0049</text:p>
          </table:table-cell>
          <table:table-cell table:style-name="ce10" office:value-type="float" office:value="0.00836660026544729" calcext:value-type="float">
            <text:p>0.0084</text:p>
          </table:table-cell>
          <table:table-cell table:style-name="ce12" office:value-type="float" office:value="0.588235294117647" calcext:value-type="float">
            <text:p>0.588235294117647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431372549023674" calcext:value-type="float">
            <text:p>0.0043</text:p>
          </table:table-cell>
          <table:table-cell table:style-name="ce10" office:value-type="float" office:value="0.0100000000000546" calcext:value-type="float">
            <text:p>0.0100</text:p>
          </table:table-cell>
          <table:table-cell table:style-name="ce12" office:value-type="float" office:value="0.745098039215686" calcext:value-type="float">
            <text:p>0.745098039215686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88235294126029" calcext:value-type="float">
            <text:p>0.0059</text:p>
          </table:table-cell>
          <table:table-cell table:style-name="ce10" office:value-type="float" office:value="0.00927361849561967" calcext:value-type="float">
            <text:p>0.0093</text:p>
          </table:table-cell>
          <table:table-cell table:style-name="ce12" office:value-type="float" office:value="0.568627450980392" calcext:value-type="float">
            <text:p>0.568627450980392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13000000000011" calcext:value-type="float">
            <text:p>2.1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130392156862827" calcext:value-type="float">
            <text:p>0.1304</text:p>
          </table:table-cell>
          <table:table-cell table:style-name="ce10" office:value-type="float" office:value="0.52019419450816" calcext:value-type="float">
            <text:p>0.5202</text:p>
          </table:table-cell>
          <table:table-cell table:style-name="ce12" office:value-type="float" office:value="0.509803921568627" calcext:value-type="float">
            <text:p>0.509803921568627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09803921573514" calcext:value-type="float">
            <text:p>0.0051</text:p>
          </table:table-cell>
          <table:table-cell table:style-name="ce10" office:value-type="float" office:value="0.0169705627484349" calcext:value-type="float">
            <text:p>0.0170</text:p>
          </table:table-cell>
          <table:table-cell table:style-name="ce12" office:value-type="float" office:value="0.647058823529412" calcext:value-type="float">
            <text:p>0.647058823529412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13000000000011" calcext:value-type="float">
            <text:p>2.1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70588235294938" calcext:value-type="float">
            <text:p>0.0471</text:p>
          </table:table-cell>
          <table:table-cell table:style-name="ce10" office:value-type="float" office:value="0.299929991831415" calcext:value-type="float">
            <text:p>0.2999</text:p>
          </table:table-cell>
          <table:table-cell table:style-name="ce12" office:value-type="float" office:value="0.549019607843137" calcext:value-type="float">
            <text:p>0.5490196078431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9" calcext:value-type="float">
            <text:p>329.4900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61568627451" calcext:value-type="float">
            <text:p>329.4616</text:p>
          </table:table-cell>
          <table:table-cell office:value-type="float" office:value="0.00599999999996423" calcext:value-type="float">
            <text:p>0.00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9.4117647058824" calcext:value-type="float">
            <text:p>29.4118</text:p>
          </table:table-cell>
          <table:table-cell office:value-type="float" office:value="54.7722557505166" calcext:value-type="float">
            <text:p>54.772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5.4901960784314" calcext:value-type="float">
            <text:p>25.4902</text:p>
          </table:table-cell>
          <table:table-cell office:value-type="float" office:value="50.9901951359278" calcext:value-type="float">
            <text:p>50.9902</text:p>
          </table:table-cell>
          <table:table-cell office:value-type="float" office:value="0.745098039215686" calcext:value-type="float">
            <text:p>0.745098039215686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50.9803921568627" calcext:value-type="float">
            <text:p>50.9804</text:p>
          </table:table-cell>
          <table:table-cell table:style-name="ce10" office:value-type="float" office:value="72.1110255092798" calcext:value-type="float">
            <text:p>72.1110</text:p>
          </table:table-cell>
          <table:table-cell table:style-name="ce12" office:value-type="float" office:value="0.490196078431373" calcext:value-type="float">
            <text:p>0.490196078431373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54.9019607843137" calcext:value-type="float">
            <text:p>54.9020</text:p>
          </table:table-cell>
          <table:table-cell table:style-name="ce10" office:value-type="float" office:value="74.8331477354788" calcext:value-type="float">
            <text:p>74.8331</text:p>
          </table:table-cell>
          <table:table-cell table:style-name="ce12" office:value-type="float" office:value="0.450980392156863" calcext:value-type="float">
            <text:p>0.450980392156863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62.7450980392157" calcext:value-type="float">
            <text:p>62.7451</text:p>
          </table:table-cell>
          <table:table-cell table:style-name="ce10" office:value-type="float" office:value="61.6441400296898" calcext:value-type="float">
            <text:p>61.6441</text:p>
          </table:table-cell>
          <table:table-cell table:style-name="ce12" office:value-type="float" office:value="0.372549019607843" calcext:value-type="float">
            <text:p>0.372549019607843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72.5490196078431" calcext:value-type="float">
            <text:p>72.5490</text:p>
          </table:table-cell>
          <table:table-cell table:style-name="ce10" office:value-type="float" office:value="52.9150262212918" calcext:value-type="float">
            <text:p>52.9150</text:p>
          </table:table-cell>
          <table:table-cell table:style-name="ce12" office:value-type="float" office:value="0.274509803921569" calcext:value-type="float">
            <text:p>0.274509803921569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74.5098039215686" calcext:value-type="float">
            <text:p>74.5098</text:p>
          </table:table-cell>
          <table:table-cell table:style-name="ce10" office:value-type="float" office:value="50.9901951359278" calcext:value-type="float">
            <text:p>50.9902</text:p>
          </table:table-cell>
          <table:table-cell table:style-name="ce12" office:value-type="float" office:value="0.254901960784314" calcext:value-type="float">
            <text:p>0.254901960784314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62.7450980392157" calcext:value-type="float">
            <text:p>62.7451</text:p>
          </table:table-cell>
          <table:table-cell table:style-name="ce10" office:value-type="float" office:value="80" calcext:value-type="float">
            <text:p>80.0000</text:p>
          </table:table-cell>
          <table:table-cell table:style-name="ce12" office:value-type="float" office:value="0.372549019607843" calcext:value-type="float">
            <text:p>0.372549019607843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78.4313725490196" calcext:value-type="float">
            <text:p>78.4314</text:p>
          </table:table-cell>
          <table:table-cell table:style-name="ce10" office:value-type="float" office:value="89.4427190999916" calcext:value-type="float">
            <text:p>89.4427</text:p>
          </table:table-cell>
          <table:table-cell table:style-name="ce12" office:value-type="float" office:value="0.215686274509804" calcext:value-type="float">
            <text:p>0.215686274509804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82.3529411764706" calcext:value-type="float">
            <text:p>82.3529</text:p>
          </table:table-cell>
          <table:table-cell table:style-name="ce10" office:value-type="float" office:value="42.4264068711929" calcext:value-type="float">
            <text:p>42.4264</text:p>
          </table:table-cell>
          <table:table-cell table:style-name="ce12"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07" calcext:value-type="float">
            <text:p>106.0700</text:p>
          </table:table-cell>
          <table:table-cell office:value-type="float" office:value="135.26" calcext:value-type="float">
            <text:p>135.2600</text:p>
          </table:table-cell>
          <table:table-cell office:value-type="float" office:value="118.94" calcext:value-type="float">
            <text:p>118.9400</text:p>
          </table:table-cell>
          <table:table-cell office:value-type="float" office:value="118.80862745098" calcext:value-type="float">
            <text:p>118.8086</text:p>
          </table:table-cell>
          <table:table-cell office:value-type="float" office:value="7.30854212548584" calcext:value-type="float">
            <text:p>7.30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0784313725476" calcext:value-type="float">
            <text:p>0.0261</text:p>
          </table:table-cell>
          <table:table-cell office:value-type="float" office:value="0.133093951778427" calcext:value-type="float">
            <text:p>0.1331</text:p>
          </table:table-cell>
          <table:table-cell office:value-type="float" office:value="0.96078431372549" calcext:value-type="float">
            <text:p>0.9607843137254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3529411764707" calcext:value-type="float">
            <text:p>0.0135</text:p>
          </table:table-cell>
          <table:table-cell table:style-name="ce10" office:value-type="float" office:value="0.0975807358037513" calcext:value-type="float">
            <text:p>0.0976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62745098039244" calcext:value-type="float">
            <text:p>0.0263</text:p>
          </table:table-cell>
          <table:table-cell table:style-name="ce10" office:value-type="float" office:value="0.134059688198966" calcext:value-type="float">
            <text:p>0.1341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3529411764707" calcext:value-type="float">
            <text:p>0.0135</text:p>
          </table:table-cell>
          <table:table-cell table:style-name="ce10" office:value-type="float" office:value="0.0975807358037513" calcext:value-type="float">
            <text:p>0.0976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674509803921579" calcext:value-type="float">
            <text:p>0.0675</text:p>
          </table:table-cell>
          <table:table-cell table:style-name="ce10" office:value-type="float" office:value="0.217568380055562" calcext:value-type="float">
            <text:p>0.2176</text:p>
          </table:table-cell>
          <table:table-cell table:style-name="ce12" office:value-type="float" office:value="0.901960784313726" calcext:value-type="float">
            <text:p>0.901960784313726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05882352941209" calcext:value-type="float">
            <text:p>0.0406</text:p>
          </table:table-cell>
          <table:table-cell table:style-name="ce10" office:value-type="float" office:value="0.169014792252053" calcext:value-type="float">
            <text:p>0.1690</text:p>
          </table:table-cell>
          <table:table-cell table:style-name="ce12" office:value-type="float" office:value="0.941176470588235" calcext:value-type="float">
            <text:p>0.941176470588235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8039215686314" calcext:value-type="float">
            <text:p>0.0398</text:p>
          </table:table-cell>
          <table:table-cell table:style-name="ce10" office:value-type="float" office:value="0.165813147850239" calcext:value-type="float">
            <text:p>0.1658</text:p>
          </table:table-cell>
          <table:table-cell table:style-name="ce12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4.41" calcext:value-type="float">
            <text:p>114.4100</text:p>
          </table:table-cell>
          <table:table-cell office:value-type="float" office:value="201.56" calcext:value-type="float">
            <text:p>201.5600</text:p>
          </table:table-cell>
          <table:table-cell office:value-type="float" office:value="171.07" calcext:value-type="float">
            <text:p>171.0700</text:p>
          </table:table-cell>
          <table:table-cell office:value-type="float" office:value="166.084705882353" calcext:value-type="float">
            <text:p>166.0847</text:p>
          </table:table-cell>
          <table:table-cell office:value-type="float" office:value="32.6361922104893" calcext:value-type="float">
            <text:p>32.636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31" calcext:value-type="float">
            <text:p>100.3100</text:p>
          </table:table-cell>
          <table:table-cell office:value-type="float" office:value="100.12" calcext:value-type="float">
            <text:p>100.1200</text:p>
          </table:table-cell>
          <table:table-cell office:value-type="float" office:value="100.130392156863" calcext:value-type="float">
            <text:p>100.1304</text:p>
          </table:table-cell>
          <table:table-cell office:value-type="float" office:value="0.116593310271248" calcext:value-type="float">
            <text:p>0.11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100.05" calcext:value-type="float">
            <text:p>100.0500</text:p>
          </table:table-cell>
          <table:table-cell office:value-type="float" office:value="100.044901960784" calcext:value-type="float">
            <text:p>100.0449</text:p>
          </table:table-cell>
          <table:table-cell office:value-type="float" office:value="0.0221359436210907" calcext:value-type="float">
            <text:p>0.02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52.8600000000001" calcext:value-type="float">
            <text:p>52.8600</text:p>
          </table:table-cell>
          <table:table-cell office:value-type="float" office:value="51.9945098039215" calcext:value-type="float">
            <text:p>51.9945</text:p>
          </table:table-cell>
          <table:table-cell office:value-type="float" office:value="31.8935821757293" calcext:value-type="float">
            <text:p>31.893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0.0900000000001455" calcext:value-type="float">
            <text:p>0.0900</text:p>
          </table:table-cell>
          <table:table-cell table:style-name="ce10" office:value-type="float" office:value="100.06" calcext:value-type="float">
            <text:p>100.0600</text:p>
          </table:table-cell>
          <table:table-cell table:style-name="ce10" office:value-type="float" office:value="48.3000000000002" calcext:value-type="float">
            <text:p>48.3000</text:p>
          </table:table-cell>
          <table:table-cell table:style-name="ce10" office:value-type="float" office:value="53.9958823529412" calcext:value-type="float">
            <text:p>53.9959</text:p>
          </table:table-cell>
          <table:table-cell table:style-name="ce10" office:value-type="float" office:value="62.056778743341" calcext:value-type="float">
            <text:p>62.056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2.9699999999998" calcext:value-type="float">
            <text:p>2.9700</text:p>
          </table:table-cell>
          <table:table-cell table:style-name="ce10" office:value-type="float" office:value="100.09" calcext:value-type="float">
            <text:p>100.0900</text:p>
          </table:table-cell>
          <table:table-cell table:style-name="ce10" office:value-type="float" office:value="65.9899999999998" calcext:value-type="float">
            <text:p>65.9900</text:p>
          </table:table-cell>
          <table:table-cell table:style-name="ce10" office:value-type="float" office:value="66.2345098039216" calcext:value-type="float">
            <text:p>66.2345</text:p>
          </table:table-cell>
          <table:table-cell table:style-name="ce10" office:value-type="float" office:value="42.4449323712501" calcext:value-type="float">
            <text:p>42.444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0.920000000000073" calcext:value-type="float">
            <text:p>0.9200</text:p>
          </table:table-cell>
          <table:table-cell table:style-name="ce10" office:value-type="float" office:value="100.07" calcext:value-type="float">
            <text:p>100.0700</text:p>
          </table:table-cell>
          <table:table-cell table:style-name="ce10" office:value-type="float" office:value="65.23" calcext:value-type="float">
            <text:p>65.2300</text:p>
          </table:table-cell>
          <table:table-cell table:style-name="ce10" office:value-type="float" office:value="65.6603921568627" calcext:value-type="float">
            <text:p>65.6604</text:p>
          </table:table-cell>
          <table:table-cell table:style-name="ce10" office:value-type="float" office:value="30.0397461041202" calcext:value-type="float">
            <text:p>30.039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29.79" calcext:value-type="float">
            <text:p>29.7900</text:p>
          </table:table-cell>
          <table:table-cell table:style-name="ce10" office:value-type="float" office:value="100.1" calcext:value-type="float">
            <text:p>100.1000</text:p>
          </table:table-cell>
          <table:table-cell table:style-name="ce10" office:value-type="float" office:value="65.6700000000001" calcext:value-type="float">
            <text:p>65.6700</text:p>
          </table:table-cell>
          <table:table-cell table:style-name="ce10" office:value-type="float" office:value="69.7533333333333" calcext:value-type="float">
            <text:p>69.7533</text:p>
          </table:table-cell>
          <table:table-cell table:style-name="ce10" office:value-type="float" office:value="28.5809896259734" calcext:value-type="float">
            <text:p>28.58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22.0799999999999" calcext:value-type="float">
            <text:p>22.0800</text:p>
          </table:table-cell>
          <table:table-cell table:style-name="ce10" office:value-type="float" office:value="100.11" calcext:value-type="float">
            <text:p>100.1100</text:p>
          </table:table-cell>
          <table:table-cell table:style-name="ce10" office:value-type="float" office:value="85.9899999999998" calcext:value-type="float">
            <text:p>85.9900</text:p>
          </table:table-cell>
          <table:table-cell table:style-name="ce10" office:value-type="float" office:value="76.5374509803922" calcext:value-type="float">
            <text:p>76.5375</text:p>
          </table:table-cell>
          <table:table-cell table:style-name="ce10" office:value-type="float" office:value="29.06941058914" calcext:value-type="float">
            <text:p>29.069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3.38000000000011" calcext:value-type="float">
            <text:p>3.3800</text:p>
          </table:table-cell>
          <table:table-cell table:style-name="ce10" office:value-type="float" office:value="100.09" calcext:value-type="float">
            <text:p>100.0900</text:p>
          </table:table-cell>
          <table:table-cell table:style-name="ce10" office:value-type="float" office:value="66.3699999999999" calcext:value-type="float">
            <text:p>66.3700</text:p>
          </table:table-cell>
          <table:table-cell table:style-name="ce10" office:value-type="float" office:value="66.1301960784314" calcext:value-type="float">
            <text:p>66.1302</text:p>
          </table:table-cell>
          <table:table-cell table:style-name="ce10" office:value-type="float" office:value="43.1498927229258" calcext:value-type="float">
            <text:p>43.149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30.5300000000002" calcext:value-type="float">
            <text:p>30.5300</text:p>
          </table:table-cell>
          <table:table-cell table:style-name="ce10" office:value-type="float" office:value="100.11" calcext:value-type="float">
            <text:p>100.1100</text:p>
          </table:table-cell>
          <table:table-cell table:style-name="ce10" office:value-type="float" office:value="87.6300000000001" calcext:value-type="float">
            <text:p>87.6300</text:p>
          </table:table-cell>
          <table:table-cell table:style-name="ce10" office:value-type="float" office:value="78.5903921568628" calcext:value-type="float">
            <text:p>78.5904</text:p>
          </table:table-cell>
          <table:table-cell table:style-name="ce10" office:value-type="float" office:value="33.3622628728929" calcext:value-type="float">
            <text:p>33.362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30.8699999999999" calcext:value-type="float">
            <text:p>30.8700</text:p>
          </table:table-cell>
          <table:table-cell table:style-name="ce10" office:value-type="float" office:value="100.1" calcext:value-type="float">
            <text:p>100.1000</text:p>
          </table:table-cell>
          <table:table-cell table:style-name="ce10" office:value-type="float" office:value="85.25" calcext:value-type="float">
            <text:p>85.2500</text:p>
          </table:table-cell>
          <table:table-cell table:style-name="ce10" office:value-type="float" office:value="79.0743137254902" calcext:value-type="float">
            <text:p>79.0743</text:p>
          </table:table-cell>
          <table:table-cell table:style-name="ce10" office:value-type="float" office:value="26.3191735812507" calcext:value-type="float">
            <text:p>26.3192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7999999999993" calcext:value-type="float">
            <text:p>1.5800</text:p>
          </table:table-cell>
          <table:table-cell office:value-type="float" office:value="400.22" calcext:value-type="float">
            <text:p>400.2200</text:p>
          </table:table-cell>
          <table:table-cell office:value-type="float" office:value="5" calcext:value-type="float">
            <text:p>5.0000</text:p>
          </table:table-cell>
          <table:table-cell office:value-type="float" office:value="136.23568627451" calcext:value-type="float">
            <text:p>136.2357</text:p>
          </table:table-cell>
          <table:table-cell office:value-type="float" office:value="230.892189846257" calcext:value-type="float">
            <text:p>230.89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739999999999782" calcext:value-type="float">
            <text:p>0.7400</text:p>
          </table:table-cell>
          <table:table-cell office:value-type="float" office:value="0.449999999999818" calcext:value-type="float">
            <text:p>0.4500</text:p>
          </table:table-cell>
          <table:table-cell office:value-type="float" office:value="0.461372549019585" calcext:value-type="float">
            <text:p>0.4614</text:p>
          </table:table-cell>
          <table:table-cell office:value-type="float" office:value="0.234959570990297" calcext:value-type="float">
            <text:p>0.23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office:value-type="float" office:value="0.909999999999854" calcext:value-type="float">
            <text:p>0.91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560392156862753" calcext:value-type="float">
            <text:p>0.5604</text:p>
          </table:table-cell>
          <table:table-cell office:value-type="float" office:value="0.291592180965185" calcext:value-type="float">
            <text:p>0.291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199999999999818" calcext:value-type="float">
            <text:p>0.2000</text:p>
          </table:table-cell>
          <table:table-cell table:style-name="ce10" office:value-type="float" office:value="1.25" calcext:value-type="float">
            <text:p>1.2500</text:p>
          </table:table-cell>
          <table:table-cell table:style-name="ce10" office:value-type="float" office:value="0.639999999999873" calcext:value-type="float">
            <text:p>0.6400</text:p>
          </table:table-cell>
          <table:table-cell table:style-name="ce10" office:value-type="float" office:value="0.655098039215683" calcext:value-type="float">
            <text:p>0.6551</text:p>
          </table:table-cell>
          <table:table-cell table:style-name="ce10" office:value-type="float" office:value="0.207894203863394" calcext:value-type="float">
            <text:p>0.207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29999999999836" calcext:value-type="float">
            <text:p>0.4300</text:p>
          </table:table-cell>
          <table:table-cell table:style-name="ce10" office:value-type="float" office:value="1.30999999999995" calcext:value-type="float">
            <text:p>1.3100</text:p>
          </table:table-cell>
          <table:table-cell table:style-name="ce10" office:value-type="float" office:value="0.710000000000036" calcext:value-type="float">
            <text:p>0.7100</text:p>
          </table:table-cell>
          <table:table-cell table:style-name="ce10" office:value-type="float" office:value="0.737058823529441" calcext:value-type="float">
            <text:p>0.7371</text:p>
          </table:table-cell>
          <table:table-cell table:style-name="ce10" office:value-type="float" office:value="0.22379454863778" calcext:value-type="float">
            <text:p>0.223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29999999999836" calcext:value-type="float">
            <text:p>0.4300</text:p>
          </table:table-cell>
          <table:table-cell table:style-name="ce10" office:value-type="float" office:value="1.5" calcext:value-type="float">
            <text:p>1.5000</text:p>
          </table:table-cell>
          <table:table-cell table:style-name="ce10" office:value-type="float" office:value="0.889999999999873" calcext:value-type="float">
            <text:p>0.8900</text:p>
          </table:table-cell>
          <table:table-cell table:style-name="ce10" office:value-type="float" office:value="0.897254901960771" calcext:value-type="float">
            <text:p>0.8973</text:p>
          </table:table-cell>
          <table:table-cell table:style-name="ce10" office:value-type="float" office:value="0.660950830243835" calcext:value-type="float">
            <text:p>0.66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29999999999836" calcext:value-type="float">
            <text:p>0.4300</text:p>
          </table:table-cell>
          <table:table-cell table:style-name="ce10" office:value-type="float" office:value="1.55000000000018" calcext:value-type="float">
            <text:p>1.5500</text:p>
          </table:table-cell>
          <table:table-cell table:style-name="ce10" office:value-type="float" office:value="0.940000000000055" calcext:value-type="float">
            <text:p>0.9400</text:p>
          </table:table-cell>
          <table:table-cell table:style-name="ce10" office:value-type="float" office:value="0.928039215686282" calcext:value-type="float">
            <text:p>0.9280</text:p>
          </table:table-cell>
          <table:table-cell table:style-name="ce10" office:value-type="float" office:value="0.571930065655038" calcext:value-type="float">
            <text:p>0.571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320000000000164" calcext:value-type="float">
            <text:p>0.3200</text:p>
          </table:table-cell>
          <table:table-cell table:style-name="ce10" office:value-type="float" office:value="1.42000000000007" calcext:value-type="float">
            <text:p>1.4200</text:p>
          </table:table-cell>
          <table:table-cell table:style-name="ce10" office:value-type="float" office:value="0.9699999999998" calcext:value-type="float">
            <text:p>0.9700</text:p>
          </table:table-cell>
          <table:table-cell table:style-name="ce10" office:value-type="float" office:value="0.97568627450979" calcext:value-type="float">
            <text:p>0.9757</text:p>
          </table:table-cell>
          <table:table-cell table:style-name="ce10" office:value-type="float" office:value="0.256694370799191" calcext:value-type="float">
            <text:p>0.256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5300000000002" calcext:value-type="float">
            <text:p>0.5300</text:p>
          </table:table-cell>
          <table:table-cell table:style-name="ce10" office:value-type="float" office:value="1.73000000000002" calcext:value-type="float">
            <text:p>1.7300</text:p>
          </table:table-cell>
          <table:table-cell table:style-name="ce10" office:value-type="float" office:value="1.03999999999996" calcext:value-type="float">
            <text:p>1.0400</text:p>
          </table:table-cell>
          <table:table-cell table:style-name="ce10" office:value-type="float" office:value="1.03450980392157" calcext:value-type="float">
            <text:p>1.0345</text:p>
          </table:table-cell>
          <table:table-cell table:style-name="ce10" office:value-type="float" office:value="0.334245418816674" calcext:value-type="float">
            <text:p>0.33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1.63000000000011" calcext:value-type="float">
            <text:p>1.6300</text:p>
          </table:table-cell>
          <table:table-cell table:style-name="ce10" office:value-type="float" office:value="1.11000000000013" calcext:value-type="float">
            <text:p>1.1100</text:p>
          </table:table-cell>
          <table:table-cell table:style-name="ce10" office:value-type="float" office:value="1.05098039215684" calcext:value-type="float">
            <text:p>1.0510</text:p>
          </table:table-cell>
          <table:table-cell table:style-name="ce10" office:value-type="float" office:value="0.264786706614951" calcext:value-type="float">
            <text:p>0.264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40000000000055" calcext:value-type="float">
            <text:p>0.4400</text:p>
          </table:table-cell>
          <table:table-cell table:style-name="ce10" office:value-type="float" office:value="1.59999999999991" calcext:value-type="float">
            <text:p>1.6000</text:p>
          </table:table-cell>
          <table:table-cell table:style-name="ce10" office:value-type="float" office:value="1.0300000000002" calcext:value-type="float">
            <text:p>1.0300</text:p>
          </table:table-cell>
          <table:table-cell table:style-name="ce10" office:value-type="float" office:value="1.04156862745095" calcext:value-type="float">
            <text:p>1.0416</text:p>
          </table:table-cell>
          <table:table-cell table:style-name="ce10" office:value-type="float" office:value="0.27262061550803" calcext:value-type="float">
            <text:p>0.2726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478.4" calcext:value-type="float">
            <text:p>478.4000</text:p>
          </table:table-cell>
          <table:table-cell office:value-type="float" office:value="372.23" calcext:value-type="float">
            <text:p>372.2300</text:p>
          </table:table-cell>
          <table:table-cell office:value-type="float" office:value="381.448235294118" calcext:value-type="float">
            <text:p>381.4482</text:p>
          </table:table-cell>
          <table:table-cell office:value-type="float" office:value="37.0394702985882" calcext:value-type="float">
            <text:p>37.039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4.626470588235" calcext:value-type="float">
            <text:p>334.6265</text:p>
          </table:table-cell>
          <table:table-cell office:value-type="float" office:value="16.3879167071351" calcext:value-type="float">
            <text:p>16.38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275.992156862745" calcext:value-type="float">
            <text:p>275.9922</text:p>
          </table:table-cell>
          <table:table-cell office:value-type="float" office:value="160.352964768351" calcext:value-type="float">
            <text:p>160.3530</text:p>
          </table:table-cell>
          <table:table-cell office:value-type="float" office:value="0.196078431372549" calcext:value-type="float">
            <text:p>0.196078431372549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56.83" calcext:value-type="float">
            <text:p>356.8300</text:p>
          </table:table-cell>
          <table:table-cell table:style-name="ce10" office:value-type="float" office:value="342.72" calcext:value-type="float">
            <text:p>342.7200</text:p>
          </table:table-cell>
          <table:table-cell table:style-name="ce10" office:value-type="float" office:value="321.315294117647" calcext:value-type="float">
            <text:p>321.3153</text:p>
          </table:table-cell>
          <table:table-cell table:style-name="ce10" office:value-type="float" office:value="84.9842712976936" calcext:value-type="float">
            <text:p>84.9843</text:p>
          </table:table-cell>
          <table:table-cell table:style-name="ce12" office:value-type="float" office:value="0.0392156862745098" calcext:value-type="float">
            <text:p>0.03921568627451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1.317843137255" calcext:value-type="float">
            <text:p>331.3178</text:p>
          </table:table-cell>
          <table:table-cell table:style-name="ce10" office:value-type="float" office:value="87.8915652835925" calcext:value-type="float">
            <text:p>87.8916</text:p>
          </table:table-cell>
          <table:table-cell table:style-name="ce12" office:value-type="float" office:value="0.0588235294117647" calcext:value-type="float">
            <text:p>0.058823529411765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3.063529411765" calcext:value-type="float">
            <text:p>333.0635</text:p>
          </table:table-cell>
          <table:table-cell table:style-name="ce10" office:value-type="float" office:value="84.8697774947007" calcext:value-type="float">
            <text:p>84.8698</text:p>
          </table:table-cell>
          <table:table-cell table:style-name="ce12" office:value-type="float" office:value="0.0588235294117647" calcext:value-type="float">
            <text:p>0.058823529411765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315.9" calcext:value-type="float">
            <text:p>315.9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55.023529411765" calcext:value-type="float">
            <text:p>355.0235</text:p>
          </table:table-cell>
          <table:table-cell table:style-name="ce10" office:value-type="float" office:value="7.20959568907991" calcext:value-type="float">
            <text:p>7.209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41.286862745098" calcext:value-type="float">
            <text:p>341.2869</text:p>
          </table:table-cell>
          <table:table-cell table:style-name="ce10" office:value-type="float" office:value="71.7197636080878" calcext:value-type="float">
            <text:p>71.7198</text:p>
          </table:table-cell>
          <table:table-cell table:style-name="ce12" office:value-type="float" office:value="0.0392156862745098" calcext:value-type="float">
            <text:p>0.03921568627451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0.523921568627" calcext:value-type="float">
            <text:p>330.5239</text:p>
          </table:table-cell>
          <table:table-cell table:style-name="ce10" office:value-type="float" office:value="94.6648021283518" calcext:value-type="float">
            <text:p>94.6648</text:p>
          </table:table-cell>
          <table:table-cell table:style-name="ce12" office:value-type="float" office:value="0.0588235294117647" calcext:value-type="float">
            <text:p>0.058823529411765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4.601176470588" calcext:value-type="float">
            <text:p>334.6012</text:p>
          </table:table-cell>
          <table:table-cell table:style-name="ce10" office:value-type="float" office:value="87.4965714642579" calcext:value-type="float">
            <text:p>87.4966</text:p>
          </table:table-cell>
          <table:table-cell table:style-name="ce12" office:value-type="float" office:value="0.0588235294117647" calcext:value-type="float">
            <text:p>0.058823529411765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0.327450980392" calcext:value-type="float">
            <text:p>330.3275</text:p>
          </table:table-cell>
          <table:table-cell table:style-name="ce10" office:value-type="float" office:value="94.6735528540046" calcext:value-type="float">
            <text:p>94.6736</text:p>
          </table:table-cell>
          <table:table-cell table:style-name="ce12"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42" calcext:value-type="float">
            <text:p>203.4200</text:p>
          </table:table-cell>
          <table:table-cell office:value-type="float" office:value="217.03" calcext:value-type="float">
            <text:p>217.0300</text:p>
          </table:table-cell>
          <table:table-cell office:value-type="float" office:value="207.18" calcext:value-type="float">
            <text:p>207.1800</text:p>
          </table:table-cell>
          <table:table-cell office:value-type="float" office:value="207.598039215686" calcext:value-type="float">
            <text:p>207.5980</text:p>
          </table:table-cell>
          <table:table-cell office:value-type="float" office:value="4.31293960078265" calcext:value-type="float">
            <text:p>4.3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588235294" calcext:value-type="float">
            <text:p>100.0006</text:p>
          </table:table-cell>
          <table:table-cell table:style-name="ce10" office:value-type="float" office:value="0.00244948974283665" calcext:value-type="float">
            <text:p>0.002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960784314" calcext:value-type="float">
            <text:p>100.0020</text:p>
          </table:table-cell>
          <table:table-cell table:style-name="ce10" office:value-type="float" office:value="0.00529150262217593" calcext:value-type="float">
            <text:p>0.005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784313726" calcext:value-type="float">
            <text:p>100.0008</text:p>
          </table:table-cell>
          <table:table-cell table:style-name="ce10" office:value-type="float" office:value="0.00282842712480793" calcext:value-type="float">
            <text:p>0.002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588235294" calcext:value-type="float">
            <text:p>100.0006</text:p>
          </table:table-cell>
          <table:table-cell table:style-name="ce10" office:value-type="float" office:value="0.00244948974283665" calcext:value-type="float">
            <text:p>0.002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588235294" calcext:value-type="float">
            <text:p>100.0006</text:p>
          </table:table-cell>
          <table:table-cell table:style-name="ce10" office:value-type="float" office:value="0.00244948974283665" calcext:value-type="float">
            <text:p>0.002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960784314" calcext:value-type="float">
            <text:p>100.0020</text:p>
          </table:table-cell>
          <table:table-cell table:style-name="ce10" office:value-type="float" office:value="0.0044721359550972" calcext:value-type="float">
            <text:p>0.004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176470588" calcext:value-type="float">
            <text:p>100.0012</text:p>
          </table:table-cell>
          <table:table-cell table:style-name="ce10" office:value-type="float" office:value="0.00346410161521337" calcext:value-type="float">
            <text:p>0.003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960784314" calcext:value-type="float">
            <text:p>100.0020</text:p>
          </table:table-cell>
          <table:table-cell table:style-name="ce10" office:value-type="float" office:value="0.00489897948563616" calcext:value-type="float">
            <text:p>0.0049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.1" calcext:value-type="float">
            <text:p>273.1000</text:p>
          </table:table-cell>
          <table:table-cell office:value-type="float" office:value="932.62" calcext:value-type="float">
            <text:p>932.6200</text:p>
          </table:table-cell>
          <table:table-cell office:value-type="float" office:value="687.33" calcext:value-type="float">
            <text:p>687.3300</text:p>
          </table:table-cell>
          <table:table-cell office:value-type="float" office:value="696.045294117647" calcext:value-type="float">
            <text:p>696.0453</text:p>
          </table:table-cell>
          <table:table-cell office:value-type="float" office:value="245.138545602278" calcext:value-type="float">
            <text:p>245.13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6078431373" calcext:value-type="float">
            <text:p>184.3661</text:p>
          </table:table-cell>
          <table:table-cell office:value-type="float" office:value="0.068731361109631" calcext:value-type="float">
            <text:p>0.06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8" calcext:value-type="float">
            <text:p>184.4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73921568628" calcext:value-type="float">
            <text:p>184.3739</text:p>
          </table:table-cell>
          <table:table-cell office:value-type="float" office:value="0.0325269119346145" calcext:value-type="float">
            <text:p>0.03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51" calcext:value-type="float">
            <text:p>184.51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379607843137" calcext:value-type="float">
            <text:p>184.3796</text:p>
          </table:table-cell>
          <table:table-cell table:style-name="ce10" office:value-type="float" office:value="0.0484767985742177" calcext:value-type="float">
            <text:p>0.048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55" calcext:value-type="float">
            <text:p>184.55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389215686275" calcext:value-type="float">
            <text:p>184.3892</text:p>
          </table:table-cell>
          <table:table-cell table:style-name="ce10" office:value-type="float" office:value="0.082716382899719" calcext:value-type="float">
            <text:p>0.082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53" calcext:value-type="float">
            <text:p>184.5300</text:p>
          </table:table-cell>
          <table:table-cell table:style-name="ce10" office:value-type="float" office:value="184.39" calcext:value-type="float">
            <text:p>184.3900</text:p>
          </table:table-cell>
          <table:table-cell table:style-name="ce10" office:value-type="float" office:value="184.393137254902" calcext:value-type="float">
            <text:p>184.3931</text:p>
          </table:table-cell>
          <table:table-cell table:style-name="ce10" office:value-type="float" office:value="0.0439772668545283" calcext:value-type="float">
            <text:p>0.044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9" calcext:value-type="float">
            <text:p>184.69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406274509804" calcext:value-type="float">
            <text:p>184.4063</text:p>
          </table:table-cell>
          <table:table-cell table:style-name="ce10" office:value-type="float" office:value="0.0694550214167698" calcext:value-type="float">
            <text:p>0.069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1" calcext:value-type="float">
            <text:p>184.61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396470588235" calcext:value-type="float">
            <text:p>184.3965</text:p>
          </table:table-cell>
          <table:table-cell table:style-name="ce10" office:value-type="float" office:value="0.0469041575981781" calcext:value-type="float">
            <text:p>0.046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1" calcext:value-type="float">
            <text:p>184.61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401568627451" calcext:value-type="float">
            <text:p>184.4016</text:p>
          </table:table-cell>
          <table:table-cell table:style-name="ce10" office:value-type="float" office:value="0.0575152153781429" calcext:value-type="float">
            <text:p>0.057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71" calcext:value-type="float">
            <text:p>184.7100</text:p>
          </table:table-cell>
          <table:table-cell table:style-name="ce10" office:value-type="float" office:value="184.43" calcext:value-type="float">
            <text:p>184.4300</text:p>
          </table:table-cell>
          <table:table-cell table:style-name="ce10" office:value-type="float" office:value="184.44" calcext:value-type="float">
            <text:p>184.4400</text:p>
          </table:table-cell>
          <table:table-cell table:style-name="ce10" office:value-type="float" office:value="0.0866371744691823" calcext:value-type="float">
            <text:p>0.086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" calcext:value-type="float">
            <text:p>184.6000</text:p>
          </table:table-cell>
          <table:table-cell table:number-columns-repeated="2" table:style-name="ce10" office:value-type="float" office:value="184.43" calcext:value-type="float">
            <text:p>184.4300</text:p>
          </table:table-cell>
          <table:table-cell table:style-name="ce10" office:value-type="float" office:value="0.0822921624458195" calcext:value-type="float">
            <text:p>0.0823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48:.B177])" office:value-type="float" office:value="55.0484333333334" calcext:value-type="float">
            <text:p>55.0484333333334</text:p>
          </table:table-cell>
          <table:table-cell table:style-name="Default" table:formula="of:=AVERAGE([.C148:.C177])" office:value-type="float" office:value="646.788566666667" calcext:value-type="float">
            <text:p>646.788566666667</text:p>
          </table:table-cell>
          <table:table-cell table:style-name="Default" table:formula="of:=AVERAGE([.D148:.D177])" office:value-type="float" office:value="95.909" calcext:value-type="float">
            <text:p>95.909</text:p>
          </table:table-cell>
          <table:table-cell table:style-name="Default" table:formula="of:=AVERAGE([.E148:.E177])" office:value-type="float" office:value="150.438144444444" calcext:value-type="float">
            <text:p>150.438144444444</text:p>
          </table:table-cell>
          <table:table-cell table:style-name="Default" table:formula="of:=AVERAGE([.F148:.F177])" office:value-type="float" office:value="146.202847192707" calcext:value-type="float">
            <text:p>146.202847192707</text:p>
          </table:table-cell>
          <table:table-cell table:style-name="Default" table:formula="of:=AVERAGE([.G148:.G177])" office:value-type="float" office:value="0.0379084967320262" calcext:value-type="float">
            <text:p>0.037908496732026</text:p>
          </table:table-cell>
          <table:table-cell/>
          <table:table-cell table:style-name="Default" table:formula="of:=AVERAGE([.I148:.I177])" office:value-type="float" office:value="40.9956666666667" calcext:value-type="float">
            <text:p>40.9956666666667</text:p>
          </table:table-cell>
          <table:table-cell table:style-name="Default" table:formula="of:=AVERAGE([.J148:.J177])" office:value-type="float" office:value="41.9263333333333" calcext:value-type="float">
            <text:p>41.9263333333333</text:p>
          </table:table-cell>
          <table:table-cell table:style-name="Default" table:formula="of:=AVERAGE([.K148:.K177])" office:value-type="float" office:value="41.9044666666667" calcext:value-type="float">
            <text:p>41.9044666666667</text:p>
          </table:table-cell>
          <table:table-cell table:style-name="Default" table:formula="of:=AVERAGE([.L148:.L177])" office:value-type="float" office:value="41.8876725490196" calcext:value-type="float">
            <text:p>41.8876725490196</text:p>
          </table:table-cell>
          <table:table-cell table:style-name="Default" table:formula="of:=AVERAGE([.M148:.M177])" office:value-type="float" office:value="0.139455287676384" calcext:value-type="float">
            <text:p>0.139455287676384</text:p>
          </table:table-cell>
          <table:table-cell table:style-name="Default" table:formula="of:=AVERAGE([.N148:.N177])" office:value-type="float" office:value="0.56078431372549" calcext:value-type="float">
            <text:p>0.56078431372549</text:p>
          </table:table-cell>
          <table:table-cell table:style-name="Default" table:formula="of:=AVERAGE([.O148:.O177])" office:value-type="float" office:value="15.5" calcext:value-type="float">
            <text:p>15.5</text:p>
          </table:table-cell>
          <table:table-cell table:style-name="Default" table:formula="of:=AVERAGE([.P148:.P177])" office:value-type="float" office:value="29.5140666666667" calcext:value-type="float">
            <text:p>29.5140666666667</text:p>
          </table:table-cell>
          <table:table-cell table:style-name="Default" table:formula="of:=AVERAGE([.Q148:.Q177])" office:value-type="float" office:value="34.7630666666666" calcext:value-type="float">
            <text:p>34.7630666666666</text:p>
          </table:table-cell>
          <table:table-cell table:style-name="Default" table:formula="of:=AVERAGE([.R148:.R177])" office:value-type="float" office:value="30.9321" calcext:value-type="float">
            <text:p>30.9321</text:p>
          </table:table-cell>
          <table:table-cell table:style-name="Default" table:formula="of:=AVERAGE([.S148:.S177])" office:value-type="float" office:value="31.6434091503268" calcext:value-type="float">
            <text:p>31.6434091503268</text:p>
          </table:table-cell>
          <table:table-cell table:style-name="Default" table:formula="of:=AVERAGE([.T148:.T177])" office:value-type="float" office:value="2.39116404319708" calcext:value-type="float">
            <text:p>2.39116404319708</text:p>
          </table:table-cell>
          <table:table-cell table:style-name="Default" table:formula="of:=AVERAGE([.U148:.U177])" office:value-type="float" office:value="0.545751633986928" calcext:value-type="float">
            <text:p>0.545751633986928</text:p>
          </table:table-cell>
          <table:table-cell table:style-name="Default" table:formula="of:=AVERAGE([.V148:.V177])" office:value-type="float" office:value="15.5" calcext:value-type="float">
            <text:p>15.5</text:p>
          </table:table-cell>
          <table:table-cell table:style-name="Default" table:formula="of:=AVERAGE([.W148:.W177])" office:value-type="float" office:value="12.8253333333333" calcext:value-type="float">
            <text:p>12.8253333333333</text:p>
          </table:table-cell>
          <table:table-cell table:style-name="Default" table:formula="of:=AVERAGE([.X148:.X177])" office:value-type="float" office:value="31.4662666666667" calcext:value-type="float">
            <text:p>31.4662666666667</text:p>
          </table:table-cell>
          <table:table-cell table:style-name="Default" table:formula="of:=AVERAGE([.Y148:.Y177])" office:value-type="float" office:value="26.0307666666667" calcext:value-type="float">
            <text:p>26.0307666666667</text:p>
          </table:table-cell>
          <table:table-cell table:style-name="Default" table:formula="of:=AVERAGE([.Z148:.Z177])" office:value-type="float" office:value="24.629268627451" calcext:value-type="float">
            <text:p>24.629268627451</text:p>
          </table:table-cell>
          <table:table-cell table:style-name="Default" table:formula="of:=AVERAGE([.AA148:.AA177])" office:value-type="float" office:value="8.13532114672892" calcext:value-type="float">
            <text:p>8.13532114672892</text:p>
          </table:table-cell>
          <table:table-cell table:style-name="Default" table:formula="of:=AVERAGE([.AB148:.AB177])" office:value-type="float" office:value="0.576470588235294" calcext:value-type="float">
            <text:p>0.576470588235294</text:p>
          </table:table-cell>
          <table:table-cell/>
          <table:table-cell table:formula="of:=AVERAGE([.AD148:.AD177])" office:value-type="float" office:value="12.8240666666667" calcext:value-type="float">
            <text:p>12.8240666666667</text:p>
          </table:table-cell>
          <table:table-cell table:formula="of:=AVERAGE([.AE148:.AE177])" office:value-type="float" office:value="31.4686333333333" calcext:value-type="float">
            <text:p>31.4686333333333</text:p>
          </table:table-cell>
          <table:table-cell table:formula="of:=AVERAGE([.AF148:.AF177])" office:value-type="float" office:value="29.2188666666667" calcext:value-type="float">
            <text:p>29.2188666666667</text:p>
          </table:table-cell>
          <table:table-cell table:formula="of:=AVERAGE([.AG148:.AG177])" office:value-type="float" office:value="27.0619620915032" calcext:value-type="float">
            <text:p>27.0619620915032</text:p>
          </table:table-cell>
          <table:table-cell table:formula="of:=AVERAGE([.AH148:.AH177])" office:value-type="float" office:value="7.3269304383342" calcext:value-type="float">
            <text:p>7.3269304383342</text:p>
          </table:table-cell>
          <table:table-cell table:formula="of:=AVERAGE([.AI148:.AI177])" office:value-type="float" office:value="0.558823529411765" calcext:value-type="float">
            <text:p>0.558823529411765</text:p>
          </table:table-cell>
          <table:table-cell table:formula="of:=AVERAGE([.AJ148:.AJ177])" office:value-type="float" office:value="15.5" calcext:value-type="float">
            <text:p>15.5</text:p>
          </table:table-cell>
          <table:table-cell table:formula="of:=AVERAGE([.AK148:.AK177])" office:value-type="float" office:value="12.9282333333333" calcext:value-type="float">
            <text:p>12.9282333333333</text:p>
          </table:table-cell>
          <table:table-cell table:formula="of:=AVERAGE([.AL148:.AL177])" office:value-type="float" office:value="31.4944666666667" calcext:value-type="float">
            <text:p>31.4944666666667</text:p>
          </table:table-cell>
          <table:table-cell table:formula="of:=AVERAGE([.AM148:.AM177])" office:value-type="float" office:value="30.2845333333333" calcext:value-type="float">
            <text:p>30.2845333333333</text:p>
          </table:table-cell>
          <table:table-cell table:formula="of:=AVERAGE([.AN148:.AN177])" office:value-type="float" office:value="27.9404908496732" calcext:value-type="float">
            <text:p>27.9404908496732</text:p>
          </table:table-cell>
          <table:table-cell table:formula="of:=AVERAGE([.AO148:.AO177])" office:value-type="float" office:value="6.86551278693827" calcext:value-type="float">
            <text:p>6.86551278693827</text:p>
          </table:table-cell>
          <table:table-cell table:formula="of:=AVERAGE([.AP148:.AP177])" office:value-type="float" office:value="0.538562091503268" calcext:value-type="float">
            <text:p>0.538562091503268</text:p>
          </table:table-cell>
          <table:table-cell table:formula="of:=AVERAGE([.AQ148:.AQ177])" office:value-type="float" office:value="15.5" calcext:value-type="float">
            <text:p>15.5</text:p>
          </table:table-cell>
          <table:table-cell table:formula="of:=AVERAGE([.AR148:.AR177])" office:value-type="float" office:value="12.8622333333333" calcext:value-type="float">
            <text:p>12.8622333333333</text:p>
          </table:table-cell>
          <table:table-cell table:formula="of:=AVERAGE([.AS148:.AS177])" office:value-type="float" office:value="31.5945666666667" calcext:value-type="float">
            <text:p>31.5945666666667</text:p>
          </table:table-cell>
          <table:table-cell table:formula="of:=AVERAGE([.AT148:.AT177])" office:value-type="float" office:value="30.2718" calcext:value-type="float">
            <text:p>30.2718</text:p>
          </table:table-cell>
          <table:table-cell table:formula="of:=AVERAGE([.AU148:.AU177])" office:value-type="float" office:value="28.2548339869281" calcext:value-type="float">
            <text:p>28.2548339869281</text:p>
          </table:table-cell>
          <table:table-cell table:formula="of:=AVERAGE([.AV148:.AV177])" office:value-type="float" office:value="5.93963011747042" calcext:value-type="float">
            <text:p>5.93963011747042</text:p>
          </table:table-cell>
          <table:table-cell table:formula="of:=AVERAGE([.AW148:.AW177])" office:value-type="float" office:value="0.526797385620915" calcext:value-type="float">
            <text:p>0.526797385620915</text:p>
          </table:table-cell>
          <table:table-cell table:formula="of:=AVERAGE([.AX148:.AX177])" office:value-type="float" office:value="15.5" calcext:value-type="float">
            <text:p>15.5</text:p>
          </table:table-cell>
          <table:table-cell table:formula="of:=AVERAGE([.AY148:.AY177])" office:value-type="float" office:value="24.3545666666667" calcext:value-type="float">
            <text:p>24.3545666666667</text:p>
          </table:table-cell>
          <table:table-cell table:formula="of:=AVERAGE([.AZ148:.AZ177])" office:value-type="float" office:value="31.6388333333333" calcext:value-type="float">
            <text:p>31.6388333333333</text:p>
          </table:table-cell>
          <table:table-cell table:formula="of:=AVERAGE([.BA148:.BA177])" office:value-type="float" office:value="30.2866333333333" calcext:value-type="float">
            <text:p>30.2866333333333</text:p>
          </table:table-cell>
          <table:table-cell table:formula="of:=AVERAGE([.BB148:.BB177])" office:value-type="float" office:value="29.4590692810458" calcext:value-type="float">
            <text:p>29.4590692810458</text:p>
          </table:table-cell>
          <table:table-cell table:formula="of:=AVERAGE([.BC148:.BC177])" office:value-type="float" office:value="3.03419214677568" calcext:value-type="float">
            <text:p>3.03419214677568</text:p>
          </table:table-cell>
          <table:table-cell table:formula="of:=AVERAGE([.BD148:.BD177])" office:value-type="float" office:value="0.508496732026144" calcext:value-type="float">
            <text:p>0.508496732026144</text:p>
          </table:table-cell>
          <table:table-cell table:formula="of:=AVERAGE([.BE148:.BE177])" office:value-type="float" office:value="15.5" calcext:value-type="float">
            <text:p>15.5</text:p>
          </table:table-cell>
          <table:table-cell table:formula="of:=AVERAGE([.BF148:.BF177])" office:value-type="float" office:value="13.566" calcext:value-type="float">
            <text:p>13.566</text:p>
          </table:table-cell>
          <table:table-cell table:formula="of:=AVERAGE([.BG148:.BG177])" office:value-type="float" office:value="32.3917333333333" calcext:value-type="float">
            <text:p>32.3917333333333</text:p>
          </table:table-cell>
          <table:table-cell table:formula="of:=AVERAGE([.BH148:.BH177])" office:value-type="float" office:value="30.9696333333333" calcext:value-type="float">
            <text:p>30.9696333333333</text:p>
          </table:table-cell>
          <table:table-cell table:formula="of:=AVERAGE([.BI148:.BI177])" office:value-type="float" office:value="29.3374908496732" calcext:value-type="float">
            <text:p>29.3374908496732</text:p>
          </table:table-cell>
          <table:table-cell table:formula="of:=AVERAGE([.BJ148:.BJ177])" office:value-type="float" office:value="5.2769208993655" calcext:value-type="float">
            <text:p>5.2769208993655</text:p>
          </table:table-cell>
          <table:table-cell table:formula="of:=AVERAGE([.BK148:.BK177])" office:value-type="float" office:value="0.50718954248366" calcext:value-type="float">
            <text:p>0.50718954248366</text:p>
          </table:table-cell>
          <table:table-cell table:formula="of:=AVERAGE([.BL148:.BL177])" office:value-type="float" office:value="15.5" calcext:value-type="float">
            <text:p>15.5</text:p>
          </table:table-cell>
          <table:table-cell table:formula="of:=AVERAGE([.BM148:.BM177])" office:value-type="float" office:value="12.9497333333333" calcext:value-type="float">
            <text:p>12.9497333333333</text:p>
          </table:table-cell>
          <table:table-cell table:formula="of:=AVERAGE([.BN148:.BN177])" office:value-type="float" office:value="32.6516333333333" calcext:value-type="float">
            <text:p>32.6516333333333</text:p>
          </table:table-cell>
          <table:table-cell table:formula="of:=AVERAGE([.BO148:.BO177])" office:value-type="float" office:value="30.3217333333333" calcext:value-type="float">
            <text:p>30.3217333333333</text:p>
          </table:table-cell>
          <table:table-cell table:formula="of:=AVERAGE([.BP148:.BP177])" office:value-type="float" office:value="28.4055843137255" calcext:value-type="float">
            <text:p>28.4055843137255</text:p>
          </table:table-cell>
          <table:table-cell table:formula="of:=AVERAGE([.BQ148:.BQ177])" office:value-type="float" office:value="7.73378044802024" calcext:value-type="float">
            <text:p>7.73378044802024</text:p>
          </table:table-cell>
          <table:table-cell table:formula="of:=AVERAGE([.BR148:.BR177])" office:value-type="float" office:value="0.490196078431373" calcext:value-type="float">
            <text:p>0.490196078431373</text:p>
          </table:table-cell>
          <table:table-cell table:formula="of:=AVERAGE([.BS148:.BS177])" office:value-type="float" office:value="15.5" calcext:value-type="float">
            <text:p>15.5</text:p>
          </table:table-cell>
          <table:table-cell table:formula="of:=AVERAGE([.BT148:.BT177])" office:value-type="float" office:value="13.8567333333333" calcext:value-type="float">
            <text:p>13.8567333333333</text:p>
          </table:table-cell>
          <table:table-cell table:formula="of:=AVERAGE([.BU148:.BU177])" office:value-type="float" office:value="32.5955666666667" calcext:value-type="float">
            <text:p>32.5955666666667</text:p>
          </table:table-cell>
          <table:table-cell table:formula="of:=AVERAGE([.BV148:.BV177])" office:value-type="float" office:value="31.1387" calcext:value-type="float">
            <text:p>31.1387</text:p>
          </table:table-cell>
          <table:table-cell table:formula="of:=AVERAGE([.BW148:.BW177])" office:value-type="float" office:value="29.6282529411765" calcext:value-type="float">
            <text:p>29.6282529411765</text:p>
          </table:table-cell>
          <table:table-cell table:formula="of:=AVERAGE([.BX148:.BX177])" office:value-type="float" office:value="7.60317606993912" calcext:value-type="float">
            <text:p>7.60317606993912</text:p>
          </table:table-cell>
          <table:table-cell table:formula="of:=AVERAGE([.BY148:.BY177])" office:value-type="float" office:value="0.47516339869281" calcext:value-type="float">
            <text:p>0.47516339869281</text:p>
          </table:table-cell>
          <table:table-cell table:formula="of:=AVERAGE([.BZ148:.BZ177])" office:value-type="float" office:value="15.5" calcext:value-type="float">
            <text:p>15.5</text:p>
          </table:table-cell>
          <table:table-cell table:formula="of:=AVERAGE([.CA148:.CA177])" office:value-type="float" office:value="13.8654" calcext:value-type="float">
            <text:p>13.8654</text:p>
          </table:table-cell>
          <table:table-cell table:formula="of:=AVERAGE([.CB148:.CB177])" office:value-type="float" office:value="32.7939" calcext:value-type="float">
            <text:p>32.7939</text:p>
          </table:table-cell>
          <table:table-cell table:formula="of:=AVERAGE([.CC148:.CC177])" office:value-type="float" office:value="31.7208333333333" calcext:value-type="float">
            <text:p>31.7208333333333</text:p>
          </table:table-cell>
          <table:table-cell table:formula="of:=AVERAGE([.CD148:.CD177])" office:value-type="float" office:value="29.7994620915033" calcext:value-type="float">
            <text:p>29.7994620915033</text:p>
          </table:table-cell>
          <table:table-cell table:formula="of:=AVERAGE([.CE148:.CE177])" office:value-type="float" office:value="6.11811923990428" calcext:value-type="float">
            <text:p>6.11811923990428</text:p>
          </table:table-cell>
          <table:table-cell table:formula="of:=AVERAGE([.CF148:.CF177])" office:value-type="float" office:value="0.456209150326797" calcext:value-type="float">
            <text:p>0.456209150326797</text:p>
          </table:table-cell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48:.E178];&quot;0&quot;)" office:value-type="float" office:value="0" calcext:value-type="float">
            <text:p>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48:.L17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48:.S178];&quot;0&quot;)" office:value-type="float" office:value="14" calcext:value-type="float">
            <text:p>14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48:.Z17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G148:.AG17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N148:.AN178];&quot;0&quot;)" office:value-type="float" office:value="11" calcext:value-type="float">
            <text:p>1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U148:.AU17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B148:.BB17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I148:.BI178];&quot;0&quot;)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P148:.BP178];&quot;0&quot;)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W148:.BW178];&quot;0&quot;)" office:value-type="float" office:value="7" calcext:value-type="float">
            <text:p>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CD148:.CD178];&quot;0&quot;)" office:value-type="float" office:value="6" calcext:value-type="float">
            <text:p>6</text:p>
          </table:table-cell>
          <table:table-cell table:style-name="ce9" table:number-columns-repeated="2"/>
          <table:table-cell table:style-name="ce13"/>
        </table:table-row>
        <table:table-row table:style-name="ro1">
          <table:table-cell table:style-name="ce4"/>
          <table:table-cell table:style-name="ce24"/>
          <table:table-cell table:style-name="ce24" office:value-type="string" calcext:value-type="string">
            <text:p>Solved</text:p>
          </table:table-cell>
          <table:table-cell table:style-name="ce24" table:formula="of:=COUNTIF([.B148:.B177];&quot;0&quot;)" office:value-type="float" office:value="5" calcext:value-type="float">
            <text:p>5</text:p>
          </table:table-cell>
          <table:table-cell table:style-name="ce24" table:number-columns-repeated="2"/>
          <table:table-cell table:style-name="ce11"/>
          <table:table-cell table:style-name="ce4"/>
          <table:table-cell table:style-name="ce24"/>
          <table:table-cell table:style-name="ce24" office:value-type="string" calcext:value-type="string">
            <text:p>Solved</text:p>
          </table:table-cell>
          <table:table-cell table:style-name="ce24" table:formula="of:=COUNTIF([.I148:.I177];&quot;0&quot;)" office:value-type="float" office:value="21" calcext:value-type="float">
            <text:p>21</text:p>
          </table:table-cell>
          <table:table-cell table:style-name="ce24" table:number-columns-repeated="2"/>
          <table:table-cell table:style-name="ce11"/>
          <table:table-cell table:style-name="Default" table:number-columns-repeated="2"/>
          <table:table-cell table:style-name="ce24" office:value-type="string" calcext:value-type="string">
            <text:p>Solved</text:p>
          </table:table-cell>
          <table:table-cell table:style-name="ce24" table:formula="of:=COUNTIF([.P148:.P177];&quot;0&quot;)" office:value-type="float" office:value="19" calcext:value-type="float">
            <text:p>19</text:p>
          </table:table-cell>
          <table:table-cell table:style-name="Default" table:number-columns-repeated="5"/>
          <table:table-cell table:style-name="ce24" office:value-type="string" calcext:value-type="string">
            <text:p>Solved</text:p>
          </table:table-cell>
          <table:table-cell table:style-name="ce24" table:formula="of:=COUNTIF([.W148:.W177];&quot;0&quot;)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"/>
          <table:table-cell table:style-name="ce24" office:value-type="string" calcext:value-type="string">
            <text:p>Solved</text:p>
          </table:table-cell>
          <table:table-cell table:style-name="ce24" table:formula="of:=COUNTIF([.AD148:.AD177];&quot;0&quot;)" office:value-type="float" office:value="20" calcext:value-type="float">
            <text:p>20</text:p>
          </table:table-cell>
          <table:table-cell table:number-columns-repeated="5"/>
          <table:table-cell table:style-name="ce24" office:value-type="string" calcext:value-type="string">
            <text:p>Solved</text:p>
          </table:table-cell>
          <table:table-cell table:style-name="ce24" table:formula="of:=COUNTIF([.AK148:.AK177];&quot;0&quot;)" office:value-type="float" office:value="21" calcext:value-type="float">
            <text:p>21</text:p>
          </table:table-cell>
          <table:table-cell table:number-columns-repeated="5"/>
          <table:table-cell table:style-name="ce24" office:value-type="string" calcext:value-type="string">
            <text:p>Solved</text:p>
          </table:table-cell>
          <table:table-cell table:style-name="ce24" table:formula="of:=COUNTIF([.AR148:.AR177];&quot;0&quot;)" office:value-type="float" office:value="20" calcext:value-type="float">
            <text:p>20</text:p>
          </table:table-cell>
          <table:table-cell table:number-columns-repeated="5"/>
          <table:table-cell table:style-name="ce24" office:value-type="string" calcext:value-type="string">
            <text:p>Solved</text:p>
          </table:table-cell>
          <table:table-cell table:style-name="ce24" table:formula="of:=COUNTIF([.AY148:.AY177];&quot;0&quot;)" office:value-type="float" office:value="19" calcext:value-type="float">
            <text:p>19</text:p>
          </table:table-cell>
          <table:table-cell table:number-columns-repeated="5"/>
          <table:table-cell table:style-name="ce24" office:value-type="string" calcext:value-type="string">
            <text:p>Solved</text:p>
          </table:table-cell>
          <table:table-cell table:style-name="ce24" table:formula="of:=COUNTIF([.BF148:.BF177];&quot;0&quot;)" office:value-type="float" office:value="20" calcext:value-type="float">
            <text:p>20</text:p>
          </table:table-cell>
          <table:table-cell table:number-columns-repeated="5"/>
          <table:table-cell table:style-name="ce24" office:value-type="string" calcext:value-type="string">
            <text:p>Solved</text:p>
          </table:table-cell>
          <table:table-cell table:style-name="ce24" table:formula="of:=COUNTIF([.BM148:.BM177];&quot;0&quot;)" office:value-type="float" office:value="19" calcext:value-type="float">
            <text:p>19</text:p>
          </table:table-cell>
          <table:table-cell table:number-columns-repeated="5"/>
          <table:table-cell table:style-name="ce24" office:value-type="string" calcext:value-type="string">
            <text:p>Solved</text:p>
          </table:table-cell>
          <table:table-cell table:style-name="ce24" table:formula="of:=COUNTIF([.BT148:.BT177];&quot;0&quot;)" office:value-type="float" office:value="19" calcext:value-type="float">
            <text:p>19</text:p>
          </table:table-cell>
          <table:table-cell table:number-columns-repeated="5"/>
          <table:table-cell table:style-name="ce24" office:value-type="string" calcext:value-type="string">
            <text:p>Solved</text:p>
          </table:table-cell>
          <table:table-cell table:style-name="ce24" table:formula="of:=COUNTIF([.CA148:.CA177];&quot;0&quot;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6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35"/>
          <table:table-cell table:style-name="ce36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36"/>
          <table:table-cell table:style-name="ce36" office:value-type="string" calcext:value-type="string" table:number-columns-spanned="3" table:number-rows-spanned="1">
            <text:p>EBO</text:p>
          </table:table-cell>
          <table:covered-table-cell table:number-columns-repeated="2" table:style-name="ce36"/>
          <table:table-cell table:style-name="ce36" office:value-type="string" calcext:value-type="string" table:number-columns-spanned="3" table:number-rows-spanned="1">
            <text:p>JSO</text:p>
          </table:table-cell>
          <table:covered-table-cell table:number-columns-repeated="2" table:style-name="ce36"/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office:value-type="float" office:value="0.0379084967320262" calcext:value-type="float">
            <text:p>0.037908496732026</text:p>
          </table:table-cell>
          <table:table-cell table:style-name="Default" office:value-type="float" office:value="0.56078431372549" calcext:value-type="float">
            <text:p>0.56078431372549</text:p>
          </table:table-cell>
          <table:table-cell table:style-name="Default" office:value-type="float" office:value="0.545751633986928" calcext:value-type="float">
            <text:p>0.545751633986928</text:p>
          </table:table-cell>
          <table:table-cell table:style-name="Default" office:value-type="float" office:value="0.576470588235294" calcext:value-type="float">
            <text:p>0.576470588235294</text:p>
          </table:table-cell>
          <table:table-cell table:style-name="Default" office:value-type="float" office:value="0.558823529411765" calcext:value-type="float">
            <text:p>0.558823529411765</text:p>
          </table:table-cell>
          <table:table-cell table:style-name="Default" office:value-type="float" office:value="0.538562091503268" calcext:value-type="float">
            <text:p>0.538562091503268</text:p>
          </table:table-cell>
          <table:table-cell table:style-name="Default" office:value-type="float" office:value="0.526797385620915" calcext:value-type="float">
            <text:p>0.526797385620915</text:p>
          </table:table-cell>
          <table:table-cell table:style-name="Default" office:value-type="float" office:value="0.508496732026144" calcext:value-type="float">
            <text:p>0.508496732026144</text:p>
          </table:table-cell>
          <table:table-cell table:style-name="Default" office:value-type="float" office:value="0.50718954248366" calcext:value-type="float">
            <text:p>0.50718954248366</text:p>
          </table:table-cell>
          <table:table-cell table:style-name="Default" office:value-type="float" office:value="0.490196078431373" calcext:value-type="float">
            <text:p>0.490196078431373</text:p>
          </table:table-cell>
          <table:table-cell table:style-name="Default" office:value-type="float" office:value="0.47516339869281" calcext:value-type="float">
            <text:p>0.47516339869281</text:p>
          </table:table-cell>
          <table:table-cell table:style-name="Default" office:value-type="float" office:value="0.456209150326797" calcext:value-type="float">
            <text:p>0.456209150326797</text:p>
          </table:table-cell>
          <table:table-cell table:style-name="Default" table:number-columns-repeated="2"/>
          <table:table-cell table:style-name="ce35" office:value-type="string" calcext:value-type="string">
            <text:p>Función</text:p>
          </table:table-cell>
          <table:table-cell table:style-name="ce35" office:value-type="string" calcext:value-type="string">
            <text:p>win</text:p>
          </table:table-cell>
          <table:table-cell table:style-name="ce35" office:value-type="string" calcext:value-type="string">
            <text:p>Lost</text:p>
          </table:table-cell>
          <table:table-cell table:style-name="ce35" office:value-type="string" calcext:value-type="string">
            <text:p>Tie</text:p>
          </table:table-cell>
          <table:table-cell table:style-name="ce35" office:value-type="string" calcext:value-type="string">
            <text:p>win</text:p>
          </table:table-cell>
          <table:table-cell table:style-name="ce35" office:value-type="string" calcext:value-type="string">
            <text:p>Lost</text:p>
          </table:table-cell>
          <table:table-cell table:style-name="ce35" office:value-type="string" calcext:value-type="string">
            <text:p>Tie</text:p>
          </table:table-cell>
          <table:table-cell table:style-name="ce35" office:value-type="string" calcext:value-type="string">
            <text:p>win</text:p>
          </table:table-cell>
          <table:table-cell table:style-name="ce35" office:value-type="string" calcext:value-type="string">
            <text:p>Lost</text:p>
          </table:table-cell>
          <table:table-cell table:style-name="ce35" office:value-type="string" calcext:value-type="string">
            <text:p>Tie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20" calcext:value-type="float">
            <text:p>2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25" calcext:value-type="float">
            <text:p>25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26" calcext:value-type="float">
            <text:p>26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 office:value-type="float" office:value="30" calcext:value-type="float">
            <text:p>3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35"/>
          <table:table-cell table:style-name="ce35" table:formula="of:=SUM([.Q189:.Q218])" office:value-type="float" office:value="31" calcext:value-type="float">
            <text:p>31</text:p>
          </table:table-cell>
          <table:table-cell table:style-name="ce35" table:formula="of:=SUM([.R189:.R218])" office:value-type="float" office:value="21" calcext:value-type="float">
            <text:p>21</text:p>
          </table:table-cell>
          <table:table-cell table:style-name="ce35" table:formula="of:=SUM([.S189:.S218])" office:value-type="float" office:value="8" calcext:value-type="float">
            <text:p>8</text:p>
          </table:table-cell>
          <table:table-cell table:style-name="ce35" table:formula="of:=SUM([.T189:.T218])" office:value-type="float" office:value="19" calcext:value-type="float">
            <text:p>19</text:p>
          </table:table-cell>
          <table:table-cell table:style-name="ce35" table:formula="of:=SUM([.U189:.U218])" office:value-type="float" office:value="31" calcext:value-type="float">
            <text:p>31</text:p>
          </table:table-cell>
          <table:table-cell table:style-name="ce35" table:formula="of:=SUM([.V189:.V218])" office:value-type="float" office:value="10" calcext:value-type="float">
            <text:p>10</text:p>
          </table:table-cell>
          <table:table-cell table:style-name="ce35" table:formula="of:=SUM([.W189:.W218])" office:value-type="float" office:value="25" calcext:value-type="float">
            <text:p>25</text:p>
          </table:table-cell>
          <table:table-cell table:style-name="ce35" table:formula="of:=SUM([.X189:.X218])" office:value-type="float" office:value="23" calcext:value-type="float">
            <text:p>23</text:p>
          </table:table-cell>
          <table:table-cell table:style-name="ce35" table:formula="of:=SUM([.Y189:.Y218])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 style:data-style-name="N2" text:time-value="16:09:29.344733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4-17T19:33:17.975373400</dc:date>
    <meta:editing-duration>P3DT13H33M50S</meta:editing-duration>
    <meta:editing-cycles>201</meta:editing-cycles>
    <meta:generator>LibreOffice/6.0.3.2$Linux_X86_64 LibreOffice_project/00m0$Build-2</meta:generator>
    <meta:document-statistic meta:table-count="3" meta:cell-count="150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92cm" svg:y="4.201cm" style:legend-expansion="high" chart:style-name="ch2"/>
        <chart:plot-area chart:style-name="ch3" table:cell-range-address="CEC17.A197:CEC17.M198" chart:data-source-has-labels="both" svg:x="0.32cm" svg:y="0.18cm" svg:width="11.952cm" svg:height="8.64cm">
          <chartooo:coordinate-region svg:x="1.047cm" svg:y="0.379cm" svg:width="10.985cm" svg:height="7.794cm"/>
          <chart:axis chart:dimension="x" chart:name="primary-x" chart:style-name="ch4" chartooo:axis-type="auto">
            <chartooo:date-scale/>
            <chart:categories table:cell-range-address="CEC17.B197:CEC17.M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EC17.B198:CEC17.M198" chart:label-cell-address="CEC17.A198:CEC17.A198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EC17.B197:CEC17.M19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7.A198:CEC17.A198</svg:desc>
                </draw:g>
              </table:table-cell>
              <table:table-cell office:value-type="float" office:value="0.105228758169935">
                <text:p>0.105228758169935</text:p>
                <draw:g>
                  <svg:desc>CEC17.B198:CEC17.M198</svg:desc>
                </draw:g>
              </table:table-cell>
              <table:table-cell office:value-type="float" office:value="0.702614379084967">
                <text:p>0.702614379084967</text:p>
              </table:table-cell>
              <table:table-cell office:value-type="float" office:value="0.828104575163399">
                <text:p>0.828104575163399</text:p>
              </table:table-cell>
              <table:table-cell office:value-type="float" office:value="0.865359477124183">
                <text:p>0.865359477124183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0.837254901960784">
                <text:p>0.837254901960784</text:p>
              </table:table-cell>
              <table:table-cell office:value-type="float" office:value="0.8">
                <text:p>0.8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58823529411765">
                <text:p>0.758823529411765</text:p>
              </table:table-cell>
              <table:table-cell office:value-type="float" office:value="0.741176470588235">
                <text:p>0.741176470588235</text:p>
              </table:table-cell>
              <table:table-cell office:value-type="float" office:value="0.734640522875817">
                <text:p>0.734640522875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92cm" svg:y="4.201cm" style:legend-expansion="high" chart:style-name="ch2"/>
        <chart:plot-area chart:style-name="ch3" table:cell-range-address="'CEC16-single objective (benchmark CEC14)'.A187:'CEC16-single objective (benchmark CEC14)'.M188" chart:data-source-has-labels="both" svg:x="0.32cm" svg:y="0.18cm" svg:width="11.952cm" svg:height="8.64cm">
          <chartooo:coordinate-region svg:x="1.047cm" svg:y="0.38cm" svg:width="10.985cm" svg:height="7.793cm"/>
          <chart:axis chart:dimension="x" chart:name="primary-x" chart:style-name="ch4" chartooo:axis-type="auto">
            <chartooo:date-scale/>
            <chart:categories table:cell-range-address="'CEC16-single objective (benchmark CEC14)'.B187:'CEC16-single objective (benchmark CEC14)'.M1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EC16-single objective (benchmark CEC14)'.B188:'CEC16-single objective (benchmark CEC14)'.M188" chart:label-cell-address="'CEC16-single objective (benchmark CEC14)'.A188:'CEC16-single objective (benchmark CEC14)'.A188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CEC16-single objective (benchmark CEC14)'.B187:'CEC16-single objective (benchmark CEC14)'.M18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'CEC16-single objective (benchmark CEC14)'.A188:'CEC16-single objective (benchmark CEC14)'.A188</svg:desc>
                </draw:g>
              </table:table-cell>
              <table:table-cell office:value-type="float" office:value="0.0379084967320262">
                <text:p>0.0379084967320262</text:p>
                <draw:g>
                  <svg:desc>'CEC16-single objective (benchmark CEC14)'.B188:'CEC16-single objective (benchmark CEC14)'.M188</svg:desc>
                </draw:g>
              </table:table-cell>
              <table:table-cell office:value-type="float" office:value="0.56078431372549">
                <text:p>0.56078431372549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76470588235294">
                <text:p>0.576470588235294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538562091503268">
                <text:p>0.538562091503268</text:p>
              </table:table-cell>
              <table:table-cell office:value-type="float" office:value="0.526797385620915">
                <text:p>0.526797385620915</text:p>
              </table:table-cell>
              <table:table-cell office:value-type="float" office:value="0.508496732026144">
                <text:p>0.508496732026144</text:p>
              </table:table-cell>
              <table:table-cell office:value-type="float" office:value="0.50718954248366">
                <text:p>0.50718954248366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0.47516339869281">
                <text:p>0.47516339869281</text:p>
              </table:table-cell>
              <table:table-cell office:value-type="float" office:value="0.456209150326797">
                <text:p>0.456209150326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